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5563in"/>
    </style:style>
    <style:style style:name="co10" style:family="table-column">
      <style:table-column-properties fo:break-before="auto" style:column-width="0.811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583in"/>
    </style:style>
    <style:style style:name="co14" style:family="table-column">
      <style:table-column-properties fo:break-before="auto" style:column-width="2.7665in"/>
    </style:style>
    <style:style style:name="co15" style:family="table-column">
      <style:table-column-properties fo:break-before="auto" style:column-width="0.8835in"/>
    </style:style>
    <style:style style:name="co16" style:family="table-column">
      <style:table-column-properties fo:break-before="auto" style:column-width="0.4374in"/>
    </style:style>
    <style:style style:name="co17" style:family="table-column">
      <style:table-column-properties fo:break-before="auto" style:column-width="0.9299in"/>
    </style:style>
    <style:style style:name="co18" style:family="table-column">
      <style:table-column-properties fo:break-before="auto" style:column-width="2.8417in"/>
    </style:style>
    <style:style style:name="co19" style:family="table-column">
      <style:table-column-properties fo:break-before="auto" style:column-width="1.0083in"/>
    </style:style>
    <style:style style:name="co20" style:family="table-column">
      <style:table-column-properties fo:break-before="auto" style:column-width="0.9417in"/>
    </style:style>
    <style:style style:name="co21" style:family="table-column">
      <style:table-column-properties fo:break-before="auto" style:column-width="0.4465in"/>
    </style:style>
    <style:style style:name="co22" style:family="table-column">
      <style:table-column-properties fo:break-before="auto" style:column-width="0.4646in"/>
    </style:style>
    <style:style style:name="co23" style:family="table-column">
      <style:table-column-properties fo:break-before="auto" style:column-width="1.0846in"/>
    </style:style>
    <style:style style:name="co24" style:family="table-column">
      <style:table-column-properties fo:break-before="auto" style:column-width="2.866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1.0665in"/>
    </style:style>
    <style:style style:name="co27" style:family="table-column">
      <style:table-column-properties fo:break-before="auto" style:column-width="1.2in"/>
    </style:style>
    <style:style style:name="co28" style:family="table-column">
      <style:table-column-properties fo:break-before="auto" style:column-width="0.4925in"/>
    </style:style>
    <style:style style:name="co29" style:family="table-column">
      <style:table-column-properties fo:break-before="auto" style:column-width="0.5193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4.8417in"/>
    </style:style>
    <style:style style:name="co32" style:family="table-column">
      <style:table-column-properties fo:break-before="auto" style:column-width="1.0417in"/>
    </style:style>
    <style:style style:name="co33" style:family="table-column">
      <style:table-column-properties fo:break-before="auto" style:column-width="4.1335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11">
      <style:table-cell-properties fo:border="0.06pt solid #000000"/>
    </style:style>
    <style:style style:name="ce8" style:family="table-cell" style:parent-style-name="Default" style:data-style-name="N111">
      <style:table-cell-properties fo:background-color="#fff2cc" fo:border="0.06pt solid #000000"/>
    </style:style>
    <style:style style:name="ce2" style:family="table-cell" style:parent-style-name="Default" style:data-style-name="N111"/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fff2cc" fo:border="0.06pt solid #000000"/>
    </style:style>
    <style:style style:name="ce6" style:family="table-cell" style:parent-style-name="Default" style:data-style-name="N0">
      <style:table-cell-properties fo:background-color="#e2efda" fo:border="0.06pt solid #000000"/>
    </style:style>
    <style:style style:name="ce4" style:family="table-cell" style:parent-style-name="Default" style:data-style-name="N0">
      <style:table-cell-properties fo:background-color="#e2efda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27" style:family="table-cell" style:parent-style-name="Default" style:data-style-name="N0">
      <style:table-cell-properties fo:border="0.06pt solid #000000"/>
      <style:text-properties fo:color="#5eb91e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29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30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13" style:family="table-cell" style:parent-style-name="Default" style:data-style-name="N0">
      <style:table-cell-properties fo:background-color="#f8cbad" fo:border="0.06pt solid #000000"/>
    </style:style>
    <style:style style:name="ce14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fff2cc"/>
    </style:style>
    <style:style style:name="ce47" style:family="table-cell" style:parent-style-name="Default" style:data-style-name="N113"/>
    <style:style style:name="ce48" style:family="table-cell" style:parent-style-name="Default" style:data-style-name="N37"/>
    <style:style style:name="ce45" style:family="table-cell" style:parent-style-name="Default" style:data-style-name="N84"/>
    <style:style style:name="ce46" style:family="table-cell" style:parent-style-name="Default" style:data-style-name="N84"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4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4"/>
        <table:table-column table:style-name="co15" table:default-cell-style-name="ce1"/>
        <table:table-column table:style-name="co13" table:default-cell-style-name="ce1"/>
        <table:table-column table:style-name="co12" table:default-cell-style-name="ce1"/>
        <table:table-column table:style-name="co4" table:default-cell-style-name="ce4"/>
        <table:table-column table:style-name="co5" table:number-columns-repeated="2" table:default-cell-style-name="ce1"/>
        <table:table-column table:style-name="co15" table:default-cell-style-name="ce1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4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4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4"/>
        <table:table-column table:style-name="co32" table:default-cell-style-name="ce1"/>
        <table:table-column table:style-name="co19" table:default-cell-style-name="ce1"/>
        <table:table-column table:style-name="co7" table:default-cell-style-name="ce1"/>
        <table:table-column table:style-name="co33" table:default-cell-style-name="ce14"/>
        <table:table-column table:style-name="co34" table:number-columns-repeated="3" table:default-cell-style-name="ce1"/>
        <table:table-column table:style-name="co30" table:default-cell-style-name="ce47"/>
        <table:table-column table:style-name="co34" table:number-columns-repeated="976" table:default-cell-style-name="ce1"/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týden v roce</text:p>
          </table:table-cell>
          <table:table-cell table:style-name="ce5" office:value-type="string" calcext:value-type="string">
            <text:p>Den v týdnu - 1=PO</text:p>
          </table:table-cell>
          <table:table-cell table:style-name="ce6" office:value-type="string" calcext:value-type="string">
            <text:p>Mateřské školy</text:p>
          </table:table-cell>
          <table:table-cell table:style-name="ce5" office:value-type="string" calcext:value-type="string">
            <text:p>MS_otevreno</text:p>
          </table:table-cell>
          <table:table-cell table:style-name="ce5" office:value-type="string" calcext:value-type="string">
            <text:p>MS_procento</text:p>
          </table:table-cell>
          <table:table-cell table:style-name="ce5" office:value-type="string" calcext:value-type="string">
            <text:p>MS_protekce</text:p>
          </table:table-cell>
          <table:table-cell table:style-name="ce31" office:value-type="string" calcext:value-type="string">
            <text:p>S1</text:p>
          </table:table-cell>
          <table:table-cell table:style-name="ce31" office:value-type="string" calcext:value-type="string">
            <text:p>M1</text:p>
          </table:table-cell>
          <table:table-cell table:style-name="ce31" office:value-type="string" calcext:value-type="string">
            <text:p>footnote</text:p>
          </table:table-cell>
          <table:table-cell table:style-name="ce26" office:value-type="string" calcext:value-type="string">
            <text:p>Předškoláci</text:p>
          </table:table-cell>
          <table:table-cell table:style-name="ce27" office:value-type="string" calcext:value-type="string">
            <text:p>PS_otevreno</text:p>
          </table:table-cell>
          <table:table-cell table:style-name="ce27" office:value-type="string" calcext:value-type="string">
            <text:p>PS_procento</text:p>
          </table:table-cell>
          <table:table-cell table:style-name="ce27" office:value-type="string" calcext:value-type="string">
            <text:p>PS_protekce</text:p>
          </table:table-cell>
          <table:table-cell table:style-name="ce6" office:value-type="string" calcext:value-type="string">
            <text:p>1. a 2. třída</text:p>
          </table:table-cell>
          <table:table-cell table:style-name="ce5" office:value-type="string" calcext:value-type="string">
            <text:p>12_otevreno</text:p>
          </table:table-cell>
          <table:table-cell table:style-name="ce5" office:value-type="string" calcext:value-type="string">
            <text:p>12_procento</text:p>
          </table:table-cell>
          <table:table-cell table:style-name="ce5" office:value-type="string" calcext:value-type="string">
            <text:p>12_protekce</text:p>
          </table:table-cell>
          <table:table-cell table:style-name="ce6" office:value-type="string" calcext:value-type="string">
            <text:p>1.stupeň</text:p>
          </table:table-cell>
          <table:table-cell table:style-name="ce5" office:value-type="string" calcext:value-type="string">
            <text:p>1st_otevreno</text:p>
          </table:table-cell>
          <table:table-cell table:style-name="ce5" office:value-type="string" calcext:value-type="string">
            <text:p>1st_procento</text:p>
          </table:table-cell>
          <table:table-cell table:style-name="ce5" office:value-type="string" calcext:value-type="string">
            <text:p>1st_protekce</text:p>
          </table:table-cell>
          <table:table-cell table:style-name="ce31" office:value-type="string" calcext:value-type="string">
            <text:p>S2</text:p>
          </table:table-cell>
          <table:table-cell table:style-name="ce31" office:value-type="string" calcext:value-type="string">
            <text:p>M2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2.stupeň</text:p>
          </table:table-cell>
          <table:table-cell table:style-name="ce5" office:value-type="string" calcext:value-type="string">
            <text:p>2st_otevreno</text:p>
          </table:table-cell>
          <table:table-cell table:style-name="ce5" office:value-type="string" calcext:value-type="string">
            <text:p>2st_procento</text:p>
          </table:table-cell>
          <table:table-cell table:style-name="ce5" office:value-type="string" calcext:value-type="string">
            <text:p>2st_protekce</text:p>
          </table:table-cell>
          <table:table-cell table:style-name="ce31" office:value-type="string" calcext:value-type="string">
            <text:p>S3</text:p>
          </table:table-cell>
          <table:table-cell table:style-name="ce31" office:value-type="string" calcext:value-type="string">
            <text:p>M3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SŠ</text:p>
          </table:table-cell>
          <table:table-cell table:style-name="ce5" office:value-type="string" calcext:value-type="string">
            <text:p>ss_otevreno</text:p>
          </table:table-cell>
          <table:table-cell table:style-name="ce5" office:value-type="string" calcext:value-type="string">
            <text:p>ss_procento</text:p>
          </table:table-cell>
          <table:table-cell table:style-name="ce5" office:value-type="string" calcext:value-type="string">
            <text:p>ss_protekce</text:p>
          </table:table-cell>
          <table:table-cell table:style-name="ce31" office:value-type="string" calcext:value-type="string">
            <text:p>S4</text:p>
          </table:table-cell>
          <table:table-cell table:style-name="ce31" office:value-type="string" calcext:value-type="string">
            <text:p>M4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VŠ</text:p>
          </table:table-cell>
          <table:table-cell table:style-name="ce5" office:value-type="string" calcext:value-type="string">
            <text:p>vs_otevreno</text:p>
          </table:table-cell>
          <table:table-cell table:style-name="ce5" office:value-type="string" calcext:value-type="string">
            <text:p>vs_procento</text:p>
          </table:table-cell>
          <table:table-cell table:style-name="ce5" office:value-type="string" calcext:value-type="string">
            <text:p>vs_protekce</text:p>
          </table:table-cell>
          <table:table-cell table:style-name="ce13" office:value-type="string" calcext:value-type="string">
            <text:p>Co se dělo</text:p>
          </table:table-cell>
          <table:table-cell table:number-columns-repeated="980"/>
        </table:table-row>
        <table:table-row table:style-name="ro1">
          <table:table-cell table:style-name="ce7" office:value-type="date" office:date-value="2020-03-02" calcext:value-type="date">
            <text:p>02.03.2020</text:p>
          </table:table-cell>
          <table:table-cell table:style-name="ce5" table:formula="of:=WEEKNUM([.A2])" office:value-type="float" office:value="10" calcext:value-type="float">
            <text:p>10</text:p>
          </table:table-cell>
          <table:table-cell table:style-name="ce5" table:formula="of:=WEEKDAY([.A2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11"/>
          <table:table-cell table:style-name="Default"/>
          <table:table-cell table:number-columns-repeated="968"/>
        </table:table-row>
        <table:table-row table:style-name="ro1">
          <table:table-cell table:style-name="ce7" office:value-type="date" office:date-value="2020-03-09" calcext:value-type="date">
            <text:p>09.03.2020</text:p>
          </table:table-cell>
          <table:table-cell table:style-name="ce5" table:formula="of:=WEEKNUM([.A3])" office:value-type="float" office:value="11" calcext:value-type="float">
            <text:p>11</text:p>
          </table:table-cell>
          <table:table-cell table:style-name="ce5" table:formula="of:=WEEKDAY([.A3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0-03-16" calcext:value-type="date">
            <text:p>16.03.2020</text:p>
          </table:table-cell>
          <table:table-cell table:style-name="ce5" table:formula="of:=WEEKNUM([.A4])" office:value-type="float" office:value="12" calcext:value-type="float">
            <text:p>12</text:p>
          </table:table-cell>
          <table:table-cell table:style-name="ce5" table:formula="of:=WEEKDAY([.A4];2)" office:value-type="float" office:value="1" calcext:value-type="float">
            <text:p>1</text:p>
          </table:table-cell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Povinnost zakrývat ústa rouško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23" calcext:value-type="date">
            <text:p>23.03.2020</text:p>
          </table:table-cell>
          <table:table-cell table:style-name="ce5" table:formula="of:=WEEKNUM([.A5])" office:value-type="float" office:value="13" calcext:value-type="float">
            <text:p>13</text:p>
          </table:table-cell>
          <table:table-cell table:style-name="ce5" table:formula="of:=WEEKDAY([.A5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30" calcext:value-type="date">
            <text:p>30.03.2020</text:p>
          </table:table-cell>
          <table:table-cell table:style-name="ce5" table:formula="of:=WEEKNUM([.A6])" office:value-type="float" office:value="14" calcext:value-type="float">
            <text:p>14</text:p>
          </table:table-cell>
          <table:table-cell table:style-name="ce5" table:formula="of:=WEEKDAY([.A6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06" calcext:value-type="date">
            <text:p>06.04.2020</text:p>
          </table:table-cell>
          <table:table-cell table:style-name="ce5" table:formula="of:=WEEKNUM([.A7])" office:value-type="float" office:value="15" calcext:value-type="float">
            <text:p>15</text:p>
          </table:table-cell>
          <table:table-cell table:style-name="ce5" table:formula="of:=WEEKDAY([.A7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7]*[.F7]" office:value-type="float" office:value="1" calcext:value-type="float">
            <text:p>1</text:p>
          </table:table-cell>
          <table:table-cell table:style-name="ce31" table:formula="of:=IF([.H7]=0;0;[.G7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7]*[.U7]" office:value-type="float" office:value="0" calcext:value-type="float">
            <text:p>0</text:p>
          </table:table-cell>
          <table:table-cell table:style-name="ce31" table:formula="of:=IF([.W7]=0;0;[.V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7]*[.AB7]" office:value-type="float" office:value="0" calcext:value-type="float">
            <text:p>0</text:p>
          </table:table-cell>
          <table:table-cell table:style-name="ce31" table:formula="of:=IF([.AD7]=0;0;[.AC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7]*[.AI7]" office:value-type="float" office:value="0" calcext:value-type="float">
            <text:p>0</text:p>
          </table:table-cell>
          <table:table-cell table:style-name="ce31" table:formula="of:=IF([.AK7]=0;0;[.AJ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13" calcext:value-type="date">
            <text:p>13.04.2020</text:p>
          </table:table-cell>
          <table:table-cell table:style-name="ce5" table:formula="of:=WEEKNUM([.A8])" office:value-type="float" office:value="16" calcext:value-type="float">
            <text:p>16</text:p>
          </table:table-cell>
          <table:table-cell table:style-name="ce5" table:formula="of:=WEEKDAY([.A8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8]*[.F8]" office:value-type="float" office:value="1" calcext:value-type="float">
            <text:p>1</text:p>
          </table:table-cell>
          <table:table-cell table:style-name="ce31" table:formula="of:=IF([.H8]=0;0;[.G8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8]*[.U8]" office:value-type="float" office:value="0" calcext:value-type="float">
            <text:p>0</text:p>
          </table:table-cell>
          <table:table-cell table:style-name="ce31" table:formula="of:=IF([.W8]=0;0;[.V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8]*[.AB8]" office:value-type="float" office:value="0" calcext:value-type="float">
            <text:p>0</text:p>
          </table:table-cell>
          <table:table-cell table:style-name="ce31" table:formula="of:=IF([.AD8]=0;0;[.AC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8]*[.AI8]" office:value-type="float" office:value="0" calcext:value-type="float">
            <text:p>0</text:p>
          </table:table-cell>
          <table:table-cell table:style-name="ce31" table:formula="of:=IF([.AK8]=0;0;[.AJ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0" calcext:value-type="date">
            <text:p>20.04.2020</text:p>
          </table:table-cell>
          <table:table-cell table:style-name="ce5" table:formula="of:=WEEKNUM([.A9])" office:value-type="float" office:value="17" calcext:value-type="float">
            <text:p>17</text:p>
          </table:table-cell>
          <table:table-cell table:style-name="ce5" table:formula="of:=WEEKDAY([.A9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9]*[.F9]" office:value-type="float" office:value="1" calcext:value-type="float">
            <text:p>1</text:p>
          </table:table-cell>
          <table:table-cell table:style-name="ce31" table:formula="of:=IF([.H9]=0;0;[.G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9]*[.U9]" office:value-type="float" office:value="0" calcext:value-type="float">
            <text:p>0</text:p>
          </table:table-cell>
          <table:table-cell table:style-name="ce31" table:formula="of:=IF([.W9]=0;0;[.V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9]*[.AB9]" office:value-type="float" office:value="0" calcext:value-type="float">
            <text:p>0</text:p>
          </table:table-cell>
          <table:table-cell table:style-name="ce31" table:formula="of:=IF([.AD9]=0;0;[.AC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9]*[.AI9]" office:value-type="float" office:value="0" calcext:value-type="float">
            <text:p>0</text:p>
          </table:table-cell>
          <table:table-cell table:style-name="ce31" table:formula="of:=IF([.AK9]=0;0;[.AJ9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 posledním ročníku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7" calcext:value-type="date">
            <text:p>27.04.2020</text:p>
          </table:table-cell>
          <table:table-cell table:style-name="ce5" table:formula="of:=WEEKNUM([.A10])" office:value-type="float" office:value="18" calcext:value-type="float">
            <text:p>18</text:p>
          </table:table-cell>
          <table:table-cell table:style-name="ce5" table:formula="of:=WEEKDAY([.A10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0]*[.F10]" office:value-type="float" office:value="1" calcext:value-type="float">
            <text:p>1</text:p>
          </table:table-cell>
          <table:table-cell table:style-name="ce31" table:formula="of:=IF([.H10]=0;0;[.G1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0]*[.U10]" office:value-type="float" office:value="0" calcext:value-type="float">
            <text:p>0</text:p>
          </table:table-cell>
          <table:table-cell table:style-name="ce31" table:formula="of:=IF([.W10]=0;0;[.V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0]*[.AB10]" office:value-type="float" office:value="0" calcext:value-type="float">
            <text:p>0</text:p>
          </table:table-cell>
          <table:table-cell table:style-name="ce31" table:formula="of:=IF([.AD10]=0;0;[.AC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0]*[.AI10]" office:value-type="float" office:value="0" calcext:value-type="float">
            <text:p>0</text:p>
          </table:table-cell>
          <table:table-cell table:style-name="ce31" table:formula="of:=IF([.AK10]=0;0;[.AJ1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šech ročníků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04" calcext:value-type="date">
            <text:p>04.05.2020</text:p>
          </table:table-cell>
          <table:table-cell table:style-name="ce5" table:formula="of:=WEEKNUM([.A11])" office:value-type="float" office:value="19" calcext:value-type="float">
            <text:p>19</text:p>
          </table:table-cell>
          <table:table-cell table:style-name="ce5" table:formula="of:=WEEKDAY([.A11];2)" office:value-type="float" office:value="1" calcext:value-type="float">
            <text:p>1</text:p>
          </table:table-cell>
          <table:table-cell table:style-name="ce6" office:value-type="string" calcext:value-type="string">
            <text:p>Začíná otevírání školek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1]*[.F11]" office:value-type="float" office:value="1" calcext:value-type="float">
            <text:p>1</text:p>
          </table:table-cell>
          <table:table-cell table:style-name="ce31" table:formula="of:=IF([.H11]=0;0;[.G1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1]*[.U11]" office:value-type="float" office:value="0" calcext:value-type="float">
            <text:p>0</text:p>
          </table:table-cell>
          <table:table-cell table:style-name="ce31" table:formula="of:=IF([.W11]=0;0;[.V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1]*[.AB11]" office:value-type="float" office:value="0" calcext:value-type="float">
            <text:p>0</text:p>
          </table:table-cell>
          <table:table-cell table:style-name="ce31" table:formula="of:=IF([.AD11]=0;0;[.AC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1]*[.AI11]" office:value-type="float" office:value="0" calcext:value-type="float">
            <text:p>0</text:p>
          </table:table-cell>
          <table:table-cell table:style-name="ce31" table:formula="of:=IF([.AK11]=0;0;[.AJ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1" calcext:value-type="date">
            <text:p>11.05.2020</text:p>
          </table:table-cell>
          <table:table-cell table:style-name="ce5" table:formula="of:=WEEKNUM([.A12])" office:value-type="float" office:value="20" calcext:value-type="float">
            <text:p>20</text:p>
          </table:table-cell>
          <table:table-cell table:style-name="ce5" table:formula="of:=WEEKDAY([.A12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2]*[.F12]" office:value-type="float" office:value="1" calcext:value-type="float">
            <text:p>1</text:p>
          </table:table-cell>
          <table:table-cell table:style-name="ce31" table:formula="of:=IF([.H12]=0;0;[.G1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2]*[.U12]" office:value-type="float" office:value="0" calcext:value-type="float">
            <text:p>0</text:p>
          </table:table-cell>
          <table:table-cell table:style-name="ce31" table:formula="of:=IF([.W12]=0;0;[.V12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Žáci 9. ročníků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Studenti závěrečných ročníků SŠ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2]*[.AI12]" office:value-type="float" office:value="0.25" calcext:value-type="float">
            <text:p>0.25</text:p>
          </table:table-cell>
          <table:table-cell table:style-name="ce31" table:formula="of:=IF([.AK12]=0;0;[.AJ12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Studenti všech ročníků max 15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8" calcext:value-type="date">
            <text:p>18.05.2020</text:p>
          </table:table-cell>
          <table:table-cell table:style-name="ce5" table:formula="of:=WEEKNUM([.A13])" office:value-type="float" office:value="21" calcext:value-type="float">
            <text:p>21</text:p>
          </table:table-cell>
          <table:table-cell table:style-name="ce5" table:formula="of:=WEEKDAY([.A13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3]*[.F13]" office:value-type="float" office:value="1" calcext:value-type="float">
            <text:p>1</text:p>
          </table:table-cell>
          <table:table-cell table:style-name="ce31" table:formula="of:=IF([.H13]=0;0;[.G1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3]*[.U13]" office:value-type="float" office:value="0" calcext:value-type="float">
            <text:p>0</text:p>
          </table:table-cell>
          <table:table-cell table:style-name="ce31" table:formula="of:=IF([.W13]=0;0;[.V1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3]*[.AI13]" office:value-type="float" office:value="0.25" calcext:value-type="float">
            <text:p>0.25</text:p>
          </table:table-cell>
          <table:table-cell table:style-name="ce31" table:formula="of:=IF([.AK13]=0;0;[.AJ1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Možnost bez roušky venku, povinnost uvnitř budov a MHD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25" calcext:value-type="date">
            <text:p>25.05.2020</text:p>
          </table:table-cell>
          <table:table-cell table:style-name="ce5" table:formula="of:=WEEKNUM([.A14])" office:value-type="float" office:value="22" calcext:value-type="float">
            <text:p>22</text:p>
          </table:table-cell>
          <table:table-cell table:style-name="ce5" table:formula="of:=WEEKDAY([.A14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4]*[.F14]" office:value-type="float" office:value="1" calcext:value-type="float">
            <text:p>1</text:p>
          </table:table-cell>
          <table:table-cell table:style-name="ce31" table:formula="of:=IF([.H14]=0;0;[.G1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obrovolná osobní přítomnot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4]*[.U14]" office:value-type="float" office:value="0.5" calcext:value-type="float">
            <text:p>0.5</text:p>
          </table:table-cell>
          <table:table-cell table:style-name="ce31" table:formula="of:=IF([.W14]=0;0;[.V14]=&quot;RO&quot;)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1" calcext:value-type="date">
            <text:p>01.06.2020</text:p>
          </table:table-cell>
          <table:table-cell table:style-name="ce5" table:formula="of:=WEEKNUM([.A15])" office:value-type="float" office:value="23" calcext:value-type="float">
            <text:p>23</text:p>
          </table:table-cell>
          <table:table-cell table:style-name="ce5" table:formula="of:=WEEKDAY([.A15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5]*[.F15]" office:value-type="float" office:value="1" calcext:value-type="float">
            <text:p>1</text:p>
          </table:table-cell>
          <table:table-cell table:style-name="ce31" table:formula="of:=IF([.H15]=0;0;[.G1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5]*[.U15]" office:value-type="float" office:value="0.5" calcext:value-type="float">
            <text:p>0.5</text:p>
          </table:table-cell>
          <table:table-cell table:style-name="ce31" table:formula="of:=IF([.W15]=0;0;[.V15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Konec povinnosti nosit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8" calcext:value-type="date">
            <text:p>08.06.2020</text:p>
          </table:table-cell>
          <table:table-cell table:style-name="ce5" table:formula="of:=WEEKNUM([.A16])" office:value-type="float" office:value="24" calcext:value-type="float">
            <text:p>24</text:p>
          </table:table-cell>
          <table:table-cell table:style-name="ce5" table:formula="of:=WEEKDAY([.A16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6]*[.F16]" office:value-type="float" office:value="1" calcext:value-type="float">
            <text:p>1</text:p>
          </table:table-cell>
          <table:table-cell table:style-name="ce31" table:formula="of:=IF([.H16]=0;0;[.G1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6]*[.U16]" office:value-type="float" office:value="0.5" calcext:value-type="float">
            <text:p>0.5</text:p>
          </table:table-cell>
          <table:table-cell table:style-name="ce31" table:formula="of:=IF([.W16]=0;0;[.V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6]*[.AI16]" office:value-type="float" office:value="0" calcext:value-type="float">
            <text:p>0</text:p>
          </table:table-cell>
          <table:table-cell table:style-name="ce31" table:formula="of:=IF([.AK16]=0;0;[.AJ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15" calcext:value-type="date">
            <text:p>15.06.2020</text:p>
          </table:table-cell>
          <table:table-cell table:style-name="ce5" table:formula="of:=WEEKNUM([.A17])" office:value-type="float" office:value="25" calcext:value-type="float">
            <text:p>25</text:p>
          </table:table-cell>
          <table:table-cell table:style-name="ce5" table:formula="of:=WEEKDAY([.A17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7]*[.F17]" office:value-type="float" office:value="1" calcext:value-type="float">
            <text:p>1</text:p>
          </table:table-cell>
          <table:table-cell table:style-name="ce31" table:formula="of:=IF([.H17]=0;0;[.G1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7]*[.U17]" office:value-type="float" office:value="0.5" calcext:value-type="float">
            <text:p>0.5</text:p>
          </table:table-cell>
          <table:table-cell table:style-name="ce31" table:formula="of:=IF([.W17]=0;0;[.V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7]*[.AI17]" office:value-type="float" office:value="0" calcext:value-type="float">
            <text:p>0</text:p>
          </table:table-cell>
          <table:table-cell table:style-name="ce31" table:formula="of:=IF([.AK17]=0;0;[.AJ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22" calcext:value-type="date">
            <text:p>22.06.2020</text:p>
          </table:table-cell>
          <table:table-cell table:style-name="ce5" table:formula="of:=WEEKNUM([.A18])" office:value-type="float" office:value="26" calcext:value-type="float">
            <text:p>26</text:p>
          </table:table-cell>
          <table:table-cell table:style-name="ce5" table:formula="of:=WEEKDAY([.A18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8]*[.F18]" office:value-type="float" office:value="1" calcext:value-type="float">
            <text:p>1</text:p>
          </table:table-cell>
          <table:table-cell table:style-name="ce31" table:formula="of:=IF([.H18]=0;0;[.G1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8]*[.U18]" office:value-type="float" office:value="0.5" calcext:value-type="float">
            <text:p>0.5</text:p>
          </table:table-cell>
          <table:table-cell table:style-name="ce31" table:formula="of:=IF([.W18]=0;0;[.V18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8]*[.AI18]" office:value-type="float" office:value="0" calcext:value-type="float">
            <text:p>0</text:p>
          </table:table-cell>
          <table:table-cell table:style-name="ce31" table:formula="of:=IF([.AK18]=0;0;[.AJ1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8" office:value-type="date" office:date-value="2020-06-29" calcext:value-type="date">
            <text:p>29.06.2020</text:p>
          </table:table-cell>
          <table:table-cell table:style-name="ce9" table:formula="of:=WEEKNUM([.A19])" office:value-type="float" office:value="27" calcext:value-type="float">
            <text:p>27</text:p>
          </table:table-cell>
          <table:table-cell table:style-name="ce9" table:formula="of:=WEEKDAY([.A19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 office:value-type="string" calcext:value-type="string">
            <text:p>Začátek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06" calcext:value-type="date">
            <text:p>06.07.2020</text:p>
          </table:table-cell>
          <table:table-cell table:style-name="ce9" table:formula="of:=WEEKNUM([.A20])" office:value-type="float" office:value="28" calcext:value-type="float">
            <text:p>28</text:p>
          </table:table-cell>
          <table:table-cell table:style-name="ce9" table:formula="of:=WEEKDAY([.A20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13" calcext:value-type="date">
            <text:p>13.07.2020</text:p>
          </table:table-cell>
          <table:table-cell table:style-name="ce9" table:formula="of:=WEEKNUM([.A21])" office:value-type="float" office:value="29" calcext:value-type="float">
            <text:p>29</text:p>
          </table:table-cell>
          <table:table-cell table:style-name="ce9" table:formula="of:=WEEKDAY([.A21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0" calcext:value-type="date">
            <text:p>20.07.2020</text:p>
          </table:table-cell>
          <table:table-cell table:style-name="ce9" table:formula="of:=WEEKNUM([.A22])" office:value-type="float" office:value="30" calcext:value-type="float">
            <text:p>30</text:p>
          </table:table-cell>
          <table:table-cell table:style-name="ce9" table:formula="of:=WEEKDAY([.A22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7" calcext:value-type="date">
            <text:p>27.07.2020</text:p>
          </table:table-cell>
          <table:table-cell table:style-name="ce9" table:formula="of:=WEEKNUM([.A23])" office:value-type="float" office:value="31" calcext:value-type="float">
            <text:p>31</text:p>
          </table:table-cell>
          <table:table-cell table:style-name="ce9" table:formula="of:=WEEKDAY([.A23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03" calcext:value-type="date">
            <text:p>03.08.2020</text:p>
          </table:table-cell>
          <table:table-cell table:style-name="ce9" table:formula="of:=WEEKNUM([.A24])" office:value-type="float" office:value="32" calcext:value-type="float">
            <text:p>32</text:p>
          </table:table-cell>
          <table:table-cell table:style-name="ce9" table:formula="of:=WEEKDAY([.A24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0" calcext:value-type="date">
            <text:p>10.08.2020</text:p>
          </table:table-cell>
          <table:table-cell table:style-name="ce9" table:formula="of:=WEEKNUM([.A25])" office:value-type="float" office:value="33" calcext:value-type="float">
            <text:p>33</text:p>
          </table:table-cell>
          <table:table-cell table:style-name="ce9" table:formula="of:=WEEKDAY([.A25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7" calcext:value-type="date">
            <text:p>17.08.2020</text:p>
          </table:table-cell>
          <table:table-cell table:style-name="ce9" table:formula="of:=WEEKNUM([.A26])" office:value-type="float" office:value="34" calcext:value-type="float">
            <text:p>34</text:p>
          </table:table-cell>
          <table:table-cell table:style-name="ce9" table:formula="of:=WEEKDAY([.A26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24" calcext:value-type="date">
            <text:p>24.08.2020</text:p>
          </table:table-cell>
          <table:table-cell table:style-name="ce9" table:formula="of:=WEEKNUM([.A27])" office:value-type="float" office:value="35" calcext:value-type="float">
            <text:p>35</text:p>
          </table:table-cell>
          <table:table-cell table:style-name="ce9" table:formula="of:=WEEKDAY([.A27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31" calcext:value-type="date">
            <text:p>31.08.2020</text:p>
          </table:table-cell>
          <table:table-cell table:style-name="ce9" table:formula="of:=WEEKNUM([.A28])" office:value-type="float" office:value="36" calcext:value-type="float">
            <text:p>36</text:p>
          </table:table-cell>
          <table:table-cell table:style-name="ce9" table:formula="of:=WEEKDAY([.A28];2)" office:value-type="float" office:value="1" calcext:value-type="float">
            <text:p>1</text:p>
          </table:table-cell>
          <table:table-cell table:style-name="ce6" office:value-type="string" calcext:value-type="string">
            <text:p>školy otevírají v úterý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F28]=&quot;&quot;;[.E28];[.E28]*[.F28])" office:value-type="float" office:value="0.8" calcext:value-type="float">
            <text:p>0.8</text:p>
          </table:table-cell>
          <table:table-cell table:style-name="ce31" table:formula="of:=IF([.H28]=0;0;[.G2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 office:value-type="string" calcext:value-type="string">
            <text:p>Otevření 1.9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U28]=&quot;&quot;;[.T28];[.T28]*[.U28])" office:value-type="float" office:value="0.8" calcext:value-type="float">
            <text:p>0.8</text:p>
          </table:table-cell>
          <table:table-cell table:style-name="ce31" table:formula="of:=IF([.W28]=0;0;[.V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B28]=&quot;&quot;;[.AA28];[.AA28]*[.AB28])" office:value-type="float" office:value="0.8" calcext:value-type="float">
            <text:p>0.8</text:p>
          </table:table-cell>
          <table:table-cell table:style-name="ce31" table:formula="of:=IF([.AD28]=0;0;[.AC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I28]=&quot;&quot;;[.AH28];[.AH28]*[.AI28])" office:value-type="float" office:value="0.8" calcext:value-type="float">
            <text:p>0.8</text:p>
          </table:table-cell>
          <table:table-cell table:style-name="ce31" table:formula="of:=IF([.AK28]=0;0;[.AJ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table:number-columns-repeated="3"/>
          <table:table-cell table:style-name="ce13" office:value-type="string" calcext:value-type="string">
            <text:p>Konec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7" office:value-type="date" office:date-value="2020-09-07" calcext:value-type="date">
            <text:p>07.09.2020</text:p>
          </table:table-cell>
          <table:table-cell table:style-name="ce5" table:formula="of:=WEEKNUM([.A29])" office:value-type="float" office:value="37" calcext:value-type="float">
            <text:p>37</text:p>
          </table:table-cell>
          <table:table-cell table:style-name="ce5" table:formula="of:=WEEKDAY([.A2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29]=&quot;&quot;;[.E29];[.E29]*[.F29])" office:value-type="float" office:value="1" calcext:value-type="float">
            <text:p>1</text:p>
          </table:table-cell>
          <table:table-cell table:style-name="ce31" table:formula="of:=IF([.H29]=0;0;[.G2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U29]=&quot;&quot;;[.T29];[.T29]*[.U29])" office:value-type="float" office:value="1" calcext:value-type="float">
            <text:p>1</text:p>
          </table:table-cell>
          <table:table-cell table:style-name="ce31" table:formula="of:=IF([.W29]=0;0;[.V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AB29]=&quot;&quot;;[.AA29];[.AA29]*[.AB29])" office:value-type="float" office:value="1" calcext:value-type="float">
            <text:p>1</text:p>
          </table:table-cell>
          <table:table-cell table:style-name="ce31" table:formula="of:=IF([.AD29]=0;0;[.AC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AI29]=&quot;&quot;;[.AH29];[.AH29]*[.AI29])" office:value-type="float" office:value="1" calcext:value-type="float">
            <text:p>1</text:p>
          </table:table-cell>
          <table:table-cell table:style-name="ce31" table:formula="of:=IF([.AK29]=0;0;[.AJ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14" calcext:value-type="date">
            <text:p>14.09.2020</text:p>
          </table:table-cell>
          <table:table-cell table:style-name="ce5" table:formula="of:=WEEKNUM([.A30])" office:value-type="float" office:value="38" calcext:value-type="float">
            <text:p>38</text:p>
          </table:table-cell>
          <table:table-cell table:style-name="ce5" table:formula="of:=WEEKDAY([.A3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0]=&quot;&quot;;[.E30];[.E30]*[.F30])" office:value-type="float" office:value="1" calcext:value-type="float">
            <text:p>1</text:p>
          </table:table-cell>
          <table:table-cell table:style-name="ce31" table:formula="of:=IF([.H30]=0;0;[.G3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0]=&quot;&quot;;[.T30];[.T30]*[.U30])" office:value-type="float" office:value="1" calcext:value-type="float">
            <text:p>1</text:p>
          </table:table-cell>
          <table:table-cell table:style-name="ce31" table:formula="of:=IF([.W30]=0;0;[.V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0]=&quot;&quot;;[.AA30];[.AA30]*[.AB30])" office:value-type="float" office:value="1" calcext:value-type="float">
            <text:p>1</text:p>
          </table:table-cell>
          <table:table-cell table:style-name="ce31" table:formula="of:=IF([.AD30]=0;0;[.AC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0]=&quot;&quot;;[.AH30];[.AH30]*[.AI30])" office:value-type="float" office:value="1" calcext:value-type="float">
            <text:p>1</text:p>
          </table:table-cell>
          <table:table-cell table:style-name="ce31" table:formula="of:=IF([.AK30]=0;0;[.AJ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1" calcext:value-type="date">
            <text:p>21.09.2020</text:p>
          </table:table-cell>
          <table:table-cell table:style-name="ce5" table:formula="of:=WEEKNUM([.A31])" office:value-type="float" office:value="39" calcext:value-type="float">
            <text:p>39</text:p>
          </table:table-cell>
          <table:table-cell table:style-name="ce5" table:formula="of:=WEEKDAY([.A3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1]=&quot;&quot;;[.E31];[.E31]*[.F31])" office:value-type="float" office:value="1" calcext:value-type="float">
            <text:p>1</text:p>
          </table:table-cell>
          <table:table-cell table:style-name="ce31" table:formula="of:=IF([.H31]=0;0;[.G3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1]=&quot;&quot;;[.T31];[.T31]*[.U31])" office:value-type="float" office:value="1" calcext:value-type="float">
            <text:p>1</text:p>
          </table:table-cell>
          <table:table-cell table:style-name="ce31" table:formula="of:=IF([.W31]=0;0;[.V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1]=&quot;&quot;;[.AA31];[.AA31]*[.AB31])" office:value-type="float" office:value="1" calcext:value-type="float">
            <text:p>1</text:p>
          </table:table-cell>
          <table:table-cell table:style-name="ce31" table:formula="of:=IF([.AD31]=0;0;[.AC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1]=&quot;&quot;;[.AH31];[.AH31]*[.AI31])" office:value-type="float" office:value="1" calcext:value-type="float">
            <text:p>1</text:p>
          </table:table-cell>
          <table:table-cell table:style-name="ce31" table:formula="of:=IF([.AK31]=0;0;[.AJ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8" calcext:value-type="date">
            <text:p>28.09.2020</text:p>
          </table:table-cell>
          <table:table-cell table:style-name="ce5" table:formula="of:=WEEKNUM([.A32])" office:value-type="float" office:value="40" calcext:value-type="float">
            <text:p>40</text:p>
          </table:table-cell>
          <table:table-cell table:style-name="ce5" table:formula="of:=WEEKDAY([.A3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/>
          <table:table-cell table:style-name="ce31" table:formula="of:=IF([.F32]=&quot;&quot;;[.E32];[.E32]*[.F32])" office:value-type="float" office:value="0.8" calcext:value-type="float">
            <text:p>0.8</text:p>
          </table:table-cell>
          <table:table-cell table:style-name="ce31" table:formula="of:=IF([.H32]=0;0;[.G3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2]=&quot;&quot;;[.T32];[.T32]*[.U32])" office:value-type="float" office:value="0.8" calcext:value-type="float">
            <text:p>0.8</text:p>
          </table:table-cell>
          <table:table-cell table:style-name="ce31" table:formula="of:=IF([.W32]=0;0;[.V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D32]=0;0;[.AC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K32]=0;0;[.AJ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05" calcext:value-type="date">
            <text:p>05.10.2020</text:p>
          </table:table-cell>
          <table:table-cell table:style-name="ce5" table:formula="of:=WEEKNUM([.A33])" office:value-type="float" office:value="41" calcext:value-type="float">
            <text:p>41</text:p>
          </table:table-cell>
          <table:table-cell table:style-name="ce5" table:formula="of:=WEEKDAY([.A3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3]=&quot;&quot;;[.E33];[.E33]*[.F33])" office:value-type="float" office:value="1" calcext:value-type="float">
            <text:p>1</text:p>
          </table:table-cell>
          <table:table-cell table:style-name="ce31" table:formula="of:=IF([.H33]=0;0;[.G3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3]=&quot;&quot;;[.T33];[.T33]*[.U33])" office:value-type="float" office:value="1" calcext:value-type="float">
            <text:p>1</text:p>
          </table:table-cell>
          <table:table-cell table:style-name="ce31" table:formula="of:=IF([.W33]=0;0;[.V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zákaz zpěvu, tělocvik jen venk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3]=&quot;&quot;;[.AA33];[.AA33]*[.AB33])" office:value-type="float" office:value="1" calcext:value-type="float">
            <text:p>1</text:p>
          </table:table-cell>
          <table:table-cell table:style-name="ce31" table:formula="of:=IF([.AD33]=0;0;[.AC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uzavřeny v rizikových okresech na dva týdn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3]=&quot;&quot;;[.AH33];[.AH33]*[.AI33])" office:value-type="float" office:value="1" calcext:value-type="float">
            <text:p>1</text:p>
          </table:table-cell>
          <table:table-cell table:style-name="ce31" table:formula="of:=IF([.AK33]=0;0;[.AJ3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2" calcext:value-type="date">
            <text:p>12.10.2020</text:p>
          </table:table-cell>
          <table:table-cell table:style-name="ce5" table:formula="of:=WEEKNUM([.A34])" office:value-type="float" office:value="42" calcext:value-type="float">
            <text:p>42</text:p>
          </table:table-cell>
          <table:table-cell table:style-name="ce5" table:formula="of:=WEEKDAY([.A3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4]=&quot;&quot;;[.E34];[.E34]*[.F34])" office:value-type="float" office:value="1" calcext:value-type="float">
            <text:p>1</text:p>
          </table:table-cell>
          <table:table-cell table:style-name="ce31" table:formula="of:=IF([.H34]=0;0;[.G3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4]=&quot;&quot;;[.T34];[.T34]*[.U34])" office:value-type="float" office:value="1" calcext:value-type="float">
            <text:p>1</text:p>
          </table:table-cell>
          <table:table-cell table:style-name="ce31" table:formula="of:=IF([.W34]=0;0;[.V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rezenčně půlka, rotace po týdn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4]=&quot;&quot;;[.AA34];[.AA34]*[.AB34])" office:value-type="float" office:value="1" calcext:value-type="float">
            <text:p>1</text:p>
          </table:table-cell>
          <table:table-cell table:style-name="ce31" table:formula="of:=IF([.AD34]=0;0;[.AC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4]=&quot;&quot;;[.AH34];[.AH34]*[.AI34])" office:value-type="float" office:value="1" calcext:value-type="float">
            <text:p>1</text:p>
          </table:table-cell>
          <table:table-cell table:style-name="ce31" table:formula="of:=IF([.AK34]=0;0;[.AJ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 - začátek semestru +/-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9" calcext:value-type="date">
            <text:p>19.10.2020</text:p>
          </table:table-cell>
          <table:table-cell table:style-name="ce5" table:formula="of:=WEEKNUM([.A35])" office:value-type="float" office:value="43" calcext:value-type="float">
            <text:p>43</text:p>
          </table:table-cell>
          <table:table-cell table:style-name="ce5" table:formula="of:=WEEKDAY([.A3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5]=&quot;&quot;;[.E35];[.E35]*[.F35])" office:value-type="float" office:value="1" calcext:value-type="float">
            <text:p>1</text:p>
          </table:table-cell>
          <table:table-cell table:style-name="ce31" table:formula="of:=IF([.H35]=0;0;[.G3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5]=&quot;&quot;;[.T35];[.T35]*[.U35])" office:value-type="float" office:value="0" calcext:value-type="float">
            <text:p>0</text:p>
          </table:table-cell>
          <table:table-cell table:style-name="ce31" table:formula="of:=IF([.W35]=0;0;[.V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5]=&quot;&quot;;[.AA35];[.AA35]*[.AB35])" office:value-type="float" office:value="0" calcext:value-type="float">
            <text:p>0</text:p>
          </table:table-cell>
          <table:table-cell table:style-name="ce31" table:formula="of:=IF([.AD35]=0;0;[.AC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5]=&quot;&quot;;[.AH35];[.AH35]*[.AI35])" office:value-type="float" office:value="0" calcext:value-type="float">
            <text:p>0</text:p>
          </table:table-cell>
          <table:table-cell table:style-name="ce31" table:formula="of:=IF([.AK35]=0;0;[.AJ3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26" calcext:value-type="date">
            <text:p>26.10.2020</text:p>
          </table:table-cell>
          <table:table-cell table:style-name="ce5" table:formula="of:=WEEKNUM([.A36])" office:value-type="float" office:value="44" calcext:value-type="float">
            <text:p>44</text:p>
          </table:table-cell>
          <table:table-cell table:style-name="ce5" table:formula="of:=WEEKDAY([.A36];2)" office:value-type="float" office:value="1" calcext:value-type="float">
            <text:p>1</text:p>
          </table:table-cell>
          <table:table-cell table:style-name="ce6" office:value-type="string" calcext:value-type="string">
            <text:p>Postupné uzavírání MŠ - provoz běží dál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2" calcext:value-type="date">
            <text:p>02.11.2020</text:p>
          </table:table-cell>
          <table:table-cell table:style-name="ce5" table:formula="of:=WEEKNUM([.A37])" office:value-type="float" office:value="45" calcext:value-type="float">
            <text:p>45</text:p>
          </table:table-cell>
          <table:table-cell table:style-name="ce5" table:formula="of:=WEEKDAY([.A3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7]=&quot;&quot;;[.E37];[.E37]*[.F37])" office:value-type="float" office:value="1" calcext:value-type="float">
            <text:p>1</text:p>
          </table:table-cell>
          <table:table-cell table:style-name="ce31" table:formula="of:=IF([.H37]=0;0;[.G3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7]=&quot;&quot;;[.T37];[.T37]*[.U37])" office:value-type="float" office:value="0" calcext:value-type="float">
            <text:p>0</text:p>
          </table:table-cell>
          <table:table-cell table:style-name="ce31" table:formula="of:=IF([.W37]=0;0;[.V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7]=&quot;&quot;;[.AA37];[.AA37]*[.AB37])" office:value-type="float" office:value="0" calcext:value-type="float">
            <text:p>0</text:p>
          </table:table-cell>
          <table:table-cell table:style-name="ce31" table:formula="of:=IF([.AD37]=0;0;[.AC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7]=&quot;&quot;;[.AH37];[.AH37]*[.AI37])" office:value-type="float" office:value="0" calcext:value-type="float">
            <text:p>0</text:p>
          </table:table-cell>
          <table:table-cell table:style-name="ce31" table:formula="of:=IF([.AK37]=0;0;[.AJ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9" calcext:value-type="date">
            <text:p>09.11.2020</text:p>
          </table:table-cell>
          <table:table-cell table:style-name="ce5" table:formula="of:=WEEKNUM([.A38])" office:value-type="float" office:value="46" calcext:value-type="float">
            <text:p>46</text:p>
          </table:table-cell>
          <table:table-cell table:style-name="ce5" table:formula="of:=WEEKDAY([.A3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8]=&quot;&quot;;[.E38];[.E38]*[.F38])" office:value-type="float" office:value="1" calcext:value-type="float">
            <text:p>1</text:p>
          </table:table-cell>
          <table:table-cell table:style-name="ce31" table:formula="of:=IF([.H38]=0;0;[.G3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8]=&quot;&quot;;[.T38];[.T38]*[.U38])" office:value-type="float" office:value="0" calcext:value-type="float">
            <text:p>0</text:p>
          </table:table-cell>
          <table:table-cell table:style-name="ce31" table:formula="of:=IF([.W38]=0;0;[.V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8]=&quot;&quot;;[.AA38];[.AA38]*[.AB38])" office:value-type="float" office:value="0" calcext:value-type="float">
            <text:p>0</text:p>
          </table:table-cell>
          <table:table-cell table:style-name="ce31" table:formula="of:=IF([.AD38]=0;0;[.AC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8]=&quot;&quot;;[.AH38];[.AH38]*[.AI38])" office:value-type="float" office:value="0" calcext:value-type="float">
            <text:p>0</text:p>
          </table:table-cell>
          <table:table-cell table:style-name="ce31" table:formula="of:=IF([.AK38]=0;0;[.AJ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16" calcext:value-type="date">
            <text:p>16.11.2020</text:p>
          </table:table-cell>
          <table:table-cell table:style-name="ce5" table:formula="of:=WEEKNUM([.A39])" office:value-type="float" office:value="47" calcext:value-type="float">
            <text:p>47</text:p>
          </table:table-cell>
          <table:table-cell table:style-name="ce5" table:formula="of:=WEEKDAY([.A3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9]=&quot;&quot;;[.E39];[.E39]*[.F39])" office:value-type="float" office:value="1" calcext:value-type="float">
            <text:p>1</text:p>
          </table:table-cell>
          <table:table-cell table:style-name="ce31" table:formula="of:=IF([.H39]=0;0;[.G3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návrat do škol od 18.11 - i družiny bez TV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9]=&quot;&quot;;[.T39];[.T39]*[.U39])" office:value-type="float" office:value="0.4" calcext:value-type="float">
            <text:p>0.4</text:p>
          </table:table-cell>
          <table:table-cell table:style-name="ce31" table:formula="of:=IF([.W39]=0;0;[.V3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9]=&quot;&quot;;[.AA39];[.AA39]*[.AB39])" office:value-type="float" office:value="0" calcext:value-type="float">
            <text:p>0</text:p>
          </table:table-cell>
          <table:table-cell table:style-name="ce31" table:formula="of:=IF([.AD39]=0;0;[.AC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9]=&quot;&quot;;[.AH39];[.AH39]*[.AI39])" office:value-type="float" office:value="0" calcext:value-type="float">
            <text:p>0</text:p>
          </table:table-cell>
          <table:table-cell table:style-name="ce31" table:formula="of:=IF([.AK39]=0;0;[.AJ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Od 21.11. rouška ve vnitřních prostorech MHD a intervilánu n méně než 2m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23" calcext:value-type="date">
            <text:p>23.11.2020</text:p>
          </table:table-cell>
          <table:table-cell table:style-name="ce5" table:formula="of:=WEEKNUM([.A40])" office:value-type="float" office:value="48" calcext:value-type="float">
            <text:p>48</text:p>
          </table:table-cell>
          <table:table-cell table:style-name="ce5" table:formula="of:=WEEKDAY([.A4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40]=&quot;&quot;;[.E40];[.E40]*[.F40])" office:value-type="float" office:value="1" calcext:value-type="float">
            <text:p>1</text:p>
          </table:table-cell>
          <table:table-cell table:style-name="ce31" table:formula="of:=IF([.H40]=0;0;[.G4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0]=&quot;&quot;;[.T40];[.T40]*[.U40])" office:value-type="float" office:value="0.4" calcext:value-type="float">
            <text:p>0.4</text:p>
          </table:table-cell>
          <table:table-cell table:style-name="ce31" table:formula="of:=IF([.W40]=0;0;[.V4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0]=&quot;&quot;;[.AA40];[.AA40]*[.AB40])" office:value-type="float" office:value="0" calcext:value-type="float">
            <text:p>0</text:p>
          </table:table-cell>
          <table:table-cell table:style-name="ce31" table:formula="of:=IF([.AD40]=0;0;[.AC4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poslední ročníky do 20 žáků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0]=0;0;[.AJ4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oslední ročníky v laboratořích max 20 lidí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30" calcext:value-type="date">
            <text:p>30.11.2020</text:p>
          </table:table-cell>
          <table:table-cell table:style-name="ce5" table:formula="of:=WEEKNUM([.A41])" office:value-type="float" office:value="49" calcext:value-type="float">
            <text:p>49</text:p>
          </table:table-cell>
          <table:table-cell table:style-name="ce5" table:formula="of:=WEEKDAY([.A4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41]=&quot;&quot;;[.E41];[.E41]*[.F41])" office:value-type="float" office:value="1" calcext:value-type="float">
            <text:p>1</text:p>
          </table:table-cell>
          <table:table-cell table:style-name="ce31" table:formula="of:=IF([.H41]=0;0;[.G4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1]=&quot;&quot;;[.T41];[.T41]*[.U41])" office:value-type="float" office:value="0.4" calcext:value-type="float">
            <text:p>0.4</text:p>
          </table:table-cell>
          <table:table-cell table:style-name="ce31" table:formula="of:=IF([.W41]=0;0;[.V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1]=&quot;&quot;;[.AA41];[.AA41]*[.AB41])" office:value-type="float" office:value="0" calcext:value-type="float">
            <text:p>0</text:p>
          </table:table-cell>
          <table:table-cell table:style-name="ce31" table:formula="of:=IF([.AD41]=0;0;[.AC4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1]=0;0;[.AJ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07" calcext:value-type="date">
            <text:p>07.12.2020</text:p>
          </table:table-cell>
          <table:table-cell table:style-name="ce5" table:formula="of:=WEEKNUM([.A42])" office:value-type="float" office:value="50" calcext:value-type="float">
            <text:p>50</text:p>
          </table:table-cell>
          <table:table-cell table:style-name="ce5" table:formula="of:=WEEKDAY([.A4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42]=&quot;&quot;;[.E42];[.E42]*[.F42])" office:value-type="float" office:value="1" calcext:value-type="float">
            <text:p>1</text:p>
          </table:table-cell>
          <table:table-cell table:style-name="ce31" table:formula="of:=IF([.H42]=0;0;[.G4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2]=&quot;&quot;;[.T42];[.T42]*[.U42])" office:value-type="float" office:value="0.4" calcext:value-type="float">
            <text:p>0.4</text:p>
          </table:table-cell>
          <table:table-cell table:style-name="ce31" table:formula="of:=IF([.W42]=0;0;[.V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2]=&quot;&quot;;[.AA42];[.AA42]*[.AB42])" office:value-type="float" office:value="0" calcext:value-type="float">
            <text:p>0</text:p>
          </table:table-cell>
          <table:table-cell table:style-name="ce31" table:formula="of:=IF([.AD42]=0;0;[.AC4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2]=0;0;[.AJ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14" calcext:value-type="date">
            <text:p>14.12.2020</text:p>
          </table:table-cell>
          <table:table-cell table:style-name="ce5" table:formula="of:=WEEKNUM([.A43])" office:value-type="float" office:value="51" calcext:value-type="float">
            <text:p>51</text:p>
          </table:table-cell>
          <table:table-cell table:style-name="ce5" table:formula="of:=WEEKDAY([.A4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43]=&quot;&quot;;[.E43];[.E43]*[.F43])" office:value-type="float" office:value="1" calcext:value-type="float">
            <text:p>1</text:p>
          </table:table-cell>
          <table:table-cell table:style-name="ce31" table:formula="of:=IF([.H43]=0;0;[.G4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3]=&quot;&quot;;[.T43];[.T43]*[.U43])" office:value-type="float" office:value="0.4" calcext:value-type="float">
            <text:p>0.4</text:p>
          </table:table-cell>
          <table:table-cell table:style-name="ce31" table:formula="of:=IF([.W43]=0;0;[.V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3]=&quot;&quot;;[.AA43];[.AA43]*[.AB43])" office:value-type="float" office:value="0" calcext:value-type="float">
            <text:p>0</text:p>
          </table:table-cell>
          <table:table-cell table:style-name="ce31" table:formula="of:=IF([.AD43]=0;0;[.AC4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3]=0;0;[.AJ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1" calcext:value-type="date">
            <text:p>21.12.2020</text:p>
          </table:table-cell>
          <table:table-cell table:style-name="ce5" table:formula="of:=WEEKNUM([.A44])" office:value-type="float" office:value="52" calcext:value-type="float">
            <text:p>52</text:p>
          </table:table-cell>
          <table:table-cell table:style-name="ce5" table:formula="of:=WEEKDAY([.A4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8" calcext:value-type="date">
            <text:p>28.12.2020</text:p>
          </table:table-cell>
          <table:table-cell table:style-name="ce5" table:formula="of:=WEEKNUM([.A45])" office:value-type="float" office:value="1" calcext:value-type="float">
            <text:p>1</text:p>
          </table:table-cell>
          <table:table-cell table:style-name="ce5" table:formula="of:=WEEKDAY([.A4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04" calcext:value-type="date">
            <text:p>04.01.2021</text:p>
          </table:table-cell>
          <table:table-cell table:style-name="ce5" table:formula="of:=WEEKNUM([.A46])" office:value-type="float" office:value="2" calcext:value-type="float">
            <text:p>2</text:p>
          </table:table-cell>
          <table:table-cell table:style-name="ce5" table:formula="of:=WEEKDAY([.A4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1" calcext:value-type="date">
            <text:p>11.01.2021</text:p>
          </table:table-cell>
          <table:table-cell table:style-name="ce5" table:formula="of:=WEEKNUM([.A47])" office:value-type="float" office:value="3" calcext:value-type="float">
            <text:p>3</text:p>
          </table:table-cell>
          <table:table-cell table:style-name="ce5" table:formula="of:=WEEKDAY([.A4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47]=&quot;&quot;;[.E47];[.E47]*[.F47])" office:value-type="float" office:value="1" calcext:value-type="float">
            <text:p>1</text:p>
          </table:table-cell>
          <table:table-cell table:style-name="ce31" table:formula="of:=IF([.H47]=0;0;[.G4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7]=&quot;&quot;;[.T47];[.T47]*[.U47])" office:value-type="float" office:value="0.4" calcext:value-type="float">
            <text:p>0.4</text:p>
          </table:table-cell>
          <table:table-cell table:style-name="ce31" table:formula="of:=IF([.W47]=0;0;[.V47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7]=&quot;&quot;;[.AA47];[.AA47]*[.AB47])" office:value-type="float" office:value="0" calcext:value-type="float">
            <text:p>0</text:p>
          </table:table-cell>
          <table:table-cell table:style-name="ce31" table:formula="of:=IF([.AD47]=0;0;[.AC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7]=&quot;&quot;;[.AH47];[.AH47]*[.AI47])" office:value-type="float" office:value="0" calcext:value-type="float">
            <text:p>0</text:p>
          </table:table-cell>
          <table:table-cell table:style-name="ce31" table:formula="of:=IF([.AK47]=0;0;[.AJ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8" calcext:value-type="date">
            <text:p>18.01.2021</text:p>
          </table:table-cell>
          <table:table-cell table:style-name="ce5" table:formula="of:=WEEKNUM([.A48])" office:value-type="float" office:value="4" calcext:value-type="float">
            <text:p>4</text:p>
          </table:table-cell>
          <table:table-cell table:style-name="ce5" table:formula="of:=WEEKDAY([.A4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48]=&quot;&quot;;[.E48];[.E48]*[.F48])" office:value-type="float" office:value="1" calcext:value-type="float">
            <text:p>1</text:p>
          </table:table-cell>
          <table:table-cell table:style-name="ce31" table:formula="of:=IF([.H48]=0;0;[.G4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8]=&quot;&quot;;[.T48];[.T48]*[.U48])" office:value-type="float" office:value="0.4" calcext:value-type="float">
            <text:p>0.4</text:p>
          </table:table-cell>
          <table:table-cell table:style-name="ce31" table:formula="of:=IF([.W48]=0;0;[.V48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8]=&quot;&quot;;[.AA48];[.AA48]*[.AB48])" office:value-type="float" office:value="0" calcext:value-type="float">
            <text:p>0</text:p>
          </table:table-cell>
          <table:table-cell table:style-name="ce31" table:formula="of:=IF([.AD48]=0;0;[.AC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8]=&quot;&quot;;[.AH48];[.AH48]*[.AI48])" office:value-type="float" office:value="0" calcext:value-type="float">
            <text:p>0</text:p>
          </table:table-cell>
          <table:table-cell table:style-name="ce31" table:formula="of:=IF([.AK48]=0;0;[.AJ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25" calcext:value-type="date">
            <text:p>25.01.2021</text:p>
          </table:table-cell>
          <table:table-cell table:style-name="ce5" table:formula="of:=WEEKNUM([.A49])" office:value-type="float" office:value="5" calcext:value-type="float">
            <text:p>5</text:p>
          </table:table-cell>
          <table:table-cell table:style-name="ce5" table:formula="of:=WEEKDAY([.A4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49]=&quot;&quot;;[.E49];[.E49]*[.F49])" office:value-type="float" office:value="1" calcext:value-type="float">
            <text:p>1</text:p>
          </table:table-cell>
          <table:table-cell table:style-name="ce31" table:formula="of:=IF([.H49]=0;0;[.G4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9]=&quot;&quot;;[.T49];[.T49]*[.U49])" office:value-type="float" office:value="0.4" calcext:value-type="float">
            <text:p>0.4</text:p>
          </table:table-cell>
          <table:table-cell table:style-name="ce31" table:formula="of:=IF([.W49]=0;0;[.V4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9]=&quot;&quot;;[.AA49];[.AA49]*[.AB49])" office:value-type="float" office:value="0" calcext:value-type="float">
            <text:p>0</text:p>
          </table:table-cell>
          <table:table-cell table:style-name="ce31" table:formula="of:=IF([.AD49]=0;0;[.AC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9]=&quot;&quot;;[.AH49];[.AH49]*[.AI49])" office:value-type="float" office:value="0" calcext:value-type="float">
            <text:p>0</text:p>
          </table:table-cell>
          <table:table-cell table:style-name="ce31" table:formula="of:=IF([.AK49]=0;0;[.AJ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1" calcext:value-type="date">
            <text:p>01.02.2021</text:p>
          </table:table-cell>
          <table:table-cell table:style-name="ce5" table:formula="of:=WEEKNUM([.A50])" office:value-type="float" office:value="6" calcext:value-type="float">
            <text:p>6</text:p>
          </table:table-cell>
          <table:table-cell table:style-name="ce5" table:formula="of:=WEEKDAY([.A5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50]=&quot;&quot;;[.E50];[.E50]*[.F50])" office:value-type="float" office:value="1" calcext:value-type="float">
            <text:p>1</text:p>
          </table:table-cell>
          <table:table-cell table:style-name="ce31" table:formula="of:=IF([.H50]=0;0;[.G5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0]=&quot;&quot;;[.T50];[.T50]*[.U50])" office:value-type="float" office:value="0.4" calcext:value-type="float">
            <text:p>0.4</text:p>
          </table:table-cell>
          <table:table-cell table:style-name="ce31" table:formula="of:=IF([.W50]=0;0;[.V5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0]=&quot;&quot;;[.AA50];[.AA50]*[.AB50])" office:value-type="float" office:value="0" calcext:value-type="float">
            <text:p>0</text:p>
          </table:table-cell>
          <table:table-cell table:style-name="ce31" table:formula="of:=IF([.AD50]=0;0;[.AC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0]=&quot;&quot;;[.AH50];[.AH50]*[.AI50])" office:value-type="float" office:value="0" calcext:value-type="float">
            <text:p>0</text:p>
          </table:table-cell>
          <table:table-cell table:style-name="ce31" table:formula="of:=IF([.AK50]=0;0;[.AJ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8" calcext:value-type="date">
            <text:p>08.02.2021</text:p>
          </table:table-cell>
          <table:table-cell table:style-name="ce5" table:formula="of:=WEEKNUM([.A51])" office:value-type="float" office:value="7" calcext:value-type="float">
            <text:p>7</text:p>
          </table:table-cell>
          <table:table-cell table:style-name="ce5" table:formula="of:=WEEKDAY([.A5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51]=&quot;&quot;;[.E51];[.E51]*[.F51])" office:value-type="float" office:value="1" calcext:value-type="float">
            <text:p>1</text:p>
          </table:table-cell>
          <table:table-cell table:style-name="ce31" table:formula="of:=IF([.H51]=0;0;[.G5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1]=&quot;&quot;;[.T51];[.T51]*[.U51])" office:value-type="float" office:value="0.4" calcext:value-type="float">
            <text:p>0.4</text:p>
          </table:table-cell>
          <table:table-cell table:style-name="ce31" table:formula="of:=IF([.W51]=0;0;[.V5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1]=&quot;&quot;;[.AA51];[.AA51]*[.AB51])" office:value-type="float" office:value="0" calcext:value-type="float">
            <text:p>0</text:p>
          </table:table-cell>
          <table:table-cell table:style-name="ce31" table:formula="of:=IF([.AD51]=0;0;[.AC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1]=&quot;&quot;;[.AH51];[.AH51]*[.AI51])" office:value-type="float" office:value="0" calcext:value-type="float">
            <text:p>0</text:p>
          </table:table-cell>
          <table:table-cell table:style-name="ce31" table:formula="of:=IF([.AK51]=0;0;[.AJ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15" calcext:value-type="date">
            <text:p>15.02.2021</text:p>
          </table:table-cell>
          <table:table-cell table:style-name="ce5" table:formula="of:=WEEKNUM([.A52])" office:value-type="float" office:value="8" calcext:value-type="float">
            <text:p>8</text:p>
          </table:table-cell>
          <table:table-cell table:style-name="ce5" table:formula="of:=WEEKDAY([.A5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52]=&quot;&quot;;[.E52];[.E52]*[.F52])" office:value-type="float" office:value="1" calcext:value-type="float">
            <text:p>1</text:p>
          </table:table-cell>
          <table:table-cell table:style-name="ce31" table:formula="of:=IF([.H52]=0;0;[.G5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2]=&quot;&quot;;[.T52];[.T52]*[.U52])" office:value-type="float" office:value="0.4" calcext:value-type="float">
            <text:p>0.4</text:p>
          </table:table-cell>
          <table:table-cell table:style-name="ce31" table:formula="of:=IF([.W52]=0;0;[.V5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2]=&quot;&quot;;[.AA52];[.AA52]*[.AB52])" office:value-type="float" office:value="0" calcext:value-type="float">
            <text:p>0</text:p>
          </table:table-cell>
          <table:table-cell table:style-name="ce31" table:formula="of:=IF([.AD52]=0;0;[.AC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2]=&quot;&quot;;[.AH52];[.AH52]*[.AI52])" office:value-type="float" office:value="0" calcext:value-type="float">
            <text:p>0</text:p>
          </table:table-cell>
          <table:table-cell table:style-name="ce31" table:formula="of:=IF([.AK52]=0;0;[.AJ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22" calcext:value-type="date">
            <text:p>22.02.2021</text:p>
          </table:table-cell>
          <table:table-cell table:style-name="ce5" table:formula="of:=WEEKNUM([.A53])" office:value-type="float" office:value="9" calcext:value-type="float">
            <text:p>9</text:p>
          </table:table-cell>
          <table:table-cell table:style-name="ce5" table:formula="of:=WEEKDAY([.A5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53]=&quot;&quot;;[.E53];[.E53]*[.F53])" office:value-type="float" office:value="1" calcext:value-type="float">
            <text:p>1</text:p>
          </table:table-cell>
          <table:table-cell table:style-name="ce31" table:formula="of:=IF([.H53]=0;0;[.G5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U53]=&quot;&quot;;[.T53];[.T53]*[.U53])" office:value-type="float" office:value="0.4" calcext:value-type="float">
            <text:p>0.4</text:p>
          </table:table-cell>
          <table:table-cell table:style-name="ce31" table:formula="of:=IF([.W53]=0;0;IF(OR([.V53]=&quot;RO&quot;;[.V53]=&quot;RE&quot;);1;0)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3]=&quot;&quot;;[.AA53];[.AA53]*[.AB53])" office:value-type="float" office:value="0" calcext:value-type="float">
            <text:p>0</text:p>
          </table:table-cell>
          <table:table-cell table:style-name="ce31" table:formula="of:=IF([.AD53]=0;0;[.AC5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AI53]=&quot;&quot;;[.AH53];[.AH53]*[.AI53])" office:value-type="float" office:value="0" calcext:value-type="float">
            <text:p>0</text:p>
          </table:table-cell>
          <table:table-cell table:style-name="ce31" table:formula="of:=IF([.AK53]=0;0;IF(OR([.AJ53]=&quot;RO&quot;;[.AJ53]=&quot;RE&quot;);1;0)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 office:value-type="string" calcext:value-type="string">
            <text:p>Od 25.2. Povinnost nosit respirátor, děti do 15 mohou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1" calcext:value-type="date">
            <text:p>01.03.2021</text:p>
          </table:table-cell>
          <table:table-cell table:style-name="ce5" table:formula="of:=WEEKNUM([.A54])" office:value-type="float" office:value="10" calcext:value-type="float">
            <text:p>10</text:p>
          </table:table-cell>
          <table:table-cell table:style-name="ce5" table:formula="of:=WEEKDAY([.A54];2)" office:value-type="float" office:value="1" calcext:value-type="float">
            <text:p>1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/>
          <table:table-cell table:style-name="ce31" table:formula="of:=IF([.F54]=&quot;&quot;;[.E54];[.E54]*[.F54])" office:value-type="float" office:value="0" calcext:value-type="float">
            <text:p>0</text:p>
          </table:table-cell>
          <table:table-cell table:style-name="ce31" table:formula="of:=IF([.H54]=0;0;[.G54]=&quot;RO&quot;)" office:value-type="float" office:value="0" calcext:value-type="float">
            <text:p>0</text:p>
          </table:table-cell>
          <table:table-cell table:style-name="ce31"/>
          <table:table-cell table:style-name="ce26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4]=&quot;&quot;;[.T54];[.T54]*[.U54])" office:value-type="float" office:value="0" calcext:value-type="float">
            <text:p>0</text:p>
          </table:table-cell>
          <table:table-cell table:style-name="ce31" table:formula="of:=IF([.W54]=0;0;[.V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4]=&quot;&quot;;[.AA54];[.AA54]*[.AB54])" office:value-type="float" office:value="0" calcext:value-type="float">
            <text:p>0</text:p>
          </table:table-cell>
          <table:table-cell table:style-name="ce31" table:formula="of:=IF([.AD54]=0;0;[.AC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4]=&quot;&quot;;[.AH54];[.AH54]*[.AI54])" office:value-type="float" office:value="0" calcext:value-type="float">
            <text:p>0</text:p>
          </table:table-cell>
          <table:table-cell table:style-name="ce31" table:formula="of:=IF([.AK54]=0;0;[.AJ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8" calcext:value-type="date">
            <text:p>08.03.2021</text:p>
          </table:table-cell>
          <table:table-cell table:style-name="ce5" table:formula="of:=WEEKNUM([.A55])" office:value-type="float" office:value="11" calcext:value-type="float">
            <text:p>11</text:p>
          </table:table-cell>
          <table:table-cell table:style-name="ce5" table:formula="of:=WEEKDAY([.A5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/>
          <table:table-cell table:style-name="ce31" table:formula="of:=IF([.F55]=&quot;&quot;;[.E55];[.E55]*[.F55])" office:value-type="float" office:value="0" calcext:value-type="float">
            <text:p>0</text:p>
          </table:table-cell>
          <table:table-cell table:style-name="ce31" table:formula="of:=IF([.H55]=0;0;[.G5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5]=&quot;&quot;;[.T55];[.T55]*[.U55])" office:value-type="float" office:value="0" calcext:value-type="float">
            <text:p>0</text:p>
          </table:table-cell>
          <table:table-cell table:style-name="ce31" table:formula="of:=IF([.W55]=0;0;[.V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5]=&quot;&quot;;[.AA55];[.AA55]*[.AB55])" office:value-type="float" office:value="0" calcext:value-type="float">
            <text:p>0</text:p>
          </table:table-cell>
          <table:table-cell table:style-name="ce31" table:formula="of:=IF([.AD55]=0;0;[.AC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5]=&quot;&quot;;[.AH55];[.AH55]*[.AI55])" office:value-type="float" office:value="0" calcext:value-type="float">
            <text:p>0</text:p>
          </table:table-cell>
          <table:table-cell table:style-name="ce31" table:formula="of:=IF([.AK55]=0;0;[.AJ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15" calcext:value-type="date">
            <text:p>15.03.2021</text:p>
          </table:table-cell>
          <table:table-cell table:style-name="ce5" table:formula="of:=WEEKNUM([.A56])" office:value-type="float" office:value="12" calcext:value-type="float">
            <text:p>12</text:p>
          </table:table-cell>
          <table:table-cell table:style-name="ce5" table:formula="of:=WEEKDAY([.A5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/>
          <table:table-cell table:style-name="ce31" table:formula="of:=IF([.F56]=&quot;&quot;;[.E56];[.E56]*[.F56])" office:value-type="float" office:value="0" calcext:value-type="float">
            <text:p>0</text:p>
          </table:table-cell>
          <table:table-cell table:style-name="ce31" table:formula="of:=IF([.H56]=0;0;[.G5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6]=&quot;&quot;;[.T56];[.T56]*[.U56])" office:value-type="float" office:value="0" calcext:value-type="float">
            <text:p>0</text:p>
          </table:table-cell>
          <table:table-cell table:style-name="ce31" table:formula="of:=IF([.W56]=0;0;[.V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6]=&quot;&quot;;[.AA56];[.AA56]*[.AB56])" office:value-type="float" office:value="0" calcext:value-type="float">
            <text:p>0</text:p>
          </table:table-cell>
          <table:table-cell table:style-name="ce31" table:formula="of:=IF([.AD56]=0;0;[.AC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6]=&quot;&quot;;[.AH56];[.AH56]*[.AI56])" office:value-type="float" office:value="0" calcext:value-type="float">
            <text:p>0</text:p>
          </table:table-cell>
          <table:table-cell table:style-name="ce31" table:formula="of:=IF([.AK56]=0;0;[.AJ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2" calcext:value-type="date">
            <text:p>22.03.2021</text:p>
          </table:table-cell>
          <table:table-cell table:style-name="ce5" table:formula="of:=WEEKNUM([.A57])" office:value-type="float" office:value="13" calcext:value-type="float">
            <text:p>13</text:p>
          </table:table-cell>
          <table:table-cell table:style-name="ce5" table:formula="of:=WEEKDAY([.A5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/>
          <table:table-cell table:style-name="ce31" table:formula="of:=IF([.F57]=&quot;&quot;;[.E57];[.E57]*[.F57])" office:value-type="float" office:value="0" calcext:value-type="float">
            <text:p>0</text:p>
          </table:table-cell>
          <table:table-cell table:style-name="ce31" table:formula="of:=IF([.H57]=0;0;[.G5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7]=&quot;&quot;;[.T57];[.T57]*[.U57])" office:value-type="float" office:value="0" calcext:value-type="float">
            <text:p>0</text:p>
          </table:table-cell>
          <table:table-cell table:style-name="ce31" table:formula="of:=IF([.W57]=0;0;[.V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7]=&quot;&quot;;[.AA57];[.AA57]*[.AB57])" office:value-type="float" office:value="0" calcext:value-type="float">
            <text:p>0</text:p>
          </table:table-cell>
          <table:table-cell table:style-name="ce31" table:formula="of:=IF([.AD57]=0;0;[.AC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7]=&quot;&quot;;[.AH57];[.AH57]*[.AI57])" office:value-type="float" office:value="0" calcext:value-type="float">
            <text:p>0</text:p>
          </table:table-cell>
          <table:table-cell table:style-name="ce31" table:formula="of:=IF([.AK57]=0;0;[.AJ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9" calcext:value-type="date">
            <text:p>29.03.2021</text:p>
          </table:table-cell>
          <table:table-cell table:style-name="ce5" table:formula="of:=WEEKNUM([.A58])" office:value-type="float" office:value="14" calcext:value-type="float">
            <text:p>14</text:p>
          </table:table-cell>
          <table:table-cell table:style-name="ce5" table:formula="of:=WEEKDAY([.A5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/>
          <table:table-cell table:style-name="ce31" table:formula="of:=IF([.F58]=&quot;&quot;;[.E58];[.E58]*[.F58])" office:value-type="float" office:value="0" calcext:value-type="float">
            <text:p>0</text:p>
          </table:table-cell>
          <table:table-cell table:style-name="ce31" table:formula="of:=IF([.H58]=0;0;[.G5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8]=&quot;&quot;;[.T58];[.T58]*[.U58])" office:value-type="float" office:value="0" calcext:value-type="float">
            <text:p>0</text:p>
          </table:table-cell>
          <table:table-cell table:style-name="ce31" table:formula="of:=IF([.W58]=0;0;[.V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8]=&quot;&quot;;[.AA58];[.AA58]*[.AB58])" office:value-type="float" office:value="0" calcext:value-type="float">
            <text:p>0</text:p>
          </table:table-cell>
          <table:table-cell table:style-name="ce31" table:formula="of:=IF([.AD58]=0;0;[.AC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8]=&quot;&quot;;[.AH58];[.AH58]*[.AI58])" office:value-type="float" office:value="0" calcext:value-type="float">
            <text:p>0</text:p>
          </table:table-cell>
          <table:table-cell table:style-name="ce31" table:formula="of:=IF([.AK58]=0;0;[.AJ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05" calcext:value-type="date">
            <text:p>05.04.2021</text:p>
          </table:table-cell>
          <table:table-cell table:style-name="ce5" table:formula="of:=WEEKNUM([.A59])" office:value-type="float" office:value="15" calcext:value-type="float">
            <text:p>15</text:p>
          </table:table-cell>
          <table:table-cell table:style-name="ce5" table:formula="of:=WEEKDAY([.A5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/>
          <table:table-cell table:style-name="ce31" table:formula="of:=IF([.F59]=&quot;&quot;;[.E59];[.E59]*[.F59])" office:value-type="float" office:value="0" calcext:value-type="float">
            <text:p>0</text:p>
          </table:table-cell>
          <table:table-cell table:style-name="ce31" table:formula="of:=IF([.H59]=0;0;[.G5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9]=&quot;&quot;;[.T59];[.T59]*[.U59])" office:value-type="float" office:value="0" calcext:value-type="float">
            <text:p>0</text:p>
          </table:table-cell>
          <table:table-cell table:style-name="ce31" table:formula="of:=IF([.W59]=0;0;[.V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9]=&quot;&quot;;[.AA59];[.AA59]*[.AB59])" office:value-type="float" office:value="0" calcext:value-type="float">
            <text:p>0</text:p>
          </table:table-cell>
          <table:table-cell table:style-name="ce31" table:formula="of:=IF([.AD59]=0;0;[.AC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9]=&quot;&quot;;[.AH59];[.AH59]*[.AI59])" office:value-type="float" office:value="0" calcext:value-type="float">
            <text:p>0</text:p>
          </table:table-cell>
          <table:table-cell table:style-name="ce31" table:formula="of:=IF([.AK59]=0;0;[.AJ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2" calcext:value-type="date">
            <text:p>12.04.2021</text:p>
          </table:table-cell>
          <table:table-cell table:style-name="ce5" table:formula="of:=WEEKNUM([.A60])" office:value-type="float" office:value="16" calcext:value-type="float">
            <text:p>16</text:p>
          </table:table-cell>
          <table:table-cell table:style-name="ce5" table:formula="of:=WEEKDAY([.A6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/>
          <table:table-cell table:style-name="ce31" table:formula="of:=IF([.F60]=&quot;&quot;;[.E60];[.E60]*[.F60])" office:value-type="float" office:value="0.33" calcext:value-type="float">
            <text:p>0.33</text:p>
          </table:table-cell>
          <table:table-cell table:style-name="ce31" table:formula="of:=IF([.H60]=0;0;[.G60]=&quot;RO&quot;)" office:value-type="float" office:value="0" calcext:value-type="float">
            <text:p>0</text:p>
          </table:table-cell>
          <table:table-cell table:style-name="ce31"/>
          <table:table-cell table:style-name="ce26" office:value-type="string" calcext:value-type="string">
            <text:p>poslední ročník 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tační výu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0]=&quot;&quot;;[.AA60];[.AA60]*[.AB60])" office:value-type="float" office:value="0" calcext:value-type="float">
            <text:p>0</text:p>
          </table:table-cell>
          <table:table-cell table:style-name="ce31" table:formula="of:=IF([.AD60]=0;0;[.AC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0]=&quot;&quot;;[.AH60];[.AH60]*[.AI60])" office:value-type="float" office:value="0" calcext:value-type="float">
            <text:p>0</text:p>
          </table:table-cell>
          <table:table-cell table:style-name="ce31" table:formula="of:=IF([.AK60]=0;0;[.AJ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9" calcext:value-type="date">
            <text:p>19.04.2021</text:p>
          </table:table-cell>
          <table:table-cell table:style-name="ce5" table:formula="of:=WEEKNUM([.A61])" office:value-type="float" office:value="17" calcext:value-type="float">
            <text:p>17</text:p>
          </table:table-cell>
          <table:table-cell table:style-name="ce5" table:formula="of:=WEEKDAY([.A6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/>
          <table:table-cell table:style-name="ce31" table:formula="of:=IF([.F61]=&quot;&quot;;[.E61];[.E61]*[.F61])" office:value-type="float" office:value="0.33" calcext:value-type="float">
            <text:p>0.33</text:p>
          </table:table-cell>
          <table:table-cell table:style-name="ce31" table:formula="of:=IF([.H61]=0;0;[.G6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1]=&quot;&quot;;[.AA61];[.AA61]*[.AB61])" office:value-type="float" office:value="0" calcext:value-type="float">
            <text:p>0</text:p>
          </table:table-cell>
          <table:table-cell table:style-name="ce31" table:formula="of:=IF([.AD61]=0;0;[.AC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1]=&quot;&quot;;[.AH61];[.AH61]*[.AI61])" office:value-type="float" office:value="0" calcext:value-type="float">
            <text:p>0</text:p>
          </table:table-cell>
          <table:table-cell table:style-name="ce31" table:formula="of:=IF([.AK61]=0;0;[.AJ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26" calcext:value-type="date">
            <text:p>26.04.2021</text:p>
          </table:table-cell>
          <table:table-cell table:style-name="ce5" table:formula="of:=WEEKNUM([.A62])" office:value-type="float" office:value="18" calcext:value-type="float">
            <text:p>18</text:p>
          </table:table-cell>
          <table:table-cell table:style-name="ce5" table:formula="of:=WEEKDAY([.A62];2)" office:value-type="float" office:value="1" calcext:value-type="float">
            <text:p>1</text:p>
          </table:table-cell>
          <table:table-cell table:style-name="ce6" office:value-type="string" calcext:value-type="string">
            <text:p>otevření</text:p>
          </table:table-cell>
          <table:table-cell table:style-name="ce5" table:number-columns-repeated="3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5-03" calcext:value-type="date">
            <text:p>03.05.2021</text:p>
          </table:table-cell>
          <table:table-cell table:style-name="ce5" table:formula="of:=WEEKNUM([.A63])" office:value-type="float" office:value="19" calcext:value-type="float">
            <text:p>19</text:p>
          </table:table-cell>
          <table:table-cell table:style-name="ce5" table:formula="of:=WEEKDAY([.A6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 office:value-type="string" calcext:value-type="string">
            <text:p>postupné otevírání</text:p>
          </table:table-cell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0" calcext:value-type="date">
            <text:p>10.05.2021</text:p>
          </table:table-cell>
          <table:table-cell table:style-name="ce5" table:formula="of:=WEEKNUM([.A64])" office:value-type="float" office:value="20" calcext:value-type="float">
            <text:p>20</text:p>
          </table:table-cell>
          <table:table-cell table:style-name="ce5" table:formula="of:=WEEKDAY([.A6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7" calcext:value-type="date">
            <text:p>17.05.2021</text:p>
          </table:table-cell>
          <table:table-cell table:style-name="ce5" table:formula="of:=WEEKNUM([.A65])" office:value-type="float" office:value="21" calcext:value-type="float">
            <text:p>21</text:p>
          </table:table-cell>
          <table:table-cell table:style-name="ce5" table:formula="of:=WEEKDAY([.A6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24" calcext:value-type="date">
            <text:p>24.05.2021</text:p>
          </table:table-cell>
          <table:table-cell table:style-name="ce5" table:formula="of:=WEEKNUM([.A66])" office:value-type="float" office:value="22" calcext:value-type="float">
            <text:p>22</text:p>
          </table:table-cell>
          <table:table-cell table:style-name="ce5" table:formula="of:=WEEKDAY([.A66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31" calcext:value-type="date">
            <text:p>31.05.2021</text:p>
          </table:table-cell>
          <table:table-cell table:style-name="ce5" table:formula="of:=WEEKNUM([.A67])" office:value-type="float" office:value="23" calcext:value-type="float">
            <text:p>23</text:p>
          </table:table-cell>
          <table:table-cell table:style-name="ce5" table:formula="of:=WEEKDAY([.A67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07" calcext:value-type="date">
            <text:p>07.06.2021</text:p>
          </table:table-cell>
          <table:table-cell table:style-name="ce5" table:formula="of:=WEEKNUM([.A68])" office:value-type="float" office:value="24" calcext:value-type="float">
            <text:p>24</text:p>
          </table:table-cell>
          <table:table-cell table:style-name="ce5" table:formula="of:=WEEKDAY([.A68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14" calcext:value-type="date">
            <text:p>14.06.2021</text:p>
          </table:table-cell>
          <table:table-cell table:style-name="ce5" table:formula="of:=WEEKNUM([.A69])" office:value-type="float" office:value="25" calcext:value-type="float">
            <text:p>25</text:p>
          </table:table-cell>
          <table:table-cell table:style-name="ce5" table:formula="of:=WEEKDAY([.A69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1" calcext:value-type="date">
            <text:p>21.06.2021</text:p>
          </table:table-cell>
          <table:table-cell table:style-name="ce5" table:formula="of:=WEEKNUM([.A70])" office:value-type="float" office:value="26" calcext:value-type="float">
            <text:p>26</text:p>
          </table:table-cell>
          <table:table-cell table:style-name="ce5" table:formula="of:=WEEKDAY([.A70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8" calcext:value-type="date">
            <text:p>28.06.2021</text:p>
          </table:table-cell>
          <table:table-cell table:style-name="ce5" table:formula="of:=WEEKNUM([.A71])" office:value-type="float" office:value="27" calcext:value-type="float">
            <text:p>27</text:p>
          </table:table-cell>
          <table:table-cell table:style-name="ce5" table:formula="of:=WEEKDAY([.A71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05" calcext:value-type="date">
            <text:p>05.07.2021</text:p>
          </table:table-cell>
          <table:table-cell table:style-name="ce5" table:formula="of:=WEEKNUM([.A72])" office:value-type="float" office:value="28" calcext:value-type="float">
            <text:p>28</text:p>
          </table:table-cell>
          <table:table-cell table:style-name="ce5" table:formula="of:=WEEKDAY([.A72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2" calcext:value-type="date">
            <text:p>12.07.2021</text:p>
          </table:table-cell>
          <table:table-cell table:style-name="ce5" table:formula="of:=WEEKNUM([.A73])" office:value-type="float" office:value="29" calcext:value-type="float">
            <text:p>29</text:p>
          </table:table-cell>
          <table:table-cell table:style-name="ce5" table:formula="of:=WEEKDAY([.A7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9" calcext:value-type="date">
            <text:p>19.07.2021</text:p>
          </table:table-cell>
          <table:table-cell table:style-name="ce5" table:formula="of:=WEEKNUM([.A74])" office:value-type="float" office:value="30" calcext:value-type="float">
            <text:p>30</text:p>
          </table:table-cell>
          <table:table-cell table:style-name="ce5" table:formula="of:=WEEKDAY([.A7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/>
          <table:table-cell table:style-name="ce5" table:formula="of:=WEEKNUM([.A75])" office:value-type="float" office:value="52" calcext:value-type="float">
            <text:p>52</text:p>
          </table:table-cell>
          <table:table-cell table:style-name="ce5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2">
          <table:table-cell table:style-name="ce7"/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499">
          <table:table-cell table:style-name="ce2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so" table:style-name="ta2">
        <table:table-column table:style-name="co35" table:number-columns-repeated="6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48" office:value-type="date" office:date-value="2019-12-31" calcext:value-type="date">
            <text:p>31/12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:.C8])+SUM([.C109:.C111])" office:value-type="float" office:value="339336" calcext:value-type="float">
            <text:p>3393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C13])+SUM([.C112:.C116])" office:value-type="float" office:value="573157" calcext:value-type="float">
            <text:p>5731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14:.C17])+SUM([.C117:.C120])" office:value-type="float" office:value="455889" calcext:value-type="float">
            <text:p>4558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8:.C21])+SUM([.C121:.C124])" office:value-type="float" office:value="383634" calcext:value-type="float">
            <text:p>3836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</table:table>
      <table:table table:name="mzcr" table:style-name="ta2">
        <table:table-column table:style-name="co35" table:default-cell-style-name="ce45"/>
        <table:table-column table:style-name="co35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46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1]+1" office:value-type="date" office:date-value="2021-04-19" calcext:value-type="date">
            <text:p>2021-04-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S421]+1" office:value-type="float" office:value="69" calcext:value-type="float">
            <text:p>69</text:p>
          </table:table-cell>
          <table:table-cell table:formula="of:=SUM([.B422:.D422])" office:value-type="float" office:value="93" calcext:value-type="float">
            <text:p>93</text:p>
          </table:table-cell>
          <table:table-cell table:formula="of:=SUM([.E422:.I422])" office:value-type="float" office:value="193" calcext:value-type="float">
            <text:p>193</text:p>
          </table:table-cell>
          <table:table-cell table:formula="of:=SUM([.J422:.M422])" office:value-type="float" office:value="156" calcext:value-type="float">
            <text:p>156</text:p>
          </table:table-cell>
          <table:table-cell table:formula="of:=SUM([.N422:.Q422])"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2]+1" office:value-type="date" office:date-value="2021-04-20" calcext:value-type="date">
            <text:p>2021-04-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422]" office:value-type="float" office:value="69" calcext:value-type="float">
            <text:p>69</text:p>
          </table:table-cell>
          <table:table-cell table:formula="of:=SUM([.B423:.D423])" office:value-type="float" office:value="100" calcext:value-type="float">
            <text:p>100</text:p>
          </table:table-cell>
          <table:table-cell table:formula="of:=SUM([.E423:.I423])" office:value-type="float" office:value="220" calcext:value-type="float">
            <text:p>220</text:p>
          </table:table-cell>
          <table:table-cell table:formula="of:=SUM([.J423:.M423])" office:value-type="float" office:value="159" calcext:value-type="float">
            <text:p>159</text:p>
          </table:table-cell>
          <table:table-cell table:formula="of:=SUM([.N423:.Q423])" office:value-type="float" office:value="142" calcext:value-type="float">
            <text:p>14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3]+1" office:value-type="date" office:date-value="2021-04-21" calcext:value-type="date">
            <text:p>2021-04-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423]" office:value-type="float" office:value="69" calcext:value-type="float">
            <text:p>69</text:p>
          </table:table-cell>
          <table:table-cell table:formula="of:=SUM([.B424:.D424])" office:value-type="float" office:value="61" calcext:value-type="float">
            <text:p>61</text:p>
          </table:table-cell>
          <table:table-cell table:formula="of:=SUM([.E424:.I424])" office:value-type="float" office:value="171" calcext:value-type="float">
            <text:p>171</text:p>
          </table:table-cell>
          <table:table-cell table:formula="of:=SUM([.J424:.M424])" office:value-type="float" office:value="98" calcext:value-type="float">
            <text:p>98</text:p>
          </table:table-cell>
          <table:table-cell table:formula="of:=SUM([.N424:.Q424])"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4]+1" office:value-type="date" office:date-value="2021-04-22" calcext:value-type="date">
            <text:p>2021-04-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424]" office:value-type="float" office:value="69" calcext:value-type="float">
            <text:p>69</text:p>
          </table:table-cell>
          <table:table-cell table:formula="of:=SUM([.B425:.D425])" office:value-type="float" office:value="66" calcext:value-type="float">
            <text:p>66</text:p>
          </table:table-cell>
          <table:table-cell table:formula="of:=SUM([.E425:.I425])" office:value-type="float" office:value="161" calcext:value-type="float">
            <text:p>161</text:p>
          </table:table-cell>
          <table:table-cell table:formula="of:=SUM([.J425:.M425])" office:value-type="float" office:value="119" calcext:value-type="float">
            <text:p>119</text:p>
          </table:table-cell>
          <table:table-cell table:formula="of:=SUM([.N425:.Q425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5]+1" office:value-type="date" office:date-value="2021-04-23" calcext:value-type="date">
            <text:p>2021-04-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425]" office:value-type="float" office:value="69" calcext:value-type="float">
            <text:p>69</text:p>
          </table:table-cell>
          <table:table-cell table:formula="of:=SUM([.B426:.D426])" office:value-type="float" office:value="80" calcext:value-type="float">
            <text:p>80</text:p>
          </table:table-cell>
          <table:table-cell table:formula="of:=SUM([.E426:.I426])" office:value-type="float" office:value="143" calcext:value-type="float">
            <text:p>143</text:p>
          </table:table-cell>
          <table:table-cell table:formula="of:=SUM([.J426:.M426])" office:value-type="float" office:value="152" calcext:value-type="float">
            <text:p>152</text:p>
          </table:table-cell>
          <table:table-cell table:formula="of:=SUM([.N426:.Q426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6]+1" office:value-type="date" office:date-value="2021-04-24" calcext:value-type="date">
            <text:p>2021-04-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426]" office:value-type="float" office:value="69" calcext:value-type="float">
            <text:p>69</text:p>
          </table:table-cell>
          <table:table-cell table:formula="of:=SUM([.B427:.D427])" office:value-type="float" office:value="33" calcext:value-type="float">
            <text:p>33</text:p>
          </table:table-cell>
          <table:table-cell table:formula="of:=SUM([.E427:.I427])" office:value-type="float" office:value="82" calcext:value-type="float">
            <text:p>82</text:p>
          </table:table-cell>
          <table:table-cell table:formula="of:=SUM([.J427:.M427])" office:value-type="float" office:value="70" calcext:value-type="float">
            <text:p>70</text:p>
          </table:table-cell>
          <table:table-cell table:formula="of:=SUM([.N427:.Q427])"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7]+1" office:value-type="date" office:date-value="2021-04-25" calcext:value-type="date">
            <text:p>2021-04-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7]" office:value-type="float" office:value="69" calcext:value-type="float">
            <text:p>69</text:p>
          </table:table-cell>
          <table:table-cell table:formula="of:=SUM([.B428:.D428])" office:value-type="float" office:value="31" calcext:value-type="float">
            <text:p>31</text:p>
          </table:table-cell>
          <table:table-cell table:formula="of:=SUM([.E428:.I428])" office:value-type="float" office:value="59" calcext:value-type="float">
            <text:p>59</text:p>
          </table:table-cell>
          <table:table-cell table:formula="of:=SUM([.J428:.M428])" office:value-type="float" office:value="52" calcext:value-type="float">
            <text:p>52</text:p>
          </table:table-cell>
          <table:table-cell table:formula="of:=SUM([.N428:.Q428])"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table:table-column table:style-name="co35" table:number-columns-repeated="3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input.H1]" office:value-type="string" office:string-value="S1" calcext:value-type="string">
            <text:p>S1</text:p>
          </table:table-cell>
          <table:table-cell table:formula="of:=[$input.I1]" office:value-type="string" office:string-value="M1" calcext:value-type="string">
            <text:p>M1</text:p>
          </table:table-cell>
          <table:table-cell table:formula="of:=[$input.W1]" office:value-type="string" office:string-value="S2" calcext:value-type="string">
            <text:p>S2</text:p>
          </table:table-cell>
          <table:table-cell table:formula="of:=[$input.X1]" office:value-type="string" office:string-value="M2" calcext:value-type="string">
            <text:p>M2</text:p>
          </table:table-cell>
          <table:table-cell table:formula="of:=[$input.AD1]" office:value-type="string" office:string-value="S3" calcext:value-type="string">
            <text:p>S3</text:p>
          </table:table-cell>
          <table:table-cell table:formula="of:=[$input.AE1]" office:value-type="string" office:string-value="M3" calcext:value-type="string">
            <text:p>M3</text:p>
          </table:table-cell>
          <table:table-cell table:formula="of:=[$input.AK1]" office:value-type="string" office:string-value="S4" calcext:value-type="string">
            <text:p>S4</text:p>
          </table:table-cell>
          <table:table-cell table:formula="of:=[$input.AL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'export.gretl'.O1]" office:value-type="string" office:string-value="I14" calcext:value-type="string">
            <text:p>I14</text:p>
          </table:table-cell>
          <table:table-cell table:formula="of:=[$'export.gretl'.P1]" office:value-type="string" office:string-value="U1" calcext:value-type="string">
            <text:p>U1</text:p>
          </table:table-cell>
          <table:table-cell table:formula="of:=[$'export.gretl'.Q1]" office:value-type="string" office:string-value="V1" calcext:value-type="string">
            <text:p>V1</text:p>
          </table:table-cell>
          <table:table-cell table:formula="of:=[$'export.gretl'.R1]" office:value-type="string" office:string-value="U2" calcext:value-type="string">
            <text:p>U2</text:p>
          </table:table-cell>
          <table:table-cell table:formula="of:=[$'export.gretl'.S1]" office:value-type="string" office:string-value="V2" calcext:value-type="string">
            <text:p>V2</text:p>
          </table:table-cell>
          <table:table-cell table:formula="of:=[$'export.gretl'.T1]" office:value-type="string" office:string-value="U3" calcext:value-type="string">
            <text:p>U3</text:p>
          </table:table-cell>
          <table:table-cell table:formula="of:=[$'export.gretl'.U1]" office:value-type="string" office:string-value="V3" calcext:value-type="string">
            <text:p>V3</text:p>
          </table:table-cell>
          <table:table-cell table:formula="of:=[$'export.gretl'.V1]" office:value-type="string" office:string-value="U4" calcext:value-type="string">
            <text:p>U4</text:p>
          </table:table-cell>
          <table:table-cell table:formula="of:=[$'export.gretl'.W1]" office:value-type="string" office:string-value="V4" calcext:value-type="string">
            <text:p>V4</text:p>
          </table:table-cell>
          <table:table-cell table:formula="of:=[$'export.gretl'.X1]" office:value-type="string" office:string-value="W1" calcext:value-type="string">
            <text:p>W1</text:p>
          </table:table-cell>
          <table:table-cell table:formula="of:=[$'export.gretl'.Y1]" office:value-type="string" office:string-value="W2" calcext:value-type="string">
            <text:p>W2</text:p>
          </table:table-cell>
          <table:table-cell table:formula="of:=[$'export.gretl'.Z1]" office:value-type="string" office:string-value="W3" calcext:value-type="string">
            <text:p>W3</text:p>
          </table:table-cell>
          <table:table-cell table:formula="of:=[$'export.gretl'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 table:formula="of:=[$input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IF([$input.H2]=&quot;&quot;;&quot;&quot;;[$input.H2])">
            <text:p/>
          </table:table-cell>
          <table:table-cell table:formula="of:=IF([$input.I2]=&quot;&quot;;&quot;&quot;;[$input.I2])">
            <text:p/>
          </table:table-cell>
          <table:table-cell table:formula="of:=IF([$input.W2]=&quot;&quot;;&quot;&quot;;[$input.W2])">
            <text:p/>
          </table:table-cell>
          <table:table-cell table:formula="of:=IF([$input.X2]=&quot;&quot;;&quot;&quot;;[$input.X2])">
            <text:p/>
          </table:table-cell>
          <table:table-cell table:formula="of:=IF([$input.AD2]=&quot;&quot;;&quot;&quot;;[$input.AD2])">
            <text:p/>
          </table:table-cell>
          <table:table-cell table:formula="of:=IF([$input.AE2]=&quot;&quot;;&quot;&quot;;[$input.AE2])">
            <text:p/>
          </table:table-cell>
          <table:table-cell table:formula="of:=IF([$input.AK2]=&quot;&quot;;&quot;&quot;;[$input.AK2])">
            <text:p/>
          </table:table-cell>
          <table:table-cell table:formula="of:=IF([$input.AL2]=&quot;&quot;;&quot;&quot;;[$input.AL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formula="of:=IF([.H2]=&quot;&quot;;&quot;&quot;;[.$U1]*[.H2])">
            <text:p/>
          </table:table-cell>
          <table:table-cell table:formula="of:=IF([.J2]=&quot;&quot;;&quot;&quot;;[.$U1]*[.J2])">
            <text:p/>
          </table:table-cell>
          <table:table-cell table:formula="of:=IF([.L2]=&quot;&quot;;&quot;&quot;;[.$U1]*[.L2])">
            <text:p/>
          </table:table-cell>
          <table:table-cell table:formula="of:=IF([.N2]=&quot;&quot;;&quot;&quot;;[.$U1]*[.N2])">
            <text:p/>
          </table:table-cell>
          <table:table-cell table:number-columns-repeated="4"/>
        </table:table-row>
        <table:table-row table:style-name="ro1">
          <table:table-cell table:formula="of:=[$input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formula="of:=IF([$input.H3]=&quot;&quot;;&quot;&quot;;[$input.H3])">
            <text:p/>
          </table:table-cell>
          <table:table-cell table:formula="of:=IF([$input.I3]=&quot;&quot;;&quot;&quot;;[$input.I3])">
            <text:p/>
          </table:table-cell>
          <table:table-cell table:formula="of:=IF([$input.W3]=&quot;&quot;;&quot;&quot;;[$input.W3])">
            <text:p/>
          </table:table-cell>
          <table:table-cell table:formula="of:=IF([$input.X3]=&quot;&quot;;&quot;&quot;;[$input.X3])">
            <text:p/>
          </table:table-cell>
          <table:table-cell table:formula="of:=IF([$input.AD3]=&quot;&quot;;&quot;&quot;;[$input.AD3])">
            <text:p/>
          </table:table-cell>
          <table:table-cell table:formula="of:=IF([$input.AE3]=&quot;&quot;;&quot;&quot;;[$input.AE3])">
            <text:p/>
          </table:table-cell>
          <table:table-cell table:formula="of:=IF([$input.AK3]=&quot;&quot;;&quot;&quot;;[$input.AK3])">
            <text:p/>
          </table:table-cell>
          <table:table-cell table:formula="of:=IF([$input.AL3]=&quot;&quot;;&quot;&quot;;[$input.AL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formula="of:=IF([.H2]=&quot;&quot;;&quot;&quot;;[.$G3]*[.P2]*[.H2])">
            <text:p/>
          </table:table-cell>
          <table:table-cell table:formula="of:=IF([.H2]=&quot;&quot;;&quot;&quot;;[.$G3]*[.P2]*[.H2]*[.I2])">
            <text:p/>
          </table:table-cell>
          <table:table-cell table:formula="of:=IF([.J2]=&quot;&quot;;&quot;&quot;;[.$G3]*[.Q2]*[.J2])">
            <text:p/>
          </table:table-cell>
          <table:table-cell table:formula="of:=IF([.J2]=&quot;&quot;;&quot;&quot;;[.$G3]*[.Q2]*[.J2]*[.K2])">
            <text:p/>
          </table:table-cell>
          <table:table-cell table:formula="of:=IF([.L2]=&quot;&quot;;&quot;&quot;;[.$G3]*[.R2]*[.L2])">
            <text:p/>
          </table:table-cell>
          <table:table-cell table:formula="of:=IF([.L2]=&quot;&quot;;&quot;&quot;;[.$G3]*[.R2]*[.L2]*[.M2])">
            <text:p/>
          </table:table-cell>
          <table:table-cell table:formula="of:=IF([.N2]=&quot;&quot;;&quot;&quot;;[.$G3]*[.S2]*[.N2])">
            <text:p/>
          </table:table-cell>
          <table:table-cell table:formula="of:=IF([.N2]=&quot;&quot;;&quot;&quot;;[.$G3]*[.S2]*[.N2]*[.O2])">
            <text:p/>
          </table:table-cell>
          <table:table-cell table:formula="of:=IF([.H3]=&quot;&quot;;&quot;&quot;;[.$U2]*[.H3])">
            <text:p/>
          </table:table-cell>
          <table:table-cell table:formula="of:=IF([.J3]=&quot;&quot;;&quot;&quot;;[.$U2]*[.J3])">
            <text:p/>
          </table:table-cell>
          <table:table-cell table:formula="of:=IF([.L3]=&quot;&quot;;&quot;&quot;;[.$U2]*[.L3])">
            <text:p/>
          </table:table-cell>
          <table:table-cell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</table:table-row>
        <table:table-row table:style-name="ro1">
          <table:table-cell table:formula="of:=[$input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input.H4]=&quot;&quot;;&quot;&quot;;[$input.H4])">
            <text:p/>
          </table:table-cell>
          <table:table-cell table:formula="of:=IF([$input.I4]=&quot;&quot;;&quot;&quot;;[$input.I4])">
            <text:p/>
          </table:table-cell>
          <table:table-cell table:formula="of:=IF([$input.W4]=&quot;&quot;;&quot;&quot;;[$input.W4])">
            <text:p/>
          </table:table-cell>
          <table:table-cell table:formula="of:=IF([$input.X4]=&quot;&quot;;&quot;&quot;;[$input.X4])">
            <text:p/>
          </table:table-cell>
          <table:table-cell table:formula="of:=IF([$input.AD4]=&quot;&quot;;&quot;&quot;;[$input.AD4])">
            <text:p/>
          </table:table-cell>
          <table:table-cell table:formula="of:=IF([$input.AE4]=&quot;&quot;;&quot;&quot;;[$input.AE4])">
            <text:p/>
          </table:table-cell>
          <table:table-cell table:formula="of:=IF([$input.AK4]=&quot;&quot;;&quot;&quot;;[$input.AK4])">
            <text:p/>
          </table:table-cell>
          <table:table-cell table:formula="of:=IF([$input.AL4]=&quot;&quot;;&quot;&quot;;[$input.AL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formula="of:=IF([.H3]=&quot;&quot;;&quot;&quot;;[.$G4]*[.P3]*[.H3])">
            <text:p/>
          </table:table-cell>
          <table:table-cell table:formula="of:=IF([.H3]=&quot;&quot;;&quot;&quot;;[.$G4]*[.P3]*[.H3]*[.I3])">
            <text:p/>
          </table:table-cell>
          <table:table-cell table:formula="of:=IF([.J3]=&quot;&quot;;&quot;&quot;;[.$G4]*[.Q3]*[.J3])">
            <text:p/>
          </table:table-cell>
          <table:table-cell table:formula="of:=IF([.J3]=&quot;&quot;;&quot;&quot;;[.$G4]*[.Q3]*[.J3]*[.K3])">
            <text:p/>
          </table:table-cell>
          <table:table-cell table:formula="of:=IF([.L3]=&quot;&quot;;&quot;&quot;;[.$G4]*[.R3]*[.L3])">
            <text:p/>
          </table:table-cell>
          <table:table-cell table:formula="of:=IF([.L3]=&quot;&quot;;&quot;&quot;;[.$G4]*[.R3]*[.L3]*[.M3])">
            <text:p/>
          </table:table-cell>
          <table:table-cell table:formula="of:=IF([.N3]=&quot;&quot;;&quot;&quot;;[.$G4]*[.S3]*[.N3])">
            <text:p/>
          </table:table-cell>
          <table:table-cell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formula="of:=IF([.J4]=&quot;&quot;;&quot;&quot;;[.$U3]*[.J4])">
            <text:p/>
          </table:table-cell>
          <table:table-cell table:formula="of:=IF([.L4]=&quot;&quot;;&quot;&quot;;[.$U3]*[.L4])">
            <text:p/>
          </table:table-cell>
          <table:table-cell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</table:table-row>
        <table:table-row table:style-name="ro1">
          <table:table-cell table:formula="of:=[$input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input.H5]=&quot;&quot;;&quot;&quot;;[$input.H5])">
            <text:p/>
          </table:table-cell>
          <table:table-cell table:formula="of:=IF([$input.I5]=&quot;&quot;;&quot;&quot;;[$input.I5])">
            <text:p/>
          </table:table-cell>
          <table:table-cell table:formula="of:=IF([$input.W5]=&quot;&quot;;&quot;&quot;;[$input.W5])">
            <text:p/>
          </table:table-cell>
          <table:table-cell table:formula="of:=IF([$input.X5]=&quot;&quot;;&quot;&quot;;[$input.X5])">
            <text:p/>
          </table:table-cell>
          <table:table-cell table:formula="of:=IF([$input.AD5]=&quot;&quot;;&quot;&quot;;[$input.AD5])">
            <text:p/>
          </table:table-cell>
          <table:table-cell table:formula="of:=IF([$input.AE5]=&quot;&quot;;&quot;&quot;;[$input.AE5])">
            <text:p/>
          </table:table-cell>
          <table:table-cell table:formula="of:=IF([$input.AK5]=&quot;&quot;;&quot;&quot;;[$input.AK5])">
            <text:p/>
          </table:table-cell>
          <table:table-cell table:formula="of:=IF([$input.AL5]=&quot;&quot;;&quot;&quot;;[$input.AL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formula="of:=IF([.J4]=&quot;&quot;;&quot;&quot;;[.$G5]*[.Q4]*[.J4])">
            <text:p/>
          </table:table-cell>
          <table:table-cell table:formula="of:=IF([.J4]=&quot;&quot;;&quot;&quot;;[.$G5]*[.Q4]*[.J4]*[.K4])">
            <text:p/>
          </table:table-cell>
          <table:table-cell table:formula="of:=IF([.L4]=&quot;&quot;;&quot;&quot;;[.$G5]*[.R4]*[.L4])">
            <text:p/>
          </table:table-cell>
          <table:table-cell table:formula="of:=IF([.L4]=&quot;&quot;;&quot;&quot;;[.$G5]*[.R4]*[.L4]*[.M4])">
            <text:p/>
          </table:table-cell>
          <table:table-cell table:formula="of:=IF([.N4]=&quot;&quot;;&quot;&quot;;[.$G5]*[.S4]*[.N4])">
            <text:p/>
          </table:table-cell>
          <table:table-cell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formula="of:=IF([.J5]=&quot;&quot;;&quot;&quot;;[.$U4]*[.J5])">
            <text:p/>
          </table:table-cell>
          <table:table-cell table:formula="of:=IF([.L5]=&quot;&quot;;&quot;&quot;;[.$U4]*[.L5])">
            <text:p/>
          </table:table-cell>
          <table:table-cell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</table:table-row>
        <table:table-row table:style-name="ro1">
          <table:table-cell table:formula="of:=[$input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input.H6]=&quot;&quot;;&quot;&quot;;[$input.H6])">
            <text:p/>
          </table:table-cell>
          <table:table-cell table:formula="of:=IF([$input.I6]=&quot;&quot;;&quot;&quot;;[$input.I6])">
            <text:p/>
          </table:table-cell>
          <table:table-cell table:formula="of:=IF([$input.W6]=&quot;&quot;;&quot;&quot;;[$input.W6])">
            <text:p/>
          </table:table-cell>
          <table:table-cell table:formula="of:=IF([$input.X6]=&quot;&quot;;&quot;&quot;;[$input.X6])">
            <text:p/>
          </table:table-cell>
          <table:table-cell table:formula="of:=IF([$input.AD6]=&quot;&quot;;&quot;&quot;;[$input.AD6])">
            <text:p/>
          </table:table-cell>
          <table:table-cell table:formula="of:=IF([$input.AE6]=&quot;&quot;;&quot;&quot;;[$input.AE6])">
            <text:p/>
          </table:table-cell>
          <table:table-cell table:formula="of:=IF([$input.AK6]=&quot;&quot;;&quot;&quot;;[$input.AK6])">
            <text:p/>
          </table:table-cell>
          <table:table-cell table:formula="of:=IF([$input.AL6]=&quot;&quot;;&quot;&quot;;[$input.AL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formula="of:=IF([.J5]=&quot;&quot;;&quot;&quot;;[.$G6]*[.Q5]*[.J5])">
            <text:p/>
          </table:table-cell>
          <table:table-cell table:formula="of:=IF([.J5]=&quot;&quot;;&quot;&quot;;[.$G6]*[.Q5]*[.J5]*[.K5])">
            <text:p/>
          </table:table-cell>
          <table:table-cell table:formula="of:=IF([.L5]=&quot;&quot;;&quot;&quot;;[.$G6]*[.R5]*[.L5])">
            <text:p/>
          </table:table-cell>
          <table:table-cell table:formula="of:=IF([.L5]=&quot;&quot;;&quot;&quot;;[.$G6]*[.R5]*[.L5]*[.M5])">
            <text:p/>
          </table:table-cell>
          <table:table-cell table:formula="of:=IF([.N5]=&quot;&quot;;&quot;&quot;;[.$G6]*[.S5]*[.N5])">
            <text:p/>
          </table:table-cell>
          <table:table-cell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formula="of:=IF([.J6]=&quot;&quot;;&quot;&quot;;[.$U5]*[.J6])">
            <text:p/>
          </table:table-cell>
          <table:table-cell table:formula="of:=IF([.L6]=&quot;&quot;;&quot;&quot;;[.$U5]*[.L6])">
            <text:p/>
          </table:table-cell>
          <table:table-cell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</table:table-row>
        <table:table-row table:style-name="ro1">
          <table:table-cell table:formula="of:=[$input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input.H7]=&quot;&quot;;&quot;&quot;;[$input.H7])" office:value-type="float" office:value="1" calcext:value-type="float">
            <text:p>1</text:p>
          </table:table-cell>
          <table:table-cell table:formula="of:=IF([$input.I7]=&quot;&quot;;&quot;&quot;;[$input.I7])" office:value-type="float" office:value="1" calcext:value-type="float">
            <text:p>1</text:p>
          </table:table-cell>
          <table:table-cell table:formula="of:=IF([$input.W7]=&quot;&quot;;&quot;&quot;;[$input.W7])" office:value-type="float" office:value="0" calcext:value-type="float">
            <text:p>0</text:p>
          </table:table-cell>
          <table:table-cell table:formula="of:=IF([$input.X7]=&quot;&quot;;&quot;&quot;;[$input.X7])" office:value-type="float" office:value="0" calcext:value-type="float">
            <text:p>0</text:p>
          </table:table-cell>
          <table:table-cell table:formula="of:=IF([$input.AD7]=&quot;&quot;;&quot;&quot;;[$input.AD7])" office:value-type="float" office:value="0" calcext:value-type="float">
            <text:p>0</text:p>
          </table:table-cell>
          <table:table-cell table:formula="of:=IF([$input.AE7]=&quot;&quot;;&quot;&quot;;[$input.AE7])" office:value-type="float" office:value="0" calcext:value-type="float">
            <text:p>0</text:p>
          </table:table-cell>
          <table:table-cell table:formula="of:=IF([$input.AK7]=&quot;&quot;;&quot;&quot;;[$input.AK7])" office:value-type="float" office:value="0" calcext:value-type="float">
            <text:p>0</text:p>
          </table:table-cell>
          <table:table-cell table:formula="of:=IF([$input.AL7]=&quot;&quot;;&quot;&quot;;[$input.AL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formula="of:=IF([.J6]=&quot;&quot;;&quot;&quot;;[.$G7]*[.Q6]*[.J6])">
            <text:p/>
          </table:table-cell>
          <table:table-cell table:formula="of:=IF([.J6]=&quot;&quot;;&quot;&quot;;[.$G7]*[.Q6]*[.J6]*[.K6])">
            <text:p/>
          </table:table-cell>
          <table:table-cell table:formula="of:=IF([.L6]=&quot;&quot;;&quot;&quot;;[.$G7]*[.R6]*[.L6])">
            <text:p/>
          </table:table-cell>
          <table:table-cell table:formula="of:=IF([.L6]=&quot;&quot;;&quot;&quot;;[.$G7]*[.R6]*[.L6]*[.M6])">
            <text:p/>
          </table:table-cell>
          <table:table-cell table:formula="of:=IF([.N6]=&quot;&quot;;&quot;&quot;;[.$G7]*[.S6]*[.N6])">
            <text:p/>
          </table:table-cell>
          <table:table-cell table:formula="of:=IF([.N6]=&quot;&quot;;&quot;&quot;;[.$G7]*[.S6]*[.N6]*[.O6])">
            <text:p/>
          </table:table-cell>
          <table:table-cell table:formula="of:=IF([.H7]=&quot;&quot;;&quot;&quot;;[.$U6]*[.H7])" office:value-type="float" office:value="4298.73290570962" calcext:value-type="float">
            <text:p>4298.73290570962</text:p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</table:table-row>
        <table:table-row table:style-name="ro1">
          <table:table-cell table:formula="of:=[$input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input.H8]=&quot;&quot;;&quot;&quot;;[$input.H8])" office:value-type="float" office:value="1" calcext:value-type="float">
            <text:p>1</text:p>
          </table:table-cell>
          <table:table-cell table:formula="of:=IF([$input.I8]=&quot;&quot;;&quot;&quot;;[$input.I8])" office:value-type="float" office:value="1" calcext:value-type="float">
            <text:p>1</text:p>
          </table:table-cell>
          <table:table-cell table:formula="of:=IF([$input.W8]=&quot;&quot;;&quot;&quot;;[$input.W8])" office:value-type="float" office:value="0" calcext:value-type="float">
            <text:p>0</text:p>
          </table:table-cell>
          <table:table-cell table:formula="of:=IF([$input.X8]=&quot;&quot;;&quot;&quot;;[$input.X8])" office:value-type="float" office:value="0" calcext:value-type="float">
            <text:p>0</text:p>
          </table:table-cell>
          <table:table-cell table:formula="of:=IF([$input.AD8]=&quot;&quot;;&quot;&quot;;[$input.AD8])" office:value-type="float" office:value="0" calcext:value-type="float">
            <text:p>0</text:p>
          </table:table-cell>
          <table:table-cell table:formula="of:=IF([$input.AE8]=&quot;&quot;;&quot;&quot;;[$input.AE8])" office:value-type="float" office:value="0" calcext:value-type="float">
            <text:p>0</text:p>
          </table:table-cell>
          <table:table-cell table:formula="of:=IF([$input.AK8]=&quot;&quot;;&quot;&quot;;[$input.AK8])" office:value-type="float" office:value="0" calcext:value-type="float">
            <text:p>0</text:p>
          </table:table-cell>
          <table:table-cell table:formula="of:=IF([$input.AL8]=&quot;&quot;;&quot;&quot;;[$input.AL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 office:value-type="float" office:value="21.9333807255742" calcext:value-type="float">
            <text:p>21.9333807255742</text:p>
          </table:table-cell>
          <table:table-cell table:formula="of:=IF([.H7]=&quot;&quot;;&quot;&quot;;[.$G8]*[.P7]*[.H7]*[.I7])" office:value-type="float" office:value="21.9333807255742" calcext:value-type="float">
            <text:p>21.9333807255742</text:p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 office:value-type="float" office:value="3692.16479556495" calcext:value-type="float">
            <text:p>3692.16479556495</text:p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</table:table-row>
        <table:table-row table:style-name="ro1">
          <table:table-cell table:formula="of:=[$input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input.H9]=&quot;&quot;;&quot;&quot;;[$input.H9])" office:value-type="float" office:value="1" calcext:value-type="float">
            <text:p>1</text:p>
          </table:table-cell>
          <table:table-cell table:formula="of:=IF([$input.I9]=&quot;&quot;;&quot;&quot;;[$input.I9])" office:value-type="float" office:value="1" calcext:value-type="float">
            <text:p>1</text:p>
          </table:table-cell>
          <table:table-cell table:formula="of:=IF([$input.W9]=&quot;&quot;;&quot;&quot;;[$input.W9])" office:value-type="float" office:value="0" calcext:value-type="float">
            <text:p>0</text:p>
          </table:table-cell>
          <table:table-cell table:formula="of:=IF([$input.X9]=&quot;&quot;;&quot;&quot;;[$input.X9])" office:value-type="float" office:value="0" calcext:value-type="float">
            <text:p>0</text:p>
          </table:table-cell>
          <table:table-cell table:formula="of:=IF([$input.AD9]=&quot;&quot;;&quot;&quot;;[$input.AD9])" office:value-type="float" office:value="0" calcext:value-type="float">
            <text:p>0</text:p>
          </table:table-cell>
          <table:table-cell table:formula="of:=IF([$input.AE9]=&quot;&quot;;&quot;&quot;;[$input.AE9])" office:value-type="float" office:value="0" calcext:value-type="float">
            <text:p>0</text:p>
          </table:table-cell>
          <table:table-cell table:formula="of:=IF([$input.AK9]=&quot;&quot;;&quot;&quot;;[$input.AK9])" office:value-type="float" office:value="0" calcext:value-type="float">
            <text:p>0</text:p>
          </table:table-cell>
          <table:table-cell table:formula="of:=IF([$input.AL9]=&quot;&quot;;&quot;&quot;;[$input.AL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 office:value-type="float" office:value="14.0187206946565" calcext:value-type="float">
            <text:p>14.0187206946565</text:p>
          </table:table-cell>
          <table:table-cell table:formula="of:=IF([.H8]=&quot;&quot;;&quot;&quot;;[.$G9]*[.P8]*[.H8]*[.I8])" office:value-type="float" office:value="14.0187206946565" calcext:value-type="float">
            <text:p>14.0187206946565</text:p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 office:value-type="float" office:value="2284.86751471241" calcext:value-type="float">
            <text:p>2284.86751471241</text:p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</table:table-row>
        <table:table-row table:style-name="ro1">
          <table:table-cell table:formula="of:=[$input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input.H10]=&quot;&quot;;&quot;&quot;;[$input.H10])" office:value-type="float" office:value="1" calcext:value-type="float">
            <text:p>1</text:p>
          </table:table-cell>
          <table:table-cell table:formula="of:=IF([$input.I10]=&quot;&quot;;&quot;&quot;;[$input.I10])" office:value-type="float" office:value="1" calcext:value-type="float">
            <text:p>1</text:p>
          </table:table-cell>
          <table:table-cell table:formula="of:=IF([$input.W10]=&quot;&quot;;&quot;&quot;;[$input.W10])" office:value-type="float" office:value="0" calcext:value-type="float">
            <text:p>0</text:p>
          </table:table-cell>
          <table:table-cell table:formula="of:=IF([$input.X10]=&quot;&quot;;&quot;&quot;;[$input.X10])" office:value-type="float" office:value="0" calcext:value-type="float">
            <text:p>0</text:p>
          </table:table-cell>
          <table:table-cell table:formula="of:=IF([$input.AD10]=&quot;&quot;;&quot;&quot;;[$input.AD10])" office:value-type="float" office:value="0" calcext:value-type="float">
            <text:p>0</text:p>
          </table:table-cell>
          <table:table-cell table:formula="of:=IF([$input.AE10]=&quot;&quot;;&quot;&quot;;[$input.AE10])" office:value-type="float" office:value="0" calcext:value-type="float">
            <text:p>0</text:p>
          </table:table-cell>
          <table:table-cell table:formula="of:=IF([$input.AK10]=&quot;&quot;;&quot;&quot;;[$input.AK10])" office:value-type="float" office:value="0" calcext:value-type="float">
            <text:p>0</text:p>
          </table:table-cell>
          <table:table-cell table:formula="of:=IF([$input.AL10]=&quot;&quot;;&quot;&quot;;[$input.AL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 office:value-type="float" office:value="13.1046371304249" calcext:value-type="float">
            <text:p>13.1046371304249</text:p>
          </table:table-cell>
          <table:table-cell table:formula="of:=IF([.H9]=&quot;&quot;;&quot;&quot;;[.$G10]*[.P9]*[.H9]*[.I9])" office:value-type="float" office:value="13.1046371304249" calcext:value-type="float">
            <text:p>13.1046371304249</text:p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 office:value-type="float" office:value="1073.56238709083" calcext:value-type="float">
            <text:p>1073.56238709083</text:p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</table:table-row>
        <table:table-row table:style-name="ro1">
          <table:table-cell table:formula="of:=[$input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input.H11]=&quot;&quot;;&quot;&quot;;[$input.H11])" office:value-type="float" office:value="1" calcext:value-type="float">
            <text:p>1</text:p>
          </table:table-cell>
          <table:table-cell table:formula="of:=IF([$input.I11]=&quot;&quot;;&quot;&quot;;[$input.I11])" office:value-type="float" office:value="0" calcext:value-type="float">
            <text:p>0</text:p>
          </table:table-cell>
          <table:table-cell table:formula="of:=IF([$input.W11]=&quot;&quot;;&quot;&quot;;[$input.W11])" office:value-type="float" office:value="0" calcext:value-type="float">
            <text:p>0</text:p>
          </table:table-cell>
          <table:table-cell table:formula="of:=IF([$input.X11]=&quot;&quot;;&quot;&quot;;[$input.X11])" office:value-type="float" office:value="0" calcext:value-type="float">
            <text:p>0</text:p>
          </table:table-cell>
          <table:table-cell table:formula="of:=IF([$input.AD11]=&quot;&quot;;&quot;&quot;;[$input.AD11])" office:value-type="float" office:value="0" calcext:value-type="float">
            <text:p>0</text:p>
          </table:table-cell>
          <table:table-cell table:formula="of:=IF([$input.AE11]=&quot;&quot;;&quot;&quot;;[$input.AE11])" office:value-type="float" office:value="0" calcext:value-type="float">
            <text:p>0</text:p>
          </table:table-cell>
          <table:table-cell table:formula="of:=IF([$input.AK11]=&quot;&quot;;&quot;&quot;;[$input.AK11])" office:value-type="float" office:value="0" calcext:value-type="float">
            <text:p>0</text:p>
          </table:table-cell>
          <table:table-cell table:formula="of:=IF([$input.AL11]=&quot;&quot;;&quot;&quot;;[$input.AL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 office:value-type="float" office:value="4.31489429785179" calcext:value-type="float">
            <text:p>4.31489429785179</text:p>
          </table:table-cell>
          <table:table-cell table:formula="of:=IF([.H10]=&quot;&quot;;&quot;&quot;;[.$G11]*[.P10]*[.H10]*[.I10])" office:value-type="float" office:value="4.31489429785179" calcext:value-type="float">
            <text:p>4.31489429785179</text:p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787.364285608745" calcext:value-type="float">
            <text:p>787.364285608745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</table:table-row>
        <table:table-row table:style-name="ro1">
          <table:table-cell table:formula="of:=[$input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input.H12]=&quot;&quot;;&quot;&quot;;[$input.H12])" office:value-type="float" office:value="1" calcext:value-type="float">
            <text:p>1</text:p>
          </table:table-cell>
          <table:table-cell table:formula="of:=IF([$input.I12]=&quot;&quot;;&quot;&quot;;[$input.I12])" office:value-type="float" office:value="0" calcext:value-type="float">
            <text:p>0</text:p>
          </table:table-cell>
          <table:table-cell table:formula="of:=IF([$input.W12]=&quot;&quot;;&quot;&quot;;[$input.W12])" office:value-type="float" office:value="0" calcext:value-type="float">
            <text:p>0</text:p>
          </table:table-cell>
          <table:table-cell table:formula="of:=IF([$input.X12]=&quot;&quot;;&quot;&quot;;[$input.X12])" office:value-type="float" office:value="0" calcext:value-type="float">
            <text:p>0</text:p>
          </table:table-cell>
          <table:table-cell table:formula="of:=IF([$input.AD12]=&quot;&quot;;&quot;&quot;;[$input.AD12])">
            <text:p/>
          </table:table-cell>
          <table:table-cell table:formula="of:=IF([$input.AE12]=&quot;&quot;;&quot;&quot;;[$input.AE12])">
            <text:p/>
          </table:table-cell>
          <table:table-cell table:formula="of:=IF([$input.AK12]=&quot;&quot;;&quot;&quot;;[$input.AK12])" office:value-type="float" office:value="0.25" calcext:value-type="float">
            <text:p>0.25</text:p>
          </table:table-cell>
          <table:table-cell table:formula="of:=IF([$input.AL12]=&quot;&quot;;&quot;&quot;;[$input.AL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2.10494237528983" calcext:value-type="float">
            <text:p>2.10494237528983</text:p>
          </table:table-cell>
          <table:table-cell table:formula="of:=IF([.H11]=&quot;&quot;;&quot;&quot;;[.$G12]*[.P11]*[.H11]*[.I11])" office:value-type="float" office:value="0" calcext:value-type="float">
            <text:p>0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372.452943446697" calcext:value-type="float">
            <text:p>372.452943446697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>
            <text:p/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</table:table-row>
        <table:table-row table:style-name="ro1">
          <table:table-cell table:formula="of:=[$input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5" calcext:value-type="float">
            <text:p>1.08607665182755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3" calcext:value-type="float">
            <text:p>0.549982514642803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input.H13]=&quot;&quot;;&quot;&quot;;[$input.H13])" office:value-type="float" office:value="1" calcext:value-type="float">
            <text:p>1</text:p>
          </table:table-cell>
          <table:table-cell table:formula="of:=IF([$input.I13]=&quot;&quot;;&quot;&quot;;[$input.I13])" office:value-type="float" office:value="0" calcext:value-type="float">
            <text:p>0</text:p>
          </table:table-cell>
          <table:table-cell table:formula="of:=IF([$input.W13]=&quot;&quot;;&quot;&quot;;[$input.W13])" office:value-type="float" office:value="0" calcext:value-type="float">
            <text:p>0</text:p>
          </table:table-cell>
          <table:table-cell table:formula="of:=IF([$input.X13]=&quot;&quot;;&quot;&quot;;[$input.X13])" office:value-type="float" office:value="0" calcext:value-type="float">
            <text:p>0</text:p>
          </table:table-cell>
          <table:table-cell table:formula="of:=IF([$input.AD13]=&quot;&quot;;&quot;&quot;;[$input.AD13])">
            <text:p/>
          </table:table-cell>
          <table:table-cell table:formula="of:=IF([$input.AE13]=&quot;&quot;;&quot;&quot;;[$input.AE13])">
            <text:p/>
          </table:table-cell>
          <table:table-cell table:formula="of:=IF([$input.AK13]=&quot;&quot;;&quot;&quot;;[$input.AK13])" office:value-type="float" office:value="0.25" calcext:value-type="float">
            <text:p>0.25</text:p>
          </table:table-cell>
          <table:table-cell table:formula="of:=IF([$input.AL13]=&quot;&quot;;&quot;&quot;;[$input.AL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2.8813015924967" calcext:value-type="float">
            <text:p>12.8813015924967</text:p>
          </table:table-cell>
          <table:table-cell table:formula="of:=IF([.H12]=&quot;&quot;;&quot;&quot;;[.$G13]*[.P12]*[.H12]*[.I12])" office:value-type="float" office:value="0" calcext:value-type="float">
            <text:p>0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>
            <text:p/>
          </table:table-cell>
          <table:table-cell table:formula="of:=IF([.L12]=&quot;&quot;;&quot;&quot;;[.$G13]*[.R12]*[.L12]*[.M12])">
            <text:p/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>
            <text:p/>
          </table:table-cell>
          <table:table-cell table:formula="of:=IF([.N13]=&quot;&quot;;&quot;&quot;;[.$U12]*[.N13])" office:value-type="float" office:value="87.1611450435291" calcext:value-type="float">
            <text:p>87.1611450435291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</table:table-row>
        <table:table-row table:style-name="ro1">
          <table:table-cell table:formula="of:=[$input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7" calcext:value-type="float">
            <text:p>0.593953148179937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input.H14]=&quot;&quot;;&quot;&quot;;[$input.H14])" office:value-type="float" office:value="1" calcext:value-type="float">
            <text:p>1</text:p>
          </table:table-cell>
          <table:table-cell table:formula="of:=IF([$input.I14]=&quot;&quot;;&quot;&quot;;[$input.I14])" office:value-type="float" office:value="0" calcext:value-type="float">
            <text:p>0</text:p>
          </table:table-cell>
          <table:table-cell table:formula="of:=IF([$input.W14]=&quot;&quot;;&quot;&quot;;[$input.W14])" office:value-type="float" office:value="0.5" calcext:value-type="float">
            <text:p>0.5</text:p>
          </table:table-cell>
          <table:table-cell table:formula="of:=IF([$input.X14]=&quot;&quot;;&quot;&quot;;[$input.X14])" office:value-type="float" office:value="1" calcext:value-type="float">
            <text:p>1</text:p>
          </table:table-cell>
          <table:table-cell table:formula="of:=IF([$input.AD14]=&quot;&quot;;&quot;&quot;;[$input.AD14])">
            <text:p/>
          </table:table-cell>
          <table:table-cell table:formula="of:=IF([$input.AE14]=&quot;&quot;;&quot;&quot;;[$input.AE14])">
            <text:p/>
          </table:table-cell>
          <table:table-cell table:formula="of:=IF([$input.AK14]=&quot;&quot;;&quot;&quot;;[$input.AK14])">
            <text:p/>
          </table:table-cell>
          <table:table-cell table:formula="of:=IF([$input.AL14]=&quot;&quot;;&quot;&quot;;[$input.AL14])">
            <text:p/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8" calcext:value-type="float">
            <text:p>461.773236234768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0" calcext:value-type="float">
            <text:p>0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>
            <text:p/>
          </table:table-cell>
          <table:table-cell table:formula="of:=IF([.L13]=&quot;&quot;;&quot;&quot;;[.$G14]*[.R13]*[.L13]*[.M13])">
            <text:p/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>
            <text:p/>
          </table:table-cell>
          <table:table-cell table:formula="of:=IF([.N14]=&quot;&quot;;&quot;&quot;;[.$U13]*[.N14])">
            <text:p/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</table:table-row>
        <table:table-row table:style-name="ro1">
          <table:table-cell table:formula="of:=[$input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input.H15]=&quot;&quot;;&quot;&quot;;[$input.H15])" office:value-type="float" office:value="1" calcext:value-type="float">
            <text:p>1</text:p>
          </table:table-cell>
          <table:table-cell table:formula="of:=IF([$input.I15]=&quot;&quot;;&quot;&quot;;[$input.I15])" office:value-type="float" office:value="0" calcext:value-type="float">
            <text:p>0</text:p>
          </table:table-cell>
          <table:table-cell table:formula="of:=IF([$input.W15]=&quot;&quot;;&quot;&quot;;[$input.W15])" office:value-type="float" office:value="0.5" calcext:value-type="float">
            <text:p>0.5</text:p>
          </table:table-cell>
          <table:table-cell table:formula="of:=IF([$input.X15]=&quot;&quot;;&quot;&quot;;[$input.X15])" office:value-type="float" office:value="1" calcext:value-type="float">
            <text:p>1</text:p>
          </table:table-cell>
          <table:table-cell table:formula="of:=IF([$input.AD15]=&quot;&quot;;&quot;&quot;;[$input.AD15])">
            <text:p/>
          </table:table-cell>
          <table:table-cell table:formula="of:=IF([$input.AE15]=&quot;&quot;;&quot;&quot;;[$input.AE15])">
            <text:p/>
          </table:table-cell>
          <table:table-cell table:formula="of:=IF([$input.AK15]=&quot;&quot;;&quot;&quot;;[$input.AK15])">
            <text:p/>
          </table:table-cell>
          <table:table-cell table:formula="of:=IF([$input.AL15]=&quot;&quot;;&quot;&quot;;[$input.AL15])">
            <text:p/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0" calcext:value-type="float">
            <text:p>0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>
            <text:p/>
          </table:table-cell>
          <table:table-cell table:formula="of:=IF([.L14]=&quot;&quot;;&quot;&quot;;[.$G15]*[.R14]*[.L14]*[.M14])">
            <text:p/>
          </table:table-cell>
          <table:table-cell table:formula="of:=IF([.N14]=&quot;&quot;;&quot;&quot;;[.$G15]*[.S14]*[.N14])">
            <text:p/>
          </table:table-cell>
          <table:table-cell table:formula="of:=IF([.N14]=&quot;&quot;;&quot;&quot;;[.$G15]*[.S14]*[.N14]*[.O14])">
            <text:p/>
          </table:table-cell>
          <table:table-cell table:formula="of:=IF([.H15]=&quot;&quot;;&quot;&quot;;[.$U14]*[.H15])" office:value-type="float" office:value="461.773236234768" calcext:value-type="float">
            <text:p>461.773236234768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>
            <text:p/>
          </table:table-cell>
          <table:table-cell table:formula="of:=IF([.N15]=&quot;&quot;;&quot;&quot;;[.$U14]*[.N15])">
            <text:p/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</table:table-row>
        <table:table-row table:style-name="ro1">
          <table:table-cell table:formula="of:=[$input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input.H16]=&quot;&quot;;&quot;&quot;;[$input.H16])" office:value-type="float" office:value="1" calcext:value-type="float">
            <text:p>1</text:p>
          </table:table-cell>
          <table:table-cell table:formula="of:=IF([$input.I16]=&quot;&quot;;&quot;&quot;;[$input.I16])" office:value-type="float" office:value="0" calcext:value-type="float">
            <text:p>0</text:p>
          </table:table-cell>
          <table:table-cell table:formula="of:=IF([$input.W16]=&quot;&quot;;&quot;&quot;;[$input.W16])" office:value-type="float" office:value="0.5" calcext:value-type="float">
            <text:p>0.5</text:p>
          </table:table-cell>
          <table:table-cell table:formula="of:=IF([$input.X16]=&quot;&quot;;&quot;&quot;;[$input.X16])" office:value-type="float" office:value="0" calcext:value-type="float">
            <text:p>0</text:p>
          </table:table-cell>
          <table:table-cell table:formula="of:=IF([$input.AD16]=&quot;&quot;;&quot;&quot;;[$input.AD16])">
            <text:p/>
          </table:table-cell>
          <table:table-cell table:formula="of:=IF([$input.AE16]=&quot;&quot;;&quot;&quot;;[$input.AE16])">
            <text:p/>
          </table:table-cell>
          <table:table-cell table:formula="of:=IF([$input.AK16]=&quot;&quot;;&quot;&quot;;[$input.AK16])" office:value-type="float" office:value="0" calcext:value-type="float">
            <text:p>0</text:p>
          </table:table-cell>
          <table:table-cell table:formula="of:=IF([$input.AL16]=&quot;&quot;;&quot;&quot;;[$input.AL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7" calcext:value-type="float">
            <text:p>7.19275538410787</text:p>
          </table:table-cell>
          <table:table-cell table:formula="of:=IF([.H15]=&quot;&quot;;&quot;&quot;;[.$G16]*[.P15]*[.H15]*[.I15])" office:value-type="float" office:value="0" calcext:value-type="float">
            <text:p>0</text:p>
          </table:table-cell>
          <table:table-cell table:formula="of:=IF([.J15]=&quot;&quot;;&quot;&quot;;[.$G16]*[.Q15]*[.J15])" office:value-type="float" office:value="7.19275538410787" calcext:value-type="float">
            <text:p>7.19275538410787</text:p>
          </table:table-cell>
          <table:table-cell table:formula="of:=IF([.J15]=&quot;&quot;;&quot;&quot;;[.$G16]*[.Q15]*[.J15]*[.K15])" office:value-type="float" office:value="7.19275538410787" calcext:value-type="float">
            <text:p>7.19275538410787</text:p>
          </table:table-cell>
          <table:table-cell table:formula="of:=IF([.L15]=&quot;&quot;;&quot;&quot;;[.$G16]*[.R15]*[.L15])">
            <text:p/>
          </table:table-cell>
          <table:table-cell table:formula="of:=IF([.L15]=&quot;&quot;;&quot;&quot;;[.$G16]*[.R15]*[.L15]*[.M15])">
            <text:p/>
          </table:table-cell>
          <table:table-cell table:formula="of:=IF([.N15]=&quot;&quot;;&quot;&quot;;[.$G16]*[.S15]*[.N15])">
            <text:p/>
          </table:table-cell>
          <table:table-cell table:formula="of:=IF([.N15]=&quot;&quot;;&quot;&quot;;[.$G16]*[.S15]*[.N15]*[.O15])">
            <text:p/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>
            <text:p/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7" calcext:value-type="float">
            <text:p>7.19275538410787</text:p>
          </table:table-cell>
          <table:table-cell table:formula="of:=[.Q15]*[.$G16]" office:value-type="float" office:value="14.3855107682157" calcext:value-type="float">
            <text:p>14.3855107682157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</table:table-row>
        <table:table-row table:style-name="ro1">
          <table:table-cell table:formula="of:=[$input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input.H17]=&quot;&quot;;&quot;&quot;;[$input.H17])" office:value-type="float" office:value="1" calcext:value-type="float">
            <text:p>1</text:p>
          </table:table-cell>
          <table:table-cell table:formula="of:=IF([$input.I17]=&quot;&quot;;&quot;&quot;;[$input.I17])" office:value-type="float" office:value="0" calcext:value-type="float">
            <text:p>0</text:p>
          </table:table-cell>
          <table:table-cell table:formula="of:=IF([$input.W17]=&quot;&quot;;&quot;&quot;;[$input.W17])" office:value-type="float" office:value="0.5" calcext:value-type="float">
            <text:p>0.5</text:p>
          </table:table-cell>
          <table:table-cell table:formula="of:=IF([$input.X17]=&quot;&quot;;&quot;&quot;;[$input.X17])" office:value-type="float" office:value="0" calcext:value-type="float">
            <text:p>0</text:p>
          </table:table-cell>
          <table:table-cell table:formula="of:=IF([$input.AD17]=&quot;&quot;;&quot;&quot;;[$input.AD17])">
            <text:p/>
          </table:table-cell>
          <table:table-cell table:formula="of:=IF([$input.AE17]=&quot;&quot;;&quot;&quot;;[$input.AE17])">
            <text:p/>
          </table:table-cell>
          <table:table-cell table:formula="of:=IF([$input.AK17]=&quot;&quot;;&quot;&quot;;[$input.AK17])" office:value-type="float" office:value="0" calcext:value-type="float">
            <text:p>0</text:p>
          </table:table-cell>
          <table:table-cell table:formula="of:=IF([$input.AL17]=&quot;&quot;;&quot;&quot;;[$input.AL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>
            <text:p/>
          </table:table-cell>
          <table:table-cell table:formula="of:=IF([.L16]=&quot;&quot;;&quot;&quot;;[.$G17]*[.R16]*[.L16]*[.M16])">
            <text:p/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>
            <text:p/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</table:table-row>
        <table:table-row table:style-name="ro1">
          <table:table-cell table:formula="of:=[$input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2" calcext:value-type="float">
            <text:p>0.834459821213692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input.H18]=&quot;&quot;;&quot;&quot;;[$input.H18])" office:value-type="float" office:value="1" calcext:value-type="float">
            <text:p>1</text:p>
          </table:table-cell>
          <table:table-cell table:formula="of:=IF([$input.I18]=&quot;&quot;;&quot;&quot;;[$input.I18])" office:value-type="float" office:value="0" calcext:value-type="float">
            <text:p>0</text:p>
          </table:table-cell>
          <table:table-cell table:formula="of:=IF([$input.W18]=&quot;&quot;;&quot;&quot;;[$input.W18])" office:value-type="float" office:value="0.5" calcext:value-type="float">
            <text:p>0.5</text:p>
          </table:table-cell>
          <table:table-cell table:formula="of:=IF([$input.X18]=&quot;&quot;;&quot;&quot;;[$input.X18])" office:value-type="float" office:value="0" calcext:value-type="float">
            <text:p>0</text:p>
          </table:table-cell>
          <table:table-cell table:formula="of:=IF([$input.AD18]=&quot;&quot;;&quot;&quot;;[$input.AD18])">
            <text:p/>
          </table:table-cell>
          <table:table-cell table:formula="of:=IF([$input.AE18]=&quot;&quot;;&quot;&quot;;[$input.AE18])">
            <text:p/>
          </table:table-cell>
          <table:table-cell table:formula="of:=IF([$input.AK18]=&quot;&quot;;&quot;&quot;;[$input.AK18])" office:value-type="float" office:value="0" calcext:value-type="float">
            <text:p>0</text:p>
          </table:table-cell>
          <table:table-cell table:formula="of:=IF([$input.AL18]=&quot;&quot;;&quot;&quot;;[$input.AL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4" calcext:value-type="float">
            <text:p>9.47478249301644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>
            <text:p/>
          </table:table-cell>
          <table:table-cell table:formula="of:=IF([.L17]=&quot;&quot;;&quot;&quot;;[.$G18]*[.R17]*[.L17]*[.M17])">
            <text:p/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>
            <text:p/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4" calcext:value-type="float">
            <text:p>9.47478249301644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</table:table-row>
        <table:table-row table:style-name="ro1">
          <table:table-cell table:formula="of:=[$input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1" calcext:value-type="float">
            <text:p>0.904280865039951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input.H19]=&quot;&quot;;&quot;&quot;;[$input.H19])">
            <text:p/>
          </table:table-cell>
          <table:table-cell table:formula="of:=IF([$input.I19]=&quot;&quot;;&quot;&quot;;[$input.I19])">
            <text:p/>
          </table:table-cell>
          <table:table-cell table:formula="of:=IF([$input.W19]=&quot;&quot;;&quot;&quot;;[$input.W19])">
            <text:p/>
          </table:table-cell>
          <table:table-cell table:formula="of:=IF([$input.X19]=&quot;&quot;;&quot;&quot;;[$input.X19])">
            <text:p/>
          </table:table-cell>
          <table:table-cell table:formula="of:=IF([$input.AD19]=&quot;&quot;;&quot;&quot;;[$input.AD19])">
            <text:p/>
          </table:table-cell>
          <table:table-cell table:formula="of:=IF([$input.AE19]=&quot;&quot;;&quot;&quot;;[$input.AE19])">
            <text:p/>
          </table:table-cell>
          <table:table-cell table:formula="of:=IF([$input.AK19]=&quot;&quot;;&quot;&quot;;[$input.AK19])">
            <text:p/>
          </table:table-cell>
          <table:table-cell table:formula="of:=IF([$input.AL19]=&quot;&quot;;&quot;&quot;;[$input.AL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>
            <text:p/>
          </table:table-cell>
          <table:table-cell table:formula="of:=IF([.L18]=&quot;&quot;;&quot;&quot;;[.$G19]*[.R18]*[.L18]*[.M18])">
            <text:p/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</table:table-row>
        <table:table-row table:style-name="ro1">
          <table:table-cell table:formula="of:=[$input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input.H20]=&quot;&quot;;&quot;&quot;;[$input.H20])">
            <text:p/>
          </table:table-cell>
          <table:table-cell table:formula="of:=IF([$input.I20]=&quot;&quot;;&quot;&quot;;[$input.I20])">
            <text:p/>
          </table:table-cell>
          <table:table-cell table:formula="of:=IF([$input.W20]=&quot;&quot;;&quot;&quot;;[$input.W20])">
            <text:p/>
          </table:table-cell>
          <table:table-cell table:formula="of:=IF([$input.X20]=&quot;&quot;;&quot;&quot;;[$input.X20])">
            <text:p/>
          </table:table-cell>
          <table:table-cell table:formula="of:=IF([$input.AD20]=&quot;&quot;;&quot;&quot;;[$input.AD20])">
            <text:p/>
          </table:table-cell>
          <table:table-cell table:formula="of:=IF([$input.AE20]=&quot;&quot;;&quot;&quot;;[$input.AE20])">
            <text:p/>
          </table:table-cell>
          <table:table-cell table:formula="of:=IF([$input.AK20]=&quot;&quot;;&quot;&quot;;[$input.AK20])">
            <text:p/>
          </table:table-cell>
          <table:table-cell table:formula="of:=IF([$input.AL20]=&quot;&quot;;&quot;&quot;;[$input.AL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</table:table-row>
        <table:table-row table:style-name="ro1">
          <table:table-cell table:formula="of:=[$input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input.H21]=&quot;&quot;;&quot;&quot;;[$input.H21])">
            <text:p/>
          </table:table-cell>
          <table:table-cell table:formula="of:=IF([$input.I21]=&quot;&quot;;&quot;&quot;;[$input.I21])">
            <text:p/>
          </table:table-cell>
          <table:table-cell table:formula="of:=IF([$input.W21]=&quot;&quot;;&quot;&quot;;[$input.W21])">
            <text:p/>
          </table:table-cell>
          <table:table-cell table:formula="of:=IF([$input.X21]=&quot;&quot;;&quot;&quot;;[$input.X21])">
            <text:p/>
          </table:table-cell>
          <table:table-cell table:formula="of:=IF([$input.AD21]=&quot;&quot;;&quot;&quot;;[$input.AD21])">
            <text:p/>
          </table:table-cell>
          <table:table-cell table:formula="of:=IF([$input.AE21]=&quot;&quot;;&quot;&quot;;[$input.AE21])">
            <text:p/>
          </table:table-cell>
          <table:table-cell table:formula="of:=IF([$input.AK21]=&quot;&quot;;&quot;&quot;;[$input.AK21])">
            <text:p/>
          </table:table-cell>
          <table:table-cell table:formula="of:=IF([$input.AL21]=&quot;&quot;;&quot;&quot;;[$input.AL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6" calcext:value-type="float">
            <text:p>619.391545541526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</table:table-row>
        <table:table-row table:style-name="ro1">
          <table:table-cell table:formula="of:=[$input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input.H22]=&quot;&quot;;&quot;&quot;;[$input.H22])">
            <text:p/>
          </table:table-cell>
          <table:table-cell table:formula="of:=IF([$input.I22]=&quot;&quot;;&quot;&quot;;[$input.I22])">
            <text:p/>
          </table:table-cell>
          <table:table-cell table:formula="of:=IF([$input.W22]=&quot;&quot;;&quot;&quot;;[$input.W22])">
            <text:p/>
          </table:table-cell>
          <table:table-cell table:formula="of:=IF([$input.X22]=&quot;&quot;;&quot;&quot;;[$input.X22])">
            <text:p/>
          </table:table-cell>
          <table:table-cell table:formula="of:=IF([$input.AD22]=&quot;&quot;;&quot;&quot;;[$input.AD22])">
            <text:p/>
          </table:table-cell>
          <table:table-cell table:formula="of:=IF([$input.AE22]=&quot;&quot;;&quot;&quot;;[$input.AE22])">
            <text:p/>
          </table:table-cell>
          <table:table-cell table:formula="of:=IF([$input.AK22]=&quot;&quot;;&quot;&quot;;[$input.AK22])">
            <text:p/>
          </table:table-cell>
          <table:table-cell table:formula="of:=IF([$input.AL22]=&quot;&quot;;&quot;&quot;;[$input.AL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</table:table-row>
        <table:table-row table:style-name="ro1">
          <table:table-cell table:formula="of:=[$input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input.H23]=&quot;&quot;;&quot;&quot;;[$input.H23])">
            <text:p/>
          </table:table-cell>
          <table:table-cell table:formula="of:=IF([$input.I23]=&quot;&quot;;&quot;&quot;;[$input.I23])">
            <text:p/>
          </table:table-cell>
          <table:table-cell table:formula="of:=IF([$input.W23]=&quot;&quot;;&quot;&quot;;[$input.W23])">
            <text:p/>
          </table:table-cell>
          <table:table-cell table:formula="of:=IF([$input.X23]=&quot;&quot;;&quot;&quot;;[$input.X23])">
            <text:p/>
          </table:table-cell>
          <table:table-cell table:formula="of:=IF([$input.AD23]=&quot;&quot;;&quot;&quot;;[$input.AD23])">
            <text:p/>
          </table:table-cell>
          <table:table-cell table:formula="of:=IF([$input.AE23]=&quot;&quot;;&quot;&quot;;[$input.AE23])">
            <text:p/>
          </table:table-cell>
          <table:table-cell table:formula="of:=IF([$input.AK23]=&quot;&quot;;&quot;&quot;;[$input.AK23])">
            <text:p/>
          </table:table-cell>
          <table:table-cell table:formula="of:=IF([$input.AL23]=&quot;&quot;;&quot;&quot;;[$input.AL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</table:table-row>
        <table:table-row table:style-name="ro1">
          <table:table-cell table:formula="of:=[$input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input.H24]=&quot;&quot;;&quot;&quot;;[$input.H24])">
            <text:p/>
          </table:table-cell>
          <table:table-cell table:formula="of:=IF([$input.I24]=&quot;&quot;;&quot;&quot;;[$input.I24])">
            <text:p/>
          </table:table-cell>
          <table:table-cell table:formula="of:=IF([$input.W24]=&quot;&quot;;&quot;&quot;;[$input.W24])">
            <text:p/>
          </table:table-cell>
          <table:table-cell table:formula="of:=IF([$input.X24]=&quot;&quot;;&quot;&quot;;[$input.X24])">
            <text:p/>
          </table:table-cell>
          <table:table-cell table:formula="of:=IF([$input.AD24]=&quot;&quot;;&quot;&quot;;[$input.AD24])">
            <text:p/>
          </table:table-cell>
          <table:table-cell table:formula="of:=IF([$input.AE24]=&quot;&quot;;&quot;&quot;;[$input.AE24])">
            <text:p/>
          </table:table-cell>
          <table:table-cell table:formula="of:=IF([$input.AK24]=&quot;&quot;;&quot;&quot;;[$input.AK24])">
            <text:p/>
          </table:table-cell>
          <table:table-cell table:formula="of:=IF([$input.AL24]=&quot;&quot;;&quot;&quot;;[$input.AL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</table:table-row>
        <table:table-row table:style-name="ro1">
          <table:table-cell table:formula="of:=[$input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5" calcext:value-type="float">
            <text:p>0.9862915236495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input.H25]=&quot;&quot;;&quot;&quot;;[$input.H25])">
            <text:p/>
          </table:table-cell>
          <table:table-cell table:formula="of:=IF([$input.I25]=&quot;&quot;;&quot;&quot;;[$input.I25])">
            <text:p/>
          </table:table-cell>
          <table:table-cell table:formula="of:=IF([$input.W25]=&quot;&quot;;&quot;&quot;;[$input.W25])">
            <text:p/>
          </table:table-cell>
          <table:table-cell table:formula="of:=IF([$input.X25]=&quot;&quot;;&quot;&quot;;[$input.X25])">
            <text:p/>
          </table:table-cell>
          <table:table-cell table:formula="of:=IF([$input.AD25]=&quot;&quot;;&quot;&quot;;[$input.AD25])">
            <text:p/>
          </table:table-cell>
          <table:table-cell table:formula="of:=IF([$input.AE25]=&quot;&quot;;&quot;&quot;;[$input.AE25])">
            <text:p/>
          </table:table-cell>
          <table:table-cell table:formula="of:=IF([$input.AK25]=&quot;&quot;;&quot;&quot;;[$input.AK25])">
            <text:p/>
          </table:table-cell>
          <table:table-cell table:formula="of:=IF([$input.AL25]=&quot;&quot;;&quot;&quot;;[$input.AL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</table:table-row>
        <table:table-row table:style-name="ro1">
          <table:table-cell table:formula="of:=[$input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input.H26]=&quot;&quot;;&quot;&quot;;[$input.H26])">
            <text:p/>
          </table:table-cell>
          <table:table-cell table:formula="of:=IF([$input.I26]=&quot;&quot;;&quot;&quot;;[$input.I26])">
            <text:p/>
          </table:table-cell>
          <table:table-cell table:formula="of:=IF([$input.W26]=&quot;&quot;;&quot;&quot;;[$input.W26])">
            <text:p/>
          </table:table-cell>
          <table:table-cell table:formula="of:=IF([$input.X26]=&quot;&quot;;&quot;&quot;;[$input.X26])">
            <text:p/>
          </table:table-cell>
          <table:table-cell table:formula="of:=IF([$input.AD26]=&quot;&quot;;&quot;&quot;;[$input.AD26])">
            <text:p/>
          </table:table-cell>
          <table:table-cell table:formula="of:=IF([$input.AE26]=&quot;&quot;;&quot;&quot;;[$input.AE26])">
            <text:p/>
          </table:table-cell>
          <table:table-cell table:formula="of:=IF([$input.AK26]=&quot;&quot;;&quot;&quot;;[$input.AK26])">
            <text:p/>
          </table:table-cell>
          <table:table-cell table:formula="of:=IF([$input.AL26]=&quot;&quot;;&quot;&quot;;[$input.AL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</table:table-row>
        <table:table-row table:style-name="ro1">
          <table:table-cell table:formula="of:=[$input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4" calcext:value-type="float">
            <text:p>0.988460605100464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input.H27]=&quot;&quot;;&quot;&quot;;[$input.H27])">
            <text:p/>
          </table:table-cell>
          <table:table-cell table:formula="of:=IF([$input.I27]=&quot;&quot;;&quot;&quot;;[$input.I27])">
            <text:p/>
          </table:table-cell>
          <table:table-cell table:formula="of:=IF([$input.W27]=&quot;&quot;;&quot;&quot;;[$input.W27])">
            <text:p/>
          </table:table-cell>
          <table:table-cell table:formula="of:=IF([$input.X27]=&quot;&quot;;&quot;&quot;;[$input.X27])">
            <text:p/>
          </table:table-cell>
          <table:table-cell table:formula="of:=IF([$input.AD27]=&quot;&quot;;&quot;&quot;;[$input.AD27])">
            <text:p/>
          </table:table-cell>
          <table:table-cell table:formula="of:=IF([$input.AE27]=&quot;&quot;;&quot;&quot;;[$input.AE27])">
            <text:p/>
          </table:table-cell>
          <table:table-cell table:formula="of:=IF([$input.AK27]=&quot;&quot;;&quot;&quot;;[$input.AK27])">
            <text:p/>
          </table:table-cell>
          <table:table-cell table:formula="of:=IF([$input.AL27]=&quot;&quot;;&quot;&quot;;[$input.AL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</table:table-row>
        <table:table-row table:style-name="ro1">
          <table:table-cell table:formula="of:=[$input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style-name="ce1" table:formula="of:=IF([$input.H28]=&quot;&quot;;&quot;&quot;;[$input.H28])" office:value-type="float" office:value="0.8" calcext:value-type="float">
            <text:p>0.8</text:p>
          </table:table-cell>
          <table:table-cell table:style-name="ce1" table:formula="of:=IF([$input.I28]=&quot;&quot;;&quot;&quot;;[$input.I28])" office:value-type="float" office:value="0" calcext:value-type="float">
            <text:p>0</text:p>
          </table:table-cell>
          <table:table-cell table:style-name="ce1" table:formula="of:=IF([$input.W28]=&quot;&quot;;&quot;&quot;;[$input.W28])" office:value-type="float" office:value="0.8" calcext:value-type="float">
            <text:p>0.8</text:p>
          </table:table-cell>
          <table:table-cell table:style-name="ce1" table:formula="of:=IF([$input.X28]=&quot;&quot;;&quot;&quot;;[$input.X28])" office:value-type="float" office:value="0" calcext:value-type="float">
            <text:p>0</text:p>
          </table:table-cell>
          <table:table-cell table:style-name="ce1" table:formula="of:=IF([$input.AD28]=&quot;&quot;;&quot;&quot;;[$input.AD28])" office:value-type="float" office:value="0.8" calcext:value-type="float">
            <text:p>0.8</text:p>
          </table:table-cell>
          <table:table-cell table:style-name="ce1" table:formula="of:=IF([$input.AE28]=&quot;&quot;;&quot;&quot;;[$input.AE28])" office:value-type="float" office:value="0" calcext:value-type="float">
            <text:p>0</text:p>
          </table:table-cell>
          <table:table-cell table:style-name="ce1" table:formula="of:=IF([$input.AK28]=&quot;&quot;;&quot;&quot;;[$input.AK28])" office:value-type="float" office:value="0.8" calcext:value-type="float">
            <text:p>0.8</text:p>
          </table:table-cell>
          <table:table-cell table:style-name="ce1" table:formula="of:=IF([$input.AL28]=&quot;&quot;;&quot;&quot;;[$input.AL28])" office:value-type="float" office:value="0" calcext:value-type="float">
            <text:p>0</text:p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5" calcext:value-type="float">
            <text:p>2743.83732296365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style-name="ce1" table:formula="of:=IF([.H28]=&quot;&quot;;&quot;&quot;;[.$U27]*[.H28])" office:value-type="float" office:value="1569.69282061139" calcext:value-type="float">
            <text:p>1569.69282061139</text:p>
          </table:table-cell>
          <table:table-cell table:style-name="ce1" table:formula="of:=IF([.J28]=&quot;&quot;;&quot;&quot;;[.$U27]*[.J28])" office:value-type="float" office:value="1569.69282061139" calcext:value-type="float">
            <text:p>1569.69282061139</text:p>
          </table:table-cell>
          <table:table-cell table:style-name="ce1" table:formula="of:=IF([.L28]=&quot;&quot;;&quot;&quot;;[.$U27]*[.L28])" office:value-type="float" office:value="1569.69282061139" calcext:value-type="float">
            <text:p>1569.69282061139</text:p>
          </table:table-cell>
          <table:table-cell table:style-name="ce1" table:formula="of:=IF([.N28]=&quot;&quot;;&quot;&quot;;[.$U27]*[.N28])" office:value-type="float" office:value="1569.69282061139" calcext:value-type="float">
            <text:p>1569.69282061139</text:p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</table:table-row>
        <table:table-row table:style-name="ro1">
          <table:table-cell table:formula="of:=[$input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input.H29]=&quot;&quot;;&quot;&quot;;[$input.H29])" office:value-type="float" office:value="1" calcext:value-type="float">
            <text:p>1</text:p>
          </table:table-cell>
          <table:table-cell table:formula="of:=IF([$input.I29]=&quot;&quot;;&quot;&quot;;[$input.I29])" office:value-type="float" office:value="0" calcext:value-type="float">
            <text:p>0</text:p>
          </table:table-cell>
          <table:table-cell table:formula="of:=IF([$input.W29]=&quot;&quot;;&quot;&quot;;[$input.W29])" office:value-type="float" office:value="1" calcext:value-type="float">
            <text:p>1</text:p>
          </table:table-cell>
          <table:table-cell table:formula="of:=IF([$input.X29]=&quot;&quot;;&quot;&quot;;[$input.X29])" office:value-type="float" office:value="0" calcext:value-type="float">
            <text:p>0</text:p>
          </table:table-cell>
          <table:table-cell table:formula="of:=IF([$input.AD29]=&quot;&quot;;&quot;&quot;;[$input.AD29])" office:value-type="float" office:value="1" calcext:value-type="float">
            <text:p>1</text:p>
          </table:table-cell>
          <table:table-cell table:formula="of:=IF([$input.AE29]=&quot;&quot;;&quot;&quot;;[$input.AE29])" office:value-type="float" office:value="0" calcext:value-type="float">
            <text:p>0</text:p>
          </table:table-cell>
          <table:table-cell table:formula="of:=IF([$input.AK29]=&quot;&quot;;&quot;&quot;;[$input.AK29])" office:value-type="float" office:value="1" calcext:value-type="float">
            <text:p>1</text:p>
          </table:table-cell>
          <table:table-cell table:formula="of:=IF([$input.AL29]=&quot;&quot;;&quot;&quot;;[$input.AL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style-name="ce1" table:formula="of:=IF([.H28]=&quot;&quot;;&quot;&quot;;[.$G29]*[.P28]*[.H28])" office:value-type="float" office:value="39.5180182014242" calcext:value-type="float">
            <text:p>39.5180182014242</text:p>
          </table:table-cell>
          <table:table-cell table:style-name="ce1" table:formula="of:=IF([.H28]=&quot;&quot;;&quot;&quot;;[.$G29]*[.P28]*[.H28]*[.I28])" office:value-type="float" office:value="0" calcext:value-type="float">
            <text:p>0</text:p>
          </table:table-cell>
          <table:table-cell table:style-name="ce1" table:formula="of:=IF([.J28]=&quot;&quot;;&quot;&quot;;[.$G29]*[.Q28]*[.J28])" office:value-type="float" office:value="96.1249091385994" calcext:value-type="float">
            <text:p>96.1249091385994</text:p>
          </table:table-cell>
          <table:table-cell table:style-name="ce1" table:formula="of:=IF([.J28]=&quot;&quot;;&quot;&quot;;[.$G29]*[.Q28]*[.J28]*[.K28])" office:value-type="float" office:value="0" calcext:value-type="float">
            <text:p>0</text:p>
          </table:table-cell>
          <table:table-cell table:style-name="ce1" table:formula="of:=IF([.L28]=&quot;&quot;;&quot;&quot;;[.$G29]*[.R28]*[.L28])" office:value-type="float" office:value="96.1249091385994" calcext:value-type="float">
            <text:p>96.1249091385994</text:p>
          </table:table-cell>
          <table:table-cell table:style-name="ce1" table:formula="of:=IF([.L28]=&quot;&quot;;&quot;&quot;;[.$G29]*[.R28]*[.L28]*[.M28])" office:value-type="float" office:value="0" calcext:value-type="float">
            <text:p>0</text:p>
          </table:table-cell>
          <table:table-cell table:style-name="ce1" table:formula="of:=IF([.N28]=&quot;&quot;;&quot;&quot;;[.$G29]*[.S28]*[.N28])" office:value-type="float" office:value="151.66374552979" calcext:value-type="float">
            <text:p>151.66374552979</text:p>
          </table:table-cell>
          <table:table-cell table:style-name="ce1" table:formula="of:=IF([.N28]=&quot;&quot;;&quot;&quot;;[.$G29]*[.S28]*[.N28]*[.O28])" office:value-type="float" office:value="0" calcext:value-type="float">
            <text:p>0</text:p>
          </table:table-cell>
          <table:table-cell table:formula="of:=IF([.H29]=&quot;&quot;;&quot;&quot;;[.$U28]*[.H29])" office:value-type="float" office:value="2743.83732296365" calcext:value-type="float">
            <text:p>2743.83732296365</text:p>
          </table:table-cell>
          <table:table-cell table:formula="of:=IF([.J29]=&quot;&quot;;&quot;&quot;;[.$U28]*[.J29])" office:value-type="float" office:value="2743.83732296365" calcext:value-type="float">
            <text:p>2743.83732296365</text:p>
          </table:table-cell>
          <table:table-cell table:formula="of:=IF([.L29]=&quot;&quot;;&quot;&quot;;[.$U28]*[.L29])" office:value-type="float" office:value="2743.83732296365" calcext:value-type="float">
            <text:p>2743.83732296365</text:p>
          </table:table-cell>
          <table:table-cell table:formula="of:=IF([.N29]=&quot;&quot;;&quot;&quot;;[.$U28]*[.N29])" office:value-type="float" office:value="2743.83732296365" calcext:value-type="float">
            <text:p>2743.83732296365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</table:table-row>
        <table:table-row table:style-name="ro1">
          <table:table-cell table:formula="of:=[$input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8" calcext:value-type="float">
            <text:p>1.38043752102578</text:p>
          </table:table-cell>
          <table:table-cell table:formula="of:=IF([$input.H30]=&quot;&quot;;&quot;&quot;;[$input.H30])" office:value-type="float" office:value="1" calcext:value-type="float">
            <text:p>1</text:p>
          </table:table-cell>
          <table:table-cell table:formula="of:=IF([$input.I30]=&quot;&quot;;&quot;&quot;;[$input.I30])" office:value-type="float" office:value="0" calcext:value-type="float">
            <text:p>0</text:p>
          </table:table-cell>
          <table:table-cell table:formula="of:=IF([$input.W30]=&quot;&quot;;&quot;&quot;;[$input.W30])" office:value-type="float" office:value="1" calcext:value-type="float">
            <text:p>1</text:p>
          </table:table-cell>
          <table:table-cell table:formula="of:=IF([$input.X30]=&quot;&quot;;&quot;&quot;;[$input.X30])" office:value-type="float" office:value="1" calcext:value-type="float">
            <text:p>1</text:p>
          </table:table-cell>
          <table:table-cell table:formula="of:=IF([$input.AD30]=&quot;&quot;;&quot;&quot;;[$input.AD30])" office:value-type="float" office:value="1" calcext:value-type="float">
            <text:p>1</text:p>
          </table:table-cell>
          <table:table-cell table:formula="of:=IF([$input.AE30]=&quot;&quot;;&quot;&quot;;[$input.AE30])" office:value-type="float" office:value="1" calcext:value-type="float">
            <text:p>1</text:p>
          </table:table-cell>
          <table:table-cell table:formula="of:=IF([$input.AK30]=&quot;&quot;;&quot;&quot;;[$input.AK30])" office:value-type="float" office:value="1" calcext:value-type="float">
            <text:p>1</text:p>
          </table:table-cell>
          <table:table-cell table:formula="of:=IF([$input.AL30]=&quot;&quot;;&quot;&quot;;[$input.AL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</table:table-row>
        <table:table-row table:style-name="ro1">
          <table:table-cell table:formula="of:=[$input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4" calcext:value-type="float">
            <text:p>1.29898882758374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input.H31]=&quot;&quot;;&quot;&quot;;[$input.H31])" office:value-type="float" office:value="1" calcext:value-type="float">
            <text:p>1</text:p>
          </table:table-cell>
          <table:table-cell table:formula="of:=IF([$input.I31]=&quot;&quot;;&quot;&quot;;[$input.I31])" office:value-type="float" office:value="0" calcext:value-type="float">
            <text:p>0</text:p>
          </table:table-cell>
          <table:table-cell table:formula="of:=IF([$input.W31]=&quot;&quot;;&quot;&quot;;[$input.W31])" office:value-type="float" office:value="1" calcext:value-type="float">
            <text:p>1</text:p>
          </table:table-cell>
          <table:table-cell table:formula="of:=IF([$input.X31]=&quot;&quot;;&quot;&quot;;[$input.X31])" office:value-type="float" office:value="1" calcext:value-type="float">
            <text:p>1</text:p>
          </table:table-cell>
          <table:table-cell table:formula="of:=IF([$input.AD31]=&quot;&quot;;&quot;&quot;;[$input.AD31])" office:value-type="float" office:value="1" calcext:value-type="float">
            <text:p>1</text:p>
          </table:table-cell>
          <table:table-cell table:formula="of:=IF([$input.AE31]=&quot;&quot;;&quot;&quot;;[$input.AE31])" office:value-type="float" office:value="1" calcext:value-type="float">
            <text:p>1</text:p>
          </table:table-cell>
          <table:table-cell table:formula="of:=IF([$input.AK31]=&quot;&quot;;&quot;&quot;;[$input.AK31])" office:value-type="float" office:value="1" calcext:value-type="float">
            <text:p>1</text:p>
          </table:table-cell>
          <table:table-cell table:formula="of:=IF([$input.AL31]=&quot;&quot;;&quot;&quot;;[$input.AL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</table:table-row>
        <table:table-row table:style-name="ro1">
          <table:table-cell table:formula="of:=[$input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input.H32]=&quot;&quot;;&quot;&quot;;[$input.H32])" office:value-type="float" office:value="0.8" calcext:value-type="float">
            <text:p>0.8</text:p>
          </table:table-cell>
          <table:table-cell table:formula="of:=IF([$input.I32]=&quot;&quot;;&quot;&quot;;[$input.I32])" office:value-type="float" office:value="0" calcext:value-type="float">
            <text:p>0</text:p>
          </table:table-cell>
          <table:table-cell table:formula="of:=IF([$input.W32]=&quot;&quot;;&quot;&quot;;[$input.W32])" office:value-type="float" office:value="0.8" calcext:value-type="float">
            <text:p>0.8</text:p>
          </table:table-cell>
          <table:table-cell table:formula="of:=IF([$input.X32]=&quot;&quot;;&quot;&quot;;[$input.X32])" office:value-type="float" office:value="1" calcext:value-type="float">
            <text:p>1</text:p>
          </table:table-cell>
          <table:table-cell table:formula="of:=IF([$input.AD32]=&quot;&quot;;&quot;&quot;;[$input.AD32])" office:value-type="float" office:value="0.8" calcext:value-type="float">
            <text:p>0.8</text:p>
          </table:table-cell>
          <table:table-cell table:formula="of:=IF([$input.AE32]=&quot;&quot;;&quot;&quot;;[$input.AE32])" office:value-type="float" office:value="1" calcext:value-type="float">
            <text:p>1</text:p>
          </table:table-cell>
          <table:table-cell table:formula="of:=IF([$input.AK32]=&quot;&quot;;&quot;&quot;;[$input.AK32])" office:value-type="float" office:value="0.8" calcext:value-type="float">
            <text:p>0.8</text:p>
          </table:table-cell>
          <table:table-cell table:formula="of:=IF([$input.AL32]=&quot;&quot;;&quot;&quot;;[$input.AL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2300.9046016869" calcext:value-type="float">
            <text:p>12300.9046016869</text:p>
          </table:table-cell>
          <table:table-cell table:formula="of:=IF([.J32]=&quot;&quot;;&quot;&quot;;[.$U31]*[.J32])" office:value-type="float" office:value="12300.9046016869" calcext:value-type="float">
            <text:p>12300.9046016869</text:p>
          </table:table-cell>
          <table:table-cell table:formula="of:=IF([.L32]=&quot;&quot;;&quot;&quot;;[.$U31]*[.L32])" office:value-type="float" office:value="12300.9046016869" calcext:value-type="float">
            <text:p>12300.9046016869</text:p>
          </table:table-cell>
          <table:table-cell table:formula="of:=IF([.N32]=&quot;&quot;;&quot;&quot;;[.$U31]*[.N32])" office:value-type="float" office:value="12300.9046016869" calcext:value-type="float">
            <text:p>12300.9046016869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</table:table-row>
        <table:table-row table:style-name="ro1">
          <table:table-cell table:formula="of:=[$input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input.H33]=&quot;&quot;;&quot;&quot;;[$input.H33])" office:value-type="float" office:value="1" calcext:value-type="float">
            <text:p>1</text:p>
          </table:table-cell>
          <table:table-cell table:formula="of:=IF([$input.I33]=&quot;&quot;;&quot;&quot;;[$input.I33])" office:value-type="float" office:value="0" calcext:value-type="float">
            <text:p>0</text:p>
          </table:table-cell>
          <table:table-cell table:formula="of:=IF([$input.W33]=&quot;&quot;;&quot;&quot;;[$input.W33])" office:value-type="float" office:value="1" calcext:value-type="float">
            <text:p>1</text:p>
          </table:table-cell>
          <table:table-cell table:formula="of:=IF([$input.X33]=&quot;&quot;;&quot;&quot;;[$input.X33])" office:value-type="float" office:value="1" calcext:value-type="float">
            <text:p>1</text:p>
          </table:table-cell>
          <table:table-cell table:formula="of:=IF([$input.AD33]=&quot;&quot;;&quot;&quot;;[$input.AD33])" office:value-type="float" office:value="1" calcext:value-type="float">
            <text:p>1</text:p>
          </table:table-cell>
          <table:table-cell table:formula="of:=IF([$input.AE33]=&quot;&quot;;&quot;&quot;;[$input.AE33])" office:value-type="float" office:value="1" calcext:value-type="float">
            <text:p>1</text:p>
          </table:table-cell>
          <table:table-cell table:formula="of:=IF([$input.AK33]=&quot;&quot;;&quot;&quot;;[$input.AK33])" office:value-type="float" office:value="1" calcext:value-type="float">
            <text:p>1</text:p>
          </table:table-cell>
          <table:table-cell table:formula="of:=IF([$input.AL33]=&quot;&quot;;&quot;&quot;;[$input.AL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169.926584822701" calcext:value-type="float">
            <text:p>169.926584822701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628.830116289996" calcext:value-type="float">
            <text:p>628.830116289996</text:p>
          </table:table-cell>
          <table:table-cell table:formula="of:=IF([.J32]=&quot;&quot;;&quot;&quot;;[.$G33]*[.Q32]*[.J32]*[.K32])" office:value-type="float" office:value="628.830116289996" calcext:value-type="float">
            <text:p>628.830116289996</text:p>
          </table:table-cell>
          <table:table-cell table:formula="of:=IF([.L32]=&quot;&quot;;&quot;&quot;;[.$G33]*[.R32]*[.L32])" office:value-type="float" office:value="691.916632810999" calcext:value-type="float">
            <text:p>691.916632810999</text:p>
          </table:table-cell>
          <table:table-cell table:formula="of:=IF([.L32]=&quot;&quot;;&quot;&quot;;[.$G33]*[.R32]*[.L32]*[.M32])" office:value-type="float" office:value="691.916632810999" calcext:value-type="float">
            <text:p>691.916632810999</text:p>
          </table:table-cell>
          <table:table-cell table:formula="of:=IF([.N32]=&quot;&quot;;&quot;&quot;;[.$G33]*[.S32]*[.N32])" office:value-type="float" office:value="968.683285935398" calcext:value-type="float">
            <text:p>968.683285935398</text:p>
          </table:table-cell>
          <table:table-cell table:formula="of:=IF([.N32]=&quot;&quot;;&quot;&quot;;[.$G33]*[.S32]*[.N32]*[.O32])" office:value-type="float" office:value="968.683285935398" calcext:value-type="float">
            <text:p>968.683285935398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</table:table-row>
        <table:table-row table:style-name="ro1">
          <table:table-cell table:formula="of:=[$input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input.H34]=&quot;&quot;;&quot;&quot;;[$input.H34])" office:value-type="float" office:value="1" calcext:value-type="float">
            <text:p>1</text:p>
          </table:table-cell>
          <table:table-cell table:formula="of:=IF([$input.I34]=&quot;&quot;;&quot;&quot;;[$input.I34])" office:value-type="float" office:value="0" calcext:value-type="float">
            <text:p>0</text:p>
          </table:table-cell>
          <table:table-cell table:formula="of:=IF([$input.W34]=&quot;&quot;;&quot;&quot;;[$input.W34])" office:value-type="float" office:value="1" calcext:value-type="float">
            <text:p>1</text:p>
          </table:table-cell>
          <table:table-cell table:formula="of:=IF([$input.X34]=&quot;&quot;;&quot;&quot;;[$input.X34])" office:value-type="float" office:value="1" calcext:value-type="float">
            <text:p>1</text:p>
          </table:table-cell>
          <table:table-cell table:formula="of:=IF([$input.AD34]=&quot;&quot;;&quot;&quot;;[$input.AD34])" office:value-type="float" office:value="1" calcext:value-type="float">
            <text:p>1</text:p>
          </table:table-cell>
          <table:table-cell table:formula="of:=IF([$input.AE34]=&quot;&quot;;&quot;&quot;;[$input.AE34])" office:value-type="float" office:value="1" calcext:value-type="float">
            <text:p>1</text:p>
          </table:table-cell>
          <table:table-cell table:formula="of:=IF([$input.AK34]=&quot;&quot;;&quot;&quot;;[$input.AK34])" office:value-type="float" office:value="1" calcext:value-type="float">
            <text:p>1</text:p>
          </table:table-cell>
          <table:table-cell table:formula="of:=IF([$input.AL34]=&quot;&quot;;&quot;&quot;;[$input.AL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</table:table-row>
        <table:table-row table:style-name="ro1">
          <table:table-cell table:formula="of:=[$input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input.H35]=&quot;&quot;;&quot;&quot;;[$input.H35])" office:value-type="float" office:value="1" calcext:value-type="float">
            <text:p>1</text:p>
          </table:table-cell>
          <table:table-cell table:formula="of:=IF([$input.I35]=&quot;&quot;;&quot;&quot;;[$input.I35])" office:value-type="float" office:value="0" calcext:value-type="float">
            <text:p>0</text:p>
          </table:table-cell>
          <table:table-cell table:formula="of:=IF([$input.W35]=&quot;&quot;;&quot;&quot;;[$input.W35])" office:value-type="float" office:value="0" calcext:value-type="float">
            <text:p>0</text:p>
          </table:table-cell>
          <table:table-cell table:formula="of:=IF([$input.X35]=&quot;&quot;;&quot;&quot;;[$input.X35])" office:value-type="float" office:value="0" calcext:value-type="float">
            <text:p>0</text:p>
          </table:table-cell>
          <table:table-cell table:formula="of:=IF([$input.AD35]=&quot;&quot;;&quot;&quot;;[$input.AD35])" office:value-type="float" office:value="0" calcext:value-type="float">
            <text:p>0</text:p>
          </table:table-cell>
          <table:table-cell table:formula="of:=IF([$input.AE35]=&quot;&quot;;&quot;&quot;;[$input.AE35])" office:value-type="float" office:value="0" calcext:value-type="float">
            <text:p>0</text:p>
          </table:table-cell>
          <table:table-cell table:formula="of:=IF([$input.AK35]=&quot;&quot;;&quot;&quot;;[$input.AK35])" office:value-type="float" office:value="0" calcext:value-type="float">
            <text:p>0</text:p>
          </table:table-cell>
          <table:table-cell table:formula="of:=IF([$input.AL35]=&quot;&quot;;&quot;&quot;;[$input.AL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</table:table-row>
        <table:table-row table:style-name="ro1">
          <table:table-cell table:formula="of:=[$input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input.H36]=&quot;&quot;;&quot;&quot;;[$input.H36])">
            <text:p/>
          </table:table-cell>
          <table:table-cell table:formula="of:=IF([$input.I36]=&quot;&quot;;&quot;&quot;;[$input.I36])">
            <text:p/>
          </table:table-cell>
          <table:table-cell table:formula="of:=IF([$input.W36]=&quot;&quot;;&quot;&quot;;[$input.W36])">
            <text:p/>
          </table:table-cell>
          <table:table-cell table:formula="of:=IF([$input.X36]=&quot;&quot;;&quot;&quot;;[$input.X36])">
            <text:p/>
          </table:table-cell>
          <table:table-cell table:formula="of:=IF([$input.AD36]=&quot;&quot;;&quot;&quot;;[$input.AD36])">
            <text:p/>
          </table:table-cell>
          <table:table-cell table:formula="of:=IF([$input.AE36]=&quot;&quot;;&quot;&quot;;[$input.AE36])">
            <text:p/>
          </table:table-cell>
          <table:table-cell table:formula="of:=IF([$input.AK36]=&quot;&quot;;&quot;&quot;;[$input.AK36])">
            <text:p/>
          </table:table-cell>
          <table:table-cell table:formula="of:=IF([$input.AL36]=&quot;&quot;;&quot;&quot;;[$input.AL36])">
            <text:p/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>
            <text:p/>
          </table:table-cell>
          <table:table-cell table:formula="of:=IF([.J36]=&quot;&quot;;&quot;&quot;;[.$U35]*[.J36])">
            <text:p/>
          </table:table-cell>
          <table:table-cell table:formula="of:=IF([.L36]=&quot;&quot;;&quot;&quot;;[.$U35]*[.L36])">
            <text:p/>
          </table:table-cell>
          <table:table-cell table:formula="of:=IF([.N36]=&quot;&quot;;&quot;&quot;;[.$U35]*[.N36])">
            <text:p/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</table:table-row>
        <table:table-row table:style-name="ro1">
          <table:table-cell table:formula="of:=[$input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input.H37]=&quot;&quot;;&quot;&quot;;[$input.H37])" office:value-type="float" office:value="1" calcext:value-type="float">
            <text:p>1</text:p>
          </table:table-cell>
          <table:table-cell table:formula="of:=IF([$input.I37]=&quot;&quot;;&quot;&quot;;[$input.I37])" office:value-type="float" office:value="0" calcext:value-type="float">
            <text:p>0</text:p>
          </table:table-cell>
          <table:table-cell table:formula="of:=IF([$input.W37]=&quot;&quot;;&quot;&quot;;[$input.W37])" office:value-type="float" office:value="0" calcext:value-type="float">
            <text:p>0</text:p>
          </table:table-cell>
          <table:table-cell table:formula="of:=IF([$input.X37]=&quot;&quot;;&quot;&quot;;[$input.X37])" office:value-type="float" office:value="0" calcext:value-type="float">
            <text:p>0</text:p>
          </table:table-cell>
          <table:table-cell table:formula="of:=IF([$input.AD37]=&quot;&quot;;&quot;&quot;;[$input.AD37])" office:value-type="float" office:value="0" calcext:value-type="float">
            <text:p>0</text:p>
          </table:table-cell>
          <table:table-cell table:formula="of:=IF([$input.AE37]=&quot;&quot;;&quot;&quot;;[$input.AE37])" office:value-type="float" office:value="0" calcext:value-type="float">
            <text:p>0</text:p>
          </table:table-cell>
          <table:table-cell table:formula="of:=IF([$input.AK37]=&quot;&quot;;&quot;&quot;;[$input.AK37])" office:value-type="float" office:value="0" calcext:value-type="float">
            <text:p>0</text:p>
          </table:table-cell>
          <table:table-cell table:formula="of:=IF([$input.AL37]=&quot;&quot;;&quot;&quot;;[$input.AL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>
            <text:p/>
          </table:table-cell>
          <table:table-cell table:formula="of:=IF([.H36]=&quot;&quot;;&quot;&quot;;[.$G37]*[.P36]*[.H36]*[.I36])">
            <text:p/>
          </table:table-cell>
          <table:table-cell table:formula="of:=IF([.J36]=&quot;&quot;;&quot;&quot;;[.$G37]*[.Q36]*[.J36])">
            <text:p/>
          </table:table-cell>
          <table:table-cell table:formula="of:=IF([.J36]=&quot;&quot;;&quot;&quot;;[.$G37]*[.Q36]*[.J36]*[.K36])">
            <text:p/>
          </table:table-cell>
          <table:table-cell table:formula="of:=IF([.L36]=&quot;&quot;;&quot;&quot;;[.$G37]*[.R36]*[.L36])">
            <text:p/>
          </table:table-cell>
          <table:table-cell table:formula="of:=IF([.L36]=&quot;&quot;;&quot;&quot;;[.$G37]*[.R36]*[.L36]*[.M36])">
            <text:p/>
          </table:table-cell>
          <table:table-cell table:formula="of:=IF([.N36]=&quot;&quot;;&quot;&quot;;[.$G37]*[.S36]*[.N36])">
            <text:p/>
          </table:table-cell>
          <table:table-cell table:formula="of:=IF([.N36]=&quot;&quot;;&quot;&quot;;[.$G37]*[.S36]*[.N36]*[.O36])">
            <text:p/>
          </table:table-cell>
          <table:table-cell table:formula="of:=IF([.H37]=&quot;&quot;;&quot;&quot;;[.$U36]*[.H37])" office:value-type="float" office:value="104833.314698323" calcext:value-type="float">
            <text:p>104833.314698323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</table:table-row>
        <table:table-row table:style-name="ro1">
          <table:table-cell table:formula="of:=[$input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input.H38]=&quot;&quot;;&quot;&quot;;[$input.H38])" office:value-type="float" office:value="1" calcext:value-type="float">
            <text:p>1</text:p>
          </table:table-cell>
          <table:table-cell table:formula="of:=IF([$input.I38]=&quot;&quot;;&quot;&quot;;[$input.I38])" office:value-type="float" office:value="0" calcext:value-type="float">
            <text:p>0</text:p>
          </table:table-cell>
          <table:table-cell table:formula="of:=IF([$input.W38]=&quot;&quot;;&quot;&quot;;[$input.W38])" office:value-type="float" office:value="0" calcext:value-type="float">
            <text:p>0</text:p>
          </table:table-cell>
          <table:table-cell table:formula="of:=IF([$input.X38]=&quot;&quot;;&quot;&quot;;[$input.X38])" office:value-type="float" office:value="0" calcext:value-type="float">
            <text:p>0</text:p>
          </table:table-cell>
          <table:table-cell table:formula="of:=IF([$input.AD38]=&quot;&quot;;&quot;&quot;;[$input.AD38])" office:value-type="float" office:value="0" calcext:value-type="float">
            <text:p>0</text:p>
          </table:table-cell>
          <table:table-cell table:formula="of:=IF([$input.AE38]=&quot;&quot;;&quot;&quot;;[$input.AE38])" office:value-type="float" office:value="0" calcext:value-type="float">
            <text:p>0</text:p>
          </table:table-cell>
          <table:table-cell table:formula="of:=IF([$input.AK38]=&quot;&quot;;&quot;&quot;;[$input.AK38])" office:value-type="float" office:value="0" calcext:value-type="float">
            <text:p>0</text:p>
          </table:table-cell>
          <table:table-cell table:formula="of:=IF([$input.AL38]=&quot;&quot;;&quot;&quot;;[$input.AL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178.76234380134" calcext:value-type="float">
            <text:p>1178.76234380134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96735.4693274602" calcext:value-type="float">
            <text:p>96735.469327460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6" calcext:value-type="float">
            <text:p>2430.24435458346</text:p>
          </table:table-cell>
        </table:table-row>
        <table:table-row table:style-name="ro1">
          <table:table-cell table:formula="of:=[$input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6" calcext:value-type="float">
            <text:p>0.697706588357406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input.H39]=&quot;&quot;;&quot;&quot;;[$input.H39])" office:value-type="float" office:value="1" calcext:value-type="float">
            <text:p>1</text:p>
          </table:table-cell>
          <table:table-cell table:formula="of:=IF([$input.I39]=&quot;&quot;;&quot;&quot;;[$input.I39])" office:value-type="float" office:value="0" calcext:value-type="float">
            <text:p>0</text:p>
          </table:table-cell>
          <table:table-cell table:formula="of:=IF([$input.W39]=&quot;&quot;;&quot;&quot;;[$input.W39])" office:value-type="float" office:value="0.4" calcext:value-type="float">
            <text:p>0.4</text:p>
          </table:table-cell>
          <table:table-cell table:formula="of:=IF([$input.X39]=&quot;&quot;;&quot;&quot;;[$input.X39])" office:value-type="float" office:value="1" calcext:value-type="float">
            <text:p>1</text:p>
          </table:table-cell>
          <table:table-cell table:formula="of:=IF([$input.AD39]=&quot;&quot;;&quot;&quot;;[$input.AD39])" office:value-type="float" office:value="0" calcext:value-type="float">
            <text:p>0</text:p>
          </table:table-cell>
          <table:table-cell table:formula="of:=IF([$input.AE39]=&quot;&quot;;&quot;&quot;;[$input.AE39])" office:value-type="float" office:value="0" calcext:value-type="float">
            <text:p>0</text:p>
          </table:table-cell>
          <table:table-cell table:formula="of:=IF([$input.AK39]=&quot;&quot;;&quot;&quot;;[$input.AK39])" office:value-type="float" office:value="0" calcext:value-type="float">
            <text:p>0</text:p>
          </table:table-cell>
          <table:table-cell table:formula="of:=IF([$input.AL39]=&quot;&quot;;&quot;&quot;;[$input.AL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825.006411605072" calcext:value-type="float">
            <text:p>825.006411605072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75613.9579238933" calcext:value-type="float">
            <text:p>75613.9579238933</text:p>
          </table:table-cell>
          <table:table-cell table:formula="of:=IF([.J39]=&quot;&quot;;&quot;&quot;;[.$U38]*[.J39])" office:value-type="float" office:value="30245.5831695573" calcext:value-type="float">
            <text:p>30245.5831695573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</table:table-row>
        <table:table-row table:style-name="ro1">
          <table:table-cell table:formula="of:=[$input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input.H40]=&quot;&quot;;&quot;&quot;;[$input.H40])" office:value-type="float" office:value="1" calcext:value-type="float">
            <text:p>1</text:p>
          </table:table-cell>
          <table:table-cell table:formula="of:=IF([$input.I40]=&quot;&quot;;&quot;&quot;;[$input.I40])" office:value-type="float" office:value="0" calcext:value-type="float">
            <text:p>0</text:p>
          </table:table-cell>
          <table:table-cell table:formula="of:=IF([$input.W40]=&quot;&quot;;&quot;&quot;;[$input.W40])" office:value-type="float" office:value="0.4" calcext:value-type="float">
            <text:p>0.4</text:p>
          </table:table-cell>
          <table:table-cell table:formula="of:=IF([$input.X40]=&quot;&quot;;&quot;&quot;;[$input.X40])" office:value-type="float" office:value="1" calcext:value-type="float">
            <text:p>1</text:p>
          </table:table-cell>
          <table:table-cell table:formula="of:=IF([$input.AD40]=&quot;&quot;;&quot;&quot;;[$input.AD40])" office:value-type="float" office:value="0" calcext:value-type="float">
            <text:p>0</text:p>
          </table:table-cell>
          <table:table-cell table:formula="of:=IF([$input.AE40]=&quot;&quot;;&quot;&quot;;[$input.AE40])" office:value-type="float" office:value="0" calcext:value-type="float">
            <text:p>0</text:p>
          </table:table-cell>
          <table:table-cell table:formula="of:=IF([$input.AK40]=&quot;&quot;;&quot;&quot;;[$input.AK40])" office:value-type="float" office:value="0.25" calcext:value-type="float">
            <text:p>0.25</text:p>
          </table:table-cell>
          <table:table-cell table:formula="of:=IF([$input.AL40]=&quot;&quot;;&quot;&quot;;[$input.AL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807.295673976509" calcext:value-type="float">
            <text:p>807.295673976509</text:p>
          </table:table-cell>
          <table:table-cell table:formula="of:=IF([.H39]=&quot;&quot;;&quot;&quot;;[.$G40]*[.P39]*[.H39]*[.I39])" office:value-type="float" office:value="0" calcext:value-type="float">
            <text:p>0</text:p>
          </table:table-cell>
          <table:table-cell table:formula="of:=IF([.J39]=&quot;&quot;;&quot;&quot;;[.$G40]*[.Q39]*[.J39])" office:value-type="float" office:value="478.602038755591" calcext:value-type="float">
            <text:p>478.602038755591</text:p>
          </table:table-cell>
          <table:table-cell table:formula="of:=IF([.J39]=&quot;&quot;;&quot;&quot;;[.$G40]*[.Q39]*[.J39]*[.K39])" office:value-type="float" office:value="478.602038755591" calcext:value-type="float">
            <text:p>478.602038755591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42928.0548718411" calcext:value-type="float">
            <text:p>42928.0548718411</text:p>
          </table:table-cell>
          <table:table-cell table:formula="of:=IF([.J40]=&quot;&quot;;&quot;&quot;;[.$U39]*[.J40])" office:value-type="float" office:value="17171.2219487364" calcext:value-type="float">
            <text:p>17171.2219487364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10732.0137179603" calcext:value-type="float">
            <text:p>10732.0137179603</text:p>
          </table:table-cell>
          <table:table-cell table:formula="of:=[.P39]*[.$G40]" office:value-type="float" office:value="807.295673976509" calcext:value-type="float">
            <text:p>807.295673976509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4" calcext:value-type="float">
            <text:p>1237.93706771514</text:p>
          </table:table-cell>
          <table:table-cell table:formula="of:=[.S39]*[.$G40]" office:value-type="float" office:value="1160.09518313265" calcext:value-type="float">
            <text:p>1160.09518313265</text:p>
          </table:table-cell>
        </table:table-row>
        <table:table-row table:style-name="ro1">
          <table:table-cell table:formula="of:=[$input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8" calcext:value-type="float">
            <text:p>0.669694857370938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input.H41]=&quot;&quot;;&quot;&quot;;[$input.H41])" office:value-type="float" office:value="1" calcext:value-type="float">
            <text:p>1</text:p>
          </table:table-cell>
          <table:table-cell table:formula="of:=IF([$input.I41]=&quot;&quot;;&quot;&quot;;[$input.I41])" office:value-type="float" office:value="0" calcext:value-type="float">
            <text:p>0</text:p>
          </table:table-cell>
          <table:table-cell table:formula="of:=IF([$input.W41]=&quot;&quot;;&quot;&quot;;[$input.W41])" office:value-type="float" office:value="0.4" calcext:value-type="float">
            <text:p>0.4</text:p>
          </table:table-cell>
          <table:table-cell table:formula="of:=IF([$input.X41]=&quot;&quot;;&quot;&quot;;[$input.X41])" office:value-type="float" office:value="1" calcext:value-type="float">
            <text:p>1</text:p>
          </table:table-cell>
          <table:table-cell table:formula="of:=IF([$input.AD41]=&quot;&quot;;&quot;&quot;;[$input.AD41])" office:value-type="float" office:value="0" calcext:value-type="float">
            <text:p>0</text:p>
          </table:table-cell>
          <table:table-cell table:formula="of:=IF([$input.AE41]=&quot;&quot;;&quot;&quot;;[$input.AE41])" office:value-type="float" office:value="0" calcext:value-type="float">
            <text:p>0</text:p>
          </table:table-cell>
          <table:table-cell table:formula="of:=IF([$input.AK41]=&quot;&quot;;&quot;&quot;;[$input.AK41])" office:value-type="float" office:value="0.25" calcext:value-type="float">
            <text:p>0.25</text:p>
          </table:table-cell>
          <table:table-cell table:formula="of:=IF([$input.AL41]=&quot;&quot;;&quot;&quot;;[$input.AL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825.775131659806" calcext:value-type="float">
            <text:p>825.775131659806</text:p>
          </table:table-cell>
          <table:table-cell table:formula="of:=IF([.H40]=&quot;&quot;;&quot;&quot;;[.$G41]*[.P40]*[.H40]*[.I40])" office:value-type="float" office:value="0" calcext:value-type="float">
            <text:p>0</text:p>
          </table:table-cell>
          <table:table-cell table:formula="of:=IF([.J40]=&quot;&quot;;&quot;&quot;;[.$G41]*[.Q40]*[.J40])" office:value-type="float" office:value="480.646928183065" calcext:value-type="float">
            <text:p>480.646928183065</text:p>
          </table:table-cell>
          <table:table-cell table:formula="of:=IF([.J40]=&quot;&quot;;&quot;&quot;;[.$G41]*[.Q40]*[.J40]*[.K40])" office:value-type="float" office:value="480.646928183065" calcext:value-type="float">
            <text:p>480.646928183065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89.290717004802" calcext:value-type="float">
            <text:p>289.290717004802</text:p>
          </table:table-cell>
          <table:table-cell table:formula="of:=IF([.N40]=&quot;&quot;;&quot;&quot;;[.$G41]*[.S40]*[.N40]*[.O40])" office:value-type="float" office:value="289.290717004802" calcext:value-type="float">
            <text:p>289.290717004802</text:p>
          </table:table-cell>
          <table:table-cell table:formula="of:=IF([.H41]=&quot;&quot;;&quot;&quot;;[.$U40]*[.H41])" office:value-type="float" office:value="29987.5636526758" calcext:value-type="float">
            <text:p>29987.5636526758</text:p>
          </table:table-cell>
          <table:table-cell table:formula="of:=IF([.J41]=&quot;&quot;;&quot;&quot;;[.$U40]*[.J41])" office:value-type="float" office:value="11995.0254610703" calcext:value-type="float">
            <text:p>11995.0254610703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7496.89091316894" calcext:value-type="float">
            <text:p>7496.89091316894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</table:table-row>
        <table:table-row table:style-name="ro1">
          <table:table-cell table:formula="of:=[$input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5" calcext:value-type="float">
            <text:p>0.668613314290375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input.H42]=&quot;&quot;;&quot;&quot;;[$input.H42])" office:value-type="float" office:value="1" calcext:value-type="float">
            <text:p>1</text:p>
          </table:table-cell>
          <table:table-cell table:formula="of:=IF([$input.I42]=&quot;&quot;;&quot;&quot;;[$input.I42])" office:value-type="float" office:value="0" calcext:value-type="float">
            <text:p>0</text:p>
          </table:table-cell>
          <table:table-cell table:formula="of:=IF([$input.W42]=&quot;&quot;;&quot;&quot;;[$input.W42])" office:value-type="float" office:value="0.4" calcext:value-type="float">
            <text:p>0.4</text:p>
          </table:table-cell>
          <table:table-cell table:formula="of:=IF([$input.X42]=&quot;&quot;;&quot;&quot;;[$input.X42])" office:value-type="float" office:value="1" calcext:value-type="float">
            <text:p>1</text:p>
          </table:table-cell>
          <table:table-cell table:formula="of:=IF([$input.AD42]=&quot;&quot;;&quot;&quot;;[$input.AD42])" office:value-type="float" office:value="0" calcext:value-type="float">
            <text:p>0</text:p>
          </table:table-cell>
          <table:table-cell table:formula="of:=IF([$input.AE42]=&quot;&quot;;&quot;&quot;;[$input.AE42])" office:value-type="float" office:value="0" calcext:value-type="float">
            <text:p>0</text:p>
          </table:table-cell>
          <table:table-cell table:formula="of:=IF([$input.AK42]=&quot;&quot;;&quot;&quot;;[$input.AK42])" office:value-type="float" office:value="0.25" calcext:value-type="float">
            <text:p>0.25</text:p>
          </table:table-cell>
          <table:table-cell table:formula="of:=IF([$input.AL42]=&quot;&quot;;&quot;&quot;;[$input.AL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1070.00123511213" calcext:value-type="float">
            <text:p>1070.00123511213</text:p>
          </table:table-cell>
          <table:table-cell table:formula="of:=IF([.H41]=&quot;&quot;;&quot;&quot;;[.$G42]*[.P41]*[.H41]*[.I41])" office:value-type="float" office:value="0" calcext:value-type="float">
            <text:p>0</text:p>
          </table:table-cell>
          <table:table-cell table:formula="of:=IF([.J41]=&quot;&quot;;&quot;&quot;;[.$G42]*[.Q41]*[.J41])" office:value-type="float" office:value="569.679327946126" calcext:value-type="float">
            <text:p>569.679327946126</text:p>
          </table:table-cell>
          <table:table-cell table:formula="of:=IF([.J41]=&quot;&quot;;&quot;&quot;;[.$G42]*[.Q41]*[.J41]*[.K41])" office:value-type="float" office:value="569.679327946126" calcext:value-type="float">
            <text:p>569.679327946126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307.884704424578" calcext:value-type="float">
            <text:p>307.884704424578</text:p>
          </table:table-cell>
          <table:table-cell table:formula="of:=IF([.N41]=&quot;&quot;;&quot;&quot;;[.$G42]*[.S41]*[.N41]*[.O41])" office:value-type="float" office:value="307.884704424578" calcext:value-type="float">
            <text:p>307.884704424578</text:p>
          </table:table-cell>
          <table:table-cell table:formula="of:=IF([.H42]=&quot;&quot;;&quot;&quot;;[.$U41]*[.H42])" office:value-type="float" office:value="25497.1668617006" calcext:value-type="float">
            <text:p>25497.1668617006</text:p>
          </table:table-cell>
          <table:table-cell table:formula="of:=IF([.J42]=&quot;&quot;;&quot;&quot;;[.$U41]*[.J42])" office:value-type="float" office:value="10198.8667446802" calcext:value-type="float">
            <text:p>10198.8667446802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6374.29171542514" calcext:value-type="float">
            <text:p>6374.29171542514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</table:table-row>
        <table:table-row table:style-name="ro1">
          <table:table-cell table:formula="of:=[$input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input.H43]=&quot;&quot;;&quot;&quot;;[$input.H43])" office:value-type="float" office:value="1" calcext:value-type="float">
            <text:p>1</text:p>
          </table:table-cell>
          <table:table-cell table:formula="of:=IF([$input.I43]=&quot;&quot;;&quot;&quot;;[$input.I43])" office:value-type="float" office:value="0" calcext:value-type="float">
            <text:p>0</text:p>
          </table:table-cell>
          <table:table-cell table:formula="of:=IF([$input.W43]=&quot;&quot;;&quot;&quot;;[$input.W43])" office:value-type="float" office:value="0.4" calcext:value-type="float">
            <text:p>0.4</text:p>
          </table:table-cell>
          <table:table-cell table:formula="of:=IF([$input.X43]=&quot;&quot;;&quot;&quot;;[$input.X43])" office:value-type="float" office:value="1" calcext:value-type="float">
            <text:p>1</text:p>
          </table:table-cell>
          <table:table-cell table:formula="of:=IF([$input.AD43]=&quot;&quot;;&quot;&quot;;[$input.AD43])" office:value-type="float" office:value="0" calcext:value-type="float">
            <text:p>0</text:p>
          </table:table-cell>
          <table:table-cell table:formula="of:=IF([$input.AE43]=&quot;&quot;;&quot;&quot;;[$input.AE43])" office:value-type="float" office:value="0" calcext:value-type="float">
            <text:p>0</text:p>
          </table:table-cell>
          <table:table-cell table:formula="of:=IF([$input.AK43]=&quot;&quot;;&quot;&quot;;[$input.AK43])" office:value-type="float" office:value="0.25" calcext:value-type="float">
            <text:p>0.25</text:p>
          </table:table-cell>
          <table:table-cell table:formula="of:=IF([$input.AL43]=&quot;&quot;;&quot;&quot;;[$input.AL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537.24255556226" calcext:value-type="float">
            <text:p>1537.24255556226</text:p>
          </table:table-cell>
          <table:table-cell table:formula="of:=IF([.H42]=&quot;&quot;;&quot;&quot;;[.$G43]*[.P42]*[.H42]*[.I42])" office:value-type="float" office:value="0" calcext:value-type="float">
            <text:p>0</text:p>
          </table:table-cell>
          <table:table-cell table:formula="of:=IF([.J42]=&quot;&quot;;&quot;&quot;;[.$G43]*[.Q42]*[.J42])" office:value-type="float" office:value="885.195504911266" calcext:value-type="float">
            <text:p>885.195504911266</text:p>
          </table:table-cell>
          <table:table-cell table:formula="of:=IF([.J42]=&quot;&quot;;&quot;&quot;;[.$G43]*[.Q42]*[.J42]*[.K42])" office:value-type="float" office:value="885.195504911266" calcext:value-type="float">
            <text:p>885.195504911266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468.378591147875" calcext:value-type="float">
            <text:p>468.378591147875</text:p>
          </table:table-cell>
          <table:table-cell table:formula="of:=IF([.N42]=&quot;&quot;;&quot;&quot;;[.$G43]*[.S42]*[.N42]*[.O42])" office:value-type="float" office:value="468.378591147875" calcext:value-type="float">
            <text:p>468.378591147875</text:p>
          </table:table-cell>
          <table:table-cell table:formula="of:=IF([.H43]=&quot;&quot;;&quot;&quot;;[.$U42]*[.H43])" office:value-type="float" office:value="26936.1355215562" calcext:value-type="float">
            <text:p>26936.1355215562</text:p>
          </table:table-cell>
          <table:table-cell table:formula="of:=IF([.J43]=&quot;&quot;;&quot;&quot;;[.$U42]*[.J43])" office:value-type="float" office:value="10774.4542086225" calcext:value-type="float">
            <text:p>10774.45420862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6734.03388038906" calcext:value-type="float">
            <text:p>6734.03388038906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6" calcext:value-type="float">
            <text:p>2212.98876227816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</table:table-row>
        <table:table-row table:style-name="ro1">
          <table:table-cell table:formula="of:=[$input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8" calcext:value-type="float">
            <text:p>0.69434591342268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input.H44]=&quot;&quot;;&quot;&quot;;[$input.H44])">
            <text:p/>
          </table:table-cell>
          <table:table-cell table:formula="of:=IF([$input.I44]=&quot;&quot;;&quot;&quot;;[$input.I44])">
            <text:p/>
          </table:table-cell>
          <table:table-cell table:formula="of:=IF([$input.W44]=&quot;&quot;;&quot;&quot;;[$input.W44])">
            <text:p/>
          </table:table-cell>
          <table:table-cell table:formula="of:=IF([$input.X44]=&quot;&quot;;&quot;&quot;;[$input.X44])">
            <text:p/>
          </table:table-cell>
          <table:table-cell table:formula="of:=IF([$input.AD44]=&quot;&quot;;&quot;&quot;;[$input.AD44])">
            <text:p/>
          </table:table-cell>
          <table:table-cell table:formula="of:=IF([$input.AE44]=&quot;&quot;;&quot;&quot;;[$input.AE44])">
            <text:p/>
          </table:table-cell>
          <table:table-cell table:formula="of:=IF([$input.AK44]=&quot;&quot;;&quot;&quot;;[$input.AK44])">
            <text:p/>
          </table:table-cell>
          <table:table-cell table:formula="of:=IF([$input.AL44]=&quot;&quot;;&quot;&quot;;[$input.AL44])">
            <text:p/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814.32993235983" calcext:value-type="float">
            <text:p>1814.32993235983</text:p>
          </table:table-cell>
          <table:table-cell table:formula="of:=IF([.H43]=&quot;&quot;;&quot;&quot;;[.$G44]*[.P43]*[.H43]*[.I43])" office:value-type="float" office:value="0" calcext:value-type="float">
            <text:p>0</text:p>
          </table:table-cell>
          <table:table-cell table:formula="of:=IF([.J43]=&quot;&quot;;&quot;&quot;;[.$G44]*[.Q43]*[.J43])" office:value-type="float" office:value="1153.02586685756" calcext:value-type="float">
            <text:p>1153.02586685756</text:p>
          </table:table-cell>
          <table:table-cell table:formula="of:=IF([.J43]=&quot;&quot;;&quot;&quot;;[.$G44]*[.Q43]*[.J43]*[.K43])" office:value-type="float" office:value="1153.02586685756" calcext:value-type="float">
            <text:p>1153.02586685756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746.095197575752" calcext:value-type="float">
            <text:p>746.095197575752</text:p>
          </table:table-cell>
          <table:table-cell table:formula="of:=IF([.N43]=&quot;&quot;;&quot;&quot;;[.$G44]*[.S43]*[.N43]*[.O43])" office:value-type="float" office:value="746.095197575752" calcext:value-type="float">
            <text:p>746.095197575752</text:p>
          </table:table-cell>
          <table:table-cell table:formula="of:=IF([.H44]=&quot;&quot;;&quot;&quot;;[.$U43]*[.H44])">
            <text:p/>
          </table:table-cell>
          <table:table-cell table:formula="of:=IF([.J44]=&quot;&quot;;&quot;&quot;;[.$U43]*[.J44])">
            <text:p/>
          </table:table-cell>
          <table:table-cell table:formula="of:=IF([.L44]=&quot;&quot;;&quot;&quot;;[.$U43]*[.L44])">
            <text:p/>
          </table:table-cell>
          <table:table-cell table:formula="of:=IF([.N44]=&quot;&quot;;&quot;&quot;;[.$U43]*[.N44])">
            <text:p/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</table:table-row>
        <table:table-row table:style-name="ro1">
          <table:table-cell table:formula="of:=[input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input.H45]=&quot;&quot;;&quot;&quot;;[$input.H45])">
            <text:p/>
          </table:table-cell>
          <table:table-cell table:formula="of:=IF([$input.I45]=&quot;&quot;;&quot;&quot;;[$input.I45])">
            <text:p/>
          </table:table-cell>
          <table:table-cell table:formula="of:=IF([$input.W45]=&quot;&quot;;&quot;&quot;;[$input.W45])">
            <text:p/>
          </table:table-cell>
          <table:table-cell table:formula="of:=IF([$input.X45]=&quot;&quot;;&quot;&quot;;[$input.X45])">
            <text:p/>
          </table:table-cell>
          <table:table-cell table:formula="of:=IF([$input.AD45]=&quot;&quot;;&quot;&quot;;[$input.AD45])">
            <text:p/>
          </table:table-cell>
          <table:table-cell table:formula="of:=IF([$input.AE45]=&quot;&quot;;&quot;&quot;;[$input.AE45])">
            <text:p/>
          </table:table-cell>
          <table:table-cell table:formula="of:=IF([$input.AK45]=&quot;&quot;;&quot;&quot;;[$input.AK45])">
            <text:p/>
          </table:table-cell>
          <table:table-cell table:formula="of:=IF([$input.AL45]=&quot;&quot;;&quot;&quot;;[$input.AL45])">
            <text:p/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>
            <text:p/>
          </table:table-cell>
          <table:table-cell table:formula="of:=IF([.H44]=&quot;&quot;;&quot;&quot;;[.$G45]*[.P44]*[.H44]*[.I44])">
            <text:p/>
          </table:table-cell>
          <table:table-cell table:formula="of:=IF([.J44]=&quot;&quot;;&quot;&quot;;[.$G45]*[.Q44]*[.J44])">
            <text:p/>
          </table:table-cell>
          <table:table-cell table:formula="of:=IF([.J44]=&quot;&quot;;&quot;&quot;;[.$G45]*[.Q44]*[.J44]*[.K44])">
            <text:p/>
          </table:table-cell>
          <table:table-cell table:formula="of:=IF([.L44]=&quot;&quot;;&quot;&quot;;[.$G45]*[.R44]*[.L44])">
            <text:p/>
          </table:table-cell>
          <table:table-cell table:formula="of:=IF([.L44]=&quot;&quot;;&quot;&quot;;[.$G45]*[.R44]*[.L44]*[.M44])">
            <text:p/>
          </table:table-cell>
          <table:table-cell table:formula="of:=IF([.N44]=&quot;&quot;;&quot;&quot;;[.$G45]*[.S44]*[.N44])">
            <text:p/>
          </table:table-cell>
          <table:table-cell table:formula="of:=IF([.N44]=&quot;&quot;;&quot;&quot;;[.$G45]*[.S44]*[.N44]*[.O44])">
            <text:p/>
          </table:table-cell>
          <table:table-cell table:formula="of:=IF([.H45]=&quot;&quot;;&quot;&quot;;[.$U44]*[.H45])">
            <text:p/>
          </table:table-cell>
          <table:table-cell table:formula="of:=IF([.J45]=&quot;&quot;;&quot;&quot;;[.$U44]*[.J45])">
            <text:p/>
          </table:table-cell>
          <table:table-cell table:formula="of:=IF([.L45]=&quot;&quot;;&quot;&quot;;[.$U44]*[.L45])">
            <text:p/>
          </table:table-cell>
          <table:table-cell table:formula="of:=IF([.N45]=&quot;&quot;;&quot;&quot;;[.$U44]*[.N45])">
            <text:p/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</table:table-row>
        <table:table-row table:style-name="ro1">
          <table:table-cell table:formula="of:=[input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input.H46]=&quot;&quot;;&quot;&quot;;[$input.H46])">
            <text:p/>
          </table:table-cell>
          <table:table-cell table:formula="of:=IF([$input.I46]=&quot;&quot;;&quot;&quot;;[$input.I46])">
            <text:p/>
          </table:table-cell>
          <table:table-cell table:formula="of:=IF([$input.W46]=&quot;&quot;;&quot;&quot;;[$input.W46])">
            <text:p/>
          </table:table-cell>
          <table:table-cell table:formula="of:=IF([$input.X46]=&quot;&quot;;&quot;&quot;;[$input.X46])">
            <text:p/>
          </table:table-cell>
          <table:table-cell table:formula="of:=IF([$input.AD46]=&quot;&quot;;&quot;&quot;;[$input.AD46])">
            <text:p/>
          </table:table-cell>
          <table:table-cell table:formula="of:=IF([$input.AE46]=&quot;&quot;;&quot;&quot;;[$input.AE46])">
            <text:p/>
          </table:table-cell>
          <table:table-cell table:formula="of:=IF([$input.AK46]=&quot;&quot;;&quot;&quot;;[$input.AK46])">
            <text:p/>
          </table:table-cell>
          <table:table-cell table:formula="of:=IF([$input.AL46]=&quot;&quot;;&quot;&quot;;[$input.AL46])">
            <text:p/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>
            <text:p/>
          </table:table-cell>
          <table:table-cell table:formula="of:=IF([.H45]=&quot;&quot;;&quot;&quot;;[.$G46]*[.P45]*[.H45]*[.I45])">
            <text:p/>
          </table:table-cell>
          <table:table-cell table:formula="of:=IF([.J45]=&quot;&quot;;&quot;&quot;;[.$G46]*[.Q45]*[.J45])">
            <text:p/>
          </table:table-cell>
          <table:table-cell table:formula="of:=IF([.J45]=&quot;&quot;;&quot;&quot;;[.$G46]*[.Q45]*[.J45]*[.K45])">
            <text:p/>
          </table:table-cell>
          <table:table-cell table:formula="of:=IF([.L45]=&quot;&quot;;&quot;&quot;;[.$G46]*[.R45]*[.L45])">
            <text:p/>
          </table:table-cell>
          <table:table-cell table:formula="of:=IF([.L45]=&quot;&quot;;&quot;&quot;;[.$G46]*[.R45]*[.L45]*[.M45])">
            <text:p/>
          </table:table-cell>
          <table:table-cell table:formula="of:=IF([.N45]=&quot;&quot;;&quot;&quot;;[.$G46]*[.S45]*[.N45])">
            <text:p/>
          </table:table-cell>
          <table:table-cell table:formula="of:=IF([.N45]=&quot;&quot;;&quot;&quot;;[.$G46]*[.S45]*[.N45]*[.O45])">
            <text:p/>
          </table:table-cell>
          <table:table-cell table:formula="of:=IF([.H46]=&quot;&quot;;&quot;&quot;;[.$U45]*[.H46])">
            <text:p/>
          </table:table-cell>
          <table:table-cell table:formula="of:=IF([.J46]=&quot;&quot;;&quot;&quot;;[.$U45]*[.J46])">
            <text:p/>
          </table:table-cell>
          <table:table-cell table:formula="of:=IF([.L46]=&quot;&quot;;&quot;&quot;;[.$U45]*[.L46])">
            <text:p/>
          </table:table-cell>
          <table:table-cell table:formula="of:=IF([.N46]=&quot;&quot;;&quot;&quot;;[.$U45]*[.N46])">
            <text:p/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</table:table-row>
        <table:table-row table:style-name="ro1">
          <table:table-cell table:formula="of:=[input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input.H47]=&quot;&quot;;&quot;&quot;;[$input.H47])" office:value-type="float" office:value="1" calcext:value-type="float">
            <text:p>1</text:p>
          </table:table-cell>
          <table:table-cell table:formula="of:=IF([$input.I47]=&quot;&quot;;&quot;&quot;;[$input.I47])" office:value-type="float" office:value="0" calcext:value-type="float">
            <text:p>0</text:p>
          </table:table-cell>
          <table:table-cell table:formula="of:=IF([$input.W47]=&quot;&quot;;&quot;&quot;;[$input.W47])" office:value-type="float" office:value="0.4" calcext:value-type="float">
            <text:p>0.4</text:p>
          </table:table-cell>
          <table:table-cell table:formula="of:=IF([$input.X47]=&quot;&quot;;&quot;&quot;;[$input.X47])" office:value-type="float" office:value="1" calcext:value-type="float">
            <text:p>1</text:p>
          </table:table-cell>
          <table:table-cell table:formula="of:=IF([$input.AD47]=&quot;&quot;;&quot;&quot;;[$input.AD47])" office:value-type="float" office:value="0" calcext:value-type="float">
            <text:p>0</text:p>
          </table:table-cell>
          <table:table-cell table:formula="of:=IF([$input.AE47]=&quot;&quot;;&quot;&quot;;[$input.AE47])" office:value-type="float" office:value="0" calcext:value-type="float">
            <text:p>0</text:p>
          </table:table-cell>
          <table:table-cell table:formula="of:=IF([$input.AK47]=&quot;&quot;;&quot;&quot;;[$input.AK47])" office:value-type="float" office:value="0" calcext:value-type="float">
            <text:p>0</text:p>
          </table:table-cell>
          <table:table-cell table:formula="of:=IF([$input.AL47]=&quot;&quot;;&quot;&quot;;[$input.AL47])" office:value-type="float" office:value="0" calcext:value-type="float">
            <text:p>0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1" calcext:value-type="float">
            <text:p>92122.6511159681</text:p>
          </table:table-cell>
          <table:table-cell table:formula="of:=IF([.H46]=&quot;&quot;;&quot;&quot;;[.$G47]*[.P46]*[.H46])">
            <text:p/>
          </table:table-cell>
          <table:table-cell table:formula="of:=IF([.H46]=&quot;&quot;;&quot;&quot;;[.$G47]*[.P46]*[.H46]*[.I46])">
            <text:p/>
          </table:table-cell>
          <table:table-cell table:formula="of:=IF([.J46]=&quot;&quot;;&quot;&quot;;[.$G47]*[.Q46]*[.J46])">
            <text:p/>
          </table:table-cell>
          <table:table-cell table:formula="of:=IF([.J46]=&quot;&quot;;&quot;&quot;;[.$G47]*[.Q46]*[.J46]*[.K46])">
            <text:p/>
          </table:table-cell>
          <table:table-cell table:formula="of:=IF([.L46]=&quot;&quot;;&quot;&quot;;[.$G47]*[.R46]*[.L46])">
            <text:p/>
          </table:table-cell>
          <table:table-cell table:formula="of:=IF([.L46]=&quot;&quot;;&quot;&quot;;[.$G47]*[.R46]*[.L46]*[.M46])">
            <text:p/>
          </table:table-cell>
          <table:table-cell table:formula="of:=IF([.N46]=&quot;&quot;;&quot;&quot;;[.$G47]*[.S46]*[.N46])">
            <text:p/>
          </table:table-cell>
          <table:table-cell table:formula="of:=IF([.N46]=&quot;&quot;;&quot;&quot;;[.$G47]*[.S46]*[.N46]*[.O46])">
            <text:p/>
          </table:table-cell>
          <table:table-cell table:formula="of:=IF([.H47]=&quot;&quot;;&quot;&quot;;[.$U46]*[.H47])" office:value-type="float" office:value="85273.05334065" calcext:value-type="float">
            <text:p>85273.05334065</text:p>
          </table:table-cell>
          <table:table-cell table:formula="of:=IF([.J47]=&quot;&quot;;&quot;&quot;;[.$U46]*[.J47])" office:value-type="float" office:value="34109.22133626" calcext:value-type="float">
            <text:p>34109.22133626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0" calcext:value-type="float">
            <text:p>0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</table:table-row>
        <table:table-row table:style-name="ro1">
          <table:table-cell table:formula="of:=[input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input.H48]=&quot;&quot;;&quot;&quot;;[$input.H48])" office:value-type="float" office:value="1" calcext:value-type="float">
            <text:p>1</text:p>
          </table:table-cell>
          <table:table-cell table:formula="of:=IF([$input.I48]=&quot;&quot;;&quot;&quot;;[$input.I48])" office:value-type="float" office:value="0" calcext:value-type="float">
            <text:p>0</text:p>
          </table:table-cell>
          <table:table-cell table:formula="of:=IF([$input.W48]=&quot;&quot;;&quot;&quot;;[$input.W48])" office:value-type="float" office:value="0.4" calcext:value-type="float">
            <text:p>0.4</text:p>
          </table:table-cell>
          <table:table-cell table:formula="of:=IF([$input.X48]=&quot;&quot;;&quot;&quot;;[$input.X48])" office:value-type="float" office:value="1" calcext:value-type="float">
            <text:p>1</text:p>
          </table:table-cell>
          <table:table-cell table:formula="of:=IF([$input.AD48]=&quot;&quot;;&quot;&quot;;[$input.AD48])" office:value-type="float" office:value="0" calcext:value-type="float">
            <text:p>0</text:p>
          </table:table-cell>
          <table:table-cell table:formula="of:=IF([$input.AE48]=&quot;&quot;;&quot;&quot;;[$input.AE48])" office:value-type="float" office:value="0" calcext:value-type="float">
            <text:p>0</text:p>
          </table:table-cell>
          <table:table-cell table:formula="of:=IF([$input.AK48]=&quot;&quot;;&quot;&quot;;[$input.AK48])" office:value-type="float" office:value="0" calcext:value-type="float">
            <text:p>0</text:p>
          </table:table-cell>
          <table:table-cell table:formula="of:=IF([$input.AL48]=&quot;&quot;;&quot;&quot;;[$input.AL48])" office:value-type="float" office:value="0" calcext:value-type="float">
            <text:p>0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963.1309428314" calcext:value-type="float">
            <text:p>1963.1309428314</text:p>
          </table:table-cell>
          <table:table-cell table:formula="of:=IF([.H47]=&quot;&quot;;&quot;&quot;;[.$G48]*[.P47]*[.H47]*[.I47])" office:value-type="float" office:value="0" calcext:value-type="float">
            <text:p>0</text:p>
          </table:table-cell>
          <table:table-cell table:formula="of:=IF([.J47]=&quot;&quot;;&quot;&quot;;[.$G48]*[.Q47]*[.J47])" office:value-type="float" office:value="1487.31873985814" calcext:value-type="float">
            <text:p>1487.31873985814</text:p>
          </table:table-cell>
          <table:table-cell table:formula="of:=IF([.J47]=&quot;&quot;;&quot;&quot;;[.$G48]*[.Q47]*[.J47]*[.K47])" office:value-type="float" office:value="1487.31873985814" calcext:value-type="float">
            <text:p>1487.31873985814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0" calcext:value-type="float">
            <text:p>0</text:p>
          </table:table-cell>
          <table:table-cell table:formula="of:=IF([.N47]=&quot;&quot;;&quot;&quot;;[.$G48]*[.S47]*[.N47]*[.O47])" office:value-type="float" office:value="0" calcext:value-type="float">
            <text:p>0</text:p>
          </table:table-cell>
          <table:table-cell table:formula="of:=IF([.H48]=&quot;&quot;;&quot;&quot;;[.$U47]*[.H48])" office:value-type="float" office:value="92122.6511159681" calcext:value-type="float">
            <text:p>92122.6511159681</text:p>
          </table:table-cell>
          <table:table-cell table:formula="of:=IF([.J48]=&quot;&quot;;&quot;&quot;;[.$U47]*[.J48])" office:value-type="float" office:value="36849.0604463872" calcext:value-type="float">
            <text:p>36849.0604463872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0" calcext:value-type="float">
            <text:p>0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</table:table-row>
        <table:table-row table:style-name="ro1">
          <table:table-cell table:formula="of:=[input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input.H49]=&quot;&quot;;&quot;&quot;;[$input.H49])" office:value-type="float" office:value="1" calcext:value-type="float">
            <text:p>1</text:p>
          </table:table-cell>
          <table:table-cell table:formula="of:=IF([$input.I49]=&quot;&quot;;&quot;&quot;;[$input.I49])" office:value-type="float" office:value="0" calcext:value-type="float">
            <text:p>0</text:p>
          </table:table-cell>
          <table:table-cell table:formula="of:=IF([$input.W49]=&quot;&quot;;&quot;&quot;;[$input.W49])" office:value-type="float" office:value="0.4" calcext:value-type="float">
            <text:p>0.4</text:p>
          </table:table-cell>
          <table:table-cell table:formula="of:=IF([$input.X49]=&quot;&quot;;&quot;&quot;;[$input.X49])" office:value-type="float" office:value="1" calcext:value-type="float">
            <text:p>1</text:p>
          </table:table-cell>
          <table:table-cell table:formula="of:=IF([$input.AD49]=&quot;&quot;;&quot;&quot;;[$input.AD49])" office:value-type="float" office:value="0" calcext:value-type="float">
            <text:p>0</text:p>
          </table:table-cell>
          <table:table-cell table:formula="of:=IF([$input.AE49]=&quot;&quot;;&quot;&quot;;[$input.AE49])" office:value-type="float" office:value="0" calcext:value-type="float">
            <text:p>0</text:p>
          </table:table-cell>
          <table:table-cell table:formula="of:=IF([$input.AK49]=&quot;&quot;;&quot;&quot;;[$input.AK49])" office:value-type="float" office:value="0" calcext:value-type="float">
            <text:p>0</text:p>
          </table:table-cell>
          <table:table-cell table:formula="of:=IF([$input.AL49]=&quot;&quot;;&quot;&quot;;[$input.AL49])" office:value-type="float" office:value="0" calcext:value-type="float">
            <text:p>0</text:p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225.25732593658" calcext:value-type="float">
            <text:p>2225.25732593658</text:p>
          </table:table-cell>
          <table:table-cell table:formula="of:=IF([.H48]=&quot;&quot;;&quot;&quot;;[.$G49]*[.P48]*[.H48]*[.I48])" office:value-type="float" office:value="0" calcext:value-type="float">
            <text:p>0</text:p>
          </table:table-cell>
          <table:table-cell table:formula="of:=IF([.J48]=&quot;&quot;;&quot;&quot;;[.$G49]*[.Q48]*[.J48])" office:value-type="float" office:value="1573.71801879298" calcext:value-type="float">
            <text:p>1573.71801879298</text:p>
          </table:table-cell>
          <table:table-cell table:formula="of:=IF([.J48]=&quot;&quot;;&quot;&quot;;[.$G49]*[.Q48]*[.J48]*[.K48])" office:value-type="float" office:value="1573.71801879298" calcext:value-type="float">
            <text:p>1573.71801879298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0" calcext:value-type="float">
            <text:p>0</text:p>
          </table:table-cell>
          <table:table-cell table:formula="of:=IF([.N48]=&quot;&quot;;&quot;&quot;;[.$G49]*[.S48]*[.N48]*[.O48])" office:value-type="float" office:value="0" calcext:value-type="float">
            <text:p>0</text:p>
          </table:table-cell>
          <table:table-cell table:formula="of:=IF([.H49]=&quot;&quot;;&quot;&quot;;[.$U48]*[.H49])" office:value-type="float" office:value="55429.9760548159" calcext:value-type="float">
            <text:p>55429.9760548159</text:p>
          </table:table-cell>
          <table:table-cell table:formula="of:=IF([.J49]=&quot;&quot;;&quot;&quot;;[.$U48]*[.J49])" office:value-type="float" office:value="22171.9904219264" calcext:value-type="float">
            <text:p>22171.9904219264</text:p>
          </table:table-cell>
          <table:table-cell table:formula="of:=IF([.L49]=&quot;&quot;;&quot;&quot;;[.$U48]*[.L49])" office:value-type="float" office:value="0" calcext:value-type="float">
            <text:p>0</text:p>
          </table:table-cell>
          <table:table-cell table:formula="of:=IF([.N49]=&quot;&quot;;&quot;&quot;;[.$U48]*[.N49])" office:value-type="float" office:value="0" calcext:value-type="float">
            <text:p>0</text:p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</table:table-row>
        <table:table-row table:style-name="ro1">
          <table:table-cell table:formula="of:=[input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8" calcext:value-type="float">
            <text:p>0.584784863390038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input.H50]=&quot;&quot;;&quot;&quot;;[$input.H50])" office:value-type="float" office:value="1" calcext:value-type="float">
            <text:p>1</text:p>
          </table:table-cell>
          <table:table-cell table:formula="of:=IF([$input.I50]=&quot;&quot;;&quot;&quot;;[$input.I50])" office:value-type="float" office:value="0" calcext:value-type="float">
            <text:p>0</text:p>
          </table:table-cell>
          <table:table-cell table:formula="of:=IF([$input.W50]=&quot;&quot;;&quot;&quot;;[$input.W50])" office:value-type="float" office:value="0.4" calcext:value-type="float">
            <text:p>0.4</text:p>
          </table:table-cell>
          <table:table-cell table:formula="of:=IF([$input.X50]=&quot;&quot;;&quot;&quot;;[$input.X50])" office:value-type="float" office:value="1" calcext:value-type="float">
            <text:p>1</text:p>
          </table:table-cell>
          <table:table-cell table:formula="of:=IF([$input.AD50]=&quot;&quot;;&quot;&quot;;[$input.AD50])" office:value-type="float" office:value="0" calcext:value-type="float">
            <text:p>0</text:p>
          </table:table-cell>
          <table:table-cell table:formula="of:=IF([$input.AE50]=&quot;&quot;;&quot;&quot;;[$input.AE50])" office:value-type="float" office:value="0" calcext:value-type="float">
            <text:p>0</text:p>
          </table:table-cell>
          <table:table-cell table:formula="of:=IF([$input.AK50]=&quot;&quot;;&quot;&quot;;[$input.AK50])" office:value-type="float" office:value="0" calcext:value-type="float">
            <text:p>0</text:p>
          </table:table-cell>
          <table:table-cell table:formula="of:=IF([$input.AL50]=&quot;&quot;;&quot;&quot;;[$input.AL50])" office:value-type="float" office:value="0" calcext:value-type="float">
            <text:p>0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 office:value-type="float" office:value="2385.96024508859" calcext:value-type="float">
            <text:p>2385.96024508859</text:p>
          </table:table-cell>
          <table:table-cell table:formula="of:=IF([.H49]=&quot;&quot;;&quot;&quot;;[.$G50]*[.P49]*[.H49]*[.I49])" office:value-type="float" office:value="0" calcext:value-type="float">
            <text:p>0</text:p>
          </table:table-cell>
          <table:table-cell table:formula="of:=IF([.J49]=&quot;&quot;;&quot;&quot;;[.$G50]*[.Q49]*[.J49])" office:value-type="float" office:value="1595.35666498881" calcext:value-type="float">
            <text:p>1595.35666498881</text:p>
          </table:table-cell>
          <table:table-cell table:formula="of:=IF([.J49]=&quot;&quot;;&quot;&quot;;[.$G50]*[.Q49]*[.J49]*[.K49])" office:value-type="float" office:value="1595.35666498881" calcext:value-type="float">
            <text:p>1595.35666498881</text:p>
          </table:table-cell>
          <table:table-cell table:formula="of:=IF([.L49]=&quot;&quot;;&quot;&quot;;[.$G50]*[.R49]*[.L49])" office:value-type="float" office:value="0" calcext:value-type="float">
            <text:p>0</text:p>
          </table:table-cell>
          <table:table-cell table:formula="of:=IF([.L49]=&quot;&quot;;&quot;&quot;;[.$G50]*[.R49]*[.L49]*[.M49])" office:value-type="float" office:value="0" calcext:value-type="float">
            <text:p>0</text:p>
          </table:table-cell>
          <table:table-cell table:formula="of:=IF([.N49]=&quot;&quot;;&quot;&quot;;[.$G50]*[.S49]*[.N49])" office:value-type="float" office:value="0" calcext:value-type="float">
            <text:p>0</text:p>
          </table:table-cell>
          <table:table-cell table:formula="of:=IF([.N49]=&quot;&quot;;&quot;&quot;;[.$G50]*[.S49]*[.N49]*[.O49])" office:value-type="float" office:value="0" calcext:value-type="float">
            <text:p>0</text:p>
          </table:table-cell>
          <table:table-cell table:formula="of:=IF([.H50]=&quot;&quot;;&quot;&quot;;[.$U49]*[.H50])" office:value-type="float" office:value="47197.337433013" calcext:value-type="float">
            <text:p>47197.337433013</text:p>
          </table:table-cell>
          <table:table-cell table:formula="of:=IF([.J50]=&quot;&quot;;&quot;&quot;;[.$U49]*[.J50])" office:value-type="float" office:value="18878.9349732052" calcext:value-type="float">
            <text:p>18878.9349732052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0" calcext:value-type="float">
            <text:p>0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</table:table-row>
        <table:table-row table:style-name="ro1">
          <table:table-cell table:formula="of:=[input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input.H51]=&quot;&quot;;&quot;&quot;;[$input.H51])" office:value-type="float" office:value="1" calcext:value-type="float">
            <text:p>1</text:p>
          </table:table-cell>
          <table:table-cell table:formula="of:=IF([$input.I51]=&quot;&quot;;&quot;&quot;;[$input.I51])" office:value-type="float" office:value="0" calcext:value-type="float">
            <text:p>0</text:p>
          </table:table-cell>
          <table:table-cell table:formula="of:=IF([$input.W51]=&quot;&quot;;&quot;&quot;;[$input.W51])" office:value-type="float" office:value="0.4" calcext:value-type="float">
            <text:p>0.4</text:p>
          </table:table-cell>
          <table:table-cell table:formula="of:=IF([$input.X51]=&quot;&quot;;&quot;&quot;;[$input.X51])" office:value-type="float" office:value="1" calcext:value-type="float">
            <text:p>1</text:p>
          </table:table-cell>
          <table:table-cell table:formula="of:=IF([$input.AD51]=&quot;&quot;;&quot;&quot;;[$input.AD51])" office:value-type="float" office:value="0" calcext:value-type="float">
            <text:p>0</text:p>
          </table:table-cell>
          <table:table-cell table:formula="of:=IF([$input.AE51]=&quot;&quot;;&quot;&quot;;[$input.AE51])" office:value-type="float" office:value="0" calcext:value-type="float">
            <text:p>0</text:p>
          </table:table-cell>
          <table:table-cell table:formula="of:=IF([$input.AK51]=&quot;&quot;;&quot;&quot;;[$input.AK51])" office:value-type="float" office:value="0" calcext:value-type="float">
            <text:p>0</text:p>
          </table:table-cell>
          <table:table-cell table:formula="of:=IF([$input.AL51]=&quot;&quot;;&quot;&quot;;[$input.AL51])" office:value-type="float" office:value="0" calcext:value-type="float">
            <text:p>0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540.3670827976" calcext:value-type="float">
            <text:p>2540.3670827976</text:p>
          </table:table-cell>
          <table:table-cell table:formula="of:=IF([.H50]=&quot;&quot;;&quot;&quot;;[.$G51]*[.P50]*[.H50]*[.I50])" office:value-type="float" office:value="0" calcext:value-type="float">
            <text:p>0</text:p>
          </table:table-cell>
          <table:table-cell table:formula="of:=IF([.J50]=&quot;&quot;;&quot;&quot;;[.$G51]*[.Q50]*[.J50])" office:value-type="float" office:value="1772.82208014143" calcext:value-type="float">
            <text:p>1772.82208014143</text:p>
          </table:table-cell>
          <table:table-cell table:formula="of:=IF([.J50]=&quot;&quot;;&quot;&quot;;[.$G51]*[.Q50]*[.J50]*[.K50])" office:value-type="float" office:value="1772.82208014143" calcext:value-type="float">
            <text:p>1772.82208014143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0" calcext:value-type="float">
            <text:p>0</text:p>
          </table:table-cell>
          <table:table-cell table:formula="of:=IF([.N50]=&quot;&quot;;&quot;&quot;;[.$G51]*[.S50]*[.N50]*[.O50])" office:value-type="float" office:value="0" calcext:value-type="float">
            <text:p>0</text:p>
          </table:table-cell>
          <table:table-cell table:formula="of:=IF([.H51]=&quot;&quot;;&quot;&quot;;[.$U50]*[.H51])" office:value-type="float" office:value="47187.5659715852" calcext:value-type="float">
            <text:p>47187.5659715852</text:p>
          </table:table-cell>
          <table:table-cell table:formula="of:=IF([.J51]=&quot;&quot;;&quot;&quot;;[.$U50]*[.J51])" office:value-type="float" office:value="18875.0263886341" calcext:value-type="float">
            <text:p>18875.0263886341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0" calcext:value-type="float">
            <text:p>0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</table:table-row>
        <table:table-row table:style-name="ro1">
          <table:table-cell table:formula="of:=[input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input.H52]=&quot;&quot;;&quot;&quot;;[$input.H52])" office:value-type="float" office:value="1" calcext:value-type="float">
            <text:p>1</text:p>
          </table:table-cell>
          <table:table-cell table:formula="of:=IF([$input.I52]=&quot;&quot;;&quot;&quot;;[$input.I52])" office:value-type="float" office:value="0" calcext:value-type="float">
            <text:p>0</text:p>
          </table:table-cell>
          <table:table-cell table:formula="of:=IF([$input.W52]=&quot;&quot;;&quot;&quot;;[$input.W52])" office:value-type="float" office:value="0.4" calcext:value-type="float">
            <text:p>0.4</text:p>
          </table:table-cell>
          <table:table-cell table:formula="of:=IF([$input.X52]=&quot;&quot;;&quot;&quot;;[$input.X52])" office:value-type="float" office:value="1" calcext:value-type="float">
            <text:p>1</text:p>
          </table:table-cell>
          <table:table-cell table:formula="of:=IF([$input.AD52]=&quot;&quot;;&quot;&quot;;[$input.AD52])" office:value-type="float" office:value="0" calcext:value-type="float">
            <text:p>0</text:p>
          </table:table-cell>
          <table:table-cell table:formula="of:=IF([$input.AE52]=&quot;&quot;;&quot;&quot;;[$input.AE52])" office:value-type="float" office:value="0" calcext:value-type="float">
            <text:p>0</text:p>
          </table:table-cell>
          <table:table-cell table:formula="of:=IF([$input.AK52]=&quot;&quot;;&quot;&quot;;[$input.AK52])" office:value-type="float" office:value="0" calcext:value-type="float">
            <text:p>0</text:p>
          </table:table-cell>
          <table:table-cell table:formula="of:=IF([$input.AL52]=&quot;&quot;;&quot;&quot;;[$input.AL52])" office:value-type="float" office:value="0" calcext:value-type="float">
            <text:p>0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864.9424112622" calcext:value-type="float">
            <text:p>2864.9424112622</text:p>
          </table:table-cell>
          <table:table-cell table:formula="of:=IF([.H51]=&quot;&quot;;&quot;&quot;;[.$G52]*[.P51]*[.H51]*[.I51])" office:value-type="float" office:value="0" calcext:value-type="float">
            <text:p>0</text:p>
          </table:table-cell>
          <table:table-cell table:formula="of:=IF([.J51]=&quot;&quot;;&quot;&quot;;[.$G52]*[.Q51]*[.J51])" office:value-type="float" office:value="2073.74141748361" calcext:value-type="float">
            <text:p>2073.74141748361</text:p>
          </table:table-cell>
          <table:table-cell table:formula="of:=IF([.J51]=&quot;&quot;;&quot;&quot;;[.$G52]*[.Q51]*[.J51]*[.K51])" office:value-type="float" office:value="2073.74141748361" calcext:value-type="float">
            <text:p>2073.7414174836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0" calcext:value-type="float">
            <text:p>0</text:p>
          </table:table-cell>
          <table:table-cell table:formula="of:=IF([.N51]=&quot;&quot;;&quot;&quot;;[.$G52]*[.S51]*[.N51]*[.O51])" office:value-type="float" office:value="0" calcext:value-type="float">
            <text:p>0</text:p>
          </table:table-cell>
          <table:table-cell table:formula="of:=IF([.H52]=&quot;&quot;;&quot;&quot;;[.$U51]*[.H52])" office:value-type="float" office:value="50516.3247565018" calcext:value-type="float">
            <text:p>50516.3247565018</text:p>
          </table:table-cell>
          <table:table-cell table:formula="of:=IF([.J52]=&quot;&quot;;&quot;&quot;;[.$U51]*[.J52])" office:value-type="float" office:value="20206.5299026007" calcext:value-type="float">
            <text:p>20206.5299026007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0" calcext:value-type="float">
            <text:p>0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</table:table-row>
        <table:table-row table:style-name="ro1">
          <table:table-cell table:formula="of:=[input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input.H53]=&quot;&quot;;&quot;&quot;;[$input.H53])" office:value-type="float" office:value="1" calcext:value-type="float">
            <text:p>1</text:p>
          </table:table-cell>
          <table:table-cell table:formula="of:=IF([$input.I53]=&quot;&quot;;&quot;&quot;;[$input.I53])" office:value-type="float" office:value="0" calcext:value-type="float">
            <text:p>0</text:p>
          </table:table-cell>
          <table:table-cell table:formula="of:=IF([$input.W53]=&quot;&quot;;&quot;&quot;;[$input.W53])" office:value-type="float" office:value="0.4" calcext:value-type="float">
            <text:p>0.4</text:p>
          </table:table-cell>
          <table:table-cell table:formula="of:=IF([$input.X53]=&quot;&quot;;&quot;&quot;;[$input.X53])" office:value-type="float" office:value="1" calcext:value-type="float">
            <text:p>1</text:p>
          </table:table-cell>
          <table:table-cell table:formula="of:=IF([$input.AD53]=&quot;&quot;;&quot;&quot;;[$input.AD53])" office:value-type="float" office:value="0" calcext:value-type="float">
            <text:p>0</text:p>
          </table:table-cell>
          <table:table-cell table:formula="of:=IF([$input.AE53]=&quot;&quot;;&quot;&quot;;[$input.AE53])" office:value-type="float" office:value="0" calcext:value-type="float">
            <text:p>0</text:p>
          </table:table-cell>
          <table:table-cell table:formula="of:=IF([$input.AK53]=&quot;&quot;;&quot;&quot;;[$input.AK53])" office:value-type="float" office:value="0" calcext:value-type="float">
            <text:p>0</text:p>
          </table:table-cell>
          <table:table-cell table:formula="of:=IF([$input.AL53]=&quot;&quot;;&quot;&quot;;[$input.AL53])" office:value-type="float" office:value="0" calcext:value-type="float">
            <text:p>0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919.31386539931" calcext:value-type="float">
            <text:p>3919.31386539931</text:p>
          </table:table-cell>
          <table:table-cell table:formula="of:=IF([.H52]=&quot;&quot;;&quot;&quot;;[.$G53]*[.P52]*[.H52]*[.I52])" office:value-type="float" office:value="0" calcext:value-type="float">
            <text:p>0</text:p>
          </table:table-cell>
          <table:table-cell table:formula="of:=IF([.J52]=&quot;&quot;;&quot;&quot;;[.$G53]*[.Q52]*[.J52])" office:value-type="float" office:value="2828.1858565199" calcext:value-type="float">
            <text:p>2828.1858565199</text:p>
          </table:table-cell>
          <table:table-cell table:formula="of:=IF([.J52]=&quot;&quot;;&quot;&quot;;[.$G53]*[.Q52]*[.J52]*[.K52])" office:value-type="float" office:value="2828.1858565199" calcext:value-type="float">
            <text:p>2828.1858565199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0" calcext:value-type="float">
            <text:p>0</text:p>
          </table:table-cell>
          <table:table-cell table:formula="of:=IF([.N52]=&quot;&quot;;&quot;&quot;;[.$G53]*[.S52]*[.N52]*[.O52])" office:value-type="float" office:value="0" calcext:value-type="float">
            <text:p>0</text:p>
          </table:table-cell>
          <table:table-cell table:formula="of:=IF([.H53]=&quot;&quot;;&quot;&quot;;[.$U52]*[.H53])" office:value-type="float" office:value="56116.6102263216" calcext:value-type="float">
            <text:p>56116.6102263216</text:p>
          </table:table-cell>
          <table:table-cell table:formula="of:=IF([.J53]=&quot;&quot;;&quot;&quot;;[.$U52]*[.J53])" office:value-type="float" office:value="22446.6440905286" calcext:value-type="float">
            <text:p>22446.6440905286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0" calcext:value-type="float">
            <text:p>0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89" calcext:value-type="float">
            <text:p>4620.19259669389</text:p>
          </table:table-cell>
          <table:table-cell table:formula="of:=[.S52]*[.$G53]" office:value-type="float" office:value="3969.77713405252" calcext:value-type="float">
            <text:p>3969.77713405252</text:p>
          </table:table-cell>
        </table:table-row>
        <table:table-row table:style-name="ro1">
          <table:table-cell table:formula="of:=[input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2" calcext:value-type="float">
            <text:p>1.84070302726652</text:p>
          </table:table-cell>
          <table:table-cell table:formula="of:=IF([$input.H54]=&quot;&quot;;&quot;&quot;;[$input.H54])" office:value-type="float" office:value="0" calcext:value-type="float">
            <text:p>0</text:p>
          </table:table-cell>
          <table:table-cell table:formula="of:=IF([$input.I54]=&quot;&quot;;&quot;&quot;;[$input.I54])" office:value-type="float" office:value="0" calcext:value-type="float">
            <text:p>0</text:p>
          </table:table-cell>
          <table:table-cell table:formula="of:=IF([$input.W54]=&quot;&quot;;&quot;&quot;;[$input.W54])" office:value-type="float" office:value="0" calcext:value-type="float">
            <text:p>0</text:p>
          </table:table-cell>
          <table:table-cell table:formula="of:=IF([$input.X54]=&quot;&quot;;&quot;&quot;;[$input.X54])" office:value-type="float" office:value="0" calcext:value-type="float">
            <text:p>0</text:p>
          </table:table-cell>
          <table:table-cell table:formula="of:=IF([$input.AD54]=&quot;&quot;;&quot;&quot;;[$input.AD54])" office:value-type="float" office:value="0" calcext:value-type="float">
            <text:p>0</text:p>
          </table:table-cell>
          <table:table-cell table:formula="of:=IF([$input.AE54]=&quot;&quot;;&quot;&quot;;[$input.AE54])" office:value-type="float" office:value="0" calcext:value-type="float">
            <text:p>0</text:p>
          </table:table-cell>
          <table:table-cell table:formula="of:=IF([$input.AK54]=&quot;&quot;;&quot;&quot;;[$input.AK54])" office:value-type="float" office:value="0" calcext:value-type="float">
            <text:p>0</text:p>
          </table:table-cell>
          <table:table-cell table:formula="of:=IF([$input.AL54]=&quot;&quot;;&quot;&quot;;[$input.AL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2" calcext:value-type="float">
            <text:p>89122.3806986212</text:p>
          </table:table-cell>
          <table:table-cell table:formula="of:=IF([.H53]=&quot;&quot;;&quot;&quot;;[.$G54]*[.P53]*[.H53])" office:value-type="float" office:value="4750.8545133749" calcext:value-type="float">
            <text:p>4750.8545133749</text:p>
          </table:table-cell>
          <table:table-cell table:formula="of:=IF([.H53]=&quot;&quot;;&quot;&quot;;[.$G54]*[.P53]*[.H53]*[.I53])" office:value-type="float" office:value="0" calcext:value-type="float">
            <text:p>0</text:p>
          </table:table-cell>
          <table:table-cell table:formula="of:=IF([.J53]=&quot;&quot;;&quot;&quot;;[.$G54]*[.Q53]*[.J53])" office:value-type="float" office:value="3294.85841880708" calcext:value-type="float">
            <text:p>3294.85841880708</text:p>
          </table:table-cell>
          <table:table-cell table:formula="of:=IF([.J53]=&quot;&quot;;&quot;&quot;;[.$G54]*[.Q53]*[.J53]*[.K53])" office:value-type="float" office:value="3294.85841880708" calcext:value-type="float">
            <text:p>3294.85841880708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0" calcext:value-type="float">
            <text:p>0</text:p>
          </table:table-cell>
          <table:table-cell table:formula="of:=IF([.N53]=&quot;&quot;;&quot;&quot;;[.$G54]*[.S53]*[.N53]*[.O53])" office:value-type="float" office:value="0" calcext:value-type="float">
            <text:p>0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</table:table-row>
        <table:table-row table:style-name="ro1">
          <table:table-cell table:formula="of:=[input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input.H55]=&quot;&quot;;&quot;&quot;;[$input.H55])" office:value-type="float" office:value="0" calcext:value-type="float">
            <text:p>0</text:p>
          </table:table-cell>
          <table:table-cell table:formula="of:=IF([$input.I55]=&quot;&quot;;&quot;&quot;;[$input.I55])" office:value-type="float" office:value="0" calcext:value-type="float">
            <text:p>0</text:p>
          </table:table-cell>
          <table:table-cell table:formula="of:=IF([$input.W55]=&quot;&quot;;&quot;&quot;;[$input.W55])" office:value-type="float" office:value="0" calcext:value-type="float">
            <text:p>0</text:p>
          </table:table-cell>
          <table:table-cell table:formula="of:=IF([$input.X55]=&quot;&quot;;&quot;&quot;;[$input.X55])" office:value-type="float" office:value="0" calcext:value-type="float">
            <text:p>0</text:p>
          </table:table-cell>
          <table:table-cell table:formula="of:=IF([$input.AD55]=&quot;&quot;;&quot;&quot;;[$input.AD55])" office:value-type="float" office:value="0" calcext:value-type="float">
            <text:p>0</text:p>
          </table:table-cell>
          <table:table-cell table:formula="of:=IF([$input.AE55]=&quot;&quot;;&quot;&quot;;[$input.AE55])" office:value-type="float" office:value="0" calcext:value-type="float">
            <text:p>0</text:p>
          </table:table-cell>
          <table:table-cell table:formula="of:=IF([$input.AK55]=&quot;&quot;;&quot;&quot;;[$input.AK55])" office:value-type="float" office:value="0" calcext:value-type="float">
            <text:p>0</text:p>
          </table:table-cell>
          <table:table-cell table:formula="of:=IF([$input.AL55]=&quot;&quot;;&quot;&quot;;[$input.AL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</table:table-row>
        <table:table-row table:style-name="ro1">
          <table:table-cell table:formula="of:=[input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8" calcext:value-type="float">
            <text:p>1.74753193096178</text:p>
          </table:table-cell>
          <table:table-cell table:formula="of:=IF([$input.H56]=&quot;&quot;;&quot;&quot;;[$input.H56])" office:value-type="float" office:value="0" calcext:value-type="float">
            <text:p>0</text:p>
          </table:table-cell>
          <table:table-cell table:formula="of:=IF([$input.I56]=&quot;&quot;;&quot;&quot;;[$input.I56])" office:value-type="float" office:value="0" calcext:value-type="float">
            <text:p>0</text:p>
          </table:table-cell>
          <table:table-cell table:formula="of:=IF([$input.W56]=&quot;&quot;;&quot;&quot;;[$input.W56])" office:value-type="float" office:value="0" calcext:value-type="float">
            <text:p>0</text:p>
          </table:table-cell>
          <table:table-cell table:formula="of:=IF([$input.X56]=&quot;&quot;;&quot;&quot;;[$input.X56])" office:value-type="float" office:value="0" calcext:value-type="float">
            <text:p>0</text:p>
          </table:table-cell>
          <table:table-cell table:formula="of:=IF([$input.AD56]=&quot;&quot;;&quot;&quot;;[$input.AD56])" office:value-type="float" office:value="0" calcext:value-type="float">
            <text:p>0</text:p>
          </table:table-cell>
          <table:table-cell table:formula="of:=IF([$input.AE56]=&quot;&quot;;&quot;&quot;;[$input.AE56])" office:value-type="float" office:value="0" calcext:value-type="float">
            <text:p>0</text:p>
          </table:table-cell>
          <table:table-cell table:formula="of:=IF([$input.AK56]=&quot;&quot;;&quot;&quot;;[$input.AK56])" office:value-type="float" office:value="0" calcext:value-type="float">
            <text:p>0</text:p>
          </table:table-cell>
          <table:table-cell table:formula="of:=IF([$input.AL56]=&quot;&quot;;&quot;&quot;;[$input.AL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</table:table-row>
        <table:table-row table:style-name="ro1">
          <table:table-cell table:formula="of:=[input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input.H57]=&quot;&quot;;&quot;&quot;;[$input.H57])" office:value-type="float" office:value="0" calcext:value-type="float">
            <text:p>0</text:p>
          </table:table-cell>
          <table:table-cell table:formula="of:=IF([$input.I57]=&quot;&quot;;&quot;&quot;;[$input.I57])" office:value-type="float" office:value="0" calcext:value-type="float">
            <text:p>0</text:p>
          </table:table-cell>
          <table:table-cell table:formula="of:=IF([$input.W57]=&quot;&quot;;&quot;&quot;;[$input.W57])" office:value-type="float" office:value="0" calcext:value-type="float">
            <text:p>0</text:p>
          </table:table-cell>
          <table:table-cell table:formula="of:=IF([$input.X57]=&quot;&quot;;&quot;&quot;;[$input.X57])" office:value-type="float" office:value="0" calcext:value-type="float">
            <text:p>0</text:p>
          </table:table-cell>
          <table:table-cell table:formula="of:=IF([$input.AD57]=&quot;&quot;;&quot;&quot;;[$input.AD57])" office:value-type="float" office:value="0" calcext:value-type="float">
            <text:p>0</text:p>
          </table:table-cell>
          <table:table-cell table:formula="of:=IF([$input.AE57]=&quot;&quot;;&quot;&quot;;[$input.AE57])" office:value-type="float" office:value="0" calcext:value-type="float">
            <text:p>0</text:p>
          </table:table-cell>
          <table:table-cell table:formula="of:=IF([$input.AK57]=&quot;&quot;;&quot;&quot;;[$input.AK57])" office:value-type="float" office:value="0" calcext:value-type="float">
            <text:p>0</text:p>
          </table:table-cell>
          <table:table-cell table:formula="of:=IF([$input.AL57]=&quot;&quot;;&quot;&quot;;[$input.AL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</table:table-row>
        <table:table-row table:style-name="ro1">
          <table:table-cell table:formula="of:=[input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8" calcext:value-type="float">
            <text:p>0.51944111287108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input.H58]=&quot;&quot;;&quot;&quot;;[$input.H58])" office:value-type="float" office:value="0" calcext:value-type="float">
            <text:p>0</text:p>
          </table:table-cell>
          <table:table-cell table:formula="of:=IF([$input.I58]=&quot;&quot;;&quot;&quot;;[$input.I58])" office:value-type="float" office:value="0" calcext:value-type="float">
            <text:p>0</text:p>
          </table:table-cell>
          <table:table-cell table:formula="of:=IF([$input.W58]=&quot;&quot;;&quot;&quot;;[$input.W58])" office:value-type="float" office:value="0" calcext:value-type="float">
            <text:p>0</text:p>
          </table:table-cell>
          <table:table-cell table:formula="of:=IF([$input.X58]=&quot;&quot;;&quot;&quot;;[$input.X58])" office:value-type="float" office:value="0" calcext:value-type="float">
            <text:p>0</text:p>
          </table:table-cell>
          <table:table-cell table:formula="of:=IF([$input.AD58]=&quot;&quot;;&quot;&quot;;[$input.AD58])" office:value-type="float" office:value="0" calcext:value-type="float">
            <text:p>0</text:p>
          </table:table-cell>
          <table:table-cell table:formula="of:=IF([$input.AE58]=&quot;&quot;;&quot;&quot;;[$input.AE58])" office:value-type="float" office:value="0" calcext:value-type="float">
            <text:p>0</text:p>
          </table:table-cell>
          <table:table-cell table:formula="of:=IF([$input.AK58]=&quot;&quot;;&quot;&quot;;[$input.AK58])" office:value-type="float" office:value="0" calcext:value-type="float">
            <text:p>0</text:p>
          </table:table-cell>
          <table:table-cell table:formula="of:=IF([$input.AL58]=&quot;&quot;;&quot;&quot;;[$input.AL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</table:table-row>
        <table:table-row table:style-name="ro1">
          <table:table-cell table:formula="of:=[input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4" calcext:value-type="float">
            <text:p>0.517889102382874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input.H59]=&quot;&quot;;&quot;&quot;;[$input.H59])" office:value-type="float" office:value="0" calcext:value-type="float">
            <text:p>0</text:p>
          </table:table-cell>
          <table:table-cell table:formula="of:=IF([$input.I59]=&quot;&quot;;&quot;&quot;;[$input.I59])" office:value-type="float" office:value="0" calcext:value-type="float">
            <text:p>0</text:p>
          </table:table-cell>
          <table:table-cell table:formula="of:=IF([$input.W59]=&quot;&quot;;&quot;&quot;;[$input.W59])" office:value-type="float" office:value="0" calcext:value-type="float">
            <text:p>0</text:p>
          </table:table-cell>
          <table:table-cell table:formula="of:=IF([$input.X59]=&quot;&quot;;&quot;&quot;;[$input.X59])" office:value-type="float" office:value="0" calcext:value-type="float">
            <text:p>0</text:p>
          </table:table-cell>
          <table:table-cell table:formula="of:=IF([$input.AD59]=&quot;&quot;;&quot;&quot;;[$input.AD59])" office:value-type="float" office:value="0" calcext:value-type="float">
            <text:p>0</text:p>
          </table:table-cell>
          <table:table-cell table:formula="of:=IF([$input.AE59]=&quot;&quot;;&quot;&quot;;[$input.AE59])" office:value-type="float" office:value="0" calcext:value-type="float">
            <text:p>0</text:p>
          </table:table-cell>
          <table:table-cell table:formula="of:=IF([$input.AK59]=&quot;&quot;;&quot;&quot;;[$input.AK59])" office:value-type="float" office:value="0" calcext:value-type="float">
            <text:p>0</text:p>
          </table:table-cell>
          <table:table-cell table:formula="of:=IF([$input.AL59]=&quot;&quot;;&quot;&quot;;[$input.AL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</table:table-row>
        <table:table-row table:style-name="ro1">
          <table:table-cell table:formula="of:=[input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input.H60]=&quot;&quot;;&quot;&quot;;[$input.H60])" office:value-type="float" office:value="0.33" calcext:value-type="float">
            <text:p>0.33</text:p>
          </table:table-cell>
          <table:table-cell table:formula="of:=IF([$input.I60]=&quot;&quot;;&quot;&quot;;[$input.I60])" office:value-type="float" office:value="0" calcext:value-type="float">
            <text:p>0</text:p>
          </table:table-cell>
          <table:table-cell table:formula="of:=IF([$input.W60]=&quot;&quot;;&quot;&quot;;[$input.W60])">
            <text:p/>
          </table:table-cell>
          <table:table-cell table:formula="of:=IF([$input.X60]=&quot;&quot;;&quot;&quot;;[$input.X60])">
            <text:p/>
          </table:table-cell>
          <table:table-cell table:formula="of:=IF([$input.AD60]=&quot;&quot;;&quot;&quot;;[$input.AD60])" office:value-type="float" office:value="0" calcext:value-type="float">
            <text:p>0</text:p>
          </table:table-cell>
          <table:table-cell table:formula="of:=IF([$input.AE60]=&quot;&quot;;&quot;&quot;;[$input.AE60])" office:value-type="float" office:value="0" calcext:value-type="float">
            <text:p>0</text:p>
          </table:table-cell>
          <table:table-cell table:formula="of:=IF([$input.AK60]=&quot;&quot;;&quot;&quot;;[$input.AK60])" office:value-type="float" office:value="0" calcext:value-type="float">
            <text:p>0</text:p>
          </table:table-cell>
          <table:table-cell table:formula="of:=IF([$input.AL60]=&quot;&quot;;&quot;&quot;;[$input.AL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10427.1609913467" calcext:value-type="float">
            <text:p>10427.1609913467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8" calcext:value-type="float">
            <text:p>1837.04386121588</text:p>
          </table:table-cell>
          <table:table-cell table:formula="of:=[.S59]*[.$G60]" office:value-type="float" office:value="1681.75418230015" calcext:value-type="float">
            <text:p>1681.75418230015</text:p>
          </table:table-cell>
        </table:table-row>
        <table:table-row table:style-name="ro1">
          <table:table-cell table:formula="of:=[input.B61]+[.$A$44]" office:value-type="float" office:value="69" calcext:value-type="float">
            <text:p>69</text:p>
          </table:table-cell>
          <table:table-cell office:value-type="float" office:value="0.846285344668268" calcext:value-type="float">
            <text:p>0.846285344668268</text:p>
          </table:table-cell>
          <table:table-cell table:formula="of:=[.$C$1]*[.B61]+(1-[.$C$1])*[.C60]" office:value-type="float" office:value="0.854573800670332" calcext:value-type="float">
            <text:p>0.854573800670332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1]/[.$D$2]" office:value-type="float" office:value="0.511090310613659" calcext:value-type="float">
            <text:p>0.511090310613659</text:p>
          </table:table-cell>
          <table:table-cell table:formula="of:=[.$C$1]*[.E61]+(1-[.$C$1])*[.F60]" office:value-type="float" office:value="0.514421718580574" calcext:value-type="float">
            <text:p>0.514421718580574</text:p>
          </table:table-cell>
          <table:table-cell table:formula="of:=[.C61]/[.F59]" office:value-type="float" office:value="1.65010964072874" calcext:value-type="float">
            <text:p>1.65010964072874</text:p>
          </table:table-cell>
          <table:table-cell table:formula="of:=IF([$input.H61]=&quot;&quot;;&quot;&quot;;[$input.H61])" office:value-type="float" office:value="0.33" calcext:value-type="float">
            <text:p>0.33</text:p>
          </table:table-cell>
          <table:table-cell table:formula="of:=IF([$input.I61]=&quot;&quot;;&quot;&quot;;[$input.I61])" office:value-type="float" office:value="0" calcext:value-type="float">
            <text:p>0</text:p>
          </table:table-cell>
          <table:table-cell table:formula="of:=IF([$input.W61]=&quot;&quot;;&quot;&quot;;[$input.W61])">
            <text:p/>
          </table:table-cell>
          <table:table-cell table:formula="of:=IF([$input.X61]=&quot;&quot;;&quot;&quot;;[$input.X61])">
            <text:p/>
          </table:table-cell>
          <table:table-cell table:formula="of:=IF([$input.AD61]=&quot;&quot;;&quot;&quot;;[$input.AD61])" office:value-type="float" office:value="0" calcext:value-type="float">
            <text:p>0</text:p>
          </table:table-cell>
          <table:table-cell table:formula="of:=IF([$input.AE61]=&quot;&quot;;&quot;&quot;;[$input.AE61])" office:value-type="float" office:value="0" calcext:value-type="float">
            <text:p>0</text:p>
          </table:table-cell>
          <table:table-cell table:formula="of:=IF([$input.AK61]=&quot;&quot;;&quot;&quot;;[$input.AK61])" office:value-type="float" office:value="0" calcext:value-type="float">
            <text:p>0</text:p>
          </table:table-cell>
          <table:table-cell table:formula="of:=IF([$input.AL61]=&quot;&quot;;&quot;&quot;;[$input.AL61])" office:value-type="float" office:value="0" calcext:value-type="float">
            <text:p>0</text:p>
          </table:table-cell>
          <table:table-cell table:formula="of:=SUMIF([mzcr.$S$2:.$S$500];[.$A61];[$mzcr.T$2:$mzcr.T$500])" office:value-type="float" office:value="464" calcext:value-type="float">
            <text:p>464</text:p>
          </table:table-cell>
          <table:table-cell table:formula="of:=SUMIF([mzcr.$S$2:.$S$500];[.$A61];[$mzcr.U$2:$mzcr.U$500])" office:value-type="float" office:value="1029" calcext:value-type="float">
            <text:p>1029</text:p>
          </table:table-cell>
          <table:table-cell table:formula="of:=SUMIF([mzcr.$S$2:.$S$500];[.$A61];[$mzcr.V$2:$mzcr.V$500])" office:value-type="float" office:value="806" calcext:value-type="float">
            <text:p>806</text:p>
          </table:table-cell>
          <table:table-cell table:formula="of:=SUMIF([mzcr.$S$2:.$S$500];[.$A61];[$mzcr.W$2:$mzcr.W$500])" office:value-type="float" office:value="659" calcext:value-type="float">
            <text:p>659</text:p>
          </table:table-cell>
          <table:table-cell table:formula="of:=SUMIF([mzcr.$S$2:.$S$500];[.$A61];[$mzcr.X$2:$mzcr.X$500])" office:value-type="float" office:value="5565" calcext:value-type="float">
            <text:p>5565</text:p>
          </table:table-cell>
          <table:table-cell table:formula="of:=[.T60]*[.C61]" office:value-type="float" office:value="18078.5087531809" calcext:value-type="float">
            <text:p>18078.5087531809</text:p>
          </table:table-cell>
          <table:table-cell table:formula="of:=IF([.H60]=&quot;&quot;;&quot;&quot;;[.$G61]*[.P60]*[.H60])" office:value-type="float" office:value="321.276347049885" calcext:value-type="float">
            <text:p>321.276347049885</text:p>
          </table:table-cell>
          <table:table-cell table:formula="of:=IF([.H60]=&quot;&quot;;&quot;&quot;;[.$G61]*[.P60]*[.H60]*[.I60])" office:value-type="float" office:value="0" calcext:value-type="float">
            <text:p>0</text:p>
          </table:table-cell>
          <table:table-cell table:formula="of:=IF([.J60]=&quot;&quot;;&quot;&quot;;[.$G61]*[.Q60]*[.J60])">
            <text:p/>
          </table:table-cell>
          <table:table-cell table:formula="of:=IF([.J60]=&quot;&quot;;&quot;&quot;;[.$G61]*[.Q60]*[.J60]*[.K60])">
            <text:p/>
          </table:table-cell>
          <table:table-cell table:formula="of:=IF([.L60]=&quot;&quot;;&quot;&quot;;[.$G61]*[.R60]*[.L60])" office:value-type="float" office:value="0" calcext:value-type="float">
            <text:p>0</text:p>
          </table:table-cell>
          <table:table-cell table:formula="of:=IF([.L60]=&quot;&quot;;&quot;&quot;;[.$G61]*[.R60]*[.L60]*[.M60])" office:value-type="float" office:value="0" calcext:value-type="float">
            <text:p>0</text:p>
          </table:table-cell>
          <table:table-cell table:formula="of:=IF([.N60]=&quot;&quot;;&quot;&quot;;[.$G61]*[.S60]*[.N60])" office:value-type="float" office:value="0" calcext:value-type="float">
            <text:p>0</text:p>
          </table:table-cell>
          <table:table-cell table:formula="of:=IF([.N60]=&quot;&quot;;&quot;&quot;;[.$G61]*[.S60]*[.N60]*[.O60])" office:value-type="float" office:value="0" calcext:value-type="float">
            <text:p>0</text:p>
          </table:table-cell>
          <table:table-cell table:formula="of:=IF([.H61]=&quot;&quot;;&quot;&quot;;[.$U60]*[.H61])" office:value-type="float" office:value="7660.62806734218" calcext:value-type="float">
            <text:p>7660.62806734218</text:p>
          </table:table-cell>
          <table:table-cell table:formula="of:=IF([.J61]=&quot;&quot;;&quot;&quot;;[.$U60]*[.J61])">
            <text:p/>
          </table:table-cell>
          <table:table-cell table:formula="of:=IF([.L61]=&quot;&quot;;&quot;&quot;;[.$U60]*[.L61])" office:value-type="float" office:value="0" calcext:value-type="float">
            <text:p>0</text:p>
          </table:table-cell>
          <table:table-cell table:formula="of:=IF([.N61]=&quot;&quot;;&quot;&quot;;[.$U60]*[.N61])" office:value-type="float" office:value="0" calcext:value-type="float">
            <text:p>0</text:p>
          </table:table-cell>
          <table:table-cell table:formula="of:=[.P60]*[.$G61]" office:value-type="float" office:value="973.564688029955" calcext:value-type="float">
            <text:p>973.564688029955</text:p>
          </table:table-cell>
          <table:table-cell table:formula="of:=[.Q60]*[.$G61]" office:value-type="float" office:value="1851.42301689764" calcext:value-type="float">
            <text:p>1851.42301689764</text:p>
          </table:table-cell>
          <table:table-cell table:formula="of:=[.R60]*[.$G61]" office:value-type="float" office:value="1719.41424563934" calcext:value-type="float">
            <text:p>1719.41424563934</text:p>
          </table:table-cell>
          <table:table-cell table:formula="of:=[.S60]*[.$G61]" office:value-type="float" office:value="1503.24988270388" calcext:value-type="float">
            <text:p>1503.24988270388</text:p>
          </table:table-cell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7"/>
          <table:table-cell table:formula="of:=IF([$input.H70]=&quot;&quot;;&quot;&quot;;[$input.H70])">
            <text:p/>
          </table:table-cell>
          <table:table-cell table:formula="of:=IF([$input.I70]=&quot;&quot;;&quot;&quot;;[$input.I70])">
            <text:p/>
          </table:table-cell>
          <table:table-cell table:formula="of:=IF([$input.W70]=&quot;&quot;;&quot;&quot;;[$input.W70])">
            <text:p/>
          </table:table-cell>
          <table:table-cell table:formula="of:=IF([$input.X70]=&quot;&quot;;&quot;&quot;;[$input.X70])">
            <text:p/>
          </table:table-cell>
          <table:table-cell table:formula="of:=IF([$input.AD70]=&quot;&quot;;&quot;&quot;;[$input.AD70])">
            <text:p/>
          </table:table-cell>
          <table:table-cell table:formula="of:=IF([$input.AE70]=&quot;&quot;;&quot;&quot;;[$input.AE70])">
            <text:p/>
          </table:table-cell>
          <table:table-cell table:formula="of:=IF([$input.AK70]=&quot;&quot;;&quot;&quot;;[$input.AK70])">
            <text:p/>
          </table:table-cell>
          <table:table-cell table:formula="of:=IF([$input.AL70]=&quot;&quot;;&quot;&quot;;[$input.AL7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1]=&quot;&quot;;&quot;&quot;;[$input.H71])">
            <text:p/>
          </table:table-cell>
          <table:table-cell table:formula="of:=IF([$input.I71]=&quot;&quot;;&quot;&quot;;[$input.I71])">
            <text:p/>
          </table:table-cell>
          <table:table-cell table:formula="of:=IF([$input.W71]=&quot;&quot;;&quot;&quot;;[$input.W71])">
            <text:p/>
          </table:table-cell>
          <table:table-cell table:formula="of:=IF([$input.X71]=&quot;&quot;;&quot;&quot;;[$input.X71])">
            <text:p/>
          </table:table-cell>
          <table:table-cell table:formula="of:=IF([$input.AD71]=&quot;&quot;;&quot;&quot;;[$input.AD71])">
            <text:p/>
          </table:table-cell>
          <table:table-cell table:formula="of:=IF([$input.AE71]=&quot;&quot;;&quot;&quot;;[$input.AE71])">
            <text:p/>
          </table:table-cell>
          <table:table-cell table:formula="of:=IF([$input.AK71]=&quot;&quot;;&quot;&quot;;[$input.AK71])">
            <text:p/>
          </table:table-cell>
          <table:table-cell table:formula="of:=IF([$input.AL71]=&quot;&quot;;&quot;&quot;;[$input.AL7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2]=&quot;&quot;;&quot;&quot;;[$input.H72])">
            <text:p/>
          </table:table-cell>
          <table:table-cell table:formula="of:=IF([$input.I72]=&quot;&quot;;&quot;&quot;;[$input.I72])">
            <text:p/>
          </table:table-cell>
          <table:table-cell table:formula="of:=IF([$input.W72]=&quot;&quot;;&quot;&quot;;[$input.W72])">
            <text:p/>
          </table:table-cell>
          <table:table-cell table:formula="of:=IF([$input.X72]=&quot;&quot;;&quot;&quot;;[$input.X72])">
            <text:p/>
          </table:table-cell>
          <table:table-cell table:formula="of:=IF([$input.AD72]=&quot;&quot;;&quot;&quot;;[$input.AD72])">
            <text:p/>
          </table:table-cell>
          <table:table-cell table:formula="of:=IF([$input.AE72]=&quot;&quot;;&quot;&quot;;[$input.AE72])">
            <text:p/>
          </table:table-cell>
          <table:table-cell table:formula="of:=IF([$input.AK72]=&quot;&quot;;&quot;&quot;;[$input.AK72])">
            <text:p/>
          </table:table-cell>
          <table:table-cell table:formula="of:=IF([$input.AL72]=&quot;&quot;;&quot;&quot;;[$input.AL7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3]=&quot;&quot;;&quot;&quot;;[$input.H73])">
            <text:p/>
          </table:table-cell>
          <table:table-cell table:formula="of:=IF([$input.I73]=&quot;&quot;;&quot;&quot;;[$input.I73])">
            <text:p/>
          </table:table-cell>
          <table:table-cell table:formula="of:=IF([$input.W73]=&quot;&quot;;&quot;&quot;;[$input.W73])">
            <text:p/>
          </table:table-cell>
          <table:table-cell table:formula="of:=IF([$input.X73]=&quot;&quot;;&quot;&quot;;[$input.X73])">
            <text:p/>
          </table:table-cell>
          <table:table-cell table:formula="of:=IF([$input.AD73]=&quot;&quot;;&quot;&quot;;[$input.AD73])">
            <text:p/>
          </table:table-cell>
          <table:table-cell table:formula="of:=IF([$input.AE73]=&quot;&quot;;&quot;&quot;;[$input.AE73])">
            <text:p/>
          </table:table-cell>
          <table:table-cell table:formula="of:=IF([$input.AK73]=&quot;&quot;;&quot;&quot;;[$input.AK73])">
            <text:p/>
          </table:table-cell>
          <table:table-cell table:formula="of:=IF([$input.AL73]=&quot;&quot;;&quot;&quot;;[$input.AL7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4]=&quot;&quot;;&quot;&quot;;[$input.H74])">
            <text:p/>
          </table:table-cell>
          <table:table-cell table:formula="of:=IF([$input.I74]=&quot;&quot;;&quot;&quot;;[$input.I74])">
            <text:p/>
          </table:table-cell>
          <table:table-cell table:formula="of:=IF([$input.W74]=&quot;&quot;;&quot;&quot;;[$input.W74])">
            <text:p/>
          </table:table-cell>
          <table:table-cell table:formula="of:=IF([$input.X74]=&quot;&quot;;&quot;&quot;;[$input.X74])">
            <text:p/>
          </table:table-cell>
          <table:table-cell table:formula="of:=IF([$input.AD74]=&quot;&quot;;&quot;&quot;;[$input.AD74])">
            <text:p/>
          </table:table-cell>
          <table:table-cell table:formula="of:=IF([$input.AE74]=&quot;&quot;;&quot;&quot;;[$input.AE74])">
            <text:p/>
          </table:table-cell>
          <table:table-cell table:formula="of:=IF([$input.AK74]=&quot;&quot;;&quot;&quot;;[$input.AK74])">
            <text:p/>
          </table:table-cell>
          <table:table-cell table:formula="of:=IF([$input.AL74]=&quot;&quot;;&quot;&quot;;[$input.AL7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5]=&quot;&quot;;&quot;&quot;;[$input.H75])">
            <text:p/>
          </table:table-cell>
          <table:table-cell table:formula="of:=IF([$input.I75]=&quot;&quot;;&quot;&quot;;[$input.I75])">
            <text:p/>
          </table:table-cell>
          <table:table-cell table:formula="of:=IF([$input.W75]=&quot;&quot;;&quot;&quot;;[$input.W75])">
            <text:p/>
          </table:table-cell>
          <table:table-cell table:formula="of:=IF([$input.X75]=&quot;&quot;;&quot;&quot;;[$input.X75])">
            <text:p/>
          </table:table-cell>
          <table:table-cell table:formula="of:=IF([$input.AD75]=&quot;&quot;;&quot;&quot;;[$input.AD75])">
            <text:p/>
          </table:table-cell>
          <table:table-cell table:formula="of:=IF([$input.AE75]=&quot;&quot;;&quot;&quot;;[$input.AE75])">
            <text:p/>
          </table:table-cell>
          <table:table-cell table:formula="of:=IF([$input.AK75]=&quot;&quot;;&quot;&quot;;[$input.AK75])">
            <text:p/>
          </table:table-cell>
          <table:table-cell table:formula="of:=IF([$input.AL75]=&quot;&quot;;&quot;&quot;;[$input.AL7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6]=&quot;&quot;;&quot;&quot;;[$input.H76])">
            <text:p/>
          </table:table-cell>
          <table:table-cell table:formula="of:=IF([$input.I76]=&quot;&quot;;&quot;&quot;;[$input.I76])">
            <text:p/>
          </table:table-cell>
          <table:table-cell table:formula="of:=IF([$input.W76]=&quot;&quot;;&quot;&quot;;[$input.W76])">
            <text:p/>
          </table:table-cell>
          <table:table-cell table:formula="of:=IF([$input.X76]=&quot;&quot;;&quot;&quot;;[$input.X76])">
            <text:p/>
          </table:table-cell>
          <table:table-cell table:formula="of:=IF([$input.AD76]=&quot;&quot;;&quot;&quot;;[$input.AD76])">
            <text:p/>
          </table:table-cell>
          <table:table-cell table:formula="of:=IF([$input.AE76]=&quot;&quot;;&quot;&quot;;[$input.AE76])">
            <text:p/>
          </table:table-cell>
          <table:table-cell table:formula="of:=IF([$input.AK76]=&quot;&quot;;&quot;&quot;;[$input.AK76])">
            <text:p/>
          </table:table-cell>
          <table:table-cell table:formula="of:=IF([$input.AL76]=&quot;&quot;;&quot;&quot;;[$input.AL7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7]=&quot;&quot;;&quot;&quot;;[$input.H77])">
            <text:p/>
          </table:table-cell>
          <table:table-cell table:formula="of:=IF([$input.I77]=&quot;&quot;;&quot;&quot;;[$input.I77])">
            <text:p/>
          </table:table-cell>
          <table:table-cell table:formula="of:=IF([$input.W77]=&quot;&quot;;&quot;&quot;;[$input.W77])">
            <text:p/>
          </table:table-cell>
          <table:table-cell table:formula="of:=IF([$input.X77]=&quot;&quot;;&quot;&quot;;[$input.X77])">
            <text:p/>
          </table:table-cell>
          <table:table-cell table:formula="of:=IF([$input.AD77]=&quot;&quot;;&quot;&quot;;[$input.AD77])">
            <text:p/>
          </table:table-cell>
          <table:table-cell table:formula="of:=IF([$input.AE77]=&quot;&quot;;&quot;&quot;;[$input.AE77])">
            <text:p/>
          </table:table-cell>
          <table:table-cell table:formula="of:=IF([$input.AK77]=&quot;&quot;;&quot;&quot;;[$input.AK77])">
            <text:p/>
          </table:table-cell>
          <table:table-cell table:formula="of:=IF([$input.AL77]=&quot;&quot;;&quot;&quot;;[$input.AL7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8]=&quot;&quot;;&quot;&quot;;[$input.H78])">
            <text:p/>
          </table:table-cell>
          <table:table-cell table:formula="of:=IF([$input.I78]=&quot;&quot;;&quot;&quot;;[$input.I78])">
            <text:p/>
          </table:table-cell>
          <table:table-cell table:formula="of:=IF([$input.W78]=&quot;&quot;;&quot;&quot;;[$input.W78])">
            <text:p/>
          </table:table-cell>
          <table:table-cell table:formula="of:=IF([$input.X78]=&quot;&quot;;&quot;&quot;;[$input.X78])">
            <text:p/>
          </table:table-cell>
          <table:table-cell table:formula="of:=IF([$input.AD78]=&quot;&quot;;&quot;&quot;;[$input.AD78])">
            <text:p/>
          </table:table-cell>
          <table:table-cell table:formula="of:=IF([$input.AE78]=&quot;&quot;;&quot;&quot;;[$input.AE78])">
            <text:p/>
          </table:table-cell>
          <table:table-cell table:formula="of:=IF([$input.AK78]=&quot;&quot;;&quot;&quot;;[$input.AK78])">
            <text:p/>
          </table:table-cell>
          <table:table-cell table:formula="of:=IF([$input.AL78]=&quot;&quot;;&quot;&quot;;[$input.AL7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9]=&quot;&quot;;&quot;&quot;;[$input.H79])">
            <text:p/>
          </table:table-cell>
          <table:table-cell table:formula="of:=IF([$input.I79]=&quot;&quot;;&quot;&quot;;[$input.I79])">
            <text:p/>
          </table:table-cell>
          <table:table-cell table:formula="of:=IF([$input.W79]=&quot;&quot;;&quot;&quot;;[$input.W79])">
            <text:p/>
          </table:table-cell>
          <table:table-cell table:formula="of:=IF([$input.X79]=&quot;&quot;;&quot;&quot;;[$input.X79])">
            <text:p/>
          </table:table-cell>
          <table:table-cell table:formula="of:=IF([$input.AD79]=&quot;&quot;;&quot;&quot;;[$input.AD79])">
            <text:p/>
          </table:table-cell>
          <table:table-cell table:formula="of:=IF([$input.AE79]=&quot;&quot;;&quot;&quot;;[$input.AE79])">
            <text:p/>
          </table:table-cell>
          <table:table-cell table:formula="of:=IF([$input.AK79]=&quot;&quot;;&quot;&quot;;[$input.AK79])">
            <text:p/>
          </table:table-cell>
          <table:table-cell table:formula="of:=IF([$input.AL79]=&quot;&quot;;&quot;&quot;;[$input.AL7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0]=&quot;&quot;;&quot;&quot;;[$input.H80])">
            <text:p/>
          </table:table-cell>
          <table:table-cell table:formula="of:=IF([$input.I80]=&quot;&quot;;&quot;&quot;;[$input.I80])">
            <text:p/>
          </table:table-cell>
          <table:table-cell table:formula="of:=IF([$input.W80]=&quot;&quot;;&quot;&quot;;[$input.W80])">
            <text:p/>
          </table:table-cell>
          <table:table-cell table:formula="of:=IF([$input.X80]=&quot;&quot;;&quot;&quot;;[$input.X80])">
            <text:p/>
          </table:table-cell>
          <table:table-cell table:formula="of:=IF([$input.AD80]=&quot;&quot;;&quot;&quot;;[$input.AD80])">
            <text:p/>
          </table:table-cell>
          <table:table-cell table:formula="of:=IF([$input.AE80]=&quot;&quot;;&quot;&quot;;[$input.AE80])">
            <text:p/>
          </table:table-cell>
          <table:table-cell table:formula="of:=IF([$input.AK80]=&quot;&quot;;&quot;&quot;;[$input.AK80])">
            <text:p/>
          </table:table-cell>
          <table:table-cell table:formula="of:=IF([$input.AL80]=&quot;&quot;;&quot;&quot;;[$input.AL8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1]=&quot;&quot;;&quot;&quot;;[$input.H81])">
            <text:p/>
          </table:table-cell>
          <table:table-cell table:formula="of:=IF([$input.I81]=&quot;&quot;;&quot;&quot;;[$input.I81])">
            <text:p/>
          </table:table-cell>
          <table:table-cell table:formula="of:=IF([$input.W81]=&quot;&quot;;&quot;&quot;;[$input.W81])">
            <text:p/>
          </table:table-cell>
          <table:table-cell table:formula="of:=IF([$input.X81]=&quot;&quot;;&quot;&quot;;[$input.X81])">
            <text:p/>
          </table:table-cell>
          <table:table-cell table:formula="of:=IF([$input.AD81]=&quot;&quot;;&quot;&quot;;[$input.AD81])">
            <text:p/>
          </table:table-cell>
          <table:table-cell table:formula="of:=IF([$input.AE81]=&quot;&quot;;&quot;&quot;;[$input.AE81])">
            <text:p/>
          </table:table-cell>
          <table:table-cell table:formula="of:=IF([$input.AK81]=&quot;&quot;;&quot;&quot;;[$input.AK81])">
            <text:p/>
          </table:table-cell>
          <table:table-cell table:formula="of:=IF([$input.AL81]=&quot;&quot;;&quot;&quot;;[$input.AL8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2]=&quot;&quot;;&quot;&quot;;[$input.H82])">
            <text:p/>
          </table:table-cell>
          <table:table-cell table:formula="of:=IF([$input.I82]=&quot;&quot;;&quot;&quot;;[$input.I82])">
            <text:p/>
          </table:table-cell>
          <table:table-cell table:formula="of:=IF([$input.W82]=&quot;&quot;;&quot;&quot;;[$input.W82])">
            <text:p/>
          </table:table-cell>
          <table:table-cell table:formula="of:=IF([$input.X82]=&quot;&quot;;&quot;&quot;;[$input.X82])">
            <text:p/>
          </table:table-cell>
          <table:table-cell table:formula="of:=IF([$input.AD82]=&quot;&quot;;&quot;&quot;;[$input.AD82])">
            <text:p/>
          </table:table-cell>
          <table:table-cell table:formula="of:=IF([$input.AE82]=&quot;&quot;;&quot;&quot;;[$input.AE82])">
            <text:p/>
          </table:table-cell>
          <table:table-cell table:formula="of:=IF([$input.AK82]=&quot;&quot;;&quot;&quot;;[$input.AK82])">
            <text:p/>
          </table:table-cell>
          <table:table-cell table:formula="of:=IF([$input.AL82]=&quot;&quot;;&quot;&quot;;[$input.AL8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3]=&quot;&quot;;&quot;&quot;;[$input.H83])">
            <text:p/>
          </table:table-cell>
          <table:table-cell table:formula="of:=IF([$input.I83]=&quot;&quot;;&quot;&quot;;[$input.I83])">
            <text:p/>
          </table:table-cell>
          <table:table-cell table:formula="of:=IF([$input.W83]=&quot;&quot;;&quot;&quot;;[$input.W83])">
            <text:p/>
          </table:table-cell>
          <table:table-cell table:formula="of:=IF([$input.X83]=&quot;&quot;;&quot;&quot;;[$input.X83])">
            <text:p/>
          </table:table-cell>
          <table:table-cell table:formula="of:=IF([$input.AD83]=&quot;&quot;;&quot;&quot;;[$input.AD83])">
            <text:p/>
          </table:table-cell>
          <table:table-cell table:formula="of:=IF([$input.AE83]=&quot;&quot;;&quot;&quot;;[$input.AE83])">
            <text:p/>
          </table:table-cell>
          <table:table-cell table:formula="of:=IF([$input.AK83]=&quot;&quot;;&quot;&quot;;[$input.AK83])">
            <text:p/>
          </table:table-cell>
          <table:table-cell table:formula="of:=IF([$input.AL83]=&quot;&quot;;&quot;&quot;;[$input.AL8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4]=&quot;&quot;;&quot;&quot;;[$input.H84])">
            <text:p/>
          </table:table-cell>
          <table:table-cell table:formula="of:=IF([$input.I84]=&quot;&quot;;&quot;&quot;;[$input.I84])">
            <text:p/>
          </table:table-cell>
          <table:table-cell table:formula="of:=IF([$input.W84]=&quot;&quot;;&quot;&quot;;[$input.W84])">
            <text:p/>
          </table:table-cell>
          <table:table-cell table:formula="of:=IF([$input.X84]=&quot;&quot;;&quot;&quot;;[$input.X84])">
            <text:p/>
          </table:table-cell>
          <table:table-cell table:formula="of:=IF([$input.AD84]=&quot;&quot;;&quot;&quot;;[$input.AD84])">
            <text:p/>
          </table:table-cell>
          <table:table-cell table:formula="of:=IF([$input.AE84]=&quot;&quot;;&quot;&quot;;[$input.AE84])">
            <text:p/>
          </table:table-cell>
          <table:table-cell table:formula="of:=IF([$input.AK84]=&quot;&quot;;&quot;&quot;;[$input.AK84])">
            <text:p/>
          </table:table-cell>
          <table:table-cell table:formula="of:=IF([$input.AL84]=&quot;&quot;;&quot;&quot;;[$input.AL8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5]=&quot;&quot;;&quot;&quot;;[$input.H85])">
            <text:p/>
          </table:table-cell>
          <table:table-cell table:formula="of:=IF([$input.I85]=&quot;&quot;;&quot;&quot;;[$input.I85])">
            <text:p/>
          </table:table-cell>
          <table:table-cell table:formula="of:=IF([$input.W85]=&quot;&quot;;&quot;&quot;;[$input.W85])">
            <text:p/>
          </table:table-cell>
          <table:table-cell table:formula="of:=IF([$input.X85]=&quot;&quot;;&quot;&quot;;[$input.X85])">
            <text:p/>
          </table:table-cell>
          <table:table-cell table:formula="of:=IF([$input.AD85]=&quot;&quot;;&quot;&quot;;[$input.AD85])">
            <text:p/>
          </table:table-cell>
          <table:table-cell table:formula="of:=IF([$input.AE85]=&quot;&quot;;&quot;&quot;;[$input.AE85])">
            <text:p/>
          </table:table-cell>
          <table:table-cell table:formula="of:=IF([$input.AK85]=&quot;&quot;;&quot;&quot;;[$input.AK85])">
            <text:p/>
          </table:table-cell>
          <table:table-cell table:formula="of:=IF([$input.AL85]=&quot;&quot;;&quot;&quot;;[$input.AL8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6]=&quot;&quot;;&quot;&quot;;[$input.H86])">
            <text:p/>
          </table:table-cell>
          <table:table-cell table:formula="of:=IF([$input.I86]=&quot;&quot;;&quot;&quot;;[$input.I86])">
            <text:p/>
          </table:table-cell>
          <table:table-cell table:formula="of:=IF([$input.W86]=&quot;&quot;;&quot;&quot;;[$input.W86])">
            <text:p/>
          </table:table-cell>
          <table:table-cell table:formula="of:=IF([$input.X86]=&quot;&quot;;&quot;&quot;;[$input.X86])">
            <text:p/>
          </table:table-cell>
          <table:table-cell table:formula="of:=IF([$input.AD86]=&quot;&quot;;&quot;&quot;;[$input.AD86])">
            <text:p/>
          </table:table-cell>
          <table:table-cell table:formula="of:=IF([$input.AE86]=&quot;&quot;;&quot;&quot;;[$input.AE86])">
            <text:p/>
          </table:table-cell>
          <table:table-cell table:formula="of:=IF([$input.AK86]=&quot;&quot;;&quot;&quot;;[$input.AK86])">
            <text:p/>
          </table:table-cell>
          <table:table-cell table:formula="of:=IF([$input.AL86]=&quot;&quot;;&quot;&quot;;[$input.AL8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7]=&quot;&quot;;&quot;&quot;;[$input.H87])">
            <text:p/>
          </table:table-cell>
          <table:table-cell table:formula="of:=IF([$input.I87]=&quot;&quot;;&quot;&quot;;[$input.I87])">
            <text:p/>
          </table:table-cell>
          <table:table-cell table:formula="of:=IF([$input.W87]=&quot;&quot;;&quot;&quot;;[$input.W87])">
            <text:p/>
          </table:table-cell>
          <table:table-cell table:formula="of:=IF([$input.X87]=&quot;&quot;;&quot;&quot;;[$input.X87])">
            <text:p/>
          </table:table-cell>
          <table:table-cell table:formula="of:=IF([$input.AD87]=&quot;&quot;;&quot;&quot;;[$input.AD87])">
            <text:p/>
          </table:table-cell>
          <table:table-cell table:formula="of:=IF([$input.AE87]=&quot;&quot;;&quot;&quot;;[$input.AE87])">
            <text:p/>
          </table:table-cell>
          <table:table-cell table:formula="of:=IF([$input.AK87]=&quot;&quot;;&quot;&quot;;[$input.AK87])">
            <text:p/>
          </table:table-cell>
          <table:table-cell table:formula="of:=IF([$input.AL87]=&quot;&quot;;&quot;&quot;;[$input.AL8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8]=&quot;&quot;;&quot;&quot;;[$input.H88])">
            <text:p/>
          </table:table-cell>
          <table:table-cell table:formula="of:=IF([$input.I88]=&quot;&quot;;&quot;&quot;;[$input.I88])">
            <text:p/>
          </table:table-cell>
          <table:table-cell table:formula="of:=IF([$input.W88]=&quot;&quot;;&quot;&quot;;[$input.W88])">
            <text:p/>
          </table:table-cell>
          <table:table-cell table:formula="of:=IF([$input.X88]=&quot;&quot;;&quot;&quot;;[$input.X88])">
            <text:p/>
          </table:table-cell>
          <table:table-cell table:formula="of:=IF([$input.AD88]=&quot;&quot;;&quot;&quot;;[$input.AD88])">
            <text:p/>
          </table:table-cell>
          <table:table-cell table:formula="of:=IF([$input.AE88]=&quot;&quot;;&quot;&quot;;[$input.AE88])">
            <text:p/>
          </table:table-cell>
          <table:table-cell table:formula="of:=IF([$input.AK88]=&quot;&quot;;&quot;&quot;;[$input.AK88])">
            <text:p/>
          </table:table-cell>
          <table:table-cell table:formula="of:=IF([$input.AL88]=&quot;&quot;;&quot;&quot;;[$input.AL8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9]=&quot;&quot;;&quot;&quot;;[$input.H89])">
            <text:p/>
          </table:table-cell>
          <table:table-cell table:formula="of:=IF([$input.I89]=&quot;&quot;;&quot;&quot;;[$input.I89])">
            <text:p/>
          </table:table-cell>
          <table:table-cell table:formula="of:=IF([$input.W89]=&quot;&quot;;&quot;&quot;;[$input.W89])">
            <text:p/>
          </table:table-cell>
          <table:table-cell table:formula="of:=IF([$input.X89]=&quot;&quot;;&quot;&quot;;[$input.X89])">
            <text:p/>
          </table:table-cell>
          <table:table-cell table:formula="of:=IF([$input.AD89]=&quot;&quot;;&quot;&quot;;[$input.AD89])">
            <text:p/>
          </table:table-cell>
          <table:table-cell table:formula="of:=IF([$input.AE89]=&quot;&quot;;&quot;&quot;;[$input.AE89])">
            <text:p/>
          </table:table-cell>
          <table:table-cell table:formula="of:=IF([$input.AK89]=&quot;&quot;;&quot;&quot;;[$input.AK89])">
            <text:p/>
          </table:table-cell>
          <table:table-cell table:formula="of:=IF([$input.AL89]=&quot;&quot;;&quot;&quot;;[$input.AL8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0]=&quot;&quot;;&quot;&quot;;[$input.H90])">
            <text:p/>
          </table:table-cell>
          <table:table-cell table:formula="of:=IF([$input.I90]=&quot;&quot;;&quot;&quot;;[$input.I90])">
            <text:p/>
          </table:table-cell>
          <table:table-cell table:formula="of:=IF([$input.W90]=&quot;&quot;;&quot;&quot;;[$input.W90])">
            <text:p/>
          </table:table-cell>
          <table:table-cell table:formula="of:=IF([$input.X90]=&quot;&quot;;&quot;&quot;;[$input.X90])">
            <text:p/>
          </table:table-cell>
          <table:table-cell table:formula="of:=IF([$input.AD90]=&quot;&quot;;&quot;&quot;;[$input.AD90])">
            <text:p/>
          </table:table-cell>
          <table:table-cell table:formula="of:=IF([$input.AE90]=&quot;&quot;;&quot;&quot;;[$input.AE90])">
            <text:p/>
          </table:table-cell>
          <table:table-cell table:formula="of:=IF([$input.AK90]=&quot;&quot;;&quot;&quot;;[$input.AK90])">
            <text:p/>
          </table:table-cell>
          <table:table-cell table:formula="of:=IF([$input.AL90]=&quot;&quot;;&quot;&quot;;[$input.AL9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1]=&quot;&quot;;&quot;&quot;;[$input.H91])">
            <text:p/>
          </table:table-cell>
          <table:table-cell table:formula="of:=IF([$input.I91]=&quot;&quot;;&quot;&quot;;[$input.I91])">
            <text:p/>
          </table:table-cell>
          <table:table-cell table:formula="of:=IF([$input.W91]=&quot;&quot;;&quot;&quot;;[$input.W91])">
            <text:p/>
          </table:table-cell>
          <table:table-cell table:formula="of:=IF([$input.X91]=&quot;&quot;;&quot;&quot;;[$input.X91])">
            <text:p/>
          </table:table-cell>
          <table:table-cell table:formula="of:=IF([$input.AD91]=&quot;&quot;;&quot;&quot;;[$input.AD91])">
            <text:p/>
          </table:table-cell>
          <table:table-cell table:formula="of:=IF([$input.AE91]=&quot;&quot;;&quot;&quot;;[$input.AE91])">
            <text:p/>
          </table:table-cell>
          <table:table-cell table:formula="of:=IF([$input.AK91]=&quot;&quot;;&quot;&quot;;[$input.AK91])">
            <text:p/>
          </table:table-cell>
          <table:table-cell table:formula="of:=IF([$input.AL91]=&quot;&quot;;&quot;&quot;;[$input.AL91])">
            <text:p/>
          </table:table-cell>
          <table:table-cell table:number-columns-repeated="22"/>
        </table:table-row>
        <table:table-row table:style-name="ro1" table:number-rows-repeated="104848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export.gretl" table:style-name="ta2">
        <table:table-column table:style-name="co35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office:value-type="string" calcext:value-type="string">
            <text:p>COHORT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Y1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12"/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$work.H2]=&quot;&quot;;&quot;&quot;;[$work.H2])">
            <text:p/>
          </table:table-cell>
          <table:table-cell table:formula="of:=IF([$work.I2]=&quot;&quot;;&quot;&quot;;[$work.I2])">
            <text:p/>
          </table:table-cell>
          <table:table-cell table:number-columns-repeated="6"/>
          <table:table-cell table:formula="of:=([.J2]=1)+([.H2]=1)+([.F2]=1)+([.D2]=1)" office:value-type="float" office:value="0" calcext:value-type="float">
            <text:p>0</text:p>
          </table:table-cell>
          <table:table-cell table:style-name="ce1" table:formula="of:=IF(AND(COUNT([.C1:.J1]) &gt; 0;[.O2]&lt;&gt;&quot;&quot;);1;0)" office:value-type="float" office:value="0" calcext:value-type="float">
            <text:p>0</text:p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]=&quot;&quot;;&quot;&quot;;[$work.AD2]/SQRT([$work.$T2]))">
            <text:p/>
          </table:table-cell>
          <table:table-cell table:number-columns-repeated="7"/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$work.H3]=&quot;&quot;;&quot;&quot;;[$work.H3])">
            <text:p/>
          </table:table-cell>
          <table:table-cell table:formula="of:=IF([$work.I3]=&quot;&quot;;&quot;&quot;;[$work.I3])">
            <text:p/>
          </table:table-cell>
          <table:table-cell table:number-columns-repeated="6"/>
          <table:table-cell table:formula="of:=([.J3]=1)+([.H3]=1)+([.F3]=1)+([.D3]=1)" office:value-type="float" office:value="0" calcext:value-type="float">
            <text:p>0</text:p>
          </table:table-cell>
          <table:table-cell table:style-name="ce1" table:formula="of:=IF(AND(COUNT([.C2:.J2]) &gt; 0;[.O3]&lt;&gt;&quot;&quot;);1;0)" office:value-type="float" office:value="0" calcext:value-type="float">
            <text:p>0</text:p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formula="of:=IF([$work.V3]=&quot;&quot;;&quot;&quot;;[$work.V3]/SQRT([$work.$T2]))">
            <text:p/>
          </table:table-cell>
          <table:table-cell table:formula="of:=IF([$work.W3]=&quot;&quot;;&quot;&quot;;[$work.W3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]=&quot;&quot;;&quot;&quot;;[$work.AD3]/SQRT([$work.$T2]))">
            <text:p/>
          </table:table-cell>
          <table:table-cell table:number-columns-repeated="7"/>
          <table:table-cell table:formula="of:=IF([$work.AL3]=&quot;&quot;;&quot;&quot;;[$work.AL3])">
            <text:p/>
          </table:table-cell>
          <table:table-cell table:formula="of:=IF([$work.AM3]=&quot;&quot;;&quot;&quot;;[$work.AM3])">
            <text:p/>
          </table:table-cell>
          <table:table-cell table:formula="of:=IF([$work.AN3]=&quot;&quot;;&quot;&quot;;[$work.AN3])">
            <text:p/>
          </table:table-cell>
          <table:table-cell table:formula="of:=IF([$work.AO3]=&quot;&quot;;&quot;&quot;;[$work.AO3])">
            <text:p/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number-columns-repeated="6"/>
          <table:table-cell table:formula="of:=([.J4]=1)+([.H4]=1)+([.F4]=1)+([.D4]=1)" office:value-type="float" office:value="0" calcext:value-type="float">
            <text:p>0</text:p>
          </table:table-cell>
          <table:table-cell table:style-name="ce1" table:formula="of:=IF(AND(COUNT([.C3:.J3]) &gt; 0;[.O4]&lt;&gt;&quot;&quot;);1;0)" office:value-type="float" office:value="0" calcext:value-type="float">
            <text:p>0</text:p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formula="of:=IF([$work.V4]=&quot;&quot;;&quot;&quot;;[$work.V4]/SQRT([$work.$T3]))">
            <text:p/>
          </table:table-cell>
          <table:table-cell table:formula="of:=IF([$work.W4]=&quot;&quot;;&quot;&quot;;[$work.W4]/SQRT([$work.$T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]=&quot;&quot;;&quot;&quot;;[$work.AD4]/SQRT([$work.$T3]))">
            <text:p/>
          </table:table-cell>
          <table:table-cell table:number-columns-repeated="7"/>
          <table:table-cell table:formula="of:=IF([$work.AL4]=&quot;&quot;;&quot;&quot;;[$work.AL4])">
            <text:p/>
          </table:table-cell>
          <table:table-cell table:formula="of:=IF([$work.AM4]=&quot;&quot;;&quot;&quot;;[$work.AM4])">
            <text:p/>
          </table:table-cell>
          <table:table-cell table:formula="of:=IF([$work.AN4]=&quot;&quot;;&quot;&quot;;[$work.AN4])">
            <text:p/>
          </table:table-cell>
          <table:table-cell table:formula="of:=IF([$work.AO4]=&quot;&quot;;&quot;&quot;;[$work.AO4])">
            <text:p/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number-columns-repeated="6"/>
          <table:table-cell table:formula="of:=([.J5]=1)+([.H5]=1)+([.F5]=1)+([.D5]=1)" office:value-type="float" office:value="0" calcext:value-type="float">
            <text:p>0</text:p>
          </table:table-cell>
          <table:table-cell table:style-name="ce1" table:formula="of:=IF(AND(COUNT([.C4:.J4]) &gt; 0;[.O5]&lt;&gt;&quot;&quot;);1;0)" office:value-type="float" office:value="0" calcext:value-type="float">
            <text:p>0</text:p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]=&quot;&quot;;&quot;&quot;;[$work.AD5]/SQRT([$work.$T4]))">
            <text:p/>
          </table:table-cell>
          <table:table-cell table:number-columns-repeated="7"/>
          <table:table-cell table:formula="of:=IF([$work.AL5]=&quot;&quot;;&quot;&quot;;[$work.AL5])">
            <text:p/>
          </table:table-cell>
          <table:table-cell table:formula="of:=IF([$work.AM5]=&quot;&quot;;&quot;&quot;;[$work.AM5])">
            <text:p/>
          </table:table-cell>
          <table:table-cell table:formula="of:=IF([$work.AN5]=&quot;&quot;;&quot;&quot;;[$work.AN5])">
            <text:p/>
          </table:table-cell>
          <table:table-cell table:formula="of:=IF([$work.AO5]=&quot;&quot;;&quot;&quot;;[$work.AO5])">
            <text:p/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number-columns-repeated="6"/>
          <table:table-cell table:formula="of:=([.J6]=1)+([.H6]=1)+([.F6]=1)+([.D6]=1)" office:value-type="float" office:value="0" calcext:value-type="float">
            <text:p>0</text:p>
          </table:table-cell>
          <table:table-cell table:style-name="ce1" table:formula="of:=IF(AND(COUNT([.C5:.J5]) &gt; 0;[.O6]&lt;&gt;&quot;&quot;);1;0)" office:value-type="float" office:value="0" calcext:value-type="float">
            <text:p>0</text:p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]=&quot;&quot;;&quot;&quot;;[$work.AD6]/SQRT([$work.$T5]))">
            <text:p/>
          </table:table-cell>
          <table:table-cell table:number-columns-repeated="7"/>
          <table:table-cell table:formula="of:=IF([$work.AL6]=&quot;&quot;;&quot;&quot;;[$work.AL6])">
            <text:p/>
          </table:table-cell>
          <table:table-cell table:formula="of:=IF([$work.AM6]=&quot;&quot;;&quot;&quot;;[$work.AM6])">
            <text:p/>
          </table:table-cell>
          <table:table-cell table:formula="of:=IF([$work.AN6]=&quot;&quot;;&quot;&quot;;[$work.AN6])">
            <text:p/>
          </table:table-cell>
          <table:table-cell table:formula="of:=IF([$work.AO6]=&quot;&quot;;&quot;&quot;;[$work.AO6])">
            <text:p/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$work.H7]=&quot;&quot;;&quot;&quot;;[$work.H7])" office:value-type="float" office:value="1" calcext:value-type="float">
            <text:p>1</text:p>
          </table:table-cell>
          <table:table-cell table:formula="of:=IF([$work.I7]=&quot;&quot;;&quot;&quot;;[$work.I7])" office:value-type="float" office:value="1" calcext:value-type="float">
            <text:p>1</text:p>
          </table:table-cell>
          <table:table-cell table:number-columns-repeated="6"/>
          <table:table-cell table:formula="of:=([.J7]=1)+([.H7]=1)+([.F7]=1)+([.D7]=1)" office:value-type="float" office:value="1" calcext:value-type="float">
            <text:p>1</text:p>
          </table:table-cell>
          <table:table-cell table:style-name="ce1" table:formula="of:=IF(AND(COUNT([.C6:.J6]) &gt; 0;[.O7]&lt;&gt;&quot;&quot;);1;0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7]=&quot;&quot;;&quot;&quot;;[$work.AD7]/SQRT([$work.$T6]))" office:value-type="float" office:value="102.730023812316" calcext:value-type="float">
            <text:p>102.730023812316</text:p>
          </table:table-cell>
          <table:table-cell table:number-columns-repeated="7"/>
          <table:table-cell table:formula="of:=IF([$work.AL7]=&quot;&quot;;&quot;&quot;;[$work.AL7])">
            <text:p/>
          </table:table-cell>
          <table:table-cell table:formula="of:=IF([$work.AM7]=&quot;&quot;;&quot;&quot;;[$work.AM7])">
            <text:p/>
          </table:table-cell>
          <table:table-cell table:formula="of:=IF([$work.AN7]=&quot;&quot;;&quot;&quot;;[$work.AN7])">
            <text:p/>
          </table:table-cell>
          <table:table-cell table:formula="of:=IF([$work.AO7]=&quot;&quot;;&quot;&quot;;[$work.AO7])">
            <text:p/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$work.H8]=&quot;&quot;;&quot;&quot;;[$work.H8])" office:value-type="float" office:value="1" calcext:value-type="float">
            <text:p>1</text:p>
          </table:table-cell>
          <table:table-cell table:formula="of:=IF([$work.I8]=&quot;&quot;;&quot;&quot;;[$work.I8])" office:value-type="float" office:value="1" calcext:value-type="float">
            <text:p>1</text:p>
          </table:table-cell>
          <table:table-cell table:number-columns-repeated="6"/>
          <table:table-cell table:formula="of:=([.J8]=1)+([.H8]=1)+([.F8]=1)+([.D8]=1)" office:value-type="float" office:value="1" calcext:value-type="float">
            <text:p>1</text:p>
          </table:table-cell>
          <table:table-cell table:style-name="ce1" table:formula="of:=IF(AND(COUNT([.C7:.J7]) &gt; 0;[.O8]&lt;&gt;&quot;&quot;);1;0)" office:value-type="float" office:value="1" calcext:value-type="float">
            <text:p>1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 office:value-type="float" office:value="0.590640800752377" calcext:value-type="float">
            <text:p>0.590640800752377</text:p>
          </table:table-cell>
          <table:table-cell table:formula="of:=IF([$work.W8]=&quot;&quot;;&quot;&quot;;[$work.W8]/SQRT([$work.$T7]))" office:value-type="float" office:value="0.590640800752377" calcext:value-type="float">
            <text:p>0.5906408007523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8]=&quot;&quot;;&quot;&quot;;[$work.AD8]/SQRT([$work.$T7]))" office:value-type="float" office:value="99.4257656239689" calcext:value-type="float">
            <text:p>99.4257656239689</text:p>
          </table:table-cell>
          <table:table-cell table:number-columns-repeated="7"/>
          <table:table-cell table:formula="of:=IF([$work.AL8]=&quot;&quot;;&quot;&quot;;[$work.AL8])">
            <text:p/>
          </table:table-cell>
          <table:table-cell table:formula="of:=IF([$work.AM8]=&quot;&quot;;&quot;&quot;;[$work.AM8])">
            <text:p/>
          </table:table-cell>
          <table:table-cell table:formula="of:=IF([$work.AN8]=&quot;&quot;;&quot;&quot;;[$work.AN8])">
            <text:p/>
          </table:table-cell>
          <table:table-cell table:formula="of:=IF([$work.AO8]=&quot;&quot;;&quot;&quot;;[$work.AO8])">
            <text:p/>
          </table:table-cell>
          <table:table-cell table:formula="of:=IF([$work.AP8]=&quot;&quot;;&quot;&quot;;[$work.AP8])">
            <text:p/>
          </table:table-cell>
          <table:table-cell table:formula="of:=IF([$work.AQ8]=&quot;&quot;;&quot;&quot;;[$work.AQ8])">
            <text:p/>
          </table:table-cell>
          <table:table-cell table:formula="of:=IF([$work.AR8]=&quot;&quot;;&quot;&quot;;[$work.AR8])">
            <text:p/>
          </table:table-cell>
          <table:table-cell table:formula="of:=IF([$work.AS8]=&quot;&quot;;&quot;&quot;;[$work.AS8])">
            <text:p/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$work.H9]=&quot;&quot;;&quot;&quot;;[$work.H9])" office:value-type="float" office:value="1" calcext:value-type="float">
            <text:p>1</text:p>
          </table:table-cell>
          <table:table-cell table:formula="of:=IF([$work.I9]=&quot;&quot;;&quot;&quot;;[$work.I9])" office:value-type="float" office:value="1" calcext:value-type="float">
            <text:p>1</text:p>
          </table:table-cell>
          <table:table-cell table:number-columns-repeated="6"/>
          <table:table-cell table:formula="of:=([.J9]=1)+([.H9]=1)+([.F9]=1)+([.D9]=1)" office:value-type="float" office:value="1" calcext:value-type="float">
            <text:p>1</text:p>
          </table:table-cell>
          <table:table-cell table:style-name="ce1" table:formula="of:=IF(AND(COUNT([.C8:.J8]) &gt; 0;[.O9]&lt;&gt;&quot;&quot;);1;0)" office:value-type="float" office:value="1" calcext:value-type="float">
            <text:p>1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 office:value-type="float" office:value="0.51708830271941" calcext:value-type="float">
            <text:p>0.51708830271941</text:p>
          </table:table-cell>
          <table:table-cell table:formula="of:=IF([$work.W9]=&quot;&quot;;&quot;&quot;;[$work.W9]/SQRT([$work.$T8]))" office:value-type="float" office:value="0.51708830271941" calcext:value-type="float">
            <text:p>0.5170883027194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9]=&quot;&quot;;&quot;&quot;;[$work.AD9]/SQRT([$work.$T8]))" office:value-type="float" office:value="84.2786079311571" calcext:value-type="float">
            <text:p>84.2786079311571</text:p>
          </table:table-cell>
          <table:table-cell table:number-columns-repeated="7"/>
          <table:table-cell table:formula="of:=IF([$work.AL9]=&quot;&quot;;&quot;&quot;;[$work.AL9])">
            <text:p/>
          </table:table-cell>
          <table:table-cell table:formula="of:=IF([$work.AM9]=&quot;&quot;;&quot;&quot;;[$work.AM9])">
            <text:p/>
          </table:table-cell>
          <table:table-cell table:formula="of:=IF([$work.AN9]=&quot;&quot;;&quot;&quot;;[$work.AN9])">
            <text:p/>
          </table:table-cell>
          <table:table-cell table:formula="of:=IF([$work.AO9]=&quot;&quot;;&quot;&quot;;[$work.AO9])">
            <text:p/>
          </table:table-cell>
          <table:table-cell table:formula="of:=IF([$work.AP9]=&quot;&quot;;&quot;&quot;;[$work.AP9])">
            <text:p/>
          </table:table-cell>
          <table:table-cell table:formula="of:=IF([$work.AQ9]=&quot;&quot;;&quot;&quot;;[$work.AQ9])">
            <text:p/>
          </table:table-cell>
          <table:table-cell table:formula="of:=IF([$work.AR9]=&quot;&quot;;&quot;&quot;;[$work.AR9])">
            <text:p/>
          </table:table-cell>
          <table:table-cell table:formula="of:=IF([$work.AS9]=&quot;&quot;;&quot;&quot;;[$work.AS9])">
            <text:p/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$work.H10]=&quot;&quot;;&quot;&quot;;[$work.H10])" office:value-type="float" office:value="1" calcext:value-type="float">
            <text:p>1</text:p>
          </table:table-cell>
          <table:table-cell table:formula="of:=IF([$work.I10]=&quot;&quot;;&quot;&quot;;[$work.I10])" office:value-type="float" office:value="1" calcext:value-type="float">
            <text:p>1</text:p>
          </table:table-cell>
          <table:table-cell table:number-columns-repeated="6"/>
          <table:table-cell table:formula="of:=([.J10]=1)+([.H10]=1)+([.F10]=1)+([.D10]=1)" office:value-type="float" office:value="1" calcext:value-type="float">
            <text:p>1</text:p>
          </table:table-cell>
          <table:table-cell table:style-name="ce1" table:formula="of:=IF(AND(COUNT([.C9:.J9]) &gt; 0;[.O10]&lt;&gt;&quot;&quot;);1;0)" office:value-type="float" office:value="1" calcext:value-type="float">
            <text:p>1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 office:value-type="float" office:value="0.519224627693365" calcext:value-type="float">
            <text:p>0.519224627693365</text:p>
          </table:table-cell>
          <table:table-cell table:formula="of:=IF([$work.W10]=&quot;&quot;;&quot;&quot;;[$work.W10]/SQRT([$work.$T9]))" office:value-type="float" office:value="0.519224627693365" calcext:value-type="float">
            <text:p>0.51922462769336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0]=&quot;&quot;;&quot;&quot;;[$work.AD10]/SQRT([$work.$T9]))" office:value-type="float" office:value="42.5360904842365" calcext:value-type="float">
            <text:p>42.5360904842365</text:p>
          </table:table-cell>
          <table:table-cell table:number-columns-repeated="7"/>
          <table:table-cell table:formula="of:=IF([$work.AL10]=&quot;&quot;;&quot;&quot;;[$work.AL10])">
            <text:p/>
          </table:table-cell>
          <table:table-cell table:formula="of:=IF([$work.AM10]=&quot;&quot;;&quot;&quot;;[$work.AM10])">
            <text:p/>
          </table:table-cell>
          <table:table-cell table:formula="of:=IF([$work.AN10]=&quot;&quot;;&quot;&quot;;[$work.AN10])">
            <text:p/>
          </table:table-cell>
          <table:table-cell table:formula="of:=IF([$work.AO10]=&quot;&quot;;&quot;&quot;;[$work.AO10])">
            <text:p/>
          </table:table-cell>
          <table:table-cell table:formula="of:=IF([$work.AP10]=&quot;&quot;;&quot;&quot;;[$work.AP10])">
            <text:p/>
          </table:table-cell>
          <table:table-cell table:formula="of:=IF([$work.AQ10]=&quot;&quot;;&quot;&quot;;[$work.AQ10])">
            <text:p/>
          </table:table-cell>
          <table:table-cell table:formula="of:=IF([$work.AR10]=&quot;&quot;;&quot;&quot;;[$work.AR10])">
            <text:p/>
          </table:table-cell>
          <table:table-cell table:formula="of:=IF([$work.AS10]=&quot;&quot;;&quot;&quot;;[$work.AS10])">
            <text:p/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$work.H11]=&quot;&quot;;&quot;&quot;;[$work.H11])" office:value-type="float" office:value="1" calcext:value-type="float">
            <text:p>1</text:p>
          </table:table-cell>
          <table:table-cell table:formula="of:=IF([$work.I11]=&quot;&quot;;&quot;&quot;;[$work.I11])" office:value-type="float" office:value="0" calcext:value-type="float">
            <text:p>0</text:p>
          </table:table-cell>
          <table:table-cell table:number-columns-repeated="6"/>
          <table:table-cell table:formula="of:=([.J11]=1)+([.H11]=1)+([.F11]=1)+([.D11]=1)" office:value-type="float" office:value="0" calcext:value-type="float">
            <text:p>0</text:p>
          </table:table-cell>
          <table:table-cell table:style-name="ce1" table:formula="of:=IF(AND(COUNT([.C10:.J10]) &gt; 0;[.O11]&lt;&gt;&quot;&quot;);1;0)" office:value-type="float" office:value="1" calcext:value-type="float">
            <text:p>1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 office:value-type="float" office:value="0.237168039918988" calcext:value-type="float">
            <text:p>0.237168039918988</text:p>
          </table:table-cell>
          <table:table-cell table:formula="of:=IF([$work.W11]=&quot;&quot;;&quot;&quot;;[$work.W11]/SQRT([$work.$T10]))" office:value-type="float" office:value="0.237168039918988" calcext:value-type="float">
            <text:p>0.2371680399189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43.2774551193547" calcext:value-type="float">
            <text:p>43.2774551193547</text:p>
          </table:table-cell>
          <table:table-cell table:number-columns-repeated="7"/>
          <table:table-cell table:formula="of:=IF([$work.AL11]=&quot;&quot;;&quot;&quot;;[$work.AL11])">
            <text:p/>
          </table:table-cell>
          <table:table-cell table:formula="of:=IF([$work.AM11]=&quot;&quot;;&quot;&quot;;[$work.AM11])">
            <text:p/>
          </table:table-cell>
          <table:table-cell table:formula="of:=IF([$work.AN11]=&quot;&quot;;&quot;&quot;;[$work.AN11])">
            <text:p/>
          </table:table-cell>
          <table:table-cell table:formula="of:=IF([$work.AO11]=&quot;&quot;;&quot;&quot;;[$work.AO11])">
            <text:p/>
          </table:table-cell>
          <table:table-cell table:formula="of:=IF([$work.AP11]=&quot;&quot;;&quot;&quot;;[$work.AP11])">
            <text:p/>
          </table:table-cell>
          <table:table-cell table:formula="of:=IF([$work.AQ11]=&quot;&quot;;&quot;&quot;;[$work.AQ11])">
            <text:p/>
          </table:table-cell>
          <table:table-cell table:formula="of:=IF([$work.AR11]=&quot;&quot;;&quot;&quot;;[$work.AR11])">
            <text:p/>
          </table:table-cell>
          <table:table-cell table:formula="of:=IF([$work.AS11]=&quot;&quot;;&quot;&quot;;[$work.AS11])">
            <text:p/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$work.H12]=&quot;&quot;;&quot;&quot;;[$work.H12])" office:value-type="float" office:value="1" calcext:value-type="float">
            <text:p>1</text:p>
          </table:table-cell>
          <table:table-cell table:formula="of:=IF([$work.I12]=&quot;&quot;;&quot;&quot;;[$work.I12])" office:value-type="float" office:value="0" calcext:value-type="float">
            <text:p>0</text:p>
          </table:table-cell>
          <table:table-cell table:number-columns-repeated="6"/>
          <table:table-cell table:formula="of:=([.J12]=1)+([.H12]=1)+([.F12]=1)+([.D12]=1)" office:value-type="float" office:value="0" calcext:value-type="float">
            <text:p>0</text:p>
          </table:table-cell>
          <table:table-cell table:style-name="ce1" table:formula="of:=IF(AND(COUNT([.C11:.J11]) &gt; 0;[.O12]&lt;&gt;&quot;&quot;);1;0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116761194861607" calcext:value-type="float">
            <text:p>0.116761194861607</text:p>
          </table:table-cell>
          <table:table-cell table:formula="of:=IF([$work.W12]=&quot;&quot;;&quot;&quot;;[$work.W12]/SQRT([$work.$T1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20.6599720814547" calcext:value-type="float">
            <text:p>20.6599720814547</text:p>
          </table:table-cell>
          <table:table-cell table:number-columns-repeated="7"/>
          <table:table-cell table:formula="of:=IF([$work.AL12]=&quot;&quot;;&quot;&quot;;[$work.AL12])">
            <text:p/>
          </table:table-cell>
          <table:table-cell table:formula="of:=IF([$work.AM12]=&quot;&quot;;&quot;&quot;;[$work.AM12])">
            <text:p/>
          </table:table-cell>
          <table:table-cell table:formula="of:=IF([$work.AN12]=&quot;&quot;;&quot;&quot;;[$work.AN12])">
            <text:p/>
          </table:table-cell>
          <table:table-cell table:formula="of:=IF([$work.AO12]=&quot;&quot;;&quot;&quot;;[$work.AO12])">
            <text:p/>
          </table:table-cell>
          <table:table-cell table:formula="of:=IF([$work.AP12]=&quot;&quot;;&quot;&quot;;[$work.AP12])">
            <text:p/>
          </table:table-cell>
          <table:table-cell table:formula="of:=IF([$work.AQ12]=&quot;&quot;;&quot;&quot;;[$work.AQ12])">
            <text:p/>
          </table:table-cell>
          <table:table-cell table:formula="of:=IF([$work.AR12]=&quot;&quot;;&quot;&quot;;[$work.AR12])">
            <text:p/>
          </table:table-cell>
          <table:table-cell table:formula="of:=IF([$work.AS12]=&quot;&quot;;&quot;&quot;;[$work.AS12])">
            <text:p/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0" calcext:value-type="float">
            <text:p>0</text:p>
          </table:table-cell>
          <table:table-cell table:number-columns-repeated="6"/>
          <table:table-cell table:formula="of:=([.J13]=1)+([.H13]=1)+([.F13]=1)+([.D13]=1)" office:value-type="float" office:value="0" calcext:value-type="float">
            <text:p>0</text:p>
          </table:table-cell>
          <table:table-cell table:style-name="ce1" table:formula="of:=IF(AND(COUNT([.C12:.J12]) &gt; 0;[.O13]&lt;&gt;&quot;&quot;);1;0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711250896344879" calcext:value-type="float">
            <text:p>0.711250896344879</text:p>
          </table:table-cell>
          <table:table-cell table:formula="of:=IF([$work.W13]=&quot;&quot;;&quot;&quot;;[$work.W13]/SQRT([$work.$T1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number-columns-repeated="7"/>
          <table:table-cell table:formula="of:=IF([$work.AL13]=&quot;&quot;;&quot;&quot;;[$work.AL13])">
            <text:p/>
          </table:table-cell>
          <table:table-cell table:formula="of:=IF([$work.AM13]=&quot;&quot;;&quot;&quot;;[$work.AM13])">
            <text:p/>
          </table:table-cell>
          <table:table-cell table:formula="of:=IF([$work.AN13]=&quot;&quot;;&quot;&quot;;[$work.AN13])">
            <text:p/>
          </table:table-cell>
          <table:table-cell table:formula="of:=IF([$work.AO13]=&quot;&quot;;&quot;&quot;;[$work.AO13])">
            <text:p/>
          </table:table-cell>
          <table:table-cell table:formula="of:=IF([$work.AP13]=&quot;&quot;;&quot;&quot;;[$work.AP13])">
            <text:p/>
          </table:table-cell>
          <table:table-cell table:formula="of:=IF([$work.AQ13]=&quot;&quot;;&quot;&quot;;[$work.AQ13])">
            <text:p/>
          </table:table-cell>
          <table:table-cell table:formula="of:=IF([$work.AR13]=&quot;&quot;;&quot;&quot;;[$work.AR13])">
            <text:p/>
          </table:table-cell>
          <table:table-cell table:formula="of:=IF([$work.AS13]=&quot;&quot;;&quot;&quot;;[$work.AS13])">
            <text:p/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0" calcext:value-type="float">
            <text:p>0</text:p>
          </table:table-cell>
          <table:table-cell table:number-columns-repeated="6"/>
          <table:table-cell table:formula="of:=([.J14]=1)+([.H14]=1)+([.F14]=1)+([.D14]=1)" office:value-type="float" office:value="0" calcext:value-type="float">
            <text:p>0</text:p>
          </table:table-cell>
          <table:table-cell table:style-name="ce1" table:formula="of:=IF(AND(COUNT([.C13:.J13]) &gt; 0;[.O14]&lt;&gt;&quot;&quot;);1;0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number-columns-repeated="7"/>
          <table:table-cell table:formula="of:=IF([$work.AL14]=&quot;&quot;;&quot;&quot;;[$work.AL14])">
            <text:p/>
          </table:table-cell>
          <table:table-cell table:formula="of:=IF([$work.AM14]=&quot;&quot;;&quot;&quot;;[$work.AM14])">
            <text:p/>
          </table:table-cell>
          <table:table-cell table:formula="of:=IF([$work.AN14]=&quot;&quot;;&quot;&quot;;[$work.AN14])">
            <text:p/>
          </table:table-cell>
          <table:table-cell table:formula="of:=IF([$work.AO14]=&quot;&quot;;&quot;&quot;;[$work.AO14])">
            <text:p/>
          </table:table-cell>
          <table:table-cell table:formula="of:=IF([$work.AP14]=&quot;&quot;;&quot;&quot;;[$work.AP14])">
            <text:p/>
          </table:table-cell>
          <table:table-cell table:formula="of:=IF([$work.AQ14]=&quot;&quot;;&quot;&quot;;[$work.AQ14])">
            <text:p/>
          </table:table-cell>
          <table:table-cell table:formula="of:=IF([$work.AR14]=&quot;&quot;;&quot;&quot;;[$work.AR14])">
            <text:p/>
          </table:table-cell>
          <table:table-cell table:formula="of:=IF([$work.AS14]=&quot;&quot;;&quot;&quot;;[$work.AS14])">
            <text:p/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0" calcext:value-type="float">
            <text:p>0</text:p>
          </table:table-cell>
          <table:table-cell table:number-columns-repeated="6"/>
          <table:table-cell table:formula="of:=([.J15]=1)+([.H15]=1)+([.F15]=1)+([.D15]=1)" office:value-type="float" office:value="0" calcext:value-type="float">
            <text:p>0</text:p>
          </table:table-cell>
          <table:table-cell table:style-name="ce1" table:formula="of:=IF(AND(COUNT([.C14:.J14]) &gt; 0;[.O15]&lt;&gt;&quot;&quot;);1;0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number-columns-repeated="7"/>
          <table:table-cell table:formula="of:=IF([$work.AL15]=&quot;&quot;;&quot;&quot;;[$work.AL15])">
            <text:p/>
          </table:table-cell>
          <table:table-cell table:formula="of:=IF([$work.AM15]=&quot;&quot;;&quot;&quot;;[$work.AM15])">
            <text:p/>
          </table:table-cell>
          <table:table-cell table:formula="of:=IF([$work.AN15]=&quot;&quot;;&quot;&quot;;[$work.AN15])">
            <text:p/>
          </table:table-cell>
          <table:table-cell table:formula="of:=IF([$work.AO15]=&quot;&quot;;&quot;&quot;;[$work.AO15])">
            <text:p/>
          </table:table-cell>
          <table:table-cell table:formula="of:=IF([$work.AP15]=&quot;&quot;;&quot;&quot;;[$work.AP15])">
            <text:p/>
          </table:table-cell>
          <table:table-cell table:formula="of:=IF([$work.AQ15]=&quot;&quot;;&quot;&quot;;[$work.AQ15])">
            <text:p/>
          </table:table-cell>
          <table:table-cell table:formula="of:=IF([$work.AR15]=&quot;&quot;;&quot;&quot;;[$work.AR15])">
            <text:p/>
          </table:table-cell>
          <table:table-cell table:formula="of:=IF([$work.AS15]=&quot;&quot;;&quot;&quot;;[$work.AS15])">
            <text:p/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number-columns-repeated="6"/>
          <table:table-cell table:formula="of:=([.J16]=1)+([.H16]=1)+([.F16]=1)+([.D16]=1)" office:value-type="float" office:value="0" calcext:value-type="float">
            <text:p>0</text:p>
          </table:table-cell>
          <table:table-cell table:style-name="ce1" table:formula="of:=IF(AND(COUNT([.C15:.J15]) &gt; 0;[.O16]&lt;&gt;&quot;&quot;);1;0)" office:value-type="float" office:value="1" calcext:value-type="float">
            <text:p>1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number-columns-repeated="7"/>
          <table:table-cell table:formula="of:=IF([$work.AL16]=&quot;&quot;;&quot;&quot;;[$work.AL16])">
            <text:p/>
          </table:table-cell>
          <table:table-cell table:formula="of:=IF([$work.AM16]=&quot;&quot;;&quot;&quot;;[$work.AM16])">
            <text:p/>
          </table:table-cell>
          <table:table-cell table:formula="of:=IF([$work.AN16]=&quot;&quot;;&quot;&quot;;[$work.AN16])">
            <text:p/>
          </table:table-cell>
          <table:table-cell table:formula="of:=IF([$work.AO16]=&quot;&quot;;&quot;&quot;;[$work.AO16])">
            <text:p/>
          </table:table-cell>
          <table:table-cell table:formula="of:=IF([$work.AP16]=&quot;&quot;;&quot;&quot;;[$work.AP16])">
            <text:p/>
          </table:table-cell>
          <table:table-cell table:formula="of:=IF([$work.AQ16]=&quot;&quot;;&quot;&quot;;[$work.AQ16])">
            <text:p/>
          </table:table-cell>
          <table:table-cell table:formula="of:=IF([$work.AR16]=&quot;&quot;;&quot;&quot;;[$work.AR16])">
            <text:p/>
          </table:table-cell>
          <table:table-cell table:formula="of:=IF([$work.AS16]=&quot;&quot;;&quot;&quot;;[$work.AS16])">
            <text:p/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number-columns-repeated="6"/>
          <table:table-cell table:formula="of:=([.J17]=1)+([.H17]=1)+([.F17]=1)+([.D17]=1)" office:value-type="float" office:value="0" calcext:value-type="float">
            <text:p>0</text:p>
          </table:table-cell>
          <table:table-cell table:style-name="ce1" table:formula="of:=IF(AND(COUNT([.C16:.J16]) &gt; 0;[.O17]&lt;&gt;&quot;&quot;);1;0)" office:value-type="float" office:value="1" calcext:value-type="float">
            <text:p>1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number-columns-repeated="7"/>
          <table:table-cell table:formula="of:=IF([$work.AL17]=&quot;&quot;;&quot;&quot;;[$work.AL17])">
            <text:p/>
          </table:table-cell>
          <table:table-cell table:formula="of:=IF([$work.AM17]=&quot;&quot;;&quot;&quot;;[$work.AM17])">
            <text:p/>
          </table:table-cell>
          <table:table-cell table:formula="of:=IF([$work.AN17]=&quot;&quot;;&quot;&quot;;[$work.AN17])">
            <text:p/>
          </table:table-cell>
          <table:table-cell table:formula="of:=IF([$work.AO17]=&quot;&quot;;&quot;&quot;;[$work.AO17])">
            <text:p/>
          </table:table-cell>
          <table:table-cell table:formula="of:=IF([$work.AP17]=&quot;&quot;;&quot;&quot;;[$work.AP17])">
            <text:p/>
          </table:table-cell>
          <table:table-cell table:formula="of:=IF([$work.AQ17]=&quot;&quot;;&quot;&quot;;[$work.AQ17])">
            <text:p/>
          </table:table-cell>
          <table:table-cell table:formula="of:=IF([$work.AR17]=&quot;&quot;;&quot;&quot;;[$work.AR17])">
            <text:p/>
          </table:table-cell>
          <table:table-cell table:formula="of:=IF([$work.AS17]=&quot;&quot;;&quot;&quot;;[$work.AS17])">
            <text:p/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number-columns-repeated="6"/>
          <table:table-cell table:formula="of:=([.J18]=1)+([.H18]=1)+([.F18]=1)+([.D18]=1)" office:value-type="float" office:value="0" calcext:value-type="float">
            <text:p>0</text:p>
          </table:table-cell>
          <table:table-cell table:style-name="ce1" table:formula="of:=IF(AND(COUNT([.C17:.J17]) &gt; 0;[.O18]&lt;&gt;&quot;&quot;);1;0)" office:value-type="float" office:value="1" calcext:value-type="float">
            <text:p>1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number-columns-repeated="7"/>
          <table:table-cell table:formula="of:=IF([$work.AL18]=&quot;&quot;;&quot;&quot;;[$work.AL18])">
            <text:p/>
          </table:table-cell>
          <table:table-cell table:formula="of:=IF([$work.AM18]=&quot;&quot;;&quot;&quot;;[$work.AM18])">
            <text:p/>
          </table:table-cell>
          <table:table-cell table:formula="of:=IF([$work.AN18]=&quot;&quot;;&quot;&quot;;[$work.AN18])">
            <text:p/>
          </table:table-cell>
          <table:table-cell table:formula="of:=IF([$work.AO18]=&quot;&quot;;&quot;&quot;;[$work.AO18])">
            <text:p/>
          </table:table-cell>
          <table:table-cell table:formula="of:=IF([$work.AP18]=&quot;&quot;;&quot;&quot;;[$work.AP18])">
            <text:p/>
          </table:table-cell>
          <table:table-cell table:formula="of:=IF([$work.AQ18]=&quot;&quot;;&quot;&quot;;[$work.AQ18])">
            <text:p/>
          </table:table-cell>
          <table:table-cell table:formula="of:=IF([$work.AR18]=&quot;&quot;;&quot;&quot;;[$work.AR18])">
            <text:p/>
          </table:table-cell>
          <table:table-cell table:formula="of:=IF([$work.AS18]=&quot;&quot;;&quot;&quot;;[$work.AS18])">
            <text:p/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number-columns-repeated="6"/>
          <table:table-cell table:formula="of:=([.J19]=1)+([.H19]=1)+([.F19]=1)+([.D19]=1)" office:value-type="float" office:value="0" calcext:value-type="float">
            <text:p>0</text:p>
          </table:table-cell>
          <table:table-cell table:style-name="ce1" table:formula="of:=IF(AND(COUNT([.C18:.J18]) &gt; 0;[.O19]&lt;&gt;&quot;&quot;);1;0)" office:value-type="float" office:value="1" calcext:value-type="float">
            <text:p>1</text:p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number-columns-repeated="7"/>
          <table:table-cell table:formula="of:=IF([$work.AL19]=&quot;&quot;;&quot;&quot;;[$work.AL19])">
            <text:p/>
          </table:table-cell>
          <table:table-cell table:formula="of:=IF([$work.AM19]=&quot;&quot;;&quot;&quot;;[$work.AM19])">
            <text:p/>
          </table:table-cell>
          <table:table-cell table:formula="of:=IF([$work.AN19]=&quot;&quot;;&quot;&quot;;[$work.AN19])">
            <text:p/>
          </table:table-cell>
          <table:table-cell table:formula="of:=IF([$work.AO19]=&quot;&quot;;&quot;&quot;;[$work.AO19])">
            <text:p/>
          </table:table-cell>
          <table:table-cell table:formula="of:=IF([$work.AP19]=&quot;&quot;;&quot;&quot;;[$work.AP19])">
            <text:p/>
          </table:table-cell>
          <table:table-cell table:formula="of:=IF([$work.AQ19]=&quot;&quot;;&quot;&quot;;[$work.AQ19])">
            <text:p/>
          </table:table-cell>
          <table:table-cell table:formula="of:=IF([$work.AR19]=&quot;&quot;;&quot;&quot;;[$work.AR19])">
            <text:p/>
          </table:table-cell>
          <table:table-cell table:formula="of:=IF([$work.AS19]=&quot;&quot;;&quot;&quot;;[$work.AS19])">
            <text:p/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number-columns-repeated="6"/>
          <table:table-cell table:formula="of:=([.J20]=1)+([.H20]=1)+([.F20]=1)+([.D20]=1)" office:value-type="float" office:value="0" calcext:value-type="float">
            <text:p>0</text:p>
          </table:table-cell>
          <table:table-cell table:style-name="ce1" table:formula="of:=IF(AND(COUNT([.C19:.J19]) &gt; 0;[.O20]&lt;&gt;&quot;&quot;);1;0)" office:value-type="float" office:value="0" calcext:value-type="float">
            <text:p>0</text:p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8" calcext:value-type="float">
            <text:p>30.4741468369068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0]=&quot;&quot;;&quot;&quot;;[$work.AD20]/SQRT([$work.$T19]))">
            <text:p/>
          </table:table-cell>
          <table:table-cell table:number-columns-repeated="7"/>
          <table:table-cell table:formula="of:=IF([$work.AL20]=&quot;&quot;;&quot;&quot;;[$work.AL20])">
            <text:p/>
          </table:table-cell>
          <table:table-cell table:formula="of:=IF([$work.AM20]=&quot;&quot;;&quot;&quot;;[$work.AM20])">
            <text:p/>
          </table:table-cell>
          <table:table-cell table:formula="of:=IF([$work.AN20]=&quot;&quot;;&quot;&quot;;[$work.AN20])">
            <text:p/>
          </table:table-cell>
          <table:table-cell table:formula="of:=IF([$work.AO20]=&quot;&quot;;&quot;&quot;;[$work.AO20])">
            <text:p/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number-columns-repeated="6"/>
          <table:table-cell table:formula="of:=([.J21]=1)+([.H21]=1)+([.F21]=1)+([.D21]=1)" office:value-type="float" office:value="0" calcext:value-type="float">
            <text:p>0</text:p>
          </table:table-cell>
          <table:table-cell table:style-name="ce1" table:formula="of:=IF(AND(COUNT([.C20:.J20]) &gt; 0;[.O21]&lt;&gt;&quot;&quot;);1;0)" office:value-type="float" office:value="0" calcext:value-type="float">
            <text:p>0</text:p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1]=&quot;&quot;;&quot;&quot;;[$work.AD21]/SQRT([$work.$T20]))">
            <text:p/>
          </table:table-cell>
          <table:table-cell table:number-columns-repeated="7"/>
          <table:table-cell table:formula="of:=IF([$work.AL21]=&quot;&quot;;&quot;&quot;;[$work.AL21])">
            <text:p/>
          </table:table-cell>
          <table:table-cell table:formula="of:=IF([$work.AM21]=&quot;&quot;;&quot;&quot;;[$work.AM21])">
            <text:p/>
          </table:table-cell>
          <table:table-cell table:formula="of:=IF([$work.AN21]=&quot;&quot;;&quot;&quot;;[$work.AN21])">
            <text:p/>
          </table:table-cell>
          <table:table-cell table:formula="of:=IF([$work.AO21]=&quot;&quot;;&quot;&quot;;[$work.AO21])">
            <text:p/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number-columns-repeated="6"/>
          <table:table-cell table:formula="of:=([.J22]=1)+([.H22]=1)+([.F22]=1)+([.D22]=1)" office:value-type="float" office:value="0" calcext:value-type="float">
            <text:p>0</text:p>
          </table:table-cell>
          <table:table-cell table:style-name="ce1" table:formula="of:=IF(AND(COUNT([.C21:.J21]) &gt; 0;[.O22]&lt;&gt;&quot;&quot;);1;0)" office:value-type="float" office:value="0" calcext:value-type="float">
            <text:p>0</text:p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2]=&quot;&quot;;&quot;&quot;;[$work.AD22]/SQRT([$work.$T21]))">
            <text:p/>
          </table:table-cell>
          <table:table-cell table:number-columns-repeated="7"/>
          <table:table-cell table:formula="of:=IF([$work.AL22]=&quot;&quot;;&quot;&quot;;[$work.AL22])">
            <text:p/>
          </table:table-cell>
          <table:table-cell table:formula="of:=IF([$work.AM22]=&quot;&quot;;&quot;&quot;;[$work.AM22])">
            <text:p/>
          </table:table-cell>
          <table:table-cell table:formula="of:=IF([$work.AN22]=&quot;&quot;;&quot;&quot;;[$work.AN22])">
            <text:p/>
          </table:table-cell>
          <table:table-cell table:formula="of:=IF([$work.AO22]=&quot;&quot;;&quot;&quot;;[$work.AO22])">
            <text:p/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number-columns-repeated="6"/>
          <table:table-cell table:formula="of:=([.J23]=1)+([.H23]=1)+([.F23]=1)+([.D23]=1)" office:value-type="float" office:value="0" calcext:value-type="float">
            <text:p>0</text:p>
          </table:table-cell>
          <table:table-cell table:style-name="ce1" table:formula="of:=IF(AND(COUNT([.C22:.J22]) &gt; 0;[.O23]&lt;&gt;&quot;&quot;);1;0)" office:value-type="float" office:value="0" calcext:value-type="float">
            <text:p>0</text:p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3]=&quot;&quot;;&quot;&quot;;[$work.AD23]/SQRT([$work.$T22]))">
            <text:p/>
          </table:table-cell>
          <table:table-cell table:number-columns-repeated="7"/>
          <table:table-cell table:formula="of:=IF([$work.AL23]=&quot;&quot;;&quot;&quot;;[$work.AL23])">
            <text:p/>
          </table:table-cell>
          <table:table-cell table:formula="of:=IF([$work.AM23]=&quot;&quot;;&quot;&quot;;[$work.AM23])">
            <text:p/>
          </table:table-cell>
          <table:table-cell table:formula="of:=IF([$work.AN23]=&quot;&quot;;&quot;&quot;;[$work.AN23])">
            <text:p/>
          </table:table-cell>
          <table:table-cell table:formula="of:=IF([$work.AO23]=&quot;&quot;;&quot;&quot;;[$work.AO23])">
            <text:p/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number-columns-repeated="6"/>
          <table:table-cell table:formula="of:=([.J24]=1)+([.H24]=1)+([.F24]=1)+([.D24]=1)" office:value-type="float" office:value="0" calcext:value-type="float">
            <text:p>0</text:p>
          </table:table-cell>
          <table:table-cell table:style-name="ce1" table:formula="of:=IF(AND(COUNT([.C23:.J23]) &gt; 0;[.O24]&lt;&gt;&quot;&quot;);1;0)" office:value-type="float" office:value="0" calcext:value-type="float">
            <text:p>0</text:p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4]=&quot;&quot;;&quot;&quot;;[$work.AD24]/SQRT([$work.$T23]))">
            <text:p/>
          </table:table-cell>
          <table:table-cell table:number-columns-repeated="7"/>
          <table:table-cell table:formula="of:=IF([$work.AL24]=&quot;&quot;;&quot;&quot;;[$work.AL24])">
            <text:p/>
          </table:table-cell>
          <table:table-cell table:formula="of:=IF([$work.AM24]=&quot;&quot;;&quot;&quot;;[$work.AM24])">
            <text:p/>
          </table:table-cell>
          <table:table-cell table:formula="of:=IF([$work.AN24]=&quot;&quot;;&quot;&quot;;[$work.AN24])">
            <text:p/>
          </table:table-cell>
          <table:table-cell table:formula="of:=IF([$work.AO24]=&quot;&quot;;&quot;&quot;;[$work.AO24])">
            <text:p/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number-columns-repeated="6"/>
          <table:table-cell table:formula="of:=([.J25]=1)+([.H25]=1)+([.F25]=1)+([.D25]=1)" office:value-type="float" office:value="0" calcext:value-type="float">
            <text:p>0</text:p>
          </table:table-cell>
          <table:table-cell table:style-name="ce1" table:formula="of:=IF(AND(COUNT([.C24:.J24]) &gt; 0;[.O25]&lt;&gt;&quot;&quot;);1;0)" office:value-type="float" office:value="0" calcext:value-type="float">
            <text:p>0</text:p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5]=&quot;&quot;;&quot;&quot;;[$work.AD25]/SQRT([$work.$T24]))">
            <text:p/>
          </table:table-cell>
          <table:table-cell table:number-columns-repeated="7"/>
          <table:table-cell table:formula="of:=IF([$work.AL25]=&quot;&quot;;&quot;&quot;;[$work.AL25])">
            <text:p/>
          </table:table-cell>
          <table:table-cell table:formula="of:=IF([$work.AM25]=&quot;&quot;;&quot;&quot;;[$work.AM25])">
            <text:p/>
          </table:table-cell>
          <table:table-cell table:formula="of:=IF([$work.AN25]=&quot;&quot;;&quot;&quot;;[$work.AN25])">
            <text:p/>
          </table:table-cell>
          <table:table-cell table:formula="of:=IF([$work.AO25]=&quot;&quot;;&quot;&quot;;[$work.AO25])">
            <text:p/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number-columns-repeated="6"/>
          <table:table-cell table:formula="of:=([.J26]=1)+([.H26]=1)+([.F26]=1)+([.D26]=1)" office:value-type="float" office:value="0" calcext:value-type="float">
            <text:p>0</text:p>
          </table:table-cell>
          <table:table-cell table:style-name="ce1" table:formula="of:=IF(AND(COUNT([.C25:.J25]) &gt; 0;[.O26]&lt;&gt;&quot;&quot;);1;0)" office:value-type="float" office:value="0" calcext:value-type="float">
            <text:p>0</text:p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4" calcext:value-type="float">
            <text:p>41.99174849544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6]=&quot;&quot;;&quot;&quot;;[$work.AD26]/SQRT([$work.$T25]))">
            <text:p/>
          </table:table-cell>
          <table:table-cell table:number-columns-repeated="7"/>
          <table:table-cell table:formula="of:=IF([$work.AL26]=&quot;&quot;;&quot;&quot;;[$work.AL26])">
            <text:p/>
          </table:table-cell>
          <table:table-cell table:formula="of:=IF([$work.AM26]=&quot;&quot;;&quot;&quot;;[$work.AM26])">
            <text:p/>
          </table:table-cell>
          <table:table-cell table:formula="of:=IF([$work.AN26]=&quot;&quot;;&quot;&quot;;[$work.AN26])">
            <text:p/>
          </table:table-cell>
          <table:table-cell table:formula="of:=IF([$work.AO26]=&quot;&quot;;&quot;&quot;;[$work.AO26])">
            <text:p/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number-columns-repeated="6"/>
          <table:table-cell table:formula="of:=([.J27]=1)+([.H27]=1)+([.F27]=1)+([.D27]=1)" office:value-type="float" office:value="0" calcext:value-type="float">
            <text:p>0</text:p>
          </table:table-cell>
          <table:table-cell table:style-name="ce1" table:formula="of:=IF(AND(COUNT([.C26:.J26]) &gt; 0;[.O27]&lt;&gt;&quot;&quot;);1;0)" office:value-type="float" office:value="0" calcext:value-type="float">
            <text:p>0</text:p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7]=&quot;&quot;;&quot;&quot;;[$work.AD27]/SQRT([$work.$T26]))">
            <text:p/>
          </table:table-cell>
          <table:table-cell table:number-columns-repeated="7"/>
          <table:table-cell table:formula="of:=IF([$work.AL27]=&quot;&quot;;&quot;&quot;;[$work.AL27])">
            <text:p/>
          </table:table-cell>
          <table:table-cell table:formula="of:=IF([$work.AM27]=&quot;&quot;;&quot;&quot;;[$work.AM27])">
            <text:p/>
          </table:table-cell>
          <table:table-cell table:formula="of:=IF([$work.AN27]=&quot;&quot;;&quot;&quot;;[$work.AN27])">
            <text:p/>
          </table:table-cell>
          <table:table-cell table:formula="of:=IF([$work.AO27]=&quot;&quot;;&quot;&quot;;[$work.AO27])">
            <text:p/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" table:formula="of:=IF([$work.H28]=&quot;&quot;;&quot;&quot;;[$work.H28])" office:value-type="float" office:value="0.8" calcext:value-type="float">
            <text:p>0.8</text:p>
          </table:table-cell>
          <table:table-cell table:style-name="ce1" table:formula="of:=IF([$work.I28]=&quot;&quot;;&quot;&quot;;[$work.I28])" office:value-type="float" office:value="0" calcext:value-type="float">
            <text:p>0</text:p>
          </table:table-cell>
          <table:table-cell table:number-columns-repeated="6"/>
          <table:table-cell table:formula="of:=([.J28]=1)+([.H28]=1)+([.F28]=1)+([.D28]=1)" office:value-type="float" office:value="0" calcext:value-type="float">
            <text:p>0</text:p>
          </table:table-cell>
          <table:table-cell table:style-name="ce1" table:formula="of:=IF(AND(COUNT([.C27:.J27]) &gt; 0;[.O28]&lt;&gt;&quot;&quot;);1;0)" office:value-type="float" office:value="0" calcext:value-type="float">
            <text:p>0</text:p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D28]=&quot;&quot;;&quot;&quot;;[$work.AD28]/SQRT([$work.$T27]))" office:value-type="float" office:value="32.6030294375672" calcext:value-type="float">
            <text:p>32.6030294375672</text:p>
          </table:table-cell>
          <table:table-cell table:number-columns-repeated="7"/>
          <table:table-cell table:formula="of:=IF([$work.AL28]=&quot;&quot;;&quot;&quot;;[$work.AL28])">
            <text:p/>
          </table:table-cell>
          <table:table-cell table:formula="of:=IF([$work.AM28]=&quot;&quot;;&quot;&quot;;[$work.AM28])">
            <text:p/>
          </table:table-cell>
          <table:table-cell table:formula="of:=IF([$work.AN28]=&quot;&quot;;&quot;&quot;;[$work.AN28])">
            <text:p/>
          </table:table-cell>
          <table:table-cell table:formula="of:=IF([$work.AO28]=&quot;&quot;;&quot;&quot;;[$work.AO28])">
            <text:p/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number-columns-repeated="6"/>
          <table:table-cell table:formula="of:=([.J29]=1)+([.H29]=1)+([.F29]=1)+([.D29]=1)" office:value-type="float" office:value="0" calcext:value-type="float">
            <text:p>0</text:p>
          </table:table-cell>
          <table:table-cell table:style-name="ce1" table:formula="of:=IF(AND(COUNT([.C28:.J28]) &gt; 0;[.O29]&lt;&gt;&quot;&quot;);1;0)" office:value-type="float" office:value="1" calcext:value-type="float">
            <text:p>1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style-name="ce1" table:formula="of:=IF([$work.V29]=&quot;&quot;;&quot;&quot;;[$work.V29]/SQRT([$work.$T28]))" office:value-type="float" office:value="0.661117493286554" calcext:value-type="float">
            <text:p>0.661117493286554</text:p>
          </table:table-cell>
          <table:table-cell table:style-name="ce1" table:formula="of:=IF([$work.W29]=&quot;&quot;;&quot;&quot;;[$work.W29]/SQRT([$work.$T2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number-columns-repeated="7"/>
          <table:table-cell table:formula="of:=IF([$work.AL29]=&quot;&quot;;&quot;&quot;;[$work.AL29])">
            <text:p/>
          </table:table-cell>
          <table:table-cell table:formula="of:=IF([$work.AM29]=&quot;&quot;;&quot;&quot;;[$work.AM29])">
            <text:p/>
          </table:table-cell>
          <table:table-cell table:formula="of:=IF([$work.AN29]=&quot;&quot;;&quot;&quot;;[$work.AN29])">
            <text:p/>
          </table:table-cell>
          <table:table-cell table:formula="of:=IF([$work.AO29]=&quot;&quot;;&quot;&quot;;[$work.AO29])">
            <text:p/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number-columns-repeated="6"/>
          <table:table-cell table:formula="of:=([.J30]=1)+([.H30]=1)+([.F30]=1)+([.D30]=1)" office:value-type="float" office:value="0" calcext:value-type="float">
            <text:p>0</text:p>
          </table:table-cell>
          <table:table-cell table:style-name="ce1" table:formula="of:=IF(AND(COUNT([.C29:.J29]) &gt; 0;[.O30]&lt;&gt;&quot;&quot;);1;0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number-columns-repeated="7"/>
          <table:table-cell table:formula="of:=IF([$work.AL30]=&quot;&quot;;&quot;&quot;;[$work.AL30])">
            <text:p/>
          </table:table-cell>
          <table:table-cell table:formula="of:=IF([$work.AM30]=&quot;&quot;;&quot;&quot;;[$work.AM30])">
            <text:p/>
          </table:table-cell>
          <table:table-cell table:formula="of:=IF([$work.AN30]=&quot;&quot;;&quot;&quot;;[$work.AN30])">
            <text:p/>
          </table:table-cell>
          <table:table-cell table:formula="of:=IF([$work.AO30]=&quot;&quot;;&quot;&quot;;[$work.AO30])">
            <text:p/>
          </table:table-cell>
          <table:table-cell table:formula="of:=IF([$work.AP30]=&quot;&quot;;&quot;&quot;;[$work.AP30])">
            <text:p/>
          </table:table-cell>
          <table:table-cell table:formula="of:=IF([$work.AQ30]=&quot;&quot;;&quot;&quot;;[$work.AQ30])">
            <text:p/>
          </table:table-cell>
          <table:table-cell table:formula="of:=IF([$work.AR30]=&quot;&quot;;&quot;&quot;;[$work.AR30])">
            <text:p/>
          </table:table-cell>
          <table:table-cell table:formula="of:=IF([$work.AS30]=&quot;&quot;;&quot;&quot;;[$work.AS30])">
            <text:p/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number-columns-repeated="6"/>
          <table:table-cell table:formula="of:=([.J31]=1)+([.H31]=1)+([.F31]=1)+([.D31]=1)" office:value-type="float" office:value="0" calcext:value-type="float">
            <text:p>0</text:p>
          </table:table-cell>
          <table:table-cell table:style-name="ce1" table:formula="of:=IF(AND(COUNT([.C30:.J30]) &gt; 0;[.O31]&lt;&gt;&quot;&quot;);1;0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number-columns-repeated="7"/>
          <table:table-cell table:formula="of:=IF([$work.AL31]=&quot;&quot;;&quot;&quot;;[$work.AL31])">
            <text:p/>
          </table:table-cell>
          <table:table-cell table:formula="of:=IF([$work.AM31]=&quot;&quot;;&quot;&quot;;[$work.AM31])">
            <text:p/>
          </table:table-cell>
          <table:table-cell table:formula="of:=IF([$work.AN31]=&quot;&quot;;&quot;&quot;;[$work.AN31])">
            <text:p/>
          </table:table-cell>
          <table:table-cell table:formula="of:=IF([$work.AO31]=&quot;&quot;;&quot;&quot;;[$work.AO31])">
            <text:p/>
          </table:table-cell>
          <table:table-cell table:formula="of:=IF([$work.AP31]=&quot;&quot;;&quot;&quot;;[$work.AP31])">
            <text:p/>
          </table:table-cell>
          <table:table-cell table:formula="of:=IF([$work.AQ31]=&quot;&quot;;&quot;&quot;;[$work.AQ31])">
            <text:p/>
          </table:table-cell>
          <table:table-cell table:formula="of:=IF([$work.AR31]=&quot;&quot;;&quot;&quot;;[$work.AR31])">
            <text:p/>
          </table:table-cell>
          <table:table-cell table:formula="of:=IF([$work.AS31]=&quot;&quot;;&quot;&quot;;[$work.AS31])">
            <text:p/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$work.H32]=&quot;&quot;;&quot;&quot;;[$work.H32])" office:value-type="float" office:value="0.8" calcext:value-type="float">
            <text:p>0.8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number-columns-repeated="6"/>
          <table:table-cell table:formula="of:=([.J32]=1)+([.H32]=1)+([.F32]=1)+([.D32]=1)" office:value-type="float" office:value="0" calcext:value-type="float">
            <text:p>0</text:p>
          </table:table-cell>
          <table:table-cell table:style-name="ce1" table:formula="of:=IF(AND(COUNT([.C31:.J31]) &gt; 0;[.O32]&lt;&gt;&quot;&quot;);1;0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2]=&quot;&quot;;&quot;&quot;;[$work.AD32]/SQRT([$work.$T31]))" office:value-type="float" office:value="103.48959974356" calcext:value-type="float">
            <text:p>103.48959974356</text:p>
          </table:table-cell>
          <table:table-cell table:number-columns-repeated="7"/>
          <table:table-cell table:formula="of:=IF([$work.AL32]=&quot;&quot;;&quot;&quot;;[$work.AL32])">
            <text:p/>
          </table:table-cell>
          <table:table-cell table:formula="of:=IF([$work.AM32]=&quot;&quot;;&quot;&quot;;[$work.AM32])">
            <text:p/>
          </table:table-cell>
          <table:table-cell table:formula="of:=IF([$work.AN32]=&quot;&quot;;&quot;&quot;;[$work.AN32])">
            <text:p/>
          </table:table-cell>
          <table:table-cell table:formula="of:=IF([$work.AO32]=&quot;&quot;;&quot;&quot;;[$work.AO32])">
            <text:p/>
          </table:table-cell>
          <table:table-cell table:formula="of:=IF([$work.AP32]=&quot;&quot;;&quot;&quot;;[$work.AP32])">
            <text:p/>
          </table:table-cell>
          <table:table-cell table:formula="of:=IF([$work.AQ32]=&quot;&quot;;&quot;&quot;;[$work.AQ32])">
            <text:p/>
          </table:table-cell>
          <table:table-cell table:formula="of:=IF([$work.AR32]=&quot;&quot;;&quot;&quot;;[$work.AR32])">
            <text:p/>
          </table:table-cell>
          <table:table-cell table:formula="of:=IF([$work.AS32]=&quot;&quot;;&quot;&quot;;[$work.AS32])">
            <text:p/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number-columns-repeated="6"/>
          <table:table-cell table:formula="of:=([.J33]=1)+([.H33]=1)+([.F33]=1)+([.D33]=1)" office:value-type="float" office:value="0" calcext:value-type="float">
            <text:p>0</text:p>
          </table:table-cell>
          <table:table-cell table:style-name="ce1" table:formula="of:=IF(AND(COUNT([.C32:.J32]) &gt; 0;[.O33]&lt;&gt;&quot;&quot;);1;0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28481794789947" calcext:value-type="float">
            <text:p>1.28481794789947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number-columns-repeated="7"/>
          <table:table-cell table:formula="of:=IF([$work.AL33]=&quot;&quot;;&quot;&quot;;[$work.AL33])">
            <text:p/>
          </table:table-cell>
          <table:table-cell table:formula="of:=IF([$work.AM33]=&quot;&quot;;&quot;&quot;;[$work.AM33])">
            <text:p/>
          </table:table-cell>
          <table:table-cell table:formula="of:=IF([$work.AN33]=&quot;&quot;;&quot;&quot;;[$work.AN33])">
            <text:p/>
          </table:table-cell>
          <table:table-cell table:formula="of:=IF([$work.AO33]=&quot;&quot;;&quot;&quot;;[$work.AO33])">
            <text:p/>
          </table:table-cell>
          <table:table-cell table:formula="of:=IF([$work.AP33]=&quot;&quot;;&quot;&quot;;[$work.AP33])">
            <text:p/>
          </table:table-cell>
          <table:table-cell table:formula="of:=IF([$work.AQ33]=&quot;&quot;;&quot;&quot;;[$work.AQ33])">
            <text:p/>
          </table:table-cell>
          <table:table-cell table:formula="of:=IF([$work.AR33]=&quot;&quot;;&quot;&quot;;[$work.AR33])">
            <text:p/>
          </table:table-cell>
          <table:table-cell table:formula="of:=IF([$work.AS33]=&quot;&quot;;&quot;&quot;;[$work.AS33])">
            <text:p/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number-columns-repeated="6"/>
          <table:table-cell table:formula="of:=([.J34]=1)+([.H34]=1)+([.F34]=1)+([.D34]=1)" office:value-type="float" office:value="0" calcext:value-type="float">
            <text:p>0</text:p>
          </table:table-cell>
          <table:table-cell table:style-name="ce1" table:formula="of:=IF(AND(COUNT([.C33:.J33]) &gt; 0;[.O34]&lt;&gt;&quot;&quot;);1;0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number-columns-repeated="7"/>
          <table:table-cell table:formula="of:=IF([$work.AL34]=&quot;&quot;;&quot;&quot;;[$work.AL34])">
            <text:p/>
          </table:table-cell>
          <table:table-cell table:formula="of:=IF([$work.AM34]=&quot;&quot;;&quot;&quot;;[$work.AM34])">
            <text:p/>
          </table:table-cell>
          <table:table-cell table:formula="of:=IF([$work.AN34]=&quot;&quot;;&quot;&quot;;[$work.AN34])">
            <text:p/>
          </table:table-cell>
          <table:table-cell table:formula="of:=IF([$work.AO34]=&quot;&quot;;&quot;&quot;;[$work.AO34])">
            <text:p/>
          </table:table-cell>
          <table:table-cell table:formula="of:=IF([$work.AP34]=&quot;&quot;;&quot;&quot;;[$work.AP34])">
            <text:p/>
          </table:table-cell>
          <table:table-cell table:formula="of:=IF([$work.AQ34]=&quot;&quot;;&quot;&quot;;[$work.AQ34])">
            <text:p/>
          </table:table-cell>
          <table:table-cell table:formula="of:=IF([$work.AR34]=&quot;&quot;;&quot;&quot;;[$work.AR34])">
            <text:p/>
          </table:table-cell>
          <table:table-cell table:formula="of:=IF([$work.AS34]=&quot;&quot;;&quot;&quot;;[$work.AS34])">
            <text:p/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number-columns-repeated="6"/>
          <table:table-cell table:formula="of:=([.J35]=1)+([.H35]=1)+([.F35]=1)+([.D35]=1)" office:value-type="float" office:value="0" calcext:value-type="float">
            <text:p>0</text:p>
          </table:table-cell>
          <table:table-cell table:style-name="ce1" table:formula="of:=IF(AND(COUNT([.C34:.J34]) &gt; 0;[.O35]&lt;&gt;&quot;&quot;);1;0)" office:value-type="float" office:value="1" calcext:value-type="float">
            <text:p>1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number-columns-repeated="7"/>
          <table:table-cell table:formula="of:=IF([$work.AL35]=&quot;&quot;;&quot;&quot;;[$work.AL35])">
            <text:p/>
          </table:table-cell>
          <table:table-cell table:formula="of:=IF([$work.AM35]=&quot;&quot;;&quot;&quot;;[$work.AM35])">
            <text:p/>
          </table:table-cell>
          <table:table-cell table:formula="of:=IF([$work.AN35]=&quot;&quot;;&quot;&quot;;[$work.AN35])">
            <text:p/>
          </table:table-cell>
          <table:table-cell table:formula="of:=IF([$work.AO35]=&quot;&quot;;&quot;&quot;;[$work.AO35])">
            <text:p/>
          </table:table-cell>
          <table:table-cell table:formula="of:=IF([$work.AP35]=&quot;&quot;;&quot;&quot;;[$work.AP35])">
            <text:p/>
          </table:table-cell>
          <table:table-cell table:formula="of:=IF([$work.AQ35]=&quot;&quot;;&quot;&quot;;[$work.AQ35])">
            <text:p/>
          </table:table-cell>
          <table:table-cell table:formula="of:=IF([$work.AR35]=&quot;&quot;;&quot;&quot;;[$work.AR35])">
            <text:p/>
          </table:table-cell>
          <table:table-cell table:formula="of:=IF([$work.AS35]=&quot;&quot;;&quot;&quot;;[$work.AS35])">
            <text:p/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$work.H36]=&quot;&quot;;&quot;&quot;;[$work.H36])">
            <text:p/>
          </table:table-cell>
          <table:table-cell table:formula="of:=IF([$work.I36]=&quot;&quot;;&quot;&quot;;[$work.I36])">
            <text:p/>
          </table:table-cell>
          <table:table-cell table:number-columns-repeated="6"/>
          <table:table-cell table:formula="of:=([.J36]=1)+([.H36]=1)+([.F36]=1)+([.D36]=1)" office:value-type="float" office:value="0" calcext:value-type="float">
            <text:p>0</text:p>
          </table:table-cell>
          <table:table-cell table:style-name="ce1" table:formula="of:=IF(AND(COUNT([.C35:.J35]) &gt; 0;[.O36]&lt;&gt;&quot;&quot;);1;0)" office:value-type="float" office:value="1" calcext:value-type="float">
            <text:p>1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6]=&quot;&quot;;&quot;&quot;;[$work.AD36]/SQRT([$work.$T35]))">
            <text:p/>
          </table:table-cell>
          <table:table-cell table:number-columns-repeated="7"/>
          <table:table-cell table:formula="of:=IF([$work.AL36]=&quot;&quot;;&quot;&quot;;[$work.AL36])">
            <text:p/>
          </table:table-cell>
          <table:table-cell table:formula="of:=IF([$work.AM36]=&quot;&quot;;&quot;&quot;;[$work.AM36])">
            <text:p/>
          </table:table-cell>
          <table:table-cell table:formula="of:=IF([$work.AN36]=&quot;&quot;;&quot;&quot;;[$work.AN36])">
            <text:p/>
          </table:table-cell>
          <table:table-cell table:formula="of:=IF([$work.AO36]=&quot;&quot;;&quot;&quot;;[$work.AO36])">
            <text:p/>
          </table:table-cell>
          <table:table-cell table:formula="of:=IF([$work.AP36]=&quot;&quot;;&quot;&quot;;[$work.AP36])">
            <text:p/>
          </table:table-cell>
          <table:table-cell table:formula="of:=IF([$work.AQ36]=&quot;&quot;;&quot;&quot;;[$work.AQ36])">
            <text:p/>
          </table:table-cell>
          <table:table-cell table:formula="of:=IF([$work.AR36]=&quot;&quot;;&quot;&quot;;[$work.AR36])">
            <text:p/>
          </table:table-cell>
          <table:table-cell table:formula="of:=IF([$work.AS36]=&quot;&quot;;&quot;&quot;;[$work.AS36])">
            <text:p/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$work.H37]=&quot;&quot;;&quot;&quot;;[$work.H37])" office:value-type="float" office:value="1" calcext:value-type="float">
            <text:p>1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number-columns-repeated="6"/>
          <table:table-cell table:formula="of:=([.J37]=1)+([.H37]=1)+([.F37]=1)+([.D37]=1)" office:value-type="float" office:value="0" calcext:value-type="float">
            <text:p>0</text:p>
          </table:table-cell>
          <table:table-cell table:style-name="ce1" table:formula="of:=IF(AND(COUNT([.C36:.J36]) &gt; 0;[.O37]&lt;&gt;&quot;&quot;);1;0)" office:value-type="float" office:value="0" calcext:value-type="float">
            <text:p>0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>
            <text:p/>
          </table:table-cell>
          <table:table-cell table:formula="of:=IF([$work.W37]=&quot;&quot;;&quot;&quot;;[$work.W37]/SQRT([$work.$T3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65.826235082574" calcext:value-type="float">
            <text:p>365.826235082574</text:p>
          </table:table-cell>
          <table:table-cell table:number-columns-repeated="7"/>
          <table:table-cell table:formula="of:=IF([$work.AL37]=&quot;&quot;;&quot;&quot;;[$work.AL37])">
            <text:p/>
          </table:table-cell>
          <table:table-cell table:formula="of:=IF([$work.AM37]=&quot;&quot;;&quot;&quot;;[$work.AM37])">
            <text:p/>
          </table:table-cell>
          <table:table-cell table:formula="of:=IF([$work.AN37]=&quot;&quot;;&quot;&quot;;[$work.AN37])">
            <text:p/>
          </table:table-cell>
          <table:table-cell table:formula="of:=IF([$work.AO37]=&quot;&quot;;&quot;&quot;;[$work.AO37])">
            <text:p/>
          </table:table-cell>
          <table:table-cell table:formula="of:=IF([$work.AP37]=&quot;&quot;;&quot;&quot;;[$work.AP37])">
            <text:p/>
          </table:table-cell>
          <table:table-cell table:formula="of:=IF([$work.AQ37]=&quot;&quot;;&quot;&quot;;[$work.AQ37])">
            <text:p/>
          </table:table-cell>
          <table:table-cell table:formula="of:=IF([$work.AR37]=&quot;&quot;;&quot;&quot;;[$work.AR37])">
            <text:p/>
          </table:table-cell>
          <table:table-cell table:formula="of:=IF([$work.AS37]=&quot;&quot;;&quot;&quot;;[$work.AS37])">
            <text:p/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$work.H38]=&quot;&quot;;&quot;&quot;;[$work.H38])" office:value-type="float" office:value="1" calcext:value-type="float">
            <text:p>1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number-columns-repeated="6"/>
          <table:table-cell table:formula="of:=([.J38]=1)+([.H38]=1)+([.F38]=1)+([.D38]=1)" office:value-type="float" office:value="0" calcext:value-type="float">
            <text:p>0</text:p>
          </table:table-cell>
          <table:table-cell table:style-name="ce1" table:formula="of:=IF(AND(COUNT([.C37:.J37]) &gt; 0;[.O38]&lt;&gt;&quot;&quot;);1;0)" office:value-type="float" office:value="1" calcext:value-type="float">
            <text:p>1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4.37265975547493" calcext:value-type="float">
            <text:p>4.37265975547493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58.84357511038" calcext:value-type="float">
            <text:p>358.84357511038</text:p>
          </table:table-cell>
          <table:table-cell table:number-columns-repeated="7"/>
          <table:table-cell table:formula="of:=IF([$work.AL38]=&quot;&quot;;&quot;&quot;;[$work.AL38])">
            <text:p/>
          </table:table-cell>
          <table:table-cell table:formula="of:=IF([$work.AM38]=&quot;&quot;;&quot;&quot;;[$work.AM38])">
            <text:p/>
          </table:table-cell>
          <table:table-cell table:formula="of:=IF([$work.AN38]=&quot;&quot;;&quot;&quot;;[$work.AN38])">
            <text:p/>
          </table:table-cell>
          <table:table-cell table:formula="of:=IF([$work.AO38]=&quot;&quot;;&quot;&quot;;[$work.AO38])">
            <text:p/>
          </table:table-cell>
          <table:table-cell table:formula="of:=IF([$work.AP38]=&quot;&quot;;&quot;&quot;;[$work.AP38])">
            <text:p/>
          </table:table-cell>
          <table:table-cell table:formula="of:=IF([$work.AQ38]=&quot;&quot;;&quot;&quot;;[$work.AQ38])">
            <text:p/>
          </table:table-cell>
          <table:table-cell table:formula="of:=IF([$work.AR38]=&quot;&quot;;&quot;&quot;;[$work.AR38])">
            <text:p/>
          </table:table-cell>
          <table:table-cell table:formula="of:=IF([$work.AS38]=&quot;&quot;;&quot;&quot;;[$work.AS38])">
            <text:p/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$work.H39]=&quot;&quot;;&quot;&quot;;[$work.H39])" office:value-type="float" office:value="1" calcext:value-type="float">
            <text:p>1</text:p>
          </table:table-cell>
          <table:table-cell table:formula="of:=IF([$work.I39]=&quot;&quot;;&quot;&quot;;[$work.I39])" office:value-type="float" office:value="0" calcext:value-type="float">
            <text:p>0</text:p>
          </table:table-cell>
          <table:table-cell table:number-columns-repeated="6"/>
          <table:table-cell table:formula="of:=([.J39]=1)+([.H39]=1)+([.F39]=1)+([.D39]=1)" office:value-type="float" office:value="0" calcext:value-type="float">
            <text:p>0</text:p>
          </table:table-cell>
          <table:table-cell table:style-name="ce1" table:formula="of:=IF(AND(COUNT([.C38:.J38]) &gt; 0;[.O39]&lt;&gt;&quot;&quot;);1;0)" office:value-type="float" office:value="1" calcext:value-type="float">
            <text:p>1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88519114518514" calcext:value-type="float">
            <text:p>3.88519114518514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56.087753556685" calcext:value-type="float">
            <text:p>356.087753556685</text:p>
          </table:table-cell>
          <table:table-cell table:number-columns-repeated="7"/>
          <table:table-cell table:formula="of:=IF([$work.AL39]=&quot;&quot;;&quot;&quot;;[$work.AL39])">
            <text:p/>
          </table:table-cell>
          <table:table-cell table:formula="of:=IF([$work.AM39]=&quot;&quot;;&quot;&quot;;[$work.AM39])">
            <text:p/>
          </table:table-cell>
          <table:table-cell table:formula="of:=IF([$work.AN39]=&quot;&quot;;&quot;&quot;;[$work.AN39])">
            <text:p/>
          </table:table-cell>
          <table:table-cell table:formula="of:=IF([$work.AO39]=&quot;&quot;;&quot;&quot;;[$work.AO39])">
            <text:p/>
          </table:table-cell>
          <table:table-cell table:formula="of:=IF([$work.AP39]=&quot;&quot;;&quot;&quot;;[$work.AP39])">
            <text:p/>
          </table:table-cell>
          <table:table-cell table:formula="of:=IF([$work.AQ39]=&quot;&quot;;&quot;&quot;;[$work.AQ39])">
            <text:p/>
          </table:table-cell>
          <table:table-cell table:formula="of:=IF([$work.AR39]=&quot;&quot;;&quot;&quot;;[$work.AR39])">
            <text:p/>
          </table:table-cell>
          <table:table-cell table:formula="of:=IF([$work.AS39]=&quot;&quot;;&quot;&quot;;[$work.AS39])">
            <text:p/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$work.H40]=&quot;&quot;;&quot;&quot;;[$work.H40])" office:value-type="float" office:value="1" calcext:value-type="float">
            <text:p>1</text:p>
          </table:table-cell>
          <table:table-cell table:formula="of:=IF([$work.I40]=&quot;&quot;;&quot;&quot;;[$work.I40])" office:value-type="float" office:value="0" calcext:value-type="float">
            <text:p>0</text:p>
          </table:table-cell>
          <table:table-cell table:number-columns-repeated="6"/>
          <table:table-cell table:formula="of:=([.J40]=1)+([.H40]=1)+([.F40]=1)+([.D40]=1)" office:value-type="float" office:value="0" calcext:value-type="float">
            <text:p>0</text:p>
          </table:table-cell>
          <table:table-cell table:style-name="ce1" table:formula="of:=IF(AND(COUNT([.C39:.J39]) &gt; 0;[.O40]&lt;&gt;&quot;&quot;);1;0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52112198576847" calcext:value-type="float">
            <text:p>4.52112198576847</text:p>
          </table:table-cell>
          <table:table-cell table:formula="of:=IF([$work.W40]=&quot;&quot;;&quot;&quot;;[$work.W40]/SQRT([$work.$T3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40.411263114242" calcext:value-type="float">
            <text:p>240.411263114242</text:p>
          </table:table-cell>
          <table:table-cell table:number-columns-repeated="7"/>
          <table:table-cell table:formula="of:=IF([$work.AL40]=&quot;&quot;;&quot;&quot;;[$work.AL40])">
            <text:p/>
          </table:table-cell>
          <table:table-cell table:formula="of:=IF([$work.AM40]=&quot;&quot;;&quot;&quot;;[$work.AM40])">
            <text:p/>
          </table:table-cell>
          <table:table-cell table:formula="of:=IF([$work.AN40]=&quot;&quot;;&quot;&quot;;[$work.AN40])">
            <text:p/>
          </table:table-cell>
          <table:table-cell table:formula="of:=IF([$work.AO40]=&quot;&quot;;&quot;&quot;;[$work.AO40])">
            <text:p/>
          </table:table-cell>
          <table:table-cell table:formula="of:=IF([$work.AP40]=&quot;&quot;;&quot;&quot;;[$work.AP40])">
            <text:p/>
          </table:table-cell>
          <table:table-cell table:formula="of:=IF([$work.AQ40]=&quot;&quot;;&quot;&quot;;[$work.AQ40])">
            <text:p/>
          </table:table-cell>
          <table:table-cell table:formula="of:=IF([$work.AR40]=&quot;&quot;;&quot;&quot;;[$work.AR40])">
            <text:p/>
          </table:table-cell>
          <table:table-cell table:formula="of:=IF([$work.AS40]=&quot;&quot;;&quot;&quot;;[$work.AS40])">
            <text:p/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$work.H41]=&quot;&quot;;&quot;&quot;;[$work.H41])" office:value-type="float" office:value="1" calcext:value-type="float">
            <text:p>1</text:p>
          </table:table-cell>
          <table:table-cell table:formula="of:=IF([$work.I41]=&quot;&quot;;&quot;&quot;;[$work.I41])" office:value-type="float" office:value="0" calcext:value-type="float">
            <text:p>0</text:p>
          </table:table-cell>
          <table:table-cell table:number-columns-repeated="6"/>
          <table:table-cell table:formula="of:=([.J41]=1)+([.H41]=1)+([.F41]=1)+([.D41]=1)" office:value-type="float" office:value="0" calcext:value-type="float">
            <text:p>0</text:p>
          </table:table-cell>
          <table:table-cell table:style-name="ce1" table:formula="of:=IF(AND(COUNT([.C40:.J40]) &gt; 0;[.O41]&lt;&gt;&quot;&quot;);1;0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5.0136372859134" calcext:value-type="float">
            <text:p>5.0136372859134</text:p>
          </table:table-cell>
          <table:table-cell table:formula="of:=IF([$work.W41]=&quot;&quot;;&quot;&quot;;[$work.W41]/SQRT([$work.$T4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1]=&quot;&quot;;&quot;&quot;;[$work.AD41]/SQRT([$work.$T40]))" office:value-type="float" office:value="182.067443639965" calcext:value-type="float">
            <text:p>182.067443639965</text:p>
          </table:table-cell>
          <table:table-cell table:number-columns-repeated="7"/>
          <table:table-cell table:formula="of:=IF([$work.AL41]=&quot;&quot;;&quot;&quot;;[$work.AL41])">
            <text:p/>
          </table:table-cell>
          <table:table-cell table:formula="of:=IF([$work.AM41]=&quot;&quot;;&quot;&quot;;[$work.AM41])">
            <text:p/>
          </table:table-cell>
          <table:table-cell table:formula="of:=IF([$work.AN41]=&quot;&quot;;&quot;&quot;;[$work.AN41])">
            <text:p/>
          </table:table-cell>
          <table:table-cell table:formula="of:=IF([$work.AO41]=&quot;&quot;;&quot;&quot;;[$work.AO41])">
            <text:p/>
          </table:table-cell>
          <table:table-cell table:formula="of:=IF([$work.AP41]=&quot;&quot;;&quot;&quot;;[$work.AP41])">
            <text:p/>
          </table:table-cell>
          <table:table-cell table:formula="of:=IF([$work.AQ41]=&quot;&quot;;&quot;&quot;;[$work.AQ41])">
            <text:p/>
          </table:table-cell>
          <table:table-cell table:formula="of:=IF([$work.AR41]=&quot;&quot;;&quot;&quot;;[$work.AR41])">
            <text:p/>
          </table:table-cell>
          <table:table-cell table:formula="of:=IF([$work.AS41]=&quot;&quot;;&quot;&quot;;[$work.AS41])">
            <text:p/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$work.H42]=&quot;&quot;;&quot;&quot;;[$work.H42])" office:value-type="float" office:value="1" calcext:value-type="float">
            <text:p>1</text:p>
          </table:table-cell>
          <table:table-cell table:formula="of:=IF([$work.I42]=&quot;&quot;;&quot;&quot;;[$work.I42])" office:value-type="float" office:value="0" calcext:value-type="float">
            <text:p>0</text:p>
          </table:table-cell>
          <table:table-cell table:number-columns-repeated="6"/>
          <table:table-cell table:formula="of:=([.J42]=1)+([.H42]=1)+([.F42]=1)+([.D42]=1)" office:value-type="float" office:value="0" calcext:value-type="float">
            <text:p>0</text:p>
          </table:table-cell>
          <table:table-cell table:style-name="ce1" table:formula="of:=IF(AND(COUNT([.C41:.J41]) &gt; 0;[.O42]&lt;&gt;&quot;&quot;);1;0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6.54462549166059" calcext:value-type="float">
            <text:p>6.54462549166059</text:p>
          </table:table-cell>
          <table:table-cell table:formula="of:=IF([$work.W42]=&quot;&quot;;&quot;&quot;;[$work.W42]/SQRT([$work.$T4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2]=&quot;&quot;;&quot;&quot;;[$work.AD42]/SQRT([$work.$T41]))" office:value-type="float" office:value="155.952537933961" calcext:value-type="float">
            <text:p>155.952537933961</text:p>
          </table:table-cell>
          <table:table-cell table:number-columns-repeated="7"/>
          <table:table-cell table:formula="of:=IF([$work.AL42]=&quot;&quot;;&quot;&quot;;[$work.AL42])">
            <text:p/>
          </table:table-cell>
          <table:table-cell table:formula="of:=IF([$work.AM42]=&quot;&quot;;&quot;&quot;;[$work.AM42])">
            <text:p/>
          </table:table-cell>
          <table:table-cell table:formula="of:=IF([$work.AN42]=&quot;&quot;;&quot;&quot;;[$work.AN42])">
            <text:p/>
          </table:table-cell>
          <table:table-cell table:formula="of:=IF([$work.AO42]=&quot;&quot;;&quot;&quot;;[$work.AO42])">
            <text:p/>
          </table:table-cell>
          <table:table-cell table:formula="of:=IF([$work.AP42]=&quot;&quot;;&quot;&quot;;[$work.AP42])">
            <text:p/>
          </table:table-cell>
          <table:table-cell table:formula="of:=IF([$work.AQ42]=&quot;&quot;;&quot;&quot;;[$work.AQ42])">
            <text:p/>
          </table:table-cell>
          <table:table-cell table:formula="of:=IF([$work.AR42]=&quot;&quot;;&quot;&quot;;[$work.AR42])">
            <text:p/>
          </table:table-cell>
          <table:table-cell table:formula="of:=IF([$work.AS42]=&quot;&quot;;&quot;&quot;;[$work.AS42])">
            <text:p/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$work.H43]=&quot;&quot;;&quot;&quot;;[$work.H43])" office:value-type="float" office:value="1" calcext:value-type="float">
            <text:p>1</text:p>
          </table:table-cell>
          <table:table-cell table:formula="of:=IF([$work.I43]=&quot;&quot;;&quot;&quot;;[$work.I43])" office:value-type="float" office:value="0" calcext:value-type="float">
            <text:p>0</text:p>
          </table:table-cell>
          <table:table-cell table:number-columns-repeated="6"/>
          <table:table-cell table:formula="of:=([.J43]=1)+([.H43]=1)+([.F43]=1)+([.D43]=1)" office:value-type="float" office:value="0" calcext:value-type="float">
            <text:p>0</text:p>
          </table:table-cell>
          <table:table-cell table:style-name="ce1" table:formula="of:=IF(AND(COUNT([.C42:.J42]) &gt; 0;[.O43]&lt;&gt;&quot;&quot;);1;0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8.35211251859012" calcext:value-type="float">
            <text:p>8.35211251859012</text:p>
          </table:table-cell>
          <table:table-cell table:formula="of:=IF([$work.W43]=&quot;&quot;;&quot;&quot;;[$work.W43]/SQRT([$work.$T4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3]=&quot;&quot;;&quot;&quot;;[$work.AD43]/SQRT([$work.$T42]))" office:value-type="float" office:value="146.348820410937" calcext:value-type="float">
            <text:p>146.348820410937</text:p>
          </table:table-cell>
          <table:table-cell table:number-columns-repeated="7"/>
          <table:table-cell table:formula="of:=IF([$work.AL43]=&quot;&quot;;&quot;&quot;;[$work.AL43])">
            <text:p/>
          </table:table-cell>
          <table:table-cell table:formula="of:=IF([$work.AM43]=&quot;&quot;;&quot;&quot;;[$work.AM43])">
            <text:p/>
          </table:table-cell>
          <table:table-cell table:formula="of:=IF([$work.AN43]=&quot;&quot;;&quot;&quot;;[$work.AN43])">
            <text:p/>
          </table:table-cell>
          <table:table-cell table:formula="of:=IF([$work.AO43]=&quot;&quot;;&quot;&quot;;[$work.AO43])">
            <text:p/>
          </table:table-cell>
          <table:table-cell table:formula="of:=IF([$work.AP43]=&quot;&quot;;&quot;&quot;;[$work.AP43])">
            <text:p/>
          </table:table-cell>
          <table:table-cell table:formula="of:=IF([$work.AQ43]=&quot;&quot;;&quot;&quot;;[$work.AQ43])">
            <text:p/>
          </table:table-cell>
          <table:table-cell table:formula="of:=IF([$work.AR43]=&quot;&quot;;&quot;&quot;;[$work.AR43])">
            <text:p/>
          </table:table-cell>
          <table:table-cell table:formula="of:=IF([$work.AS43]=&quot;&quot;;&quot;&quot;;[$work.AS43])">
            <text:p/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$work.H44]=&quot;&quot;;&quot;&quot;;[$work.H44])">
            <text:p/>
          </table:table-cell>
          <table:table-cell table:formula="of:=IF([$work.I44]=&quot;&quot;;&quot;&quot;;[$work.I44])">
            <text:p/>
          </table:table-cell>
          <table:table-cell table:number-columns-repeated="6"/>
          <table:table-cell table:formula="of:=([.J44]=1)+([.H44]=1)+([.F44]=1)+([.D44]=1)" office:value-type="float" office:value="0" calcext:value-type="float">
            <text:p>0</text:p>
          </table:table-cell>
          <table:table-cell table:style-name="ce1" table:formula="of:=IF(AND(COUNT([.C43:.J43]) &gt; 0;[.O44]&lt;&gt;&quot;&quot;);1;0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8.47059713436653" calcext:value-type="float">
            <text:p>8.47059713436653</text:p>
          </table:table-cell>
          <table:table-cell table:formula="of:=IF([$work.W44]=&quot;&quot;;&quot;&quot;;[$work.W44]/SQRT([$work.$T4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4]=&quot;&quot;;&quot;&quot;;[$work.AD44]/SQRT([$work.$T43]))">
            <text:p/>
          </table:table-cell>
          <table:table-cell table:number-columns-repeated="7"/>
          <table:table-cell table:formula="of:=IF([$work.AL44]=&quot;&quot;;&quot;&quot;;[$work.AL44])">
            <text:p/>
          </table:table-cell>
          <table:table-cell table:formula="of:=IF([$work.AM44]=&quot;&quot;;&quot;&quot;;[$work.AM44])">
            <text:p/>
          </table:table-cell>
          <table:table-cell table:formula="of:=IF([$work.AN44]=&quot;&quot;;&quot;&quot;;[$work.AN44])">
            <text:p/>
          </table:table-cell>
          <table:table-cell table:formula="of:=IF([$work.AO44]=&quot;&quot;;&quot;&quot;;[$work.AO44])">
            <text:p/>
          </table:table-cell>
          <table:table-cell table:formula="of:=IF([$work.AP44]=&quot;&quot;;&quot;&quot;;[$work.AP44])">
            <text:p/>
          </table:table-cell>
          <table:table-cell table:formula="of:=IF([$work.AQ44]=&quot;&quot;;&quot;&quot;;[$work.AQ44])">
            <text:p/>
          </table:table-cell>
          <table:table-cell table:formula="of:=IF([$work.AR44]=&quot;&quot;;&quot;&quot;;[$work.AR44])">
            <text:p/>
          </table:table-cell>
          <table:table-cell table:formula="of:=IF([$work.AS44]=&quot;&quot;;&quot;&quot;;[$work.AS44])">
            <text:p/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$work.H45]=&quot;&quot;;&quot;&quot;;[$work.H45])">
            <text:p/>
          </table:table-cell>
          <table:table-cell table:formula="of:=IF([$work.I45]=&quot;&quot;;&quot;&quot;;[$work.I45])">
            <text:p/>
          </table:table-cell>
          <table:table-cell table:number-columns-repeated="6"/>
          <table:table-cell table:formula="of:=([.J45]=1)+([.H45]=1)+([.F45]=1)+([.D45]=1)" office:value-type="float" office:value="0" calcext:value-type="float">
            <text:p>0</text:p>
          </table:table-cell>
          <table:table-cell table:style-name="ce1" table:formula="of:=IF(AND(COUNT([.C44:.J44]) &gt; 0;[.O45]&lt;&gt;&quot;&quot;);1;0)" office:value-type="float" office:value="0" calcext:value-type="float">
            <text:p>0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>
            <text:p/>
          </table:table-cell>
          <table:table-cell table:formula="of:=IF([$work.W45]=&quot;&quot;;&quot;&quot;;[$work.W45]/SQRT([$work.$T4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5]=&quot;&quot;;&quot;&quot;;[$work.AD45]/SQRT([$work.$T44]))">
            <text:p/>
          </table:table-cell>
          <table:table-cell table:number-columns-repeated="7"/>
          <table:table-cell table:formula="of:=IF([$work.AL45]=&quot;&quot;;&quot;&quot;;[$work.AL45])">
            <text:p/>
          </table:table-cell>
          <table:table-cell table:formula="of:=IF([$work.AM45]=&quot;&quot;;&quot;&quot;;[$work.AM45])">
            <text:p/>
          </table:table-cell>
          <table:table-cell table:formula="of:=IF([$work.AN45]=&quot;&quot;;&quot;&quot;;[$work.AN45])">
            <text:p/>
          </table:table-cell>
          <table:table-cell table:formula="of:=IF([$work.AO45]=&quot;&quot;;&quot;&quot;;[$work.AO45])">
            <text:p/>
          </table:table-cell>
          <table:table-cell table:formula="of:=IF([$work.AP45]=&quot;&quot;;&quot;&quot;;[$work.AP45])">
            <text:p/>
          </table:table-cell>
          <table:table-cell table:formula="of:=IF([$work.AQ45]=&quot;&quot;;&quot;&quot;;[$work.AQ45])">
            <text:p/>
          </table:table-cell>
          <table:table-cell table:formula="of:=IF([$work.AR45]=&quot;&quot;;&quot;&quot;;[$work.AR45])">
            <text:p/>
          </table:table-cell>
          <table:table-cell table:formula="of:=IF([$work.AS45]=&quot;&quot;;&quot;&quot;;[$work.AS45])">
            <text:p/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$work.H46]=&quot;&quot;;&quot;&quot;;[$work.H46])">
            <text:p/>
          </table:table-cell>
          <table:table-cell table:formula="of:=IF([$work.I46]=&quot;&quot;;&quot;&quot;;[$work.I46])">
            <text:p/>
          </table:table-cell>
          <table:table-cell table:number-columns-repeated="6"/>
          <table:table-cell table:formula="of:=([.J46]=1)+([.H46]=1)+([.F46]=1)+([.D46]=1)" office:value-type="float" office:value="0" calcext:value-type="float">
            <text:p>0</text:p>
          </table:table-cell>
          <table:table-cell table:style-name="ce1" table:formula="of:=IF(AND(COUNT([.C45:.J45]) &gt; 0;[.O46]&lt;&gt;&quot;&quot;);1;0)" office:value-type="float" office:value="0" calcext:value-type="float">
            <text:p>0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>
            <text:p/>
          </table:table-cell>
          <table:table-cell table:formula="of:=IF([$work.W46]=&quot;&quot;;&quot;&quot;;[$work.W46]/SQRT([$work.$T4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6]=&quot;&quot;;&quot;&quot;;[$work.AD46]/SQRT([$work.$T45]))">
            <text:p/>
          </table:table-cell>
          <table:table-cell table:number-columns-repeated="7"/>
          <table:table-cell table:formula="of:=IF([$work.AL46]=&quot;&quot;;&quot;&quot;;[$work.AL46])">
            <text:p/>
          </table:table-cell>
          <table:table-cell table:formula="of:=IF([$work.AM46]=&quot;&quot;;&quot;&quot;;[$work.AM46])">
            <text:p/>
          </table:table-cell>
          <table:table-cell table:formula="of:=IF([$work.AN46]=&quot;&quot;;&quot;&quot;;[$work.AN46])">
            <text:p/>
          </table:table-cell>
          <table:table-cell table:formula="of:=IF([$work.AO46]=&quot;&quot;;&quot;&quot;;[$work.AO46])">
            <text:p/>
          </table:table-cell>
          <table:table-cell table:formula="of:=IF([$work.AP46]=&quot;&quot;;&quot;&quot;;[$work.AP46])">
            <text:p/>
          </table:table-cell>
          <table:table-cell table:formula="of:=IF([$work.AQ46]=&quot;&quot;;&quot;&quot;;[$work.AQ46])">
            <text:p/>
          </table:table-cell>
          <table:table-cell table:formula="of:=IF([$work.AR46]=&quot;&quot;;&quot;&quot;;[$work.AR46])">
            <text:p/>
          </table:table-cell>
          <table:table-cell table:formula="of:=IF([$work.AS46]=&quot;&quot;;&quot;&quot;;[$work.AS46])">
            <text:p/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$work.H47]=&quot;&quot;;&quot;&quot;;[$work.H47])" office:value-type="float" office:value="1" calcext:value-type="float">
            <text:p>1</text:p>
          </table:table-cell>
          <table:table-cell table:formula="of:=IF([$work.I47]=&quot;&quot;;&quot;&quot;;[$work.I47])" office:value-type="float" office:value="0" calcext:value-type="float">
            <text:p>0</text:p>
          </table:table-cell>
          <table:table-cell table:number-columns-repeated="6"/>
          <table:table-cell table:formula="of:=([.J47]=1)+([.H47]=1)+([.F47]=1)+([.D47]=1)" office:value-type="float" office:value="0" calcext:value-type="float">
            <text:p>0</text:p>
          </table:table-cell>
          <table:table-cell table:style-name="ce1" table:formula="of:=IF(AND(COUNT([.C46:.J46]) &gt; 0;[.O47]&lt;&gt;&quot;&quot;);1;0)" office:value-type="float" office:value="0" calcext:value-type="float">
            <text:p>0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>
            <text:p/>
          </table:table-cell>
          <table:table-cell table:formula="of:=IF([$work.W47]=&quot;&quot;;&quot;&quot;;[$work.W47]/SQRT([$work.$T4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7]=&quot;&quot;;&quot;&quot;;[$work.AD47]/SQRT([$work.$T46]))" office:value-type="float" office:value="287.004053829503" calcext:value-type="float">
            <text:p>287.004053829503</text:p>
          </table:table-cell>
          <table:table-cell table:number-columns-repeated="7"/>
          <table:table-cell table:formula="of:=IF([$work.AL47]=&quot;&quot;;&quot;&quot;;[$work.AL47])">
            <text:p/>
          </table:table-cell>
          <table:table-cell table:formula="of:=IF([$work.AM47]=&quot;&quot;;&quot;&quot;;[$work.AM47])">
            <text:p/>
          </table:table-cell>
          <table:table-cell table:formula="of:=IF([$work.AN47]=&quot;&quot;;&quot;&quot;;[$work.AN47])">
            <text:p/>
          </table:table-cell>
          <table:table-cell table:formula="of:=IF([$work.AO47]=&quot;&quot;;&quot;&quot;;[$work.AO47])">
            <text:p/>
          </table:table-cell>
          <table:table-cell table:formula="of:=IF([$work.AP47]=&quot;&quot;;&quot;&quot;;[$work.AP47])">
            <text:p/>
          </table:table-cell>
          <table:table-cell table:formula="of:=IF([$work.AQ47]=&quot;&quot;;&quot;&quot;;[$work.AQ47])">
            <text:p/>
          </table:table-cell>
          <table:table-cell table:formula="of:=IF([$work.AR47]=&quot;&quot;;&quot;&quot;;[$work.AR47])">
            <text:p/>
          </table:table-cell>
          <table:table-cell table:formula="of:=IF([$work.AS47]=&quot;&quot;;&quot;&quot;;[$work.AS47])">
            <text:p/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$work.H48]=&quot;&quot;;&quot;&quot;;[$work.H48])" office:value-type="float" office:value="1" calcext:value-type="float">
            <text:p>1</text:p>
          </table:table-cell>
          <table:table-cell table:formula="of:=IF([$work.I48]=&quot;&quot;;&quot;&quot;;[$work.I48])" office:value-type="float" office:value="0" calcext:value-type="float">
            <text:p>0</text:p>
          </table:table-cell>
          <table:table-cell table:number-columns-repeated="6"/>
          <table:table-cell table:formula="of:=([.J48]=1)+([.H48]=1)+([.F48]=1)+([.D48]=1)" office:value-type="float" office:value="0" calcext:value-type="float">
            <text:p>0</text:p>
          </table:table-cell>
          <table:table-cell table:style-name="ce1" table:formula="of:=IF(AND(COUNT([.C47:.J47]) &gt; 0;[.O48]&lt;&gt;&quot;&quot;);1;0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7" calcext:value-type="float">
            <text:p>234.246949791027</text:p>
          </table:table-cell>
          <table:table-cell table:formula="of:=IF([$work.V48]=&quot;&quot;;&quot;&quot;;[$work.V48]/SQRT([$work.$T47]))" office:value-type="float" office:value="8.29618679509935" calcext:value-type="float">
            <text:p>8.29618679509935</text:p>
          </table:table-cell>
          <table:table-cell table:formula="of:=IF([$work.W48]=&quot;&quot;;&quot;&quot;;[$work.W48]/SQRT([$work.$T4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8]=&quot;&quot;;&quot;&quot;;[$work.AD48]/SQRT([$work.$T47]))" office:value-type="float" office:value="389.310109195033" calcext:value-type="float">
            <text:p>389.310109195033</text:p>
          </table:table-cell>
          <table:table-cell table:number-columns-repeated="7"/>
          <table:table-cell table:formula="of:=IF([$work.AL48]=&quot;&quot;;&quot;&quot;;[$work.AL48])">
            <text:p/>
          </table:table-cell>
          <table:table-cell table:formula="of:=IF([$work.AM48]=&quot;&quot;;&quot;&quot;;[$work.AM48])">
            <text:p/>
          </table:table-cell>
          <table:table-cell table:formula="of:=IF([$work.AN48]=&quot;&quot;;&quot;&quot;;[$work.AN48])">
            <text:p/>
          </table:table-cell>
          <table:table-cell table:formula="of:=IF([$work.AO48]=&quot;&quot;;&quot;&quot;;[$work.AO48])">
            <text:p/>
          </table:table-cell>
          <table:table-cell table:formula="of:=IF([$work.AP48]=&quot;&quot;;&quot;&quot;;[$work.AP48])">
            <text:p/>
          </table:table-cell>
          <table:table-cell table:formula="of:=IF([$work.AQ48]=&quot;&quot;;&quot;&quot;;[$work.AQ48])">
            <text:p/>
          </table:table-cell>
          <table:table-cell table:formula="of:=IF([$work.AR48]=&quot;&quot;;&quot;&quot;;[$work.AR48])">
            <text:p/>
          </table:table-cell>
          <table:table-cell table:formula="of:=IF([$work.AS48]=&quot;&quot;;&quot;&quot;;[$work.AS48])">
            <text:p/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$work.H49]=&quot;&quot;;&quot;&quot;;[$work.H49])" office:value-type="float" office:value="1" calcext:value-type="float">
            <text:p>1</text:p>
          </table:table-cell>
          <table:table-cell table:formula="of:=IF([$work.I49]=&quot;&quot;;&quot;&quot;;[$work.I49])" office:value-type="float" office:value="0" calcext:value-type="float">
            <text:p>0</text:p>
          </table:table-cell>
          <table:table-cell table:number-columns-repeated="6"/>
          <table:table-cell table:formula="of:=([.J49]=1)+([.H49]=1)+([.F49]=1)+([.D49]=1)" office:value-type="float" office:value="0" calcext:value-type="float">
            <text:p>0</text:p>
          </table:table-cell>
          <table:table-cell table:style-name="ce1" table:formula="of:=IF(AND(COUNT([.C48:.J48]) &gt; 0;[.O49]&lt;&gt;&quot;&quot;);1;0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10.1878990787117" calcext:value-type="float">
            <text:p>10.1878990787117</text:p>
          </table:table-cell>
          <table:table-cell table:formula="of:=IF([$work.W49]=&quot;&quot;;&quot;&quot;;[$work.W49]/SQRT([$work.$T4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9]=&quot;&quot;;&quot;&quot;;[$work.AD49]/SQRT([$work.$T48]))" office:value-type="float" office:value="253.775145642624" calcext:value-type="float">
            <text:p>253.775145642624</text:p>
          </table:table-cell>
          <table:table-cell table:number-columns-repeated="7"/>
          <table:table-cell table:formula="of:=IF([$work.AL49]=&quot;&quot;;&quot;&quot;;[$work.AL49])">
            <text:p/>
          </table:table-cell>
          <table:table-cell table:formula="of:=IF([$work.AM49]=&quot;&quot;;&quot;&quot;;[$work.AM49])">
            <text:p/>
          </table:table-cell>
          <table:table-cell table:formula="of:=IF([$work.AN49]=&quot;&quot;;&quot;&quot;;[$work.AN49])">
            <text:p/>
          </table:table-cell>
          <table:table-cell table:formula="of:=IF([$work.AO49]=&quot;&quot;;&quot;&quot;;[$work.AO49])">
            <text:p/>
          </table:table-cell>
          <table:table-cell table:formula="of:=IF([$work.AP49]=&quot;&quot;;&quot;&quot;;[$work.AP49])">
            <text:p/>
          </table:table-cell>
          <table:table-cell table:formula="of:=IF([$work.AQ49]=&quot;&quot;;&quot;&quot;;[$work.AQ49])">
            <text:p/>
          </table:table-cell>
          <table:table-cell table:formula="of:=IF([$work.AR49]=&quot;&quot;;&quot;&quot;;[$work.AR49])">
            <text:p/>
          </table:table-cell>
          <table:table-cell table:formula="of:=IF([$work.AS49]=&quot;&quot;;&quot;&quot;;[$work.AS49])">
            <text:p/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$work.H50]=&quot;&quot;;&quot;&quot;;[$work.H50])" office:value-type="float" office:value="1" calcext:value-type="float">
            <text:p>1</text:p>
          </table:table-cell>
          <table:table-cell table:formula="of:=IF([$work.I50]=&quot;&quot;;&quot;&quot;;[$work.I50])" office:value-type="float" office:value="0" calcext:value-type="float">
            <text:p>0</text:p>
          </table:table-cell>
          <table:table-cell table:number-columns-repeated="6"/>
          <table:table-cell table:formula="of:=([.J50]=1)+([.H50]=1)+([.F50]=1)+([.D50]=1)" office:value-type="float" office:value="0" calcext:value-type="float">
            <text:p>0</text:p>
          </table:table-cell>
          <table:table-cell table:style-name="ce1" table:formula="of:=IF(AND(COUNT([.C49:.J49]) &gt; 0;[.O50]&lt;&gt;&quot;&quot;);1;0)" office:value-type="float" office:value="1" calcext:value-type="float">
            <text:p>1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 office:value-type="float" office:value="10.9996476601813" calcext:value-type="float">
            <text:p>10.9996476601813</text:p>
          </table:table-cell>
          <table:table-cell table:formula="of:=IF([$work.W50]=&quot;&quot;;&quot;&quot;;[$work.W50]/SQRT([$work.$T4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0]=&quot;&quot;;&quot;&quot;;[$work.AD50]/SQRT([$work.$T49]))" office:value-type="float" office:value="217.587063041174" calcext:value-type="float">
            <text:p>217.587063041174</text:p>
          </table:table-cell>
          <table:table-cell table:number-columns-repeated="7"/>
          <table:table-cell table:formula="of:=IF([$work.AL50]=&quot;&quot;;&quot;&quot;;[$work.AL50])">
            <text:p/>
          </table:table-cell>
          <table:table-cell table:formula="of:=IF([$work.AM50]=&quot;&quot;;&quot;&quot;;[$work.AM50])">
            <text:p/>
          </table:table-cell>
          <table:table-cell table:formula="of:=IF([$work.AN50]=&quot;&quot;;&quot;&quot;;[$work.AN50])">
            <text:p/>
          </table:table-cell>
          <table:table-cell table:formula="of:=IF([$work.AO50]=&quot;&quot;;&quot;&quot;;[$work.AO50])">
            <text:p/>
          </table:table-cell>
          <table:table-cell table:formula="of:=IF([$work.AP50]=&quot;&quot;;&quot;&quot;;[$work.AP50])">
            <text:p/>
          </table:table-cell>
          <table:table-cell table:formula="of:=IF([$work.AQ50]=&quot;&quot;;&quot;&quot;;[$work.AQ50])">
            <text:p/>
          </table:table-cell>
          <table:table-cell table:formula="of:=IF([$work.AR50]=&quot;&quot;;&quot;&quot;;[$work.AR50])">
            <text:p/>
          </table:table-cell>
          <table:table-cell table:formula="of:=IF([$work.AS50]=&quot;&quot;;&quot;&quot;;[$work.AS50])">
            <text:p/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$work.H51]=&quot;&quot;;&quot;&quot;;[$work.H51])" office:value-type="float" office:value="1" calcext:value-type="float">
            <text:p>1</text:p>
          </table:table-cell>
          <table:table-cell table:formula="of:=IF([$work.I51]=&quot;&quot;;&quot;&quot;;[$work.I51])" office:value-type="float" office:value="0" calcext:value-type="float">
            <text:p>0</text:p>
          </table:table-cell>
          <table:table-cell table:number-columns-repeated="6"/>
          <table:table-cell table:formula="of:=([.J51]=1)+([.H51]=1)+([.F51]=1)+([.D51]=1)" office:value-type="float" office:value="0" calcext:value-type="float">
            <text:p>0</text:p>
          </table:table-cell>
          <table:table-cell table:style-name="ce1" table:formula="of:=IF(AND(COUNT([.C50:.J50]) &gt; 0;[.O51]&lt;&gt;&quot;&quot;);1;0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1.3933845194851" calcext:value-type="float">
            <text:p>11.3933845194851</text:p>
          </table:table-cell>
          <table:table-cell table:formula="of:=IF([$work.W51]=&quot;&quot;;&quot;&quot;;[$work.W51]/SQRT([$work.$T5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1]=&quot;&quot;;&quot;&quot;;[$work.AD51]/SQRT([$work.$T50]))" office:value-type="float" office:value="211.633227061333" calcext:value-type="float">
            <text:p>211.633227061333</text:p>
          </table:table-cell>
          <table:table-cell table:number-columns-repeated="7"/>
          <table:table-cell table:formula="of:=IF([$work.AL51]=&quot;&quot;;&quot;&quot;;[$work.AL51])">
            <text:p/>
          </table:table-cell>
          <table:table-cell table:formula="of:=IF([$work.AM51]=&quot;&quot;;&quot;&quot;;[$work.AM51])">
            <text:p/>
          </table:table-cell>
          <table:table-cell table:formula="of:=IF([$work.AN51]=&quot;&quot;;&quot;&quot;;[$work.AN51])">
            <text:p/>
          </table:table-cell>
          <table:table-cell table:formula="of:=IF([$work.AO51]=&quot;&quot;;&quot;&quot;;[$work.AO51])">
            <text:p/>
          </table:table-cell>
          <table:table-cell table:formula="of:=IF([$work.AP51]=&quot;&quot;;&quot;&quot;;[$work.AP51])">
            <text:p/>
          </table:table-cell>
          <table:table-cell table:formula="of:=IF([$work.AQ51]=&quot;&quot;;&quot;&quot;;[$work.AQ51])">
            <text:p/>
          </table:table-cell>
          <table:table-cell table:formula="of:=IF([$work.AR51]=&quot;&quot;;&quot;&quot;;[$work.AR51])">
            <text:p/>
          </table:table-cell>
          <table:table-cell table:formula="of:=IF([$work.AS51]=&quot;&quot;;&quot;&quot;;[$work.AS51])">
            <text:p/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$work.H52]=&quot;&quot;;&quot;&quot;;[$work.H52])" office:value-type="float" office:value="1" calcext:value-type="float">
            <text:p>1</text:p>
          </table:table-cell>
          <table:table-cell table:formula="of:=IF([$work.I52]=&quot;&quot;;&quot;&quot;;[$work.I52])" office:value-type="float" office:value="0" calcext:value-type="float">
            <text:p>0</text:p>
          </table:table-cell>
          <table:table-cell table:number-columns-repeated="6"/>
          <table:table-cell table:formula="of:=([.J52]=1)+([.H52]=1)+([.F52]=1)+([.D52]=1)" office:value-type="float" office:value="0" calcext:value-type="float">
            <text:p>0</text:p>
          </table:table-cell>
          <table:table-cell table:style-name="ce1" table:formula="of:=IF(AND(COUNT([.C51:.J51]) &gt; 0;[.O52]&lt;&gt;&quot;&quot;);1;0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2.4300993585269" calcext:value-type="float">
            <text:p>12.4300993585269</text:p>
          </table:table-cell>
          <table:table-cell table:formula="of:=IF([$work.W52]=&quot;&quot;;&quot;&quot;;[$work.W52]/SQRT([$work.$T5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2]=&quot;&quot;;&quot;&quot;;[$work.AD52]/SQRT([$work.$T51]))" office:value-type="float" office:value="219.174714815398" calcext:value-type="float">
            <text:p>219.174714815398</text:p>
          </table:table-cell>
          <table:table-cell table:number-columns-repeated="7"/>
          <table:table-cell table:formula="of:=IF([$work.AL52]=&quot;&quot;;&quot;&quot;;[$work.AL52])">
            <text:p/>
          </table:table-cell>
          <table:table-cell table:formula="of:=IF([$work.AM52]=&quot;&quot;;&quot;&quot;;[$work.AM52])">
            <text:p/>
          </table:table-cell>
          <table:table-cell table:formula="of:=IF([$work.AN52]=&quot;&quot;;&quot;&quot;;[$work.AN52])">
            <text:p/>
          </table:table-cell>
          <table:table-cell table:formula="of:=IF([$work.AO52]=&quot;&quot;;&quot;&quot;;[$work.AO52])">
            <text:p/>
          </table:table-cell>
          <table:table-cell table:formula="of:=IF([$work.AP52]=&quot;&quot;;&quot;&quot;;[$work.AP52])">
            <text:p/>
          </table:table-cell>
          <table:table-cell table:formula="of:=IF([$work.AQ52]=&quot;&quot;;&quot;&quot;;[$work.AQ52])">
            <text:p/>
          </table:table-cell>
          <table:table-cell table:formula="of:=IF([$work.AR52]=&quot;&quot;;&quot;&quot;;[$work.AR52])">
            <text:p/>
          </table:table-cell>
          <table:table-cell table:formula="of:=IF([$work.AS52]=&quot;&quot;;&quot;&quot;;[$work.AS52])">
            <text:p/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$work.H53]=&quot;&quot;;&quot;&quot;;[$work.H53])" office:value-type="float" office:value="1" calcext:value-type="float">
            <text:p>1</text:p>
          </table:table-cell>
          <table:table-cell table:formula="of:=IF([$work.I53]=&quot;&quot;;&quot;&quot;;[$work.I53])" office:value-type="float" office:value="0" calcext:value-type="float">
            <text:p>0</text:p>
          </table:table-cell>
          <table:table-cell table:number-columns-repeated="6"/>
          <table:table-cell table:formula="of:=([.J53]=1)+([.H53]=1)+([.F53]=1)+([.D53]=1)" office:value-type="float" office:value="0" calcext:value-type="float">
            <text:p>0</text:p>
          </table:table-cell>
          <table:table-cell table:style-name="ce1" table:formula="of:=IF(AND(COUNT([.C52:.J52]) &gt; 0;[.O53]&lt;&gt;&quot;&quot;);1;0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5" calcext:value-type="float">
            <text:p>281.862169785325</text:p>
          </table:table-cell>
          <table:table-cell table:formula="of:=IF([$work.V53]=&quot;&quot;;&quot;&quot;;[$work.V53]/SQRT([$work.$T52]))" office:value-type="float" office:value="15.2651629493834" calcext:value-type="float">
            <text:p>15.2651629493834</text:p>
          </table:table-cell>
          <table:table-cell table:formula="of:=IF([$work.W53]=&quot;&quot;;&quot;&quot;;[$work.W53]/SQRT([$work.$T5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3]=&quot;&quot;;&quot;&quot;;[$work.AD53]/SQRT([$work.$T52]))" office:value-type="float" office:value="218.566113531853" calcext:value-type="float">
            <text:p>218.566113531853</text:p>
          </table:table-cell>
          <table:table-cell table:number-columns-repeated="7"/>
          <table:table-cell table:formula="of:=IF([$work.AL53]=&quot;&quot;;&quot;&quot;;[$work.AL53])">
            <text:p/>
          </table:table-cell>
          <table:table-cell table:formula="of:=IF([$work.AM53]=&quot;&quot;;&quot;&quot;;[$work.AM53])">
            <text:p/>
          </table:table-cell>
          <table:table-cell table:formula="of:=IF([$work.AN53]=&quot;&quot;;&quot;&quot;;[$work.AN53])">
            <text:p/>
          </table:table-cell>
          <table:table-cell table:formula="of:=IF([$work.AO53]=&quot;&quot;;&quot;&quot;;[$work.AO53])">
            <text:p/>
          </table:table-cell>
          <table:table-cell table:formula="of:=IF([$work.AP53]=&quot;&quot;;&quot;&quot;;[$work.AP53])">
            <text:p/>
          </table:table-cell>
          <table:table-cell table:formula="of:=IF([$work.AQ53]=&quot;&quot;;&quot;&quot;;[$work.AQ53])">
            <text:p/>
          </table:table-cell>
          <table:table-cell table:formula="of:=IF([$work.AR53]=&quot;&quot;;&quot;&quot;;[$work.AR53])">
            <text:p/>
          </table:table-cell>
          <table:table-cell table:formula="of:=IF([$work.AS53]=&quot;&quot;;&quot;&quot;;[$work.AS53])">
            <text:p/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number-columns-repeated="6"/>
          <table:table-cell table:formula="of:=([.J54]=1)+([.H54]=1)+([.F54]=1)+([.D54]=1)" office:value-type="float" office:value="0" calcext:value-type="float">
            <text:p>0</text:p>
          </table:table-cell>
          <table:table-cell table:style-name="ce1" table:formula="of:=IF(AND(COUNT([.C53:.J53]) &gt; 0;[.O54]&lt;&gt;&quot;&quot;);1;0)" office:value-type="float" office:value="1" calcext:value-type="float">
            <text:p>1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6.5581242382657" calcext:value-type="float">
            <text:p>16.5581242382657</text:p>
          </table:table-cell>
          <table:table-cell table:formula="of:=IF([$work.W54]=&quot;&quot;;&quot;&quot;;[$work.W54]/SQRT([$work.$T5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number-columns-repeated="7"/>
          <table:table-cell table:formula="of:=IF([$work.AL54]=&quot;&quot;;&quot;&quot;;[$work.AL54])">
            <text:p/>
          </table:table-cell>
          <table:table-cell table:formula="of:=IF([$work.AM54]=&quot;&quot;;&quot;&quot;;[$work.AM54])">
            <text:p/>
          </table:table-cell>
          <table:table-cell table:formula="of:=IF([$work.AN54]=&quot;&quot;;&quot;&quot;;[$work.AN54])">
            <text:p/>
          </table:table-cell>
          <table:table-cell table:formula="of:=IF([$work.AO54]=&quot;&quot;;&quot;&quot;;[$work.AO54])">
            <text:p/>
          </table:table-cell>
          <table:table-cell table:formula="of:=IF([$work.AP54]=&quot;&quot;;&quot;&quot;;[$work.AP54])">
            <text:p/>
          </table:table-cell>
          <table:table-cell table:formula="of:=IF([$work.AQ54]=&quot;&quot;;&quot;&quot;;[$work.AQ54])">
            <text:p/>
          </table:table-cell>
          <table:table-cell table:formula="of:=IF([$work.AR54]=&quot;&quot;;&quot;&quot;;[$work.AR54])">
            <text:p/>
          </table:table-cell>
          <table:table-cell table:formula="of:=IF([$work.AS54]=&quot;&quot;;&quot;&quot;;[$work.AS54])">
            <text:p/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number-columns-repeated="6"/>
          <table:table-cell table:formula="of:=([.J55]=1)+([.H55]=1)+([.F55]=1)+([.D55]=1)" office:value-type="float" office:value="0" calcext:value-type="float">
            <text:p>0</text:p>
          </table:table-cell>
          <table:table-cell table:style-name="ce1" table:formula="of:=IF(AND(COUNT([.C54:.J54]) &gt; 0;[.O55]&lt;&gt;&quot;&quot;);1;0)" office:value-type="float" office:value="1" calcext:value-type="float">
            <text:p>1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number-columns-repeated="7"/>
          <table:table-cell table:formula="of:=IF([$work.AL55]=&quot;&quot;;&quot;&quot;;[$work.AL55])">
            <text:p/>
          </table:table-cell>
          <table:table-cell table:formula="of:=IF([$work.AM55]=&quot;&quot;;&quot;&quot;;[$work.AM55])">
            <text:p/>
          </table:table-cell>
          <table:table-cell table:formula="of:=IF([$work.AN55]=&quot;&quot;;&quot;&quot;;[$work.AN55])">
            <text:p/>
          </table:table-cell>
          <table:table-cell table:formula="of:=IF([$work.AO55]=&quot;&quot;;&quot;&quot;;[$work.AO55])">
            <text:p/>
          </table:table-cell>
          <table:table-cell table:formula="of:=IF([$work.AP55]=&quot;&quot;;&quot;&quot;;[$work.AP55])">
            <text:p/>
          </table:table-cell>
          <table:table-cell table:formula="of:=IF([$work.AQ55]=&quot;&quot;;&quot;&quot;;[$work.AQ55])">
            <text:p/>
          </table:table-cell>
          <table:table-cell table:formula="of:=IF([$work.AR55]=&quot;&quot;;&quot;&quot;;[$work.AR55])">
            <text:p/>
          </table:table-cell>
          <table:table-cell table:formula="of:=IF([$work.AS55]=&quot;&quot;;&quot;&quot;;[$work.AS55])">
            <text:p/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number-columns-repeated="6"/>
          <table:table-cell table:formula="of:=([.J56]=1)+([.H56]=1)+([.F56]=1)+([.D56]=1)" office:value-type="float" office:value="0" calcext:value-type="float">
            <text:p>0</text:p>
          </table:table-cell>
          <table:table-cell table:style-name="ce1" table:formula="of:=IF(AND(COUNT([.C55:.J55]) &gt; 0;[.O56]&lt;&gt;&quot;&quot;);1;0)" office:value-type="float" office:value="1" calcext:value-type="float">
            <text:p>1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number-columns-repeated="7"/>
          <table:table-cell table:formula="of:=IF([$work.AL56]=&quot;&quot;;&quot;&quot;;[$work.AL56])">
            <text:p/>
          </table:table-cell>
          <table:table-cell table:formula="of:=IF([$work.AM56]=&quot;&quot;;&quot;&quot;;[$work.AM56])">
            <text:p/>
          </table:table-cell>
          <table:table-cell table:formula="of:=IF([$work.AN56]=&quot;&quot;;&quot;&quot;;[$work.AN56])">
            <text:p/>
          </table:table-cell>
          <table:table-cell table:formula="of:=IF([$work.AO56]=&quot;&quot;;&quot;&quot;;[$work.AO56])">
            <text:p/>
          </table:table-cell>
          <table:table-cell table:formula="of:=IF([$work.AP56]=&quot;&quot;;&quot;&quot;;[$work.AP56])">
            <text:p/>
          </table:table-cell>
          <table:table-cell table:formula="of:=IF([$work.AQ56]=&quot;&quot;;&quot;&quot;;[$work.AQ56])">
            <text:p/>
          </table:table-cell>
          <table:table-cell table:formula="of:=IF([$work.AR56]=&quot;&quot;;&quot;&quot;;[$work.AR56])">
            <text:p/>
          </table:table-cell>
          <table:table-cell table:formula="of:=IF([$work.AS56]=&quot;&quot;;&quot;&quot;;[$work.AS56])">
            <text:p/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number-columns-repeated="6"/>
          <table:table-cell table:formula="of:=([.J57]=1)+([.H57]=1)+([.F57]=1)+([.D57]=1)" office:value-type="float" office:value="0" calcext:value-type="float">
            <text:p>0</text:p>
          </table:table-cell>
          <table:table-cell table:style-name="ce1" table:formula="of:=IF(AND(COUNT([.C56:.J56]) &gt; 0;[.O57]&lt;&gt;&quot;&quot;);1;0)" office:value-type="float" office:value="1" calcext:value-type="float">
            <text:p>1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number-columns-repeated="7"/>
          <table:table-cell table:formula="of:=IF([$work.AL57]=&quot;&quot;;&quot;&quot;;[$work.AL57])">
            <text:p/>
          </table:table-cell>
          <table:table-cell table:formula="of:=IF([$work.AM57]=&quot;&quot;;&quot;&quot;;[$work.AM57])">
            <text:p/>
          </table:table-cell>
          <table:table-cell table:formula="of:=IF([$work.AN57]=&quot;&quot;;&quot;&quot;;[$work.AN57])">
            <text:p/>
          </table:table-cell>
          <table:table-cell table:formula="of:=IF([$work.AO57]=&quot;&quot;;&quot;&quot;;[$work.AO57])">
            <text:p/>
          </table:table-cell>
          <table:table-cell table:formula="of:=IF([$work.AP57]=&quot;&quot;;&quot;&quot;;[$work.AP57])">
            <text:p/>
          </table:table-cell>
          <table:table-cell table:formula="of:=IF([$work.AQ57]=&quot;&quot;;&quot;&quot;;[$work.AQ57])">
            <text:p/>
          </table:table-cell>
          <table:table-cell table:formula="of:=IF([$work.AR57]=&quot;&quot;;&quot;&quot;;[$work.AR57])">
            <text:p/>
          </table:table-cell>
          <table:table-cell table:formula="of:=IF([$work.AS57]=&quot;&quot;;&quot;&quot;;[$work.AS57])">
            <text:p/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number-columns-repeated="6"/>
          <table:table-cell table:formula="of:=([.J58]=1)+([.H58]=1)+([.F58]=1)+([.D58]=1)" office:value-type="float" office:value="0" calcext:value-type="float">
            <text:p>0</text:p>
          </table:table-cell>
          <table:table-cell table:style-name="ce1" table:formula="of:=IF(AND(COUNT([.C57:.J57]) &gt; 0;[.O58]&lt;&gt;&quot;&quot;);1;0)" office:value-type="float" office:value="1" calcext:value-type="float">
            <text:p>1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number-columns-repeated="7"/>
          <table:table-cell table:formula="of:=IF([$work.AL58]=&quot;&quot;;&quot;&quot;;[$work.AL58])">
            <text:p/>
          </table:table-cell>
          <table:table-cell table:formula="of:=IF([$work.AM58]=&quot;&quot;;&quot;&quot;;[$work.AM58])">
            <text:p/>
          </table:table-cell>
          <table:table-cell table:formula="of:=IF([$work.AN58]=&quot;&quot;;&quot;&quot;;[$work.AN58])">
            <text:p/>
          </table:table-cell>
          <table:table-cell table:formula="of:=IF([$work.AO58]=&quot;&quot;;&quot;&quot;;[$work.AO58])">
            <text:p/>
          </table:table-cell>
          <table:table-cell table:formula="of:=IF([$work.AP58]=&quot;&quot;;&quot;&quot;;[$work.AP58])">
            <text:p/>
          </table:table-cell>
          <table:table-cell table:formula="of:=IF([$work.AQ58]=&quot;&quot;;&quot;&quot;;[$work.AQ58])">
            <text:p/>
          </table:table-cell>
          <table:table-cell table:formula="of:=IF([$work.AR58]=&quot;&quot;;&quot;&quot;;[$work.AR58])">
            <text:p/>
          </table:table-cell>
          <table:table-cell table:formula="of:=IF([$work.AS58]=&quot;&quot;;&quot;&quot;;[$work.AS58])">
            <text:p/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number-columns-repeated="6"/>
          <table:table-cell table:formula="of:=([.J59]=1)+([.H59]=1)+([.F59]=1)+([.D59]=1)" office:value-type="float" office:value="0" calcext:value-type="float">
            <text:p>0</text:p>
          </table:table-cell>
          <table:table-cell table:style-name="ce1" table:formula="of:=IF(AND(COUNT([.C58:.J58]) &gt; 0;[.O59]&lt;&gt;&quot;&quot;);1;0)" office:value-type="float" office:value="1" calcext:value-type="float">
            <text:p>1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number-columns-repeated="7"/>
          <table:table-cell table:formula="of:=IF([$work.AL59]=&quot;&quot;;&quot;&quot;;[$work.AL59])">
            <text:p/>
          </table:table-cell>
          <table:table-cell table:formula="of:=IF([$work.AM59]=&quot;&quot;;&quot;&quot;;[$work.AM59])">
            <text:p/>
          </table:table-cell>
          <table:table-cell table:formula="of:=IF([$work.AN59]=&quot;&quot;;&quot;&quot;;[$work.AN59])">
            <text:p/>
          </table:table-cell>
          <table:table-cell table:formula="of:=IF([$work.AO59]=&quot;&quot;;&quot;&quot;;[$work.AO59])">
            <text:p/>
          </table:table-cell>
          <table:table-cell table:formula="of:=IF([$work.AP59]=&quot;&quot;;&quot;&quot;;[$work.AP59])">
            <text:p/>
          </table:table-cell>
          <table:table-cell table:formula="of:=IF([$work.AQ59]=&quot;&quot;;&quot;&quot;;[$work.AQ59])">
            <text:p/>
          </table:table-cell>
          <table:table-cell table:formula="of:=IF([$work.AR59]=&quot;&quot;;&quot;&quot;;[$work.AR59])">
            <text:p/>
          </table:table-cell>
          <table:table-cell table:formula="of:=IF([$work.AS59]=&quot;&quot;;&quot;&quot;;[$work.AS59])">
            <text:p/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$work.H60]=&quot;&quot;;&quot;&quot;;[$work.H60])" office:value-type="float" office:value="0.33" calcext:value-type="float">
            <text:p>0.33</text:p>
          </table:table-cell>
          <table:table-cell table:formula="of:=IF([$work.I60]=&quot;&quot;;&quot;&quot;;[$work.I60])" office:value-type="float" office:value="0" calcext:value-type="float">
            <text:p>0</text:p>
          </table:table-cell>
          <table:table-cell table:number-columns-repeated="6"/>
          <table:table-cell table:formula="of:=([.J60]=1)+([.H60]=1)+([.F60]=1)+([.D60]=1)" office:value-type="float" office:value="0" calcext:value-type="float">
            <text:p>0</text:p>
          </table:table-cell>
          <table:table-cell table:style-name="ce1" table:formula="of:=IF(AND(COUNT([.C59:.J59]) &gt; 0;[.O60]&lt;&gt;&quot;&quot;);1;0)" office:value-type="float" office:value="1" calcext:value-type="float">
            <text:p>1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63.3966616805491" calcext:value-type="float">
            <text:p>63.3966616805491</text:p>
          </table:table-cell>
          <table:table-cell table:number-columns-repeated="7"/>
          <table:table-cell table:formula="of:=IF([$work.AL60]=&quot;&quot;;&quot;&quot;;[$work.AL60])">
            <text:p/>
          </table:table-cell>
          <table:table-cell table:formula="of:=IF([$work.AM60]=&quot;&quot;;&quot;&quot;;[$work.AM60])">
            <text:p/>
          </table:table-cell>
          <table:table-cell table:formula="of:=IF([$work.AN60]=&quot;&quot;;&quot;&quot;;[$work.AN60])">
            <text:p/>
          </table:table-cell>
          <table:table-cell table:formula="of:=IF([$work.AO60]=&quot;&quot;;&quot;&quot;;[$work.AO60])">
            <text:p/>
          </table:table-cell>
          <table:table-cell table:formula="of:=IF([$work.AP60]=&quot;&quot;;&quot;&quot;;[$work.AP60])">
            <text:p/>
          </table:table-cell>
          <table:table-cell table:formula="of:=IF([$work.AQ60]=&quot;&quot;;&quot;&quot;;[$work.AQ60])">
            <text:p/>
          </table:table-cell>
          <table:table-cell table:formula="of:=IF([$work.AR60]=&quot;&quot;;&quot;&quot;;[$work.AR60])">
            <text:p/>
          </table:table-cell>
          <table:table-cell table:formula="of:=IF([$work.AS60]=&quot;&quot;;&quot;&quot;;[$work.AS60])">
            <text:p/>
          </table:table-cell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60]+1" office:value-type="float" office:value="2" calcext:value-type="float">
            <text:p>2</text:p>
          </table:table-cell>
          <table:table-cell table:number-columns-repeated="2"/>
          <table:table-cell table:formula="of:=IF([$work.J2]=&quot;&quot;;&quot;&quot;;[$work.J2])">
            <text:p/>
          </table:table-cell>
          <table:table-cell table:formula="of:=IF([$work.K2]=&quot;&quot;;&quot;&quot;;[$work.K2])">
            <text:p/>
          </table:table-cell>
          <table:table-cell table:number-columns-repeated="4"/>
          <table:table-cell table:formula="of:=([.J61]=1)+([.H61]=1)+([.F61]=1)+([.D61]=1)" office:value-type="float" office:value="0" calcext:value-type="float">
            <text:p>0</text:p>
          </table:table-cell>
          <table:table-cell table:style-name="ce1" table:formula="of:=IF(AND(COUNT([.C60:.J60]) &gt; 0;[.O61]&lt;&gt;&quot;&quot;);1;0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[.N2]" office:value-type="float" office:value="5.29150262212918" calcext:value-type="float">
            <text:p>5.29150262212918</text:p>
          </table:table-cell>
          <table:table-cell table:formula="of:=IF([.O2]=&quot;&quot;;&quot;&quot;;[.O2]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]=&quot;&quot;;&quot;&quot;;[$work.AE2]/SQRT([$work.$T2]))">
            <text:p/>
          </table:table-cell>
          <table:table-cell table:number-columns-repeated="14"/>
        </table:table-row>
        <table:table-row table:style-name="ro1">
          <table:table-cell table:formula="of:=[.A3]" office:value-type="float" office:value="11" calcext:value-type="float">
            <text:p>11</text:p>
          </table:table-cell>
          <table:table-cell table:formula="of:=[.B61]" office:value-type="float" office:value="2" calcext:value-type="float">
            <text:p>2</text:p>
          </table:table-cell>
          <table:table-cell table:number-columns-repeated="2"/>
          <table:table-cell table:formula="of:=IF([$work.J3]=&quot;&quot;;&quot;&quot;;[$work.J3])">
            <text:p/>
          </table:table-cell>
          <table:table-cell table:formula="of:=IF([$work.K3]=&quot;&quot;;&quot;&quot;;[$work.K3])">
            <text:p/>
          </table:table-cell>
          <table:table-cell table:number-columns-repeated="4"/>
          <table:table-cell table:formula="of:=([.J62]=1)+([.H62]=1)+([.F62]=1)+([.D62]=1)" office:value-type="float" office:value="0" calcext:value-type="float">
            <text:p>0</text:p>
          </table:table-cell>
          <table:table-cell table:style-name="ce1" table:formula="of:=IF(AND(COUNT([.C61:.J61]) &gt; 0;[.O62]&lt;&gt;&quot;&quot;);1;0)" office:value-type="float" office:value="0" calcext:value-type="float">
            <text:p>0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[.N3]" office:value-type="float" office:value="49.7023282007134" calcext:value-type="float">
            <text:p>49.7023282007134</text:p>
          </table:table-cell>
          <table:table-cell table:formula="of:=IF([.O3]=&quot;&quot;;&quot;&quot;;[.O3])" office:value-type="float" office:value="21.1660104885167" calcext:value-type="float">
            <text:p>21.1660104885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]=&quot;&quot;;&quot;&quot;;[$work.X3]/SQRT([$work.$T2]))">
            <text:p/>
          </table:table-cell>
          <table:table-cell table:formula="of:=IF([$work.Y3]=&quot;&quot;;&quot;&quot;;[$work.Y3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]=&quot;&quot;;&quot;&quot;;[$work.AE3]/SQRT([$work.$T2]))">
            <text:p/>
          </table:table-cell>
          <table:table-cell table:number-columns-repeated="14"/>
        </table:table-row>
        <table:table-row table:style-name="ro1">
          <table:table-cell table:formula="of:=[.A4]" office:value-type="float" office:value="12" calcext:value-type="float">
            <text:p>12</text:p>
          </table:table-cell>
          <table:table-cell table:formula="of:=[.B62]" office:value-type="float" office:value="2" calcext:value-type="float">
            <text:p>2</text:p>
          </table:table-cell>
          <table:table-cell table:number-columns-repeated="2"/>
          <table:table-cell table:formula="of:=IF([$work.J4]=&quot;&quot;;&quot;&quot;;[$work.J4])">
            <text:p/>
          </table:table-cell>
          <table:table-cell table:formula="of:=IF([$work.K4]=&quot;&quot;;&quot;&quot;;[$work.K4])">
            <text:p/>
          </table:table-cell>
          <table:table-cell table:number-columns-repeated="4"/>
          <table:table-cell table:formula="of:=([.J63]=1)+([.H63]=1)+([.F63]=1)+([.D63]=1)" office:value-type="float" office:value="0" calcext:value-type="float">
            <text:p>0</text:p>
          </table:table-cell>
          <table:table-cell table:style-name="ce1" table:formula="of:=IF(AND(COUNT([.C62:.J62]) &gt; 0;[.O63]&lt;&gt;&quot;&quot;);1;0)" office:value-type="float" office:value="0" calcext:value-type="float">
            <text:p>0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[.N4]" office:value-type="float" office:value="52.2282574333542" calcext:value-type="float">
            <text:p>52.2282574333542</text:p>
          </table:table-cell>
          <table:table-cell table:formula="of:=IF([.O4]=&quot;&quot;;&quot;&quot;;[.O4])" office:value-type="float" office:value="64.8094034710661" calcext:value-type="float">
            <text:p>64.8094034710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]=&quot;&quot;;&quot;&quot;;[$work.X4]/SQRT([$work.$T3]))">
            <text:p/>
          </table:table-cell>
          <table:table-cell table:formula="of:=IF([$work.Y4]=&quot;&quot;;&quot;&quot;;[$work.Y4]/SQRT([$work.$T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]=&quot;&quot;;&quot;&quot;;[$work.AE4]/SQRT([$work.$T3]))">
            <text:p/>
          </table:table-cell>
          <table:table-cell table:number-columns-repeated="14"/>
        </table:table-row>
        <table:table-row table:style-name="ro1">
          <table:table-cell table:formula="of:=[.A5]" office:value-type="float" office:value="13" calcext:value-type="float">
            <text:p>1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/>
          <table:table-cell table:formula="of:=IF([$work.J5]=&quot;&quot;;&quot;&quot;;[$work.J5])">
            <text:p/>
          </table:table-cell>
          <table:table-cell table:formula="of:=IF([$work.K5]=&quot;&quot;;&quot;&quot;;[$work.K5])">
            <text:p/>
          </table:table-cell>
          <table:table-cell table:number-columns-repeated="4"/>
          <table:table-cell table:formula="of:=([.J64]=1)+([.H64]=1)+([.F64]=1)+([.D64]=1)" office:value-type="float" office:value="0" calcext:value-type="float">
            <text:p>0</text:p>
          </table:table-cell>
          <table:table-cell table:style-name="ce1" table:formula="of:=IF(AND(COUNT([.C63:.J63]) &gt; 0;[.O64]&lt;&gt;&quot;&quot;);1;0)" office:value-type="float" office:value="0" calcext:value-type="float">
            <text:p>0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[.N5]" office:value-type="float" office:value="56.6603105447469" calcext:value-type="float">
            <text:p>56.6603105447469</text:p>
          </table:table-cell>
          <table:table-cell table:formula="of:=IF([.O5]=&quot;&quot;;&quot;&quot;;[.O5])" office:value-type="float" office:value="94.2060503178" calcext:value-type="float">
            <text:p>94.2060503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]=&quot;&quot;;&quot;&quot;;[$work.X5]/SQRT([$work.$T4]))">
            <text:p/>
          </table:table-cell>
          <table:table-cell table:formula="of:=IF([$work.Y5]=&quot;&quot;;&quot;&quot;;[$work.Y5]/SQRT([$work.$T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]=&quot;&quot;;&quot;&quot;;[$work.AE5]/SQRT([$work.$T4]))">
            <text:p/>
          </table:table-cell>
          <table:table-cell table:number-columns-repeated="14"/>
        </table:table-row>
        <table:table-row table:style-name="ro1">
          <table:table-cell table:formula="of:=[.A6]" office:value-type="float" office:value="14" calcext:value-type="float">
            <text:p>14</text:p>
          </table:table-cell>
          <table:table-cell table:formula="of:=[.B64]" office:value-type="float" office:value="2" calcext:value-type="float">
            <text:p>2</text:p>
          </table:table-cell>
          <table:table-cell table:number-columns-repeated="2"/>
          <table:table-cell table:formula="of:=IF([$work.J6]=&quot;&quot;;&quot;&quot;;[$work.J6])">
            <text:p/>
          </table:table-cell>
          <table:table-cell table:formula="of:=IF([$work.K6]=&quot;&quot;;&quot;&quot;;[$work.K6])">
            <text:p/>
          </table:table-cell>
          <table:table-cell table:number-columns-repeated="4"/>
          <table:table-cell table:formula="of:=([.J65]=1)+([.H65]=1)+([.F65]=1)+([.D65]=1)" office:value-type="float" office:value="0" calcext:value-type="float">
            <text:p>0</text:p>
          </table:table-cell>
          <table:table-cell table:style-name="ce1" table:formula="of:=IF(AND(COUNT([.C64:.J64]) &gt; 0;[.O65]&lt;&gt;&quot;&quot;);1;0)" office:value-type="float" office:value="0" calcext:value-type="float">
            <text:p>0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[.N6]" office:value-type="float" office:value="43.119708699741" calcext:value-type="float">
            <text:p>43.119708699741</text:p>
          </table:table-cell>
          <table:table-cell table:formula="of:=IF([.O6]=&quot;&quot;;&quot;&quot;;[.O6])" office:value-type="float" office:value="105.859572057219" calcext:value-type="float">
            <text:p>105.859572057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]=&quot;&quot;;&quot;&quot;;[$work.X6]/SQRT([$work.$T5]))">
            <text:p/>
          </table:table-cell>
          <table:table-cell table:formula="of:=IF([$work.Y6]=&quot;&quot;;&quot;&quot;;[$work.Y6]/SQRT([$work.$T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]=&quot;&quot;;&quot;&quot;;[$work.AE6]/SQRT([$work.$T5]))">
            <text:p/>
          </table:table-cell>
          <table:table-cell table:number-columns-repeated="14"/>
        </table:table-row>
        <table:table-row table:style-name="ro1">
          <table:table-cell table:formula="of:=[.A7]" office:value-type="float" office:value="15" calcext:value-type="float">
            <text:p>15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number-columns-repeated="4"/>
          <table:table-cell table:formula="of:=([.J66]=1)+([.H66]=1)+([.F66]=1)+([.D66]=1)" office:value-type="float" office:value="0" calcext:value-type="float">
            <text:p>0</text:p>
          </table:table-cell>
          <table:table-cell table:style-name="ce1" table:formula="of:=IF(AND(COUNT([.C65:.J65]) &gt; 0;[.O66]&lt;&gt;&quot;&quot;);1;0)" office:value-type="float" office:value="0" calcext:value-type="float">
            <text:p>0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[.N7]" office:value-type="float" office:value="32.9549906785376" calcext:value-type="float">
            <text:p>32.9549906785376</text:p>
          </table:table-cell>
          <table:table-cell table:formula="of:=IF([.O7]=&quot;&quot;;&quot;&quot;;[.O7])" office:value-type="float" office:value="88.2344136486351" calcext:value-type="float">
            <text:p>88.23441364863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7]=&quot;&quot;;&quot;&quot;;[$work.X7]/SQRT([$work.$T6]))">
            <text:p/>
          </table:table-cell>
          <table:table-cell table:formula="of:=IF([$work.Y7]=&quot;&quot;;&quot;&quot;;[$work.Y7]/SQRT([$work.$T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2"/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number-columns-repeated="4"/>
          <table:table-cell table:formula="of:=([.J67]=1)+([.H67]=1)+([.F67]=1)+([.D67]=1)" office:value-type="float" office:value="0" calcext:value-type="float">
            <text:p>0</text:p>
          </table:table-cell>
          <table:table-cell table:style-name="ce1" table:formula="of:=IF(AND(COUNT([.C66:.J66]) &gt; 0;[.O67]&lt;&gt;&quot;&quot;);1;0)" office:value-type="float" office:value="1" calcext:value-type="float">
            <text:p>1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[.N8]" office:value-type="float" office:value="19.7927074710746" calcext:value-type="float">
            <text:p>19.7927074710746</text:p>
          </table:table-cell>
          <table:table-cell table:formula="of:=IF([.O8]=&quot;&quot;;&quot;&quot;;[.O8])" office:value-type="float" office:value="61.5288630324681" calcext:value-type="float">
            <text:p>61.5288630324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9]" office:value-type="float" office:value="17" calcext:value-type="float">
            <text:p>17</text:p>
          </table:table-cell>
          <table:table-cell table:formula="of:=[.B67]" office:value-type="float" office:value="2" calcext:value-type="float">
            <text:p>2</text:p>
          </table:table-cell>
          <table:table-cell table:number-columns-repeated="2"/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number-columns-repeated="4"/>
          <table:table-cell table:formula="of:=([.J68]=1)+([.H68]=1)+([.F68]=1)+([.D68]=1)" office:value-type="float" office:value="0" calcext:value-type="float">
            <text:p>0</text:p>
          </table:table-cell>
          <table:table-cell table:style-name="ce1" table:formula="of:=IF(AND(COUNT([.C67:.J67]) &gt; 0;[.O68]&lt;&gt;&quot;&quot;);1;0)" office:value-type="float" office:value="1" calcext:value-type="float">
            <text:p>1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[.N9]" office:value-type="float" office:value="23.4960989669917" calcext:value-type="float">
            <text:p>23.4960989669917</text:p>
          </table:table-cell>
          <table:table-cell table:formula="of:=IF([.O9]=&quot;&quot;;&quot;&quot;;[.O9])" office:value-type="float" office:value="39.5989452030236" calcext:value-type="float">
            <text:p>39.5989452030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0]" office:value-type="float" office:value="18" calcext:value-type="float">
            <text:p>18</text:p>
          </table:table-cell>
          <table:table-cell table:formula="of:=[.B68]" office:value-type="float" office:value="2" calcext:value-type="float">
            <text:p>2</text:p>
          </table:table-cell>
          <table:table-cell table:number-columns-repeated="2"/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number-columns-repeated="4"/>
          <table:table-cell table:formula="of:=([.J69]=1)+([.H69]=1)+([.F69]=1)+([.D69]=1)" office:value-type="float" office:value="0" calcext:value-type="float">
            <text:p>0</text:p>
          </table:table-cell>
          <table:table-cell table:style-name="ce1" table:formula="of:=IF(AND(COUNT([.C68:.J68]) &gt; 0;[.O69]&lt;&gt;&quot;&quot;);1;0)" office:value-type="float" office:value="1" calcext:value-type="float">
            <text:p>1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[.N10]" office:value-type="float" office:value="13.1146974964679" calcext:value-type="float">
            <text:p>13.1146974964679</text:p>
          </table:table-cell>
          <table:table-cell table:formula="of:=IF([.O10]=&quot;&quot;;&quot;&quot;;[.O10])" office:value-type="float" office:value="31.1965088377077" calcext:value-type="float">
            <text:p>31.1965088377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1]" office:value-type="float" office:value="19" calcext:value-type="float">
            <text:p>19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2"/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number-columns-repeated="4"/>
          <table:table-cell table:formula="of:=([.J70]=1)+([.H70]=1)+([.F70]=1)+([.D70]=1)" office:value-type="float" office:value="0" calcext:value-type="float">
            <text:p>0</text:p>
          </table:table-cell>
          <table:table-cell table:style-name="ce1" table:formula="of:=IF(AND(COUNT([.C69:.J69]) &gt; 0;[.O70]&lt;&gt;&quot;&quot;);1;0)" office:value-type="float" office:value="1" calcext:value-type="float">
            <text:p>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[.N11]" office:value-type="float" office:value="17.8636155727027" calcext:value-type="float">
            <text:p>17.8636155727027</text:p>
          </table:table-cell>
          <table:table-cell table:formula="of:=IF([.O11]=&quot;&quot;;&quot;&quot;;[.O11])" office:value-type="float" office:value="20.4718652327796" calcext:value-type="float">
            <text:p>20.471865232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B70]" office:value-type="float" office:value="2" calcext:value-type="float">
            <text:p>2</text:p>
          </table:table-cell>
          <table:table-cell table:number-columns-repeated="2"/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number-columns-repeated="4"/>
          <table:table-cell table:formula="of:=([.J71]=1)+([.H71]=1)+([.F71]=1)+([.D71]=1)" office:value-type="float" office:value="0" calcext:value-type="float">
            <text:p>0</text:p>
          </table:table-cell>
          <table:table-cell table:style-name="ce1" table:formula="of:=IF(AND(COUNT([.C70:.J70]) &gt; 0;[.O71]&lt;&gt;&quot;&quot;);1;0)" office:value-type="float" office:value="1" calcext:value-type="float">
            <text:p>1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[.N12]" office:value-type="float" office:value="18.1941664361875" calcext:value-type="float">
            <text:p>18.1941664361875</text:p>
          </table:table-cell>
          <table:table-cell table:formula="of:=IF([.O12]=&quot;&quot;;&quot;&quot;;[.O12])" office:value-type="float" office:value="19.3393217035445" calcext:value-type="float">
            <text:p>19.33932170354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]" office:value-type="float" office:value="21" calcext:value-type="float">
            <text:p>21</text:p>
          </table:table-cell>
          <table:table-cell table:formula="of:=[.B71]" office:value-type="float" office:value="2" calcext:value-type="float">
            <text:p>2</text:p>
          </table:table-cell>
          <table:table-cell table:number-columns-repeated="2"/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number-columns-repeated="4"/>
          <table:table-cell table:formula="of:=([.J72]=1)+([.H72]=1)+([.F72]=1)+([.D72]=1)" office:value-type="float" office:value="0" calcext:value-type="float">
            <text:p>0</text:p>
          </table:table-cell>
          <table:table-cell table:style-name="ce1" table:formula="of:=IF(AND(COUNT([.C71:.J71]) &gt; 0;[.O72]&lt;&gt;&quot;&quot;);1;0)" office:value-type="float" office:value="1" calcext:value-type="float">
            <text:p>1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[.N13]" office:value-type="float" office:value="24.8470933668405" calcext:value-type="float">
            <text:p>24.8470933668405</text:p>
          </table:table-cell>
          <table:table-cell table:formula="of:=IF([.O13]=&quot;&quot;;&quot;&quot;;[.O13])" office:value-type="float" office:value="19.6696847436744" calcext:value-type="float">
            <text:p>19.66968474367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4]" office:value-type="float" office:value="22" calcext:value-type="float">
            <text:p>22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2"/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number-columns-repeated="4"/>
          <table:table-cell table:formula="of:=([.J73]=1)+([.H73]=1)+([.F73]=1)+([.D73]=1)" office:value-type="float" office:value="1" calcext:value-type="float">
            <text:p>1</text:p>
          </table:table-cell>
          <table:table-cell table:style-name="ce1" table:formula="of:=IF(AND(COUNT([.C72:.J72]) &gt; 0;[.O73]&lt;&gt;&quot;&quot;);1;0)" office:value-type="float" office:value="1" calcext:value-type="float">
            <text:p>1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[.N14]" office:value-type="float" office:value="13.0107647738325" calcext:value-type="float">
            <text:p>13.0107647738325</text:p>
          </table:table-cell>
          <table:table-cell table:formula="of:=IF([.O14]=&quot;&quot;;&quot;&quot;;[.O14])" office:value-type="float" office:value="21.7681991141374" calcext:value-type="float">
            <text:p>21.7681991141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number-columns-repeated="14"/>
        </table:table-row>
        <table:table-row table:style-name="ro1">
          <table:table-cell table:formula="of:=[.A15]" office:value-type="float" office:value="23" calcext:value-type="float">
            <text:p>23</text:p>
          </table:table-cell>
          <table:table-cell table:formula="of:=[.B73]" office:value-type="float" office:value="2" calcext:value-type="float">
            <text:p>2</text:p>
          </table:table-cell>
          <table:table-cell table:number-columns-repeated="2"/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number-columns-repeated="4"/>
          <table:table-cell table:formula="of:=([.J74]=1)+([.H74]=1)+([.F74]=1)+([.D74]=1)" office:value-type="float" office:value="1" calcext:value-type="float">
            <text:p>1</text:p>
          </table:table-cell>
          <table:table-cell table:style-name="ce1" table:formula="of:=IF(AND(COUNT([.C73:.J73]) &gt; 0;[.O74]&lt;&gt;&quot;&quot;);1;0)" office:value-type="float" office:value="1" calcext:value-type="float">
            <text:p>1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[.N15]" office:value-type="float" office:value="19.0811577140944" calcext:value-type="float">
            <text:p>19.0811577140944</text:p>
          </table:table-cell>
          <table:table-cell table:formula="of:=IF([.O15]=&quot;&quot;;&quot;&quot;;[.O15])" office:value-type="float" office:value="17.148642303921" calcext:value-type="float">
            <text:p>17.148642303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number-columns-repeated="14"/>
        </table:table-row>
        <table:table-row table:style-name="ro1">
          <table:table-cell table:formula="of:=[.A16]" office:value-type="float" office:value="24" calcext:value-type="float">
            <text:p>24</text:p>
          </table:table-cell>
          <table:table-cell table:formula="of:=[.B74]" office:value-type="float" office:value="2" calcext:value-type="float">
            <text:p>2</text:p>
          </table:table-cell>
          <table:table-cell table:number-columns-repeated="2"/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number-columns-repeated="4"/>
          <table:table-cell table:formula="of:=([.J75]=1)+([.H75]=1)+([.F75]=1)+([.D75]=1)" office:value-type="float" office:value="0" calcext:value-type="float">
            <text:p>0</text:p>
          </table:table-cell>
          <table:table-cell table:style-name="ce1" table:formula="of:=IF(AND(COUNT([.C74:.J74]) &gt; 0;[.O75]&lt;&gt;&quot;&quot;);1;0)" office:value-type="float" office:value="1" calcext:value-type="float">
            <text:p>1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[.N16]" office:value-type="float" office:value="20.5566080006433" calcext:value-type="float">
            <text:p>20.5566080006433</text:p>
          </table:table-cell>
          <table:table-cell table:formula="of:=IF([.O16]=&quot;&quot;;&quot;&quot;;[.O16])" office:value-type="float" office:value="19.0159102585213" calcext:value-type="float">
            <text:p>19.0159102585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number-columns-repeated="14"/>
        </table:table-row>
        <table:table-row table:style-name="ro1">
          <table:table-cell table:formula="of:=[.A17]" office:value-type="float" office:value="25" calcext:value-type="float">
            <text:p>25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2"/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number-columns-repeated="4"/>
          <table:table-cell table:formula="of:=([.J76]=1)+([.H76]=1)+([.F76]=1)+([.D76]=1)" office:value-type="float" office:value="0" calcext:value-type="float">
            <text:p>0</text:p>
          </table:table-cell>
          <table:table-cell table:style-name="ce1" table:formula="of:=IF(AND(COUNT([.C75:.J75]) &gt; 0;[.O76]&lt;&gt;&quot;&quot;);1;0)" office:value-type="float" office:value="1" calcext:value-type="float">
            <text:p>1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[.N17]" office:value-type="float" office:value="22.6855434094363" calcext:value-type="float">
            <text:p>22.6855434094363</text:p>
          </table:table-cell>
          <table:table-cell table:formula="of:=IF([.O17]=&quot;&quot;;&quot;&quot;;[.O17])" office:value-type="float" office:value="19.5987473806017" calcext:value-type="float">
            <text:p>19.5987473806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number-columns-repeated="14"/>
        </table:table-row>
        <table:table-row table:style-name="ro1">
          <table:table-cell table:formula="of:=[.A18]" office:value-type="float" office:value="26" calcext:value-type="float">
            <text:p>26</text:p>
          </table:table-cell>
          <table:table-cell table:formula="of:=[.B76]" office:value-type="float" office:value="2" calcext:value-type="float">
            <text:p>2</text:p>
          </table:table-cell>
          <table:table-cell table:number-columns-repeated="2"/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number-columns-repeated="4"/>
          <table:table-cell table:formula="of:=([.J77]=1)+([.H77]=1)+([.F77]=1)+([.D77]=1)" office:value-type="float" office:value="0" calcext:value-type="float">
            <text:p>0</text:p>
          </table:table-cell>
          <table:table-cell table:style-name="ce1" table:formula="of:=IF(AND(COUNT([.C76:.J76]) &gt; 0;[.O77]&lt;&gt;&quot;&quot;);1;0)" office:value-type="float" office:value="1" calcext:value-type="float">
            <text:p>1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[.N18]" office:value-type="float" office:value="45.2654485175292" calcext:value-type="float">
            <text:p>45.2654485175292</text:p>
          </table:table-cell>
          <table:table-cell table:formula="of:=IF([.O18]=&quot;&quot;;&quot;&quot;;[.O18])" office:value-type="float" office:value="23.0216600352875" calcext:value-type="float">
            <text:p>23.0216600352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number-columns-repeated="14"/>
        </table:table-row>
        <table:table-row table:style-name="ro1">
          <table:table-cell table:formula="of:=[.A19]" office:value-type="float" office:value="27" calcext:value-type="float">
            <text:p>27</text:p>
          </table:table-cell>
          <table:table-cell table:formula="of:=[.B77]" office:value-type="float" office:value="2" calcext:value-type="float">
            <text:p>2</text:p>
          </table:table-cell>
          <table:table-cell table:number-columns-repeated="2"/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number-columns-repeated="4"/>
          <table:table-cell table:formula="of:=([.J78]=1)+([.H78]=1)+([.F78]=1)+([.D78]=1)" office:value-type="float" office:value="0" calcext:value-type="float">
            <text:p>0</text:p>
          </table:table-cell>
          <table:table-cell table:style-name="ce1" table:formula="of:=IF(AND(COUNT([.C77:.J77]) &gt; 0;[.O78]&lt;&gt;&quot;&quot;);1;0)" office:value-type="float" office:value="1" calcext:value-type="float">
            <text:p>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[.N19]" office:value-type="float" office:value="26.9959542941209" calcext:value-type="float">
            <text:p>26.9959542941209</text:p>
          </table:table-cell>
          <table:table-cell table:formula="of:=IF([.O19]=&quot;&quot;;&quot;&quot;;[.O19])" office:value-type="float" office:value="37.8925763324601" calcext:value-type="float">
            <text:p>37.8925763324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9]=&quot;&quot;;&quot;&quot;;[$work.AE19]/SQRT([$work.$T18]))">
            <text:p/>
          </table:table-cell>
          <table:table-cell table:number-columns-repeated="14"/>
        </table:table-row>
        <table:table-row table:style-name="ro1">
          <table:table-cell table:formula="of:=[.A20]" office:value-type="float" office:value="28" calcext:value-type="float">
            <text:p>28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2"/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number-columns-repeated="4"/>
          <table:table-cell table:formula="of:=([.J79]=1)+([.H79]=1)+([.F79]=1)+([.D79]=1)" office:value-type="float" office:value="0" calcext:value-type="float">
            <text:p>0</text:p>
          </table:table-cell>
          <table:table-cell table:style-name="ce1" table:formula="of:=IF(AND(COUNT([.C78:.J78]) &gt; 0;[.O79]&lt;&gt;&quot;&quot;);1;0)" office:value-type="float" office:value="0" calcext:value-type="float">
            <text:p>0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[.N20]" office:value-type="float" office:value="20.491546993592" calcext:value-type="float">
            <text:p>20.491546993592</text:p>
          </table:table-cell>
          <table:table-cell table:formula="of:=IF([.O20]=&quot;&quot;;&quot;&quot;;[.O20])" office:value-type="float" office:value="30.4741468369068" calcext:value-type="float">
            <text:p>30.47414683690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0]=&quot;&quot;;&quot;&quot;;[$work.AE20]/SQRT([$work.$T19]))">
            <text:p/>
          </table:table-cell>
          <table:table-cell table:number-columns-repeated="14"/>
        </table:table-row>
        <table:table-row table:style-name="ro1">
          <table:table-cell table:formula="of:=[.A21]" office:value-type="float" office:value="29" calcext:value-type="float">
            <text:p>29</text:p>
          </table:table-cell>
          <table:table-cell table:formula="of:=[.B79]" office:value-type="float" office:value="2" calcext:value-type="float">
            <text:p>2</text:p>
          </table:table-cell>
          <table:table-cell table:number-columns-repeated="2"/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number-columns-repeated="4"/>
          <table:table-cell table:formula="of:=([.J80]=1)+([.H80]=1)+([.F80]=1)+([.D80]=1)" office:value-type="float" office:value="0" calcext:value-type="float">
            <text:p>0</text:p>
          </table:table-cell>
          <table:table-cell table:style-name="ce1" table:formula="of:=IF(AND(COUNT([.C79:.J79]) &gt; 0;[.O80]&lt;&gt;&quot;&quot;);1;0)" office:value-type="float" office:value="0" calcext:value-type="float">
            <text:p>0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[.N21]" office:value-type="float" office:value="29.6831002538139" calcext:value-type="float">
            <text:p>29.6831002538139</text:p>
          </table:table-cell>
          <table:table-cell table:formula="of:=IF([.O21]=&quot;&quot;;&quot;&quot;;[.O21])" office:value-type="float" office:value="25.4999463837362" calcext:value-type="float">
            <text:p>25.4999463837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1]=&quot;&quot;;&quot;&quot;;[$work.AE21]/SQRT([$work.$T20]))">
            <text:p/>
          </table:table-cell>
          <table:table-cell table:number-columns-repeated="14"/>
        </table:table-row>
        <table:table-row table:style-name="ro1">
          <table:table-cell table:formula="of:=[.A22]" office:value-type="float" office:value="30" calcext:value-type="float">
            <text:p>30</text:p>
          </table:table-cell>
          <table:table-cell table:formula="of:=[.B80]" office:value-type="float" office:value="2" calcext:value-type="float">
            <text:p>2</text:p>
          </table:table-cell>
          <table:table-cell table:number-columns-repeated="2"/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number-columns-repeated="4"/>
          <table:table-cell table:formula="of:=([.J81]=1)+([.H81]=1)+([.F81]=1)+([.D81]=1)" office:value-type="float" office:value="0" calcext:value-type="float">
            <text:p>0</text:p>
          </table:table-cell>
          <table:table-cell table:style-name="ce1" table:formula="of:=IF(AND(COUNT([.C80:.J80]) &gt; 0;[.O81]&lt;&gt;&quot;&quot;);1;0)" office:value-type="float" office:value="0" calcext:value-type="float">
            <text:p>0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[.N22]" office:value-type="float" office:value="47.7814168927355" calcext:value-type="float">
            <text:p>47.7814168927355</text:p>
          </table:table-cell>
          <table:table-cell table:formula="of:=IF([.O22]=&quot;&quot;;&quot;&quot;;[.O22])" office:value-type="float" office:value="32.63414660588" calcext:value-type="float">
            <text:p>32.63414660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2]=&quot;&quot;;&quot;&quot;;[$work.AE22]/SQRT([$work.$T21]))">
            <text:p/>
          </table:table-cell>
          <table:table-cell table:number-columns-repeated="14"/>
        </table:table-row>
        <table:table-row table:style-name="ro1">
          <table:table-cell table:formula="of:=[.A23]" office:value-type="float" office:value="31" calcext:value-type="float">
            <text:p>31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2"/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number-columns-repeated="4"/>
          <table:table-cell table:formula="of:=([.J82]=1)+([.H82]=1)+([.F82]=1)+([.D82]=1)" office:value-type="float" office:value="0" calcext:value-type="float">
            <text:p>0</text:p>
          </table:table-cell>
          <table:table-cell table:style-name="ce1" table:formula="of:=IF(AND(COUNT([.C81:.J81]) &gt; 0;[.O82]&lt;&gt;&quot;&quot;);1;0)" office:value-type="float" office:value="0" calcext:value-type="float">
            <text:p>0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[.N23]" office:value-type="float" office:value="38.7503953667005" calcext:value-type="float">
            <text:p>38.7503953667005</text:p>
          </table:table-cell>
          <table:table-cell table:formula="of:=IF([.O23]=&quot;&quot;;&quot;&quot;;[.O23])" office:value-type="float" office:value="42.569911954635" calcext:value-type="float">
            <text:p>42.569911954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3]=&quot;&quot;;&quot;&quot;;[$work.AE23]/SQRT([$work.$T22]))">
            <text:p/>
          </table:table-cell>
          <table:table-cell table:number-columns-repeated="14"/>
        </table:table-row>
        <table:table-row table:style-name="ro1">
          <table:table-cell table:formula="of:=[.A24]" office:value-type="float" office:value="32" calcext:value-type="float">
            <text:p>32</text:p>
          </table:table-cell>
          <table:table-cell table:formula="of:=[.B82]" office:value-type="float" office:value="2" calcext:value-type="float">
            <text:p>2</text:p>
          </table:table-cell>
          <table:table-cell table:number-columns-repeated="2"/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number-columns-repeated="4"/>
          <table:table-cell table:formula="of:=([.J83]=1)+([.H83]=1)+([.F83]=1)+([.D83]=1)" office:value-type="float" office:value="0" calcext:value-type="float">
            <text:p>0</text:p>
          </table:table-cell>
          <table:table-cell table:style-name="ce1" table:formula="of:=IF(AND(COUNT([.C82:.J82]) &gt; 0;[.O83]&lt;&gt;&quot;&quot;);1;0)" office:value-type="float" office:value="0" calcext:value-type="float">
            <text:p>0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[.N24]" office:value-type="float" office:value="39.6715985923219" calcext:value-type="float">
            <text:p>39.6715985923219</text:p>
          </table:table-cell>
          <table:table-cell table:formula="of:=IF([.O24]=&quot;&quot;;&quot;&quot;;[.O24])" office:value-type="float" office:value="41.7063415667587" calcext:value-type="float">
            <text:p>41.7063415667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4]=&quot;&quot;;&quot;&quot;;[$work.AE24]/SQRT([$work.$T23]))">
            <text:p/>
          </table:table-cell>
          <table:table-cell table:number-columns-repeated="14"/>
        </table:table-row>
        <table:table-row table:style-name="ro1">
          <table:table-cell table:formula="of:=[.A25]" office:value-type="float" office:value="33" calcext:value-type="float">
            <text:p>33</text:p>
          </table:table-cell>
          <table:table-cell table:formula="of:=[.B83]" office:value-type="float" office:value="2" calcext:value-type="float">
            <text:p>2</text:p>
          </table:table-cell>
          <table:table-cell table:number-columns-repeated="2"/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number-columns-repeated="4"/>
          <table:table-cell table:formula="of:=([.J84]=1)+([.H84]=1)+([.F84]=1)+([.D84]=1)" office:value-type="float" office:value="0" calcext:value-type="float">
            <text:p>0</text:p>
          </table:table-cell>
          <table:table-cell table:style-name="ce1" table:formula="of:=IF(AND(COUNT([.C83:.J83]) &gt; 0;[.O84]&lt;&gt;&quot;&quot;);1;0)" office:value-type="float" office:value="0" calcext:value-type="float">
            <text:p>0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[.N25]" office:value-type="float" office:value="39.953423491792" calcext:value-type="float">
            <text:p>39.953423491792</text:p>
          </table:table-cell>
          <table:table-cell table:formula="of:=IF([.O25]=&quot;&quot;;&quot;&quot;;[.O25])" office:value-type="float" office:value="42.5472700581679" calcext:value-type="float">
            <text:p>42.547270058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5]=&quot;&quot;;&quot;&quot;;[$work.AE25]/SQRT([$work.$T24]))">
            <text:p/>
          </table:table-cell>
          <table:table-cell table:number-columns-repeated="14"/>
        </table:table-row>
        <table:table-row table:style-name="ro1">
          <table:table-cell table:formula="of:=[.A26]" office:value-type="float" office:value="34" calcext:value-type="float">
            <text:p>34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2"/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number-columns-repeated="4"/>
          <table:table-cell table:formula="of:=([.J85]=1)+([.H85]=1)+([.F85]=1)+([.D85]=1)" office:value-type="float" office:value="0" calcext:value-type="float">
            <text:p>0</text:p>
          </table:table-cell>
          <table:table-cell table:style-name="ce1" table:formula="of:=IF(AND(COUNT([.C84:.J84]) &gt; 0;[.O85]&lt;&gt;&quot;&quot;);1;0)" office:value-type="float" office:value="0" calcext:value-type="float">
            <text:p>0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[.N26]" office:value-type="float" office:value="45.2645292051808" calcext:value-type="float">
            <text:p>45.2645292051808</text:p>
          </table:table-cell>
          <table:table-cell table:formula="of:=IF([.O26]=&quot;&quot;;&quot;&quot;;[.O26])" office:value-type="float" office:value="41.99174849544" calcext:value-type="float">
            <text:p>41.991748495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6]=&quot;&quot;;&quot;&quot;;[$work.AE26]/SQRT([$work.$T25]))">
            <text:p/>
          </table:table-cell>
          <table:table-cell table:number-columns-repeated="14"/>
        </table:table-row>
        <table:table-row table:style-name="ro1">
          <table:table-cell table:formula="of:=[.A27]" office:value-type="float" office:value="35" calcext:value-type="float">
            <text:p>35</text:p>
          </table:table-cell>
          <table:table-cell table:formula="of:=[.B85]" office:value-type="float" office:value="2" calcext:value-type="float">
            <text:p>2</text:p>
          </table:table-cell>
          <table:table-cell table:number-columns-repeated="2"/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number-columns-repeated="4"/>
          <table:table-cell table:formula="of:=([.J86]=1)+([.H86]=1)+([.F86]=1)+([.D86]=1)" office:value-type="float" office:value="0" calcext:value-type="float">
            <text:p>0</text:p>
          </table:table-cell>
          <table:table-cell table:style-name="ce1" table:formula="of:=IF(AND(COUNT([.C85:.J85]) &gt; 0;[.O86]&lt;&gt;&quot;&quot;);1;0)" office:value-type="float" office:value="0" calcext:value-type="float">
            <text:p>0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[.N27]" office:value-type="float" office:value="55.0347025910901" calcext:value-type="float">
            <text:p>55.0347025910901</text:p>
          </table:table-cell>
          <table:table-cell table:formula="of:=IF([.O27]=&quot;&quot;;&quot;&quot;;[.O27])" office:value-type="float" office:value="46.5851906501925" calcext:value-type="float">
            <text:p>46.58519065019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7]=&quot;&quot;;&quot;&quot;;[$work.AE27]/SQRT([$work.$T26]))">
            <text:p/>
          </table:table-cell>
          <table:table-cell table:number-columns-repeated="14"/>
        </table:table-row>
        <table:table-row table:style-name="ro1">
          <table:table-cell table:formula="of:=[.A28]" office:value-type="float" office:value="36" calcext:value-type="float">
            <text:p>36</text:p>
          </table:table-cell>
          <table:table-cell table:formula="of:=[.B86]" office:value-type="float" office:value="2" calcext:value-type="float">
            <text:p>2</text:p>
          </table:table-cell>
          <table:table-cell table:number-columns-repeated="2"/>
          <table:table-cell table:style-name="ce1" table:formula="of:=IF([$work.J28]=&quot;&quot;;&quot;&quot;;[$work.J28])" office:value-type="float" office:value="0.8" calcext:value-type="float">
            <text:p>0.8</text:p>
          </table:table-cell>
          <table:table-cell table:style-name="ce1" table:formula="of:=IF([$work.K28]=&quot;&quot;;&quot;&quot;;[$work.K28])" office:value-type="float" office:value="0" calcext:value-type="float">
            <text:p>0</text:p>
          </table:table-cell>
          <table:table-cell table:number-columns-repeated="4"/>
          <table:table-cell table:formula="of:=([.J87]=1)+([.H87]=1)+([.F87]=1)+([.D87]=1)" office:value-type="float" office:value="0" calcext:value-type="float">
            <text:p>0</text:p>
          </table:table-cell>
          <table:table-cell table:style-name="ce1" table:formula="of:=IF(AND(COUNT([.C86:.J86]) &gt; 0;[.O87]&lt;&gt;&quot;&quot;);1;0)" office:value-type="float" office:value="0" calcext:value-type="float">
            <text:p>0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[.N28]" office:value-type="float" office:value="74.2123698667712" calcext:value-type="float">
            <text:p>74.2123698667712</text:p>
          </table:table-cell>
          <table:table-cell table:formula="of:=IF([.O28]=&quot;&quot;;&quot;&quot;;[.O28])" office:value-type="float" office:value="56.9903919020513" calcext:value-type="float">
            <text:p>56.9903919020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IF([$work.AE28]=&quot;&quot;;&quot;&quot;;[$work.AE28]/SQRT([$work.$T27]))" office:value-type="float" office:value="32.6030294375672" calcext:value-type="float">
            <text:p>32.6030294375672</text:p>
          </table:table-cell>
          <table:table-cell table:number-columns-repeated="14"/>
        </table:table-row>
        <table:table-row table:style-name="ro1">
          <table:table-cell table:formula="of:=[.A29]" office:value-type="float" office:value="37" calcext:value-type="float">
            <text:p>37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2"/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number-columns-repeated="4"/>
          <table:table-cell table:formula="of:=([.J88]=1)+([.H88]=1)+([.F88]=1)+([.D88]=1)" office:value-type="float" office:value="0" calcext:value-type="float">
            <text:p>0</text:p>
          </table:table-cell>
          <table:table-cell table:style-name="ce1" table:formula="of:=IF(AND(COUNT([.C87:.J87]) &gt; 0;[.O88]&lt;&gt;&quot;&quot;);1;0)" office:value-type="float" office:value="1" calcext:value-type="float">
            <text:p>1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[.N29]" office:value-type="float" office:value="125.287378582273" calcext:value-type="float">
            <text:p>125.287378582273</text:p>
          </table:table-cell>
          <table:table-cell table:formula="of:=IF([.O29]=&quot;&quot;;&quot;&quot;;[.O29])" office:value-type="float" office:value="78.8822553618979" calcext:value-type="float">
            <text:p>78.88225536189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IF([$work.X29]=&quot;&quot;;&quot;&quot;;[$work.X29]/SQRT([$work.$T28]))" office:value-type="float" office:value="1.60812363231865" calcext:value-type="float">
            <text:p>1.60812363231865</text:p>
          </table:table-cell>
          <table:table-cell table:style-name="ce1" table:formula="of:=IF([$work.Y29]=&quot;&quot;;&quot;&quot;;[$work.Y29]/SQRT([$work.$T2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number-columns-repeated="14"/>
        </table:table-row>
        <table:table-row table:style-name="ro1">
          <table:table-cell table:formula="of:=[.A30]" office:value-type="float" office:value="38" calcext:value-type="float">
            <text:p>38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2"/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number-columns-repeated="4"/>
          <table:table-cell table:formula="of:=([.J89]=1)+([.H89]=1)+([.F89]=1)+([.D89]=1)" office:value-type="float" office:value="1" calcext:value-type="float">
            <text:p>1</text:p>
          </table:table-cell>
          <table:table-cell table:style-name="ce1" table:formula="of:=IF(AND(COUNT([.C88:.J88]) &gt; 0;[.O89]&lt;&gt;&quot;&quot;);1;0)" office:value-type="float" office:value="1" calcext:value-type="float">
            <text:p>1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[.N30]" office:value-type="float" office:value="136.782246514952" calcext:value-type="float">
            <text:p>136.782246514952</text:p>
          </table:table-cell>
          <table:table-cell table:formula="of:=IF([.O30]=&quot;&quot;;&quot;&quot;;[.O30])" office:value-type="float" office:value="119.745912096523" calcext:value-type="float">
            <text:p>119.74591209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number-columns-repeated="14"/>
        </table:table-row>
        <table:table-row table:style-name="ro1">
          <table:table-cell table:formula="of:=[.A31]" office:value-type="float" office:value="39" calcext:value-type="float">
            <text:p>39</text:p>
          </table:table-cell>
          <table:table-cell table:formula="of:=[.B89]" office:value-type="float" office:value="2" calcext:value-type="float">
            <text:p>2</text:p>
          </table:table-cell>
          <table:table-cell table:number-columns-repeated="2"/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number-columns-repeated="4"/>
          <table:table-cell table:formula="of:=([.J90]=1)+([.H90]=1)+([.F90]=1)+([.D90]=1)" office:value-type="float" office:value="1" calcext:value-type="float">
            <text:p>1</text:p>
          </table:table-cell>
          <table:table-cell table:style-name="ce1" table:formula="of:=IF(AND(COUNT([.C89:.J89]) &gt; 0;[.O90]&lt;&gt;&quot;&quot;);1;0)" office:value-type="float" office:value="1" calcext:value-type="float">
            <text:p>1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[.N31]" office:value-type="float" office:value="129.85535457358" calcext:value-type="float">
            <text:p>129.85535457358</text:p>
          </table:table-cell>
          <table:table-cell table:formula="of:=IF([.O31]=&quot;&quot;;&quot;&quot;;[.O31])" office:value-type="float" office:value="141.327357784881" calcext:value-type="float">
            <text:p>141.327357784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number-columns-repeated="14"/>
        </table:table-row>
        <table:table-row table:style-name="ro1">
          <table:table-cell table:formula="of:=[.A32]" office:value-type="float" office:value="40" calcext:value-type="float">
            <text:p>40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2"/>
          <table:table-cell table:formula="of:=IF([$work.J32]=&quot;&quot;;&quot;&quot;;[$work.J32])" office:value-type="float" office:value="0.8" calcext:value-type="float">
            <text:p>0.8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number-columns-repeated="4"/>
          <table:table-cell table:formula="of:=([.J91]=1)+([.H91]=1)+([.F91]=1)+([.D91]=1)" office:value-type="float" office:value="1" calcext:value-type="float">
            <text:p>1</text:p>
          </table:table-cell>
          <table:table-cell table:style-name="ce1" table:formula="of:=IF(AND(COUNT([.C90:.J90]) &gt; 0;[.O91]&lt;&gt;&quot;&quot;);1;0)" office:value-type="float" office:value="1" calcext:value-type="float">
            <text:p>1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[.N32]" office:value-type="float" office:value="147.163167045951" calcext:value-type="float">
            <text:p>147.163167045951</text:p>
          </table:table-cell>
          <table:table-cell table:formula="of:=IF([.O32]=&quot;&quot;;&quot;&quot;;[.O32])" office:value-type="float" office:value="145.927086975092" calcext:value-type="float">
            <text:p>145.9270869750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2]=&quot;&quot;;&quot;&quot;;[$work.AE32]/SQRT([$work.$T31]))" office:value-type="float" office:value="103.48959974356" calcext:value-type="float">
            <text:p>103.48959974356</text:p>
          </table:table-cell>
          <table:table-cell table:number-columns-repeated="14"/>
        </table:table-row>
        <table:table-row table:style-name="ro1">
          <table:table-cell table:formula="of:=[.A33]" office:value-type="float" office:value="41" calcext:value-type="float">
            <text:p>41</text:p>
          </table:table-cell>
          <table:table-cell table:formula="of:=[.B91]" office:value-type="float" office:value="2" calcext:value-type="float">
            <text:p>2</text:p>
          </table:table-cell>
          <table:table-cell table:number-columns-repeated="2"/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number-columns-repeated="4"/>
          <table:table-cell table:formula="of:=([.J92]=1)+([.H92]=1)+([.F92]=1)+([.D92]=1)" office:value-type="float" office:value="1" calcext:value-type="float">
            <text:p>1</text:p>
          </table:table-cell>
          <table:table-cell table:style-name="ce1" table:formula="of:=IF(AND(COUNT([.C91:.J91]) &gt; 0;[.O92]&lt;&gt;&quot;&quot;);1;0)" office:value-type="float" office:value="1" calcext:value-type="float">
            <text:p>1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[.N33]" office:value-type="float" office:value="254.224104529009" calcext:value-type="float">
            <text:p>254.224104529009</text:p>
          </table:table-cell>
          <table:table-cell table:formula="of:=IF([.O33]=&quot;&quot;;&quot;&quot;;[.O33])" office:value-type="float" office:value="174.331331965994" calcext:value-type="float">
            <text:p>174.3313319659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4.75459575929265" calcext:value-type="float">
            <text:p>4.75459575929265</text:p>
          </table:table-cell>
          <table:table-cell table:formula="of:=IF([$work.Y33]=&quot;&quot;;&quot;&quot;;[$work.Y33]/SQRT([$work.$T32]))" office:value-type="float" office:value="4.75459575929265" calcext:value-type="float">
            <text:p>4.75459575929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number-columns-repeated="14"/>
        </table:table-row>
        <table:table-row table:style-name="ro1">
          <table:table-cell table:formula="of:=[.A34]" office:value-type="float" office:value="42" calcext:value-type="float">
            <text:p>42</text:p>
          </table:table-cell>
          <table:table-cell table:formula="of:=[.B92]" office:value-type="float" office:value="2" calcext:value-type="float">
            <text:p>2</text:p>
          </table:table-cell>
          <table:table-cell table:number-columns-repeated="2"/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number-columns-repeated="4"/>
          <table:table-cell table:formula="of:=([.J93]=1)+([.H93]=1)+([.F93]=1)+([.D93]=1)" office:value-type="float" office:value="1" calcext:value-type="float">
            <text:p>1</text:p>
          </table:table-cell>
          <table:table-cell table:style-name="ce1" table:formula="of:=IF(AND(COUNT([.C92:.J92]) &gt; 0;[.O93]&lt;&gt;&quot;&quot;);1;0)" office:value-type="float" office:value="1" calcext:value-type="float">
            <text:p>1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[.N34]" office:value-type="float" office:value="299.794255951669" calcext:value-type="float">
            <text:p>299.794255951669</text:p>
          </table:table-cell>
          <table:table-cell table:formula="of:=IF([.O34]=&quot;&quot;;&quot;&quot;;[.O34])" office:value-type="float" office:value="248.669032816822" calcext:value-type="float">
            <text:p>248.669032816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7" calcext:value-type="float">
            <text:p>7.72663393209237</text:p>
          </table:table-cell>
          <table:table-cell table:formula="of:=IF([$work.Y34]=&quot;&quot;;&quot;&quot;;[$work.Y34]/SQRT([$work.$T33]))" office:value-type="float" office:value="7.72663393209237" calcext:value-type="float">
            <text:p>7.72663393209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number-columns-repeated="14"/>
        </table:table-row>
        <table:table-row table:style-name="ro1">
          <table:table-cell table:formula="of:=[.A35]" office:value-type="float" office:value="43" calcext:value-type="float">
            <text:p>4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2"/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number-columns-repeated="4"/>
          <table:table-cell table:formula="of:=([.J94]=1)+([.H94]=1)+([.F94]=1)+([.D94]=1)" office:value-type="float" office:value="0" calcext:value-type="float">
            <text:p>0</text:p>
          </table:table-cell>
          <table:table-cell table:style-name="ce1" table:formula="of:=IF(AND(COUNT([.C93:.J93]) &gt; 0;[.O94]&lt;&gt;&quot;&quot;);1;0)" office:value-type="float" office:value="1" calcext:value-type="float">
            <text:p>1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[.N35]" office:value-type="float" office:value="353.018072425989" calcext:value-type="float">
            <text:p>353.018072425989</text:p>
          </table:table-cell>
          <table:table-cell table:formula="of:=IF([.O35]=&quot;&quot;;&quot;&quot;;[.O35])" office:value-type="float" office:value="317.599307358624" calcext:value-type="float">
            <text:p>317.599307358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6]" office:value-type="float" office:value="44" calcext:value-type="float">
            <text:p>44</text:p>
          </table:table-cell>
          <table:table-cell table:formula="of:=[.B94]" office:value-type="float" office:value="2" calcext:value-type="float">
            <text:p>2</text:p>
          </table:table-cell>
          <table:table-cell table:number-columns-repeated="2"/>
          <table:table-cell table:formula="of:=IF([$work.J36]=&quot;&quot;;&quot;&quot;;[$work.J36])">
            <text:p/>
          </table:table-cell>
          <table:table-cell table:formula="of:=IF([$work.K36]=&quot;&quot;;&quot;&quot;;[$work.K36])">
            <text:p/>
          </table:table-cell>
          <table:table-cell table:number-columns-repeated="4"/>
          <table:table-cell table:formula="of:=([.J95]=1)+([.H95]=1)+([.F95]=1)+([.D95]=1)" office:value-type="float" office:value="0" calcext:value-type="float">
            <text:p>0</text:p>
          </table:table-cell>
          <table:table-cell table:style-name="ce1" table:formula="of:=IF(AND(COUNT([.C94:.J94]) &gt; 0;[.O95]&lt;&gt;&quot;&quot;);1;0)" office:value-type="float" office:value="1" calcext:value-type="float">
            <text:p>1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[.N36]" office:value-type="float" office:value="285.440166889409" calcext:value-type="float">
            <text:p>285.440166889409</text:p>
          </table:table-cell>
          <table:table-cell table:formula="of:=IF([.O36]=&quot;&quot;;&quot;&quot;;[.O36])" office:value-type="float" office:value="364.389172467842" calcext:value-type="float">
            <text:p>364.3891724678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6]=&quot;&quot;;&quot;&quot;;[$work.AE36]/SQRT([$work.$T35]))">
            <text:p/>
          </table:table-cell>
          <table:table-cell table:number-columns-repeated="14"/>
        </table:table-row>
        <table:table-row table:style-name="ro1">
          <table:table-cell table:formula="of:=[.A37]" office:value-type="float" office:value="45" calcext:value-type="float">
            <text:p>45</text:p>
          </table:table-cell>
          <table:table-cell table:formula="of:=[.B95]" office:value-type="float" office:value="2" calcext:value-type="float">
            <text:p>2</text:p>
          </table:table-cell>
          <table:table-cell table:number-columns-repeated="2"/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number-columns-repeated="4"/>
          <table:table-cell table:formula="of:=([.J96]=1)+([.H96]=1)+([.F96]=1)+([.D96]=1)" office:value-type="float" office:value="0" calcext:value-type="float">
            <text:p>0</text:p>
          </table:table-cell>
          <table:table-cell table:style-name="ce1" table:formula="of:=IF(AND(COUNT([.C95:.J95]) &gt; 0;[.O96]&lt;&gt;&quot;&quot;);1;0)" office:value-type="float" office:value="0" calcext:value-type="float">
            <text:p>0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[.N37]" office:value-type="float" office:value="253.592652356637" calcext:value-type="float">
            <text:p>253.592652356637</text:p>
          </table:table-cell>
          <table:table-cell table:formula="of:=IF([.O37]=&quot;&quot;;&quot;&quot;;[.O37])" office:value-type="float" office:value="337.56800159231" calcext:value-type="float">
            <text:p>337.56800159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7]=&quot;&quot;;&quot;&quot;;[$work.X37]/SQRT([$work.$T36]))">
            <text:p/>
          </table:table-cell>
          <table:table-cell table:formula="of:=IF([$work.Y37]=&quot;&quot;;&quot;&quot;;[$work.Y37]/SQRT([$work.$T3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8]" office:value-type="float" office:value="46" calcext:value-type="float">
            <text:p>46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2"/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number-columns-repeated="4"/>
          <table:table-cell table:formula="of:=([.J97]=1)+([.H97]=1)+([.F97]=1)+([.D97]=1)" office:value-type="float" office:value="0" calcext:value-type="float">
            <text:p>0</text:p>
          </table:table-cell>
          <table:table-cell table:style-name="ce1" table:formula="of:=IF(AND(COUNT([.C96:.J96]) &gt; 0;[.O97]&lt;&gt;&quot;&quot;);1;0)" office:value-type="float" office:value="1" calcext:value-type="float">
            <text:p>1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[.N38]" office:value-type="float" office:value="167.266626789487" calcext:value-type="float">
            <text:p>167.266626789487</text:p>
          </table:table-cell>
          <table:table-cell table:formula="of:=IF([.O38]=&quot;&quot;;&quot;&quot;;[.O38])" office:value-type="float" office:value="280.492596751721" calcext:value-type="float">
            <text:p>280.492596751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9]" office:value-type="float" office:value="47" calcext:value-type="float">
            <text:p>47</text:p>
          </table:table-cell>
          <table:table-cell table:formula="of:=[.B97]" office:value-type="float" office:value="2" calcext:value-type="float">
            <text:p>2</text:p>
          </table:table-cell>
          <table:table-cell table:number-columns-repeated="2"/>
          <table:table-cell table:formula="of:=IF([$work.J39]=&quot;&quot;;&quot;&quot;;[$work.J39])" office:value-type="float" office:value="0.4" calcext:value-type="float">
            <text:p>0.4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number-columns-repeated="4"/>
          <table:table-cell table:formula="of:=([.J98]=1)+([.H98]=1)+([.F98]=1)+([.D98]=1)" office:value-type="float" office:value="1" calcext:value-type="float">
            <text:p>1</text:p>
          </table:table-cell>
          <table:table-cell table:style-name="ce1" table:formula="of:=IF(AND(COUNT([.C97:.J97]) &gt; 0;[.O98]&lt;&gt;&quot;&quot;);1;0)" office:value-type="float" office:value="1" calcext:value-type="float">
            <text:p>1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[.N39]" office:value-type="float" office:value="150.150874866633" calcext:value-type="float">
            <text:p>150.150874866633</text:p>
          </table:table-cell>
          <table:table-cell table:formula="of:=IF([.O39]=&quot;&quot;;&quot;&quot;;[.O39])" office:value-type="float" office:value="202.160487872593" calcext:value-type="float">
            <text:p>202.1604878725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9]=&quot;&quot;;&quot;&quot;;[$work.AE39]/SQRT([$work.$T38]))" office:value-type="float" office:value="142.435101422674" calcext:value-type="float">
            <text:p>142.435101422674</text:p>
          </table:table-cell>
          <table:table-cell table:number-columns-repeated="14"/>
        </table:table-row>
        <table:table-row table:style-name="ro1">
          <table:table-cell table:formula="of:=[.A40]" office:value-type="float" office:value="48" calcext:value-type="float">
            <text:p>48</text:p>
          </table:table-cell>
          <table:table-cell table:formula="of:=[.B98]" office:value-type="float" office:value="2" calcext:value-type="float">
            <text:p>2</text:p>
          </table:table-cell>
          <table:table-cell table:number-columns-repeated="2"/>
          <table:table-cell table:formula="of:=IF([$work.J40]=&quot;&quot;;&quot;&quot;;[$work.J40])" office:value-type="float" office:value="0.4" calcext:value-type="float">
            <text:p>0.4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number-columns-repeated="4"/>
          <table:table-cell table:formula="of:=([.J99]=1)+([.H99]=1)+([.F99]=1)+([.D99]=1)" office:value-type="float" office:value="1" calcext:value-type="float">
            <text:p>1</text:p>
          </table:table-cell>
          <table:table-cell table:style-name="ce1" table:formula="of:=IF(AND(COUNT([.C98:.J98]) &gt; 0;[.O99]&lt;&gt;&quot;&quot;);1;0)" office:value-type="float" office:value="1" calcext:value-type="float">
            <text:p>1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[.N40]" office:value-type="float" office:value="151.925745651272" calcext:value-type="float">
            <text:p>151.925745651272</text:p>
          </table:table-cell>
          <table:table-cell table:formula="of:=IF([.O40]=&quot;&quot;;&quot;&quot;;[.O40])" office:value-type="float" office:value="167.940245067743" calcext:value-type="float">
            <text:p>167.9402450677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0]=&quot;&quot;;&quot;&quot;;[$work.X40]/SQRT([$work.$T39]))" office:value-type="float" office:value="2.68032923946336" calcext:value-type="float">
            <text:p>2.68032923946336</text:p>
          </table:table-cell>
          <table:table-cell table:formula="of:=IF([$work.Y40]=&quot;&quot;;&quot;&quot;;[$work.Y40]/SQRT([$work.$T39]))" office:value-type="float" office:value="2.68032923946336" calcext:value-type="float">
            <text:p>2.68032923946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0]=&quot;&quot;;&quot;&quot;;[$work.AE40]/SQRT([$work.$T39]))" office:value-type="float" office:value="96.1645052456969" calcext:value-type="float">
            <text:p>96.1645052456969</text:p>
          </table:table-cell>
          <table:table-cell table:number-columns-repeated="14"/>
        </table:table-row>
        <table:table-row table:style-name="ro1">
          <table:table-cell table:formula="of:=[.A41]" office:value-type="float" office:value="49" calcext:value-type="float">
            <text:p>49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2"/>
          <table:table-cell table:formula="of:=IF([$work.J41]=&quot;&quot;;&quot;&quot;;[$work.J41])" office:value-type="float" office:value="0.4" calcext:value-type="float">
            <text:p>0.4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number-columns-repeated="4"/>
          <table:table-cell table:formula="of:=([.J100]=1)+([.H100]=1)+([.F100]=1)+([.D100]=1)" office:value-type="float" office:value="1" calcext:value-type="float">
            <text:p>1</text:p>
          </table:table-cell>
          <table:table-cell table:style-name="ce1" table:formula="of:=IF(AND(COUNT([.C99:.J99]) &gt; 0;[.O100]&lt;&gt;&quot;&quot;);1;0)" office:value-type="float" office:value="1" calcext:value-type="float">
            <text:p>1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[.N41]" office:value-type="float" office:value="162.289368515005" calcext:value-type="float">
            <text:p>162.289368515005</text:p>
          </table:table-cell>
          <table:table-cell table:formula="of:=IF([.O41]=&quot;&quot;;&quot;&quot;;[.O41])" office:value-type="float" office:value="154.80430635642" calcext:value-type="float">
            <text:p>154.80430635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1]=&quot;&quot;;&quot;&quot;;[$work.X41]/SQRT([$work.$T40]))" office:value-type="float" office:value="2.91821498142561" calcext:value-type="float">
            <text:p>2.91821498142561</text:p>
          </table:table-cell>
          <table:table-cell table:formula="of:=IF([$work.Y41]=&quot;&quot;;&quot;&quot;;[$work.Y41]/SQRT([$work.$T40]))" office:value-type="float" office:value="2.91821498142561" calcext:value-type="float">
            <text:p>2.91821498142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1]=&quot;&quot;;&quot;&quot;;[$work.AE41]/SQRT([$work.$T40]))" office:value-type="float" office:value="72.8269774559861" calcext:value-type="float">
            <text:p>72.8269774559861</text:p>
          </table:table-cell>
          <table:table-cell table:number-columns-repeated="14"/>
        </table:table-row>
        <table:table-row table:style-name="ro1">
          <table:table-cell table:formula="of:=[.A42]" office:value-type="float" office:value="50" calcext:value-type="float">
            <text:p>50</text:p>
          </table:table-cell>
          <table:table-cell table:formula="of:=[.B100]" office:value-type="float" office:value="2" calcext:value-type="float">
            <text:p>2</text:p>
          </table:table-cell>
          <table:table-cell table:number-columns-repeated="2"/>
          <table:table-cell table:formula="of:=IF([$work.J42]=&quot;&quot;;&quot;&quot;;[$work.J42])" office:value-type="float" office:value="0.4" calcext:value-type="float">
            <text:p>0.4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number-columns-repeated="4"/>
          <table:table-cell table:formula="of:=([.J101]=1)+([.H101]=1)+([.F101]=1)+([.D101]=1)" office:value-type="float" office:value="1" calcext:value-type="float">
            <text:p>1</text:p>
          </table:table-cell>
          <table:table-cell table:style-name="ce1" table:formula="of:=IF(AND(COUNT([.C100:.J100]) &gt; 0;[.O101]&lt;&gt;&quot;&quot;);1;0)" office:value-type="float" office:value="1" calcext:value-type="float">
            <text:p>1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[.N42]" office:value-type="float" office:value="207.201380596781" calcext:value-type="float">
            <text:p>207.201380596781</text:p>
          </table:table-cell>
          <table:table-cell table:formula="of:=IF([.O42]=&quot;&quot;;&quot;&quot;;[.O42])" office:value-type="float" office:value="164.753939898703" calcext:value-type="float">
            <text:p>164.7539398987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2]=&quot;&quot;;&quot;&quot;;[$work.X42]/SQRT([$work.$T41]))" office:value-type="float" office:value="3.48442387672345" calcext:value-type="float">
            <text:p>3.48442387672345</text:p>
          </table:table-cell>
          <table:table-cell table:formula="of:=IF([$work.Y42]=&quot;&quot;;&quot;&quot;;[$work.Y42]/SQRT([$work.$T41]))" office:value-type="float" office:value="3.48442387672345" calcext:value-type="float">
            <text:p>3.484423876723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2]=&quot;&quot;;&quot;&quot;;[$work.AE42]/SQRT([$work.$T41]))" office:value-type="float" office:value="62.3810151735843" calcext:value-type="float">
            <text:p>62.3810151735843</text:p>
          </table:table-cell>
          <table:table-cell table:number-columns-repeated="14"/>
        </table:table-row>
        <table:table-row table:style-name="ro1">
          <table:table-cell table:formula="of:=[.A43]" office:value-type="float" office:value="51" calcext:value-type="float">
            <text:p>51</text:p>
          </table:table-cell>
          <table:table-cell table:formula="of:=[.B101]" office:value-type="float" office:value="2" calcext:value-type="float">
            <text:p>2</text:p>
          </table:table-cell>
          <table:table-cell table:number-columns-repeated="2"/>
          <table:table-cell table:formula="of:=IF([$work.J43]=&quot;&quot;;&quot;&quot;;[$work.J43])" office:value-type="float" office:value="0.4" calcext:value-type="float">
            <text:p>0.4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number-columns-repeated="4"/>
          <table:table-cell table:formula="of:=([.J102]=1)+([.H102]=1)+([.F102]=1)+([.D102]=1)" office:value-type="float" office:value="1" calcext:value-type="float">
            <text:p>1</text:p>
          </table:table-cell>
          <table:table-cell table:style-name="ce1" table:formula="of:=IF(AND(COUNT([.C101:.J101]) &gt; 0;[.O102]&lt;&gt;&quot;&quot;);1;0)" office:value-type="float" office:value="1" calcext:value-type="float">
            <text:p>1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[.N43]" office:value-type="float" office:value="249.263342822127" calcext:value-type="float">
            <text:p>249.263342822127</text:p>
          </table:table-cell>
          <table:table-cell table:formula="of:=IF([.O43]=&quot;&quot;;&quot;&quot;;[.O43])" office:value-type="float" office:value="197.375931021455" calcext:value-type="float">
            <text:p>197.375931021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3]=&quot;&quot;;&quot;&quot;;[$work.X43]/SQRT([$work.$T42]))" office:value-type="float" office:value="4.80942479195481" calcext:value-type="float">
            <text:p>4.80942479195481</text:p>
          </table:table-cell>
          <table:table-cell table:formula="of:=IF([$work.Y43]=&quot;&quot;;&quot;&quot;;[$work.Y43]/SQRT([$work.$T42]))" office:value-type="float" office:value="4.80942479195481" calcext:value-type="float">
            <text:p>4.809424791954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3]=&quot;&quot;;&quot;&quot;;[$work.AE43]/SQRT([$work.$T42]))" office:value-type="float" office:value="58.5395281643746" calcext:value-type="float">
            <text:p>58.5395281643746</text:p>
          </table:table-cell>
          <table:table-cell table:number-columns-repeated="14"/>
        </table:table-row>
        <table:table-row table:style-name="ro1">
          <table:table-cell table:formula="of:=[.A44]" office:value-type="float" office:value="52" calcext:value-type="float">
            <text:p>52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2"/>
          <table:table-cell table:formula="of:=IF([$work.J44]=&quot;&quot;;&quot;&quot;;[$work.J44])">
            <text:p/>
          </table:table-cell>
          <table:table-cell table:formula="of:=IF([$work.K44]=&quot;&quot;;&quot;&quot;;[$work.K44])">
            <text:p/>
          </table:table-cell>
          <table:table-cell table:number-columns-repeated="4"/>
          <table:table-cell table:formula="of:=([.J103]=1)+([.H103]=1)+([.F103]=1)+([.D103]=1)" office:value-type="float" office:value="0" calcext:value-type="float">
            <text:p>0</text:p>
          </table:table-cell>
          <table:table-cell table:style-name="ce1" table:formula="of:=IF(AND(COUNT([.C102:.J102]) &gt; 0;[.O103]&lt;&gt;&quot;&quot;);1;0)" office:value-type="float" office:value="1" calcext:value-type="float">
            <text:p>1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[.N44]" office:value-type="float" office:value="216.843335650134" calcext:value-type="float">
            <text:p>216.843335650134</text:p>
          </table:table-cell>
          <table:table-cell table:formula="of:=IF([.O44]=&quot;&quot;;&quot;&quot;;[.O44])" office:value-type="float" office:value="239.036367538479" calcext:value-type="float">
            <text:p>239.0363675384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4]=&quot;&quot;;&quot;&quot;;[$work.X44]/SQRT([$work.$T43]))" office:value-type="float" office:value="5.383154094223" calcext:value-type="float">
            <text:p>5.383154094223</text:p>
          </table:table-cell>
          <table:table-cell table:formula="of:=IF([$work.Y44]=&quot;&quot;;&quot;&quot;;[$work.Y44]/SQRT([$work.$T43]))" office:value-type="float" office:value="5.383154094223" calcext:value-type="float">
            <text:p>5.383154094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4]=&quot;&quot;;&quot;&quot;;[$work.AE44]/SQRT([$work.$T43]))">
            <text:p/>
          </table:table-cell>
          <table:table-cell table:number-columns-repeated="14"/>
        </table:table-row>
        <table:table-row table:style-name="ro1">
          <table:table-cell table:formula="of:=[.A45]" office:value-type="float" office:value="53" calcext:value-type="float">
            <text:p>53</text:p>
          </table:table-cell>
          <table:table-cell table:formula="of:=[.B103]" office:value-type="float" office:value="2" calcext:value-type="float">
            <text:p>2</text:p>
          </table:table-cell>
          <table:table-cell table:number-columns-repeated="2"/>
          <table:table-cell table:formula="of:=IF([$work.J45]=&quot;&quot;;&quot;&quot;;[$work.J45])">
            <text:p/>
          </table:table-cell>
          <table:table-cell table:formula="of:=IF([$work.K45]=&quot;&quot;;&quot;&quot;;[$work.K45])">
            <text:p/>
          </table:table-cell>
          <table:table-cell table:number-columns-repeated="4"/>
          <table:table-cell table:formula="of:=([.J104]=1)+([.H104]=1)+([.F104]=1)+([.D104]=1)" office:value-type="float" office:value="0" calcext:value-type="float">
            <text:p>0</text:p>
          </table:table-cell>
          <table:table-cell table:style-name="ce1" table:formula="of:=IF(AND(COUNT([.C103:.J103]) &gt; 0;[.O104]&lt;&gt;&quot;&quot;);1;0)" office:value-type="float" office:value="0" calcext:value-type="float">
            <text:p>0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[.N45]" office:value-type="float" office:value="334.239169516323" calcext:value-type="float">
            <text:p>334.239169516323</text:p>
          </table:table-cell>
          <table:table-cell table:formula="of:=IF([.O45]=&quot;&quot;;&quot;&quot;;[.O45])" office:value-type="float" office:value="261.923530200567" calcext:value-type="float">
            <text:p>261.92353020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5]=&quot;&quot;;&quot;&quot;;[$work.X45]/SQRT([$work.$T44]))">
            <text:p/>
          </table:table-cell>
          <table:table-cell table:formula="of:=IF([$work.Y45]=&quot;&quot;;&quot;&quot;;[$work.Y45]/SQRT([$work.$T4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5]=&quot;&quot;;&quot;&quot;;[$work.AE45]/SQRT([$work.$T44]))">
            <text:p/>
          </table:table-cell>
          <table:table-cell table:number-columns-repeated="14"/>
        </table:table-row>
        <table:table-row table:style-name="ro1">
          <table:table-cell table:formula="of:=[.A46]" office:value-type="float" office:value="54" calcext:value-type="float">
            <text:p>54</text:p>
          </table:table-cell>
          <table:table-cell table:formula="of:=[.B104]" office:value-type="float" office:value="2" calcext:value-type="float">
            <text:p>2</text:p>
          </table:table-cell>
          <table:table-cell table:number-columns-repeated="2"/>
          <table:table-cell table:formula="of:=IF([$work.J46]=&quot;&quot;;&quot;&quot;;[$work.J46])">
            <text:p/>
          </table:table-cell>
          <table:table-cell table:formula="of:=IF([$work.K46]=&quot;&quot;;&quot;&quot;;[$work.K46])">
            <text:p/>
          </table:table-cell>
          <table:table-cell table:number-columns-repeated="4"/>
          <table:table-cell table:formula="of:=([.J105]=1)+([.H105]=1)+([.F105]=1)+([.D105]=1)" office:value-type="float" office:value="0" calcext:value-type="float">
            <text:p>0</text:p>
          </table:table-cell>
          <table:table-cell table:style-name="ce1" table:formula="of:=IF(AND(COUNT([.C104:.J104]) &gt; 0;[.O105]&lt;&gt;&quot;&quot;);1;0)" office:value-type="float" office:value="0" calcext:value-type="float">
            <text:p>0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[.N46]" office:value-type="float" office:value="328.913587354004" calcext:value-type="float">
            <text:p>328.913587354004</text:p>
          </table:table-cell>
          <table:table-cell table:formula="of:=IF([.O46]=&quot;&quot;;&quot;&quot;;[.O46])" office:value-type="float" office:value="317.72110378584" calcext:value-type="float">
            <text:p>317.72110378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6]=&quot;&quot;;&quot;&quot;;[$work.X46]/SQRT([$work.$T45]))">
            <text:p/>
          </table:table-cell>
          <table:table-cell table:formula="of:=IF([$work.Y46]=&quot;&quot;;&quot;&quot;;[$work.Y46]/SQRT([$work.$T4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6]=&quot;&quot;;&quot;&quot;;[$work.AE46]/SQRT([$work.$T45]))">
            <text:p/>
          </table:table-cell>
          <table:table-cell table:number-columns-repeated="14"/>
        </table:table-row>
        <table:table-row table:style-name="ro1">
          <table:table-cell table:formula="of:=[.A47]" office:value-type="float" office:value="55" calcext:value-type="float">
            <text:p>55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2"/>
          <table:table-cell table:formula="of:=IF([$work.J47]=&quot;&quot;;&quot;&quot;;[$work.J47])" office:value-type="float" office:value="0.4" calcext:value-type="float">
            <text:p>0.4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number-columns-repeated="4"/>
          <table:table-cell table:formula="of:=([.J106]=1)+([.H106]=1)+([.F106]=1)+([.D106]=1)" office:value-type="float" office:value="1" calcext:value-type="float">
            <text:p>1</text:p>
          </table:table-cell>
          <table:table-cell table:style-name="ce1" table:formula="of:=IF(AND(COUNT([.C105:.J105]) &gt; 0;[.O106]&lt;&gt;&quot;&quot;);1;0)" office:value-type="float" office:value="0" calcext:value-type="float">
            <text:p>0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[.N47]" office:value-type="float" office:value="188.459359206132" calcext:value-type="float">
            <text:p>188.459359206132</text:p>
          </table:table-cell>
          <table:table-cell table:formula="of:=IF([.O47]=&quot;&quot;;&quot;&quot;;[.O47])" office:value-type="float" office:value="310.057788293127" calcext:value-type="float">
            <text:p>310.057788293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7]=&quot;&quot;;&quot;&quot;;[$work.X47]/SQRT([$work.$T46]))">
            <text:p/>
          </table:table-cell>
          <table:table-cell table:formula="of:=IF([$work.Y47]=&quot;&quot;;&quot;&quot;;[$work.Y47]/SQRT([$work.$T4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7]=&quot;&quot;;&quot;&quot;;[$work.AE47]/SQRT([$work.$T46]))" office:value-type="float" office:value="114.801621531801" calcext:value-type="float">
            <text:p>114.801621531801</text:p>
          </table:table-cell>
          <table:table-cell table:number-columns-repeated="14"/>
        </table:table-row>
        <table:table-row table:style-name="ro1">
          <table:table-cell table:formula="of:=[.A48]" office:value-type="float" office:value="56" calcext:value-type="float">
            <text:p>56</text:p>
          </table:table-cell>
          <table:table-cell table:formula="of:=[.B106]" office:value-type="float" office:value="2" calcext:value-type="float">
            <text:p>2</text:p>
          </table:table-cell>
          <table:table-cell table:number-columns-repeated="2"/>
          <table:table-cell table:formula="of:=IF([$work.J48]=&quot;&quot;;&quot;&quot;;[$work.J48])" office:value-type="float" office:value="0.4" calcext:value-type="float">
            <text:p>0.4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number-columns-repeated="4"/>
          <table:table-cell table:formula="of:=([.J107]=1)+([.H107]=1)+([.F107]=1)+([.D107]=1)" office:value-type="float" office:value="1" calcext:value-type="float">
            <text:p>1</text:p>
          </table:table-cell>
          <table:table-cell table:style-name="ce1" table:formula="of:=IF(AND(COUNT([.C106:.J106]) &gt; 0;[.O107]&lt;&gt;&quot;&quot;);1;0)" office:value-type="float" office:value="1" calcext:value-type="float">
            <text:p>1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[.N48]" office:value-type="float" office:value="201.613896956741" calcext:value-type="float">
            <text:p>201.613896956741</text:p>
          </table:table-cell>
          <table:table-cell table:formula="of:=IF([.O48]=&quot;&quot;;&quot;&quot;;[.O48])" office:value-type="float" office:value="234.246949791027" calcext:value-type="float">
            <text:p>234.2469497910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8]=&quot;&quot;;&quot;&quot;;[$work.X48]/SQRT([$work.$T47]))" office:value-type="float" office:value="6.28540553281607" calcext:value-type="float">
            <text:p>6.28540553281607</text:p>
          </table:table-cell>
          <table:table-cell table:formula="of:=IF([$work.Y48]=&quot;&quot;;&quot;&quot;;[$work.Y48]/SQRT([$work.$T47]))" office:value-type="float" office:value="6.28540553281607" calcext:value-type="float">
            <text:p>6.28540553281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8]=&quot;&quot;;&quot;&quot;;[$work.AE48]/SQRT([$work.$T47]))" office:value-type="float" office:value="155.724043678013" calcext:value-type="float">
            <text:p>155.724043678013</text:p>
          </table:table-cell>
          <table:table-cell table:number-columns-repeated="14"/>
        </table:table-row>
        <table:table-row table:style-name="ro1">
          <table:table-cell table:formula="of:=[.A49]" office:value-type="float" office:value="57" calcext:value-type="float">
            <text:p>57</text:p>
          </table:table-cell>
          <table:table-cell table:formula="of:=[.B107]" office:value-type="float" office:value="2" calcext:value-type="float">
            <text:p>2</text:p>
          </table:table-cell>
          <table:table-cell table:number-columns-repeated="2"/>
          <table:table-cell table:formula="of:=IF([$work.J49]=&quot;&quot;;&quot;&quot;;[$work.J49])" office:value-type="float" office:value="0.4" calcext:value-type="float">
            <text:p>0.4</text:p>
          </table:table-cell>
          <table:table-cell table:formula="of:=IF([$work.K49]=&quot;&quot;;&quot;&quot;;[$work.K49])" office:value-type="float" office:value="1" calcext:value-type="float">
            <text:p>1</text:p>
          </table:table-cell>
          <table:table-cell table:number-columns-repeated="4"/>
          <table:table-cell table:formula="of:=([.J108]=1)+([.H108]=1)+([.F108]=1)+([.D108]=1)" office:value-type="float" office:value="1" calcext:value-type="float">
            <text:p>1</text:p>
          </table:table-cell>
          <table:table-cell table:style-name="ce1" table:formula="of:=IF(AND(COUNT([.C107:.J107]) &gt; 0;[.O108]&lt;&gt;&quot;&quot;);1;0)" office:value-type="float" office:value="1" calcext:value-type="float">
            <text:p>1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[.N49]" office:value-type="float" office:value="215.413666529875" calcext:value-type="float">
            <text:p>215.413666529875</text:p>
          </table:table-cell>
          <table:table-cell table:formula="of:=IF([.O49]=&quot;&quot;;&quot;&quot;;[.O49])" office:value-type="float" office:value="216.083643427198" calcext:value-type="float">
            <text:p>216.083643427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9]=&quot;&quot;;&quot;&quot;;[$work.X49]/SQRT([$work.$T48]))" office:value-type="float" office:value="7.20495565476458" calcext:value-type="float">
            <text:p>7.20495565476458</text:p>
          </table:table-cell>
          <table:table-cell table:formula="of:=IF([$work.Y49]=&quot;&quot;;&quot;&quot;;[$work.Y49]/SQRT([$work.$T48]))" office:value-type="float" office:value="7.20495565476458" calcext:value-type="float">
            <text:p>7.20495565476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9]=&quot;&quot;;&quot;&quot;;[$work.AE49]/SQRT([$work.$T48]))" office:value-type="float" office:value="101.51005825705" calcext:value-type="float">
            <text:p>101.51005825705</text:p>
          </table:table-cell>
          <table:table-cell table:number-columns-repeated="14"/>
        </table:table-row>
        <table:table-row table:style-name="ro1">
          <table:table-cell table:formula="of:=[.A50]" office:value-type="float" office:value="58" calcext:value-type="float">
            <text:p>58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2"/>
          <table:table-cell table:formula="of:=IF([$work.J50]=&quot;&quot;;&quot;&quot;;[$work.J50])" office:value-type="float" office:value="0.4" calcext:value-type="float">
            <text:p>0.4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number-columns-repeated="4"/>
          <table:table-cell table:formula="of:=([.J109]=1)+([.H109]=1)+([.F109]=1)+([.D109]=1)" office:value-type="float" office:value="1" calcext:value-type="float">
            <text:p>1</text:p>
          </table:table-cell>
          <table:table-cell table:style-name="ce1" table:formula="of:=IF(AND(COUNT([.C108:.J108]) &gt; 0;[.O109]&lt;&gt;&quot;&quot;);1;0)" office:value-type="float" office:value="1" calcext:value-type="float">
            <text:p>1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[.N50]" office:value-type="float" office:value="229.193878880244" calcext:value-type="float">
            <text:p>229.193878880244</text:p>
          </table:table-cell>
          <table:table-cell table:formula="of:=IF([.O50]=&quot;&quot;;&quot;&quot;;[.O50])" office:value-type="float" office:value="217.542015084884" calcext:value-type="float">
            <text:p>217.542015084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0]=&quot;&quot;;&quot;&quot;;[$work.X50]/SQRT([$work.$T49]))" office:value-type="float" office:value="7.35484224572535" calcext:value-type="float">
            <text:p>7.35484224572535</text:p>
          </table:table-cell>
          <table:table-cell table:formula="of:=IF([$work.Y50]=&quot;&quot;;&quot;&quot;;[$work.Y50]/SQRT([$work.$T49]))" office:value-type="float" office:value="7.35484224572535" calcext:value-type="float">
            <text:p>7.35484224572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0]=&quot;&quot;;&quot;&quot;;[$work.AE50]/SQRT([$work.$T49]))" office:value-type="float" office:value="87.0348252164697" calcext:value-type="float">
            <text:p>87.0348252164697</text:p>
          </table:table-cell>
          <table:table-cell table:number-columns-repeated="14"/>
        </table:table-row>
        <table:table-row table:style-name="ro1">
          <table:table-cell table:formula="of:=[.A51]" office:value-type="float" office:value="59" calcext:value-type="float">
            <text:p>59</text:p>
          </table:table-cell>
          <table:table-cell table:formula="of:=[.B109]" office:value-type="float" office:value="2" calcext:value-type="float">
            <text:p>2</text:p>
          </table:table-cell>
          <table:table-cell table:number-columns-repeated="2"/>
          <table:table-cell table:formula="of:=IF([$work.J51]=&quot;&quot;;&quot;&quot;;[$work.J51])" office:value-type="float" office:value="0.4" calcext:value-type="float">
            <text:p>0.4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number-columns-repeated="4"/>
          <table:table-cell table:formula="of:=([.J110]=1)+([.H110]=1)+([.F110]=1)+([.D110]=1)" office:value-type="float" office:value="1" calcext:value-type="float">
            <text:p>1</text:p>
          </table:table-cell>
          <table:table-cell table:style-name="ce1" table:formula="of:=IF(AND(COUNT([.C109:.J109]) &gt; 0;[.O110]&lt;&gt;&quot;&quot;);1;0)" office:value-type="float" office:value="1" calcext:value-type="float">
            <text:p>1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[.N51]" office:value-type="float" office:value="238.253270532095" calcext:value-type="float">
            <text:p>238.253270532095</text:p>
          </table:table-cell>
          <table:table-cell table:formula="of:=IF([.O51]=&quot;&quot;;&quot;&quot;;[.O51])" office:value-type="float" office:value="226.562498136363" calcext:value-type="float">
            <text:p>226.562498136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1]=&quot;&quot;;&quot;&quot;;[$work.X51]/SQRT([$work.$T50]))" office:value-type="float" office:value="7.95099408288704" calcext:value-type="float">
            <text:p>7.95099408288704</text:p>
          </table:table-cell>
          <table:table-cell table:formula="of:=IF([$work.Y51]=&quot;&quot;;&quot;&quot;;[$work.Y51]/SQRT([$work.$T50]))" office:value-type="float" office:value="7.95099408288704" calcext:value-type="float">
            <text:p>7.95099408288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1]=&quot;&quot;;&quot;&quot;;[$work.AE51]/SQRT([$work.$T50]))" office:value-type="float" office:value="84.653290824533" calcext:value-type="float">
            <text:p>84.653290824533</text:p>
          </table:table-cell>
          <table:table-cell table:number-columns-repeated="14"/>
        </table:table-row>
        <table:table-row table:style-name="ro1">
          <table:table-cell table:formula="of:=[.A52]" office:value-type="float" office:value="60" calcext:value-type="float">
            <text:p>60</text:p>
          </table:table-cell>
          <table:table-cell table:formula="of:=[.B110]" office:value-type="float" office:value="2" calcext:value-type="float">
            <text:p>2</text:p>
          </table:table-cell>
          <table:table-cell table:number-columns-repeated="2"/>
          <table:table-cell table:formula="of:=IF([$work.J52]=&quot;&quot;;&quot;&quot;;[$work.J52])" office:value-type="float" office:value="0.4" calcext:value-type="float">
            <text:p>0.4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number-columns-repeated="4"/>
          <table:table-cell table:formula="of:=([.J111]=1)+([.H111]=1)+([.F111]=1)+([.D111]=1)" office:value-type="float" office:value="1" calcext:value-type="float">
            <text:p>1</text:p>
          </table:table-cell>
          <table:table-cell table:style-name="ce1" table:formula="of:=IF(AND(COUNT([.C110:.J110]) &gt; 0;[.O111]&lt;&gt;&quot;&quot;);1;0)" office:value-type="float" office:value="1" calcext:value-type="float">
            <text:p>1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[.N52]" office:value-type="float" office:value="286.006499290538" calcext:value-type="float">
            <text:p>286.006499290538</text:p>
          </table:table-cell>
          <table:table-cell table:formula="of:=IF([.O52]=&quot;&quot;;&quot;&quot;;[.O52])" office:value-type="float" office:value="243.472622009737" calcext:value-type="float">
            <text:p>243.472622009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2]=&quot;&quot;;&quot;&quot;;[$work.X52]/SQRT([$work.$T51]))" office:value-type="float" office:value="8.99732286481017" calcext:value-type="float">
            <text:p>8.99732286481017</text:p>
          </table:table-cell>
          <table:table-cell table:formula="of:=IF([$work.Y52]=&quot;&quot;;&quot;&quot;;[$work.Y52]/SQRT([$work.$T51]))" office:value-type="float" office:value="8.99732286481017" calcext:value-type="float">
            <text:p>8.99732286481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2]=&quot;&quot;;&quot;&quot;;[$work.AE52]/SQRT([$work.$T51]))" office:value-type="float" office:value="87.6698859261592" calcext:value-type="float">
            <text:p>87.6698859261592</text:p>
          </table:table-cell>
          <table:table-cell table:number-columns-repeated="14"/>
        </table:table-row>
        <table:table-row table:style-name="ro1">
          <table:table-cell table:formula="of:=[.A53]" office:value-type="float" office:value="61" calcext:value-type="float">
            <text:p>61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2"/>
          <table:table-cell table:formula="of:=IF([$work.J53]=&quot;&quot;;&quot;&quot;;[$work.J53])" office:value-type="float" office:value="0.4" calcext:value-type="float">
            <text:p>0.4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number-columns-repeated="4"/>
          <table:table-cell table:formula="of:=([.J112]=1)+([.H112]=1)+([.F112]=1)+([.D112]=1)" office:value-type="float" office:value="1" calcext:value-type="float">
            <text:p>1</text:p>
          </table:table-cell>
          <table:table-cell table:style-name="ce1" table:formula="of:=IF(AND(COUNT([.C111:.J111]) &gt; 0;[.O112]&lt;&gt;&quot;&quot;);1;0)" office:value-type="float" office:value="1" calcext:value-type="float">
            <text:p>1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[.N53]" office:value-type="float" office:value="320.636226809065" calcext:value-type="float">
            <text:p>320.636226809065</text:p>
          </table:table-cell>
          <table:table-cell table:formula="of:=IF([.O53]=&quot;&quot;;&quot;&quot;;[.O53])" office:value-type="float" office:value="281.862169785325" calcext:value-type="float">
            <text:p>281.8621697853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3]=&quot;&quot;;&quot;&quot;;[$work.X53]/SQRT([$work.$T52]))" office:value-type="float" office:value="11.0153765259928" calcext:value-type="float">
            <text:p>11.0153765259928</text:p>
          </table:table-cell>
          <table:table-cell table:formula="of:=IF([$work.Y53]=&quot;&quot;;&quot;&quot;;[$work.Y53]/SQRT([$work.$T52]))" office:value-type="float" office:value="11.0153765259928" calcext:value-type="float">
            <text:p>11.0153765259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3]=&quot;&quot;;&quot;&quot;;[$work.AE53]/SQRT([$work.$T52]))" office:value-type="float" office:value="87.4264454127413" calcext:value-type="float">
            <text:p>87.4264454127413</text:p>
          </table:table-cell>
          <table:table-cell table:number-columns-repeated="14"/>
        </table:table-row>
        <table:table-row table:style-name="ro1">
          <table:table-cell table:formula="of:=[.A54]" office:value-type="float" office:value="62" calcext:value-type="float">
            <text:p>62</text:p>
          </table:table-cell>
          <table:table-cell table:formula="of:=[.B112]" office:value-type="float" office:value="2" calcext:value-type="float">
            <text:p>2</text:p>
          </table:table-cell>
          <table:table-cell table:number-columns-repeated="2"/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number-columns-repeated="4"/>
          <table:table-cell table:formula="of:=([.J113]=1)+([.H113]=1)+([.F113]=1)+([.D113]=1)" office:value-type="float" office:value="0" calcext:value-type="float">
            <text:p>0</text:p>
          </table:table-cell>
          <table:table-cell table:style-name="ce1" table:formula="of:=IF(AND(COUNT([.C112:.J112]) &gt; 0;[.O113]&lt;&gt;&quot;&quot;);1;0)" office:value-type="float" office:value="1" calcext:value-type="float">
            <text:p>1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[.N54]" office:value-type="float" office:value="295.378657721965" calcext:value-type="float">
            <text:p>295.378657721965</text:p>
          </table:table-cell>
          <table:table-cell table:formula="of:=IF([.O54]=&quot;&quot;;&quot;&quot;;[.O54])" office:value-type="float" office:value="310.617689483713" calcext:value-type="float">
            <text:p>310.617689483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4]=&quot;&quot;;&quot;&quot;;[$work.X54]/SQRT([$work.$T53]))" office:value-type="float" office:value="11.4835499366508" calcext:value-type="float">
            <text:p>11.4835499366508</text:p>
          </table:table-cell>
          <table:table-cell table:formula="of:=IF([$work.Y54]=&quot;&quot;;&quot;&quot;;[$work.Y54]/SQRT([$work.$T53]))" office:value-type="float" office:value="11.4835499366508" calcext:value-type="float">
            <text:p>11.4835499366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5]" office:value-type="float" office:value="63" calcext:value-type="float">
            <text:p>63</text:p>
          </table:table-cell>
          <table:table-cell table:formula="of:=[.B113]" office:value-type="float" office:value="2" calcext:value-type="float">
            <text:p>2</text:p>
          </table:table-cell>
          <table:table-cell table:number-columns-repeated="2"/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number-columns-repeated="4"/>
          <table:table-cell table:formula="of:=([.J114]=1)+([.H114]=1)+([.F114]=1)+([.D114]=1)" office:value-type="float" office:value="0" calcext:value-type="float">
            <text:p>0</text:p>
          </table:table-cell>
          <table:table-cell table:style-name="ce1" table:formula="of:=IF(AND(COUNT([.C113:.J113]) &gt; 0;[.O114]&lt;&gt;&quot;&quot;);1;0)" office:value-type="float" office:value="1" calcext:value-type="float">
            <text:p>1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[.N55]" office:value-type="float" office:value="262.872306091255" calcext:value-type="float">
            <text:p>262.872306091255</text:p>
          </table:table-cell>
          <table:table-cell table:formula="of:=IF([.O55]=&quot;&quot;;&quot;&quot;;[.O55])" office:value-type="float" office:value="300.013965001196" calcext:value-type="float">
            <text:p>300.013965001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6]" office:value-type="float" office:value="64" calcext:value-type="float">
            <text:p>64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2"/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number-columns-repeated="4"/>
          <table:table-cell table:formula="of:=([.J115]=1)+([.H115]=1)+([.F115]=1)+([.D115]=1)" office:value-type="float" office:value="0" calcext:value-type="float">
            <text:p>0</text:p>
          </table:table-cell>
          <table:table-cell table:style-name="ce1" table:formula="of:=IF(AND(COUNT([.C114:.J114]) &gt; 0;[.O115]&lt;&gt;&quot;&quot;);1;0)" office:value-type="float" office:value="1" calcext:value-type="float">
            <text:p>1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[.N56]" office:value-type="float" office:value="233.054268838096" calcext:value-type="float">
            <text:p>233.054268838096</text:p>
          </table:table-cell>
          <table:table-cell table:formula="of:=IF([.O56]=&quot;&quot;;&quot;&quot;;[.O56])" office:value-type="float" office:value="277.107120313822" calcext:value-type="float">
            <text:p>277.107120313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7]" office:value-type="float" office:value="65" calcext:value-type="float">
            <text:p>65</text:p>
          </table:table-cell>
          <table:table-cell table:formula="of:=[.B115]" office:value-type="float" office:value="2" calcext:value-type="float">
            <text:p>2</text:p>
          </table:table-cell>
          <table:table-cell table:number-columns-repeated="2"/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number-columns-repeated="4"/>
          <table:table-cell table:formula="of:=([.J116]=1)+([.H116]=1)+([.F116]=1)+([.D116]=1)" office:value-type="float" office:value="0" calcext:value-type="float">
            <text:p>0</text:p>
          </table:table-cell>
          <table:table-cell table:style-name="ce1" table:formula="of:=IF(AND(COUNT([.C115:.J115]) &gt; 0;[.O116]&lt;&gt;&quot;&quot;);1;0)" office:value-type="float" office:value="1" calcext:value-type="float">
            <text:p>1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[.N57]" office:value-type="float" office:value="192.578984794386" calcext:value-type="float">
            <text:p>192.578984794386</text:p>
          </table:table-cell>
          <table:table-cell table:formula="of:=IF([.O57]=&quot;&quot;;&quot;&quot;;[.O57])" office:value-type="float" office:value="239.979848883462" calcext:value-type="float">
            <text:p>239.979848883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8]" office:value-type="float" office:value="66" calcext:value-type="float">
            <text:p>66</text:p>
          </table:table-cell>
          <table:table-cell table:formula="of:=[.B116]" office:value-type="float" office:value="2" calcext:value-type="float">
            <text:p>2</text:p>
          </table:table-cell>
          <table:table-cell table:number-columns-repeated="2"/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number-columns-repeated="4"/>
          <table:table-cell table:formula="of:=([.J117]=1)+([.H117]=1)+([.F117]=1)+([.D117]=1)" office:value-type="float" office:value="0" calcext:value-type="float">
            <text:p>0</text:p>
          </table:table-cell>
          <table:table-cell table:style-name="ce1" table:formula="of:=IF(AND(COUNT([.C116:.J116]) &gt; 0;[.O117]&lt;&gt;&quot;&quot;);1;0)" office:value-type="float" office:value="1" calcext:value-type="float">
            <text:p>1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[.N58]" office:value-type="float" office:value="165.473605728556" calcext:value-type="float">
            <text:p>165.473605728556</text:p>
          </table:table-cell>
          <table:table-cell table:formula="of:=IF([.O58]=&quot;&quot;;&quot;&quot;;[.O58])" office:value-type="float" office:value="202.619114315492" calcext:value-type="float">
            <text:p>202.619114315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9]" office:value-type="float" office:value="67" calcext:value-type="float">
            <text:p>67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2"/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number-columns-repeated="4"/>
          <table:table-cell table:formula="of:=([.J118]=1)+([.H118]=1)+([.F118]=1)+([.D118]=1)" office:value-type="float" office:value="0" calcext:value-type="float">
            <text:p>0</text:p>
          </table:table-cell>
          <table:table-cell table:style-name="ce1" table:formula="of:=IF(AND(COUNT([.C117:.J117]) &gt; 0;[.O118]&lt;&gt;&quot;&quot;);1;0)" office:value-type="float" office:value="1" calcext:value-type="float">
            <text:p>1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[.N59]" office:value-type="float" office:value="141.420458026614" calcext:value-type="float">
            <text:p>141.420458026614</text:p>
          </table:table-cell>
          <table:table-cell table:formula="of:=IF([.O59]=&quot;&quot;;&quot;&quot;;[.O59])" office:value-type="float" office:value="165.182867038733" calcext:value-type="float">
            <text:p>165.1828670387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0]" office:value-type="float" office:value="68" calcext:value-type="float">
            <text:p>68</text:p>
          </table:table-cell>
          <table:table-cell table:formula="of:=[.B118]" office:value-type="float" office:value="2" calcext:value-type="float">
            <text:p>2</text:p>
          </table:table-cell>
          <table:table-cell table:number-columns-repeated="2"/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number-columns-repeated="4"/>
          <table:table-cell table:formula="of:=([.J119]=1)+([.H119]=1)+([.F119]=1)+([.D119]=1)" office:value-type="float" office:value="0" calcext:value-type="float">
            <text:p>0</text:p>
          </table:table-cell>
          <table:table-cell table:style-name="ce1" table:formula="of:=IF(AND(COUNT([.C118:.J118]) &gt; 0;[.O119]&lt;&gt;&quot;&quot;);1;0)" office:value-type="float" office:value="1" calcext:value-type="float">
            <text:p>1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[.N60]" office:value-type="float" office:value="128.621431947298" calcext:value-type="float">
            <text:p>128.621431947298</text:p>
          </table:table-cell>
          <table:table-cell table:formula="of:=IF([.O60]=&quot;&quot;;&quot;&quot;;[.O60])" office:value-type="float" office:value="141.140206361016" calcext:value-type="float">
            <text:p>141.14020636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0]=&quot;&quot;;&quot;&quot;;[$work.AE60]/SQRT([$work.$T59]))">
            <text:p/>
          </table:table-cell>
          <table:table-cell table:number-columns-repeated="14"/>
        </table:table-row>
        <table:table-row table:style-name="ro1">
          <table:table-cell table:formula="of:=[.A61]" office:value-type="float" office:value="10" calcext:value-type="float">
            <text:p>10</text:p>
          </table:table-cell>
          <table:table-cell table:formula="of:=[.B119]+1" office:value-type="float" office:value="3" calcext:value-type="float">
            <text:p>3</text:p>
          </table:table-cell>
          <table:table-cell table:number-columns-repeated="4"/>
          <table:table-cell table:formula="of:=IF([$work.L2]=&quot;&quot;;&quot;&quot;;[$work.L2])">
            <text:p/>
          </table:table-cell>
          <table:table-cell table:formula="of:=IF([$work.M2]=&quot;&quot;;&quot;&quot;;[$work.M2])">
            <text:p/>
          </table:table-cell>
          <table:table-cell table:number-columns-repeated="2"/>
          <table:table-cell table:formula="of:=([.J120]=1)+([.H120]=1)+([.F120]=1)+([.D120]=1)" office:value-type="float" office:value="0" calcext:value-type="float">
            <text:p>0</text:p>
          </table:table-cell>
          <table:table-cell table:style-name="ce1" table:formula="of:=IF(AND(COUNT([.C119:.J119]) &gt; 0;[.O120]&lt;&gt;&quot;&quot;);1;0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[.N61]" office:value-type="float" office:value="5.29150262212918" calcext:value-type="float">
            <text:p>5.29150262212918</text:p>
          </table:table-cell>
          <table:table-cell table:formula="of:=IF([.O61]=&quot;&quot;;&quot;&quot;;[.O61]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]=&quot;&quot;;&quot;&quot;;[$work.AF2]/SQRT([$work.$T2]))">
            <text:p/>
          </table:table-cell>
          <table:table-cell table:number-columns-repeated="13"/>
        </table:table-row>
        <table:table-row table:style-name="ro1">
          <table:table-cell table:formula="of:=[.A62]" office:value-type="float" office:value="11" calcext:value-type="float">
            <text:p>11</text:p>
          </table:table-cell>
          <table:table-cell table:formula="of:=[.B120]" office:value-type="float" office:value="3" calcext:value-type="float">
            <text:p>3</text:p>
          </table:table-cell>
          <table:table-cell table:number-columns-repeated="4"/>
          <table:table-cell table:formula="of:=IF([$work.L3]=&quot;&quot;;&quot;&quot;;[$work.L3])">
            <text:p/>
          </table:table-cell>
          <table:table-cell table:formula="of:=IF([$work.M3]=&quot;&quot;;&quot;&quot;;[$work.M3])">
            <text:p/>
          </table:table-cell>
          <table:table-cell table:number-columns-repeated="2"/>
          <table:table-cell table:formula="of:=([.J121]=1)+([.H121]=1)+([.F121]=1)+([.D121]=1)" office:value-type="float" office:value="0" calcext:value-type="float">
            <text:p>0</text:p>
          </table:table-cell>
          <table:table-cell table:style-name="ce1" table:formula="of:=IF(AND(COUNT([.C120:.J120]) &gt; 0;[.O121]&lt;&gt;&quot;&quot;);1;0)" office:value-type="float" office:value="0" calcext:value-type="float">
            <text:p>0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[.N62]" office:value-type="float" office:value="49.7023282007134" calcext:value-type="float">
            <text:p>49.7023282007134</text:p>
          </table:table-cell>
          <table:table-cell table:formula="of:=IF([.O62]=&quot;&quot;;&quot;&quot;;[.O62])" office:value-type="float" office:value="21.1660104885167" calcext:value-type="float">
            <text:p>21.16601048851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]=&quot;&quot;;&quot;&quot;;[$work.Z3]/SQRT([$work.$T2]))">
            <text:p/>
          </table:table-cell>
          <table:table-cell table:formula="of:=IF([$work.AA3]=&quot;&quot;;&quot;&quot;;[$work.AA3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]=&quot;&quot;;&quot;&quot;;[$work.AF3]/SQRT([$work.$T2]))">
            <text:p/>
          </table:table-cell>
          <table:table-cell table:number-columns-repeated="13"/>
        </table:table-row>
        <table:table-row table:style-name="ro1">
          <table:table-cell table:formula="of:=[.A63]" office:value-type="float" office:value="12" calcext:value-type="float">
            <text:p>12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4"/>
          <table:table-cell table:formula="of:=IF([$work.L4]=&quot;&quot;;&quot;&quot;;[$work.L4])">
            <text:p/>
          </table:table-cell>
          <table:table-cell table:formula="of:=IF([$work.M4]=&quot;&quot;;&quot;&quot;;[$work.M4])">
            <text:p/>
          </table:table-cell>
          <table:table-cell table:number-columns-repeated="2"/>
          <table:table-cell table:formula="of:=([.J122]=1)+([.H122]=1)+([.F122]=1)+([.D122]=1)" office:value-type="float" office:value="0" calcext:value-type="float">
            <text:p>0</text:p>
          </table:table-cell>
          <table:table-cell table:style-name="ce1" table:formula="of:=IF(AND(COUNT([.C121:.J121]) &gt; 0;[.O122]&lt;&gt;&quot;&quot;);1;0)" office:value-type="float" office:value="0" calcext:value-type="float">
            <text:p>0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[.N63]" office:value-type="float" office:value="52.2282574333542" calcext:value-type="float">
            <text:p>52.2282574333542</text:p>
          </table:table-cell>
          <table:table-cell table:formula="of:=IF([.O63]=&quot;&quot;;&quot;&quot;;[.O63])" office:value-type="float" office:value="64.8094034710661" calcext:value-type="float">
            <text:p>64.8094034710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]=&quot;&quot;;&quot;&quot;;[$work.Z4]/SQRT([$work.$T3]))">
            <text:p/>
          </table:table-cell>
          <table:table-cell table:formula="of:=IF([$work.AA4]=&quot;&quot;;&quot;&quot;;[$work.AA4]/SQRT([$work.$T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]=&quot;&quot;;&quot;&quot;;[$work.AF4]/SQRT([$work.$T3]))">
            <text:p/>
          </table:table-cell>
          <table:table-cell table:number-columns-repeated="13"/>
        </table:table-row>
        <table:table-row table:style-name="ro1">
          <table:table-cell table:formula="of:=[.A64]" office:value-type="float" office:value="13" calcext:value-type="float">
            <text:p>13</text:p>
          </table:table-cell>
          <table:table-cell table:formula="of:=[.B122]" office:value-type="float" office:value="3" calcext:value-type="float">
            <text:p>3</text:p>
          </table:table-cell>
          <table:table-cell table:number-columns-repeated="4"/>
          <table:table-cell table:formula="of:=IF([$work.L5]=&quot;&quot;;&quot;&quot;;[$work.L5])">
            <text:p/>
          </table:table-cell>
          <table:table-cell table:formula="of:=IF([$work.M5]=&quot;&quot;;&quot;&quot;;[$work.M5])">
            <text:p/>
          </table:table-cell>
          <table:table-cell table:number-columns-repeated="2"/>
          <table:table-cell table:formula="of:=([.J123]=1)+([.H123]=1)+([.F123]=1)+([.D123]=1)" office:value-type="float" office:value="0" calcext:value-type="float">
            <text:p>0</text:p>
          </table:table-cell>
          <table:table-cell table:style-name="ce1" table:formula="of:=IF(AND(COUNT([.C122:.J122]) &gt; 0;[.O123]&lt;&gt;&quot;&quot;);1;0)" office:value-type="float" office:value="0" calcext:value-type="float">
            <text:p>0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[.N64]" office:value-type="float" office:value="56.6603105447469" calcext:value-type="float">
            <text:p>56.6603105447469</text:p>
          </table:table-cell>
          <table:table-cell table:formula="of:=IF([.O64]=&quot;&quot;;&quot;&quot;;[.O64])" office:value-type="float" office:value="94.2060503178" calcext:value-type="float">
            <text:p>94.20605031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]=&quot;&quot;;&quot;&quot;;[$work.Z5]/SQRT([$work.$T4]))">
            <text:p/>
          </table:table-cell>
          <table:table-cell table:formula="of:=IF([$work.AA5]=&quot;&quot;;&quot;&quot;;[$work.AA5]/SQRT([$work.$T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]=&quot;&quot;;&quot;&quot;;[$work.AF5]/SQRT([$work.$T4]))">
            <text:p/>
          </table:table-cell>
          <table:table-cell table:number-columns-repeated="13"/>
        </table:table-row>
        <table:table-row table:style-name="ro1">
          <table:table-cell table:formula="of:=[.A65]" office:value-type="float" office:value="14" calcext:value-type="float">
            <text:p>14</text:p>
          </table:table-cell>
          <table:table-cell table:formula="of:=[.B123]" office:value-type="float" office:value="3" calcext:value-type="float">
            <text:p>3</text:p>
          </table:table-cell>
          <table:table-cell table:number-columns-repeated="4"/>
          <table:table-cell table:formula="of:=IF([$work.L6]=&quot;&quot;;&quot;&quot;;[$work.L6])">
            <text:p/>
          </table:table-cell>
          <table:table-cell table:formula="of:=IF([$work.M6]=&quot;&quot;;&quot;&quot;;[$work.M6])">
            <text:p/>
          </table:table-cell>
          <table:table-cell table:number-columns-repeated="2"/>
          <table:table-cell table:formula="of:=([.J124]=1)+([.H124]=1)+([.F124]=1)+([.D124]=1)" office:value-type="float" office:value="0" calcext:value-type="float">
            <text:p>0</text:p>
          </table:table-cell>
          <table:table-cell table:style-name="ce1" table:formula="of:=IF(AND(COUNT([.C123:.J123]) &gt; 0;[.O124]&lt;&gt;&quot;&quot;);1;0)" office:value-type="float" office:value="0" calcext:value-type="float">
            <text:p>0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[.N65]" office:value-type="float" office:value="43.119708699741" calcext:value-type="float">
            <text:p>43.119708699741</text:p>
          </table:table-cell>
          <table:table-cell table:formula="of:=IF([.O65]=&quot;&quot;;&quot;&quot;;[.O65])" office:value-type="float" office:value="105.859572057219" calcext:value-type="float">
            <text:p>105.8595720572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]=&quot;&quot;;&quot;&quot;;[$work.Z6]/SQRT([$work.$T5]))">
            <text:p/>
          </table:table-cell>
          <table:table-cell table:formula="of:=IF([$work.AA6]=&quot;&quot;;&quot;&quot;;[$work.AA6]/SQRT([$work.$T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]=&quot;&quot;;&quot;&quot;;[$work.AF6]/SQRT([$work.$T5]))">
            <text:p/>
          </table:table-cell>
          <table:table-cell table:number-columns-repeated="13"/>
        </table:table-row>
        <table:table-row table:style-name="ro1">
          <table:table-cell table:formula="of:=[.A66]" office:value-type="float" office:value="15" calcext:value-type="float">
            <text:p>15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4"/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number-columns-repeated="2"/>
          <table:table-cell table:formula="of:=([.J125]=1)+([.H125]=1)+([.F125]=1)+([.D125]=1)" office:value-type="float" office:value="0" calcext:value-type="float">
            <text:p>0</text:p>
          </table:table-cell>
          <table:table-cell table:style-name="ce1" table:formula="of:=IF(AND(COUNT([.C124:.J124]) &gt; 0;[.O125]&lt;&gt;&quot;&quot;);1;0)" office:value-type="float" office:value="0" calcext:value-type="float">
            <text:p>0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[.N66]" office:value-type="float" office:value="32.9549906785376" calcext:value-type="float">
            <text:p>32.9549906785376</text:p>
          </table:table-cell>
          <table:table-cell table:formula="of:=IF([.O66]=&quot;&quot;;&quot;&quot;;[.O66])" office:value-type="float" office:value="88.2344136486351" calcext:value-type="float">
            <text:p>88.23441364863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7]=&quot;&quot;;&quot;&quot;;[$work.Z7]/SQRT([$work.$T6]))">
            <text:p/>
          </table:table-cell>
          <table:table-cell table:formula="of:=IF([$work.AA7]=&quot;&quot;;&quot;&quot;;[$work.AA7]/SQRT([$work.$T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" office:value-type="float" office:value="16" calcext:value-type="float">
            <text:p>16</text:p>
          </table:table-cell>
          <table:table-cell table:formula="of:=[.B125]" office:value-type="float" office:value="3" calcext:value-type="float">
            <text:p>3</text:p>
          </table:table-cell>
          <table:table-cell table:number-columns-repeated="4"/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number-columns-repeated="2"/>
          <table:table-cell table:formula="of:=([.J126]=1)+([.H126]=1)+([.F126]=1)+([.D126]=1)" office:value-type="float" office:value="0" calcext:value-type="float">
            <text:p>0</text:p>
          </table:table-cell>
          <table:table-cell table:style-name="ce1" table:formula="of:=IF(AND(COUNT([.C125:.J125]) &gt; 0;[.O126]&lt;&gt;&quot;&quot;);1;0)" office:value-type="float" office:value="1" calcext:value-type="float">
            <text:p>1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[.N67]" office:value-type="float" office:value="19.7927074710746" calcext:value-type="float">
            <text:p>19.7927074710746</text:p>
          </table:table-cell>
          <table:table-cell table:formula="of:=IF([.O67]=&quot;&quot;;&quot;&quot;;[.O67])" office:value-type="float" office:value="61.5288630324681" calcext:value-type="float">
            <text:p>61.52886303246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table:number-columns-repeated="4"/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number-columns-repeated="2"/>
          <table:table-cell table:formula="of:=([.J127]=1)+([.H127]=1)+([.F127]=1)+([.D127]=1)" office:value-type="float" office:value="0" calcext:value-type="float">
            <text:p>0</text:p>
          </table:table-cell>
          <table:table-cell table:style-name="ce1" table:formula="of:=IF(AND(COUNT([.C126:.J126]) &gt; 0;[.O127]&lt;&gt;&quot;&quot;);1;0)" office:value-type="float" office:value="1" calcext:value-type="float">
            <text:p>1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[.N68]" office:value-type="float" office:value="23.4960989669917" calcext:value-type="float">
            <text:p>23.4960989669917</text:p>
          </table:table-cell>
          <table:table-cell table:formula="of:=IF([.O68]=&quot;&quot;;&quot;&quot;;[.O68])" office:value-type="float" office:value="39.5989452030236" calcext:value-type="float">
            <text:p>39.59894520302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" office:value-type="float" office:value="18" calcext:value-type="float">
            <text:p>18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4"/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number-columns-repeated="2"/>
          <table:table-cell table:formula="of:=([.J128]=1)+([.H128]=1)+([.F128]=1)+([.D128]=1)" office:value-type="float" office:value="0" calcext:value-type="float">
            <text:p>0</text:p>
          </table:table-cell>
          <table:table-cell table:style-name="ce1" table:formula="of:=IF(AND(COUNT([.C127:.J127]) &gt; 0;[.O128]&lt;&gt;&quot;&quot;);1;0)" office:value-type="float" office:value="1" calcext:value-type="float">
            <text:p>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[.N69]" office:value-type="float" office:value="13.1146974964679" calcext:value-type="float">
            <text:p>13.1146974964679</text:p>
          </table:table-cell>
          <table:table-cell table:formula="of:=IF([.O69]=&quot;&quot;;&quot;&quot;;[.O69])" office:value-type="float" office:value="31.1965088377077" calcext:value-type="float">
            <text:p>31.1965088377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" office:value-type="float" office:value="19" calcext:value-type="float">
            <text:p>19</text:p>
          </table:table-cell>
          <table:table-cell table:formula="of:=[.B128]" office:value-type="float" office:value="3" calcext:value-type="float">
            <text:p>3</text:p>
          </table:table-cell>
          <table:table-cell table:number-columns-repeated="4"/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number-columns-repeated="2"/>
          <table:table-cell table:formula="of:=([.J129]=1)+([.H129]=1)+([.F129]=1)+([.D129]=1)" office:value-type="float" office:value="0" calcext:value-type="float">
            <text:p>0</text:p>
          </table:table-cell>
          <table:table-cell table:style-name="ce1" table:formula="of:=IF(AND(COUNT([.C128:.J128]) &gt; 0;[.O129]&lt;&gt;&quot;&quot;);1;0)" office:value-type="float" office:value="1" calcext:value-type="float">
            <text:p>1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[.N70]" office:value-type="float" office:value="17.8636155727027" calcext:value-type="float">
            <text:p>17.8636155727027</text:p>
          </table:table-cell>
          <table:table-cell table:formula="of:=IF([.O70]=&quot;&quot;;&quot;&quot;;[.O70])" office:value-type="float" office:value="20.4718652327796" calcext:value-type="float">
            <text:p>20.47186523277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" office:value-type="float" office:value="20" calcext:value-type="float">
            <text:p>20</text:p>
          </table:table-cell>
          <table:table-cell table:formula="of:=[.B129]" office:value-type="float" office:value="3" calcext:value-type="float">
            <text:p>3</text:p>
          </table:table-cell>
          <table:table-cell table:number-columns-repeated="4"/>
          <table:table-cell table:formula="of:=IF([$work.L12]=&quot;&quot;;&quot;&quot;;[$work.L12])">
            <text:p/>
          </table:table-cell>
          <table:table-cell table:formula="of:=IF([$work.M12]=&quot;&quot;;&quot;&quot;;[$work.M12])">
            <text:p/>
          </table:table-cell>
          <table:table-cell table:number-columns-repeated="2"/>
          <table:table-cell table:formula="of:=([.J130]=1)+([.H130]=1)+([.F130]=1)+([.D130]=1)" office:value-type="float" office:value="0" calcext:value-type="float">
            <text:p>0</text:p>
          </table:table-cell>
          <table:table-cell table:style-name="ce1" table:formula="of:=IF(AND(COUNT([.C129:.J129]) &gt; 0;[.O130]&lt;&gt;&quot;&quot;);1;0)" office:value-type="float" office:value="1" calcext:value-type="float">
            <text:p>1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[.N71]" office:value-type="float" office:value="18.1941664361875" calcext:value-type="float">
            <text:p>18.1941664361875</text:p>
          </table:table-cell>
          <table:table-cell table:formula="of:=IF([.O71]=&quot;&quot;;&quot;&quot;;[.O71])" office:value-type="float" office:value="19.3393217035445" calcext:value-type="float">
            <text:p>19.3393217035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2]=&quot;&quot;;&quot;&quot;;[$work.AF12]/SQRT([$work.$T11]))">
            <text:p/>
          </table:table-cell>
          <table:table-cell table:number-columns-repeated="13"/>
        </table:table-row>
        <table:table-row table:style-name="ro1">
          <table:table-cell table:formula="of:=[.A72]" office:value-type="float" office:value="21" calcext:value-type="float">
            <text:p>21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4"/>
          <table:table-cell table:formula="of:=IF([$work.L13]=&quot;&quot;;&quot;&quot;;[$work.L13])">
            <text:p/>
          </table:table-cell>
          <table:table-cell table:formula="of:=IF([$work.M13]=&quot;&quot;;&quot;&quot;;[$work.M13])">
            <text:p/>
          </table:table-cell>
          <table:table-cell table:number-columns-repeated="2"/>
          <table:table-cell table:formula="of:=([.J131]=1)+([.H131]=1)+([.F131]=1)+([.D131]=1)" office:value-type="float" office:value="0" calcext:value-type="float">
            <text:p>0</text:p>
          </table:table-cell>
          <table:table-cell table:style-name="ce1" table:formula="of:=IF(AND(COUNT([.C130:.J130]) &gt; 0;[.O131]&lt;&gt;&quot;&quot;);1;0)" office:value-type="float" office:value="0" calcext:value-type="float">
            <text:p>0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[.N72]" office:value-type="float" office:value="24.8470933668405" calcext:value-type="float">
            <text:p>24.8470933668405</text:p>
          </table:table-cell>
          <table:table-cell table:formula="of:=IF([.O72]=&quot;&quot;;&quot;&quot;;[.O72])" office:value-type="float" office:value="19.6696847436744" calcext:value-type="float">
            <text:p>19.66968474367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3]=&quot;&quot;;&quot;&quot;;[$work.Z13]/SQRT([$work.$T12]))">
            <text:p/>
          </table:table-cell>
          <table:table-cell table:formula="of:=IF([$work.AA13]=&quot;&quot;;&quot;&quot;;[$work.AA13]/SQRT([$work.$T1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3]=&quot;&quot;;&quot;&quot;;[$work.AF13]/SQRT([$work.$T12]))">
            <text:p/>
          </table:table-cell>
          <table:table-cell table:number-columns-repeated="13"/>
        </table:table-row>
        <table:table-row table:style-name="ro1">
          <table:table-cell table:formula="of:=[.A73]" office:value-type="float" office:value="22" calcext:value-type="float">
            <text:p>22</text:p>
          </table:table-cell>
          <table:table-cell table:formula="of:=[.B131]" office:value-type="float" office:value="3" calcext:value-type="float">
            <text:p>3</text:p>
          </table:table-cell>
          <table:table-cell table:number-columns-repeated="4"/>
          <table:table-cell table:formula="of:=IF([$work.L14]=&quot;&quot;;&quot;&quot;;[$work.L14])">
            <text:p/>
          </table:table-cell>
          <table:table-cell table:formula="of:=IF([$work.M14]=&quot;&quot;;&quot;&quot;;[$work.M14])">
            <text:p/>
          </table:table-cell>
          <table:table-cell table:number-columns-repeated="2"/>
          <table:table-cell table:formula="of:=([.J132]=1)+([.H132]=1)+([.F132]=1)+([.D132]=1)" office:value-type="float" office:value="0" calcext:value-type="float">
            <text:p>0</text:p>
          </table:table-cell>
          <table:table-cell table:style-name="ce1" table:formula="of:=IF(AND(COUNT([.C131:.J131]) &gt; 0;[.O132]&lt;&gt;&quot;&quot;);1;0)" office:value-type="float" office:value="0" calcext:value-type="float">
            <text:p>0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[.N73]" office:value-type="float" office:value="13.0107647738325" calcext:value-type="float">
            <text:p>13.0107647738325</text:p>
          </table:table-cell>
          <table:table-cell table:formula="of:=IF([.O73]=&quot;&quot;;&quot;&quot;;[.O73])" office:value-type="float" office:value="21.7681991141374" calcext:value-type="float">
            <text:p>21.7681991141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4]=&quot;&quot;;&quot;&quot;;[$work.Z14]/SQRT([$work.$T13]))">
            <text:p/>
          </table:table-cell>
          <table:table-cell table:formula="of:=IF([$work.AA14]=&quot;&quot;;&quot;&quot;;[$work.AA14]/SQRT([$work.$T1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4]=&quot;&quot;;&quot;&quot;;[$work.AF14]/SQRT([$work.$T13]))">
            <text:p/>
          </table:table-cell>
          <table:table-cell table:number-columns-repeated="13"/>
        </table:table-row>
        <table:table-row table:style-name="ro1">
          <table:table-cell table:formula="of:=[.A74]" office:value-type="float" office:value="23" calcext:value-type="float">
            <text:p>23</text:p>
          </table:table-cell>
          <table:table-cell table:formula="of:=[.B132]" office:value-type="float" office:value="3" calcext:value-type="float">
            <text:p>3</text:p>
          </table:table-cell>
          <table:table-cell table:number-columns-repeated="4"/>
          <table:table-cell table:formula="of:=IF([$work.L15]=&quot;&quot;;&quot;&quot;;[$work.L15])">
            <text:p/>
          </table:table-cell>
          <table:table-cell table:formula="of:=IF([$work.M15]=&quot;&quot;;&quot;&quot;;[$work.M15])">
            <text:p/>
          </table:table-cell>
          <table:table-cell table:number-columns-repeated="2"/>
          <table:table-cell table:formula="of:=([.J133]=1)+([.H133]=1)+([.F133]=1)+([.D133]=1)" office:value-type="float" office:value="0" calcext:value-type="float">
            <text:p>0</text:p>
          </table:table-cell>
          <table:table-cell table:style-name="ce1" table:formula="of:=IF(AND(COUNT([.C132:.J132]) &gt; 0;[.O133]&lt;&gt;&quot;&quot;);1;0)" office:value-type="float" office:value="0" calcext:value-type="float">
            <text:p>0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[.N74]" office:value-type="float" office:value="19.0811577140944" calcext:value-type="float">
            <text:p>19.0811577140944</text:p>
          </table:table-cell>
          <table:table-cell table:formula="of:=IF([.O74]=&quot;&quot;;&quot;&quot;;[.O74])" office:value-type="float" office:value="17.148642303921" calcext:value-type="float">
            <text:p>17.148642303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5]=&quot;&quot;;&quot;&quot;;[$work.Z15]/SQRT([$work.$T14]))">
            <text:p/>
          </table:table-cell>
          <table:table-cell table:formula="of:=IF([$work.AA15]=&quot;&quot;;&quot;&quot;;[$work.AA15]/SQRT([$work.$T1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5]=&quot;&quot;;&quot;&quot;;[$work.AF15]/SQRT([$work.$T14]))">
            <text:p/>
          </table:table-cell>
          <table:table-cell table:number-columns-repeated="13"/>
        </table:table-row>
        <table:table-row table:style-name="ro1">
          <table:table-cell table:formula="of:=[.A75]" office:value-type="float" office:value="24" calcext:value-type="float">
            <text:p>24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4"/>
          <table:table-cell table:formula="of:=IF([$work.L16]=&quot;&quot;;&quot;&quot;;[$work.L16])">
            <text:p/>
          </table:table-cell>
          <table:table-cell table:formula="of:=IF([$work.M16]=&quot;&quot;;&quot;&quot;;[$work.M16])">
            <text:p/>
          </table:table-cell>
          <table:table-cell table:number-columns-repeated="2"/>
          <table:table-cell table:formula="of:=([.J134]=1)+([.H134]=1)+([.F134]=1)+([.D134]=1)" office:value-type="float" office:value="0" calcext:value-type="float">
            <text:p>0</text:p>
          </table:table-cell>
          <table:table-cell table:style-name="ce1" table:formula="of:=IF(AND(COUNT([.C133:.J133]) &gt; 0;[.O134]&lt;&gt;&quot;&quot;);1;0)" office:value-type="float" office:value="0" calcext:value-type="float">
            <text:p>0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[.N75]" office:value-type="float" office:value="20.5566080006433" calcext:value-type="float">
            <text:p>20.5566080006433</text:p>
          </table:table-cell>
          <table:table-cell table:formula="of:=IF([.O75]=&quot;&quot;;&quot;&quot;;[.O75])" office:value-type="float" office:value="19.0159102585213" calcext:value-type="float">
            <text:p>19.01591025852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6]=&quot;&quot;;&quot;&quot;;[$work.Z16]/SQRT([$work.$T15]))">
            <text:p/>
          </table:table-cell>
          <table:table-cell table:formula="of:=IF([$work.AA16]=&quot;&quot;;&quot;&quot;;[$work.AA16]/SQRT([$work.$T1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6]=&quot;&quot;;&quot;&quot;;[$work.AF16]/SQRT([$work.$T15]))">
            <text:p/>
          </table:table-cell>
          <table:table-cell table:number-columns-repeated="13"/>
        </table:table-row>
        <table:table-row table:style-name="ro1">
          <table:table-cell table:formula="of:=[.A76]" office:value-type="float" office:value="25" calcext:value-type="float">
            <text:p>25</text:p>
          </table:table-cell>
          <table:table-cell table:formula="of:=[.B134]" office:value-type="float" office:value="3" calcext:value-type="float">
            <text:p>3</text:p>
          </table:table-cell>
          <table:table-cell table:number-columns-repeated="4"/>
          <table:table-cell table:formula="of:=IF([$work.L17]=&quot;&quot;;&quot;&quot;;[$work.L17])">
            <text:p/>
          </table:table-cell>
          <table:table-cell table:formula="of:=IF([$work.M17]=&quot;&quot;;&quot;&quot;;[$work.M17])">
            <text:p/>
          </table:table-cell>
          <table:table-cell table:number-columns-repeated="2"/>
          <table:table-cell table:formula="of:=([.J135]=1)+([.H135]=1)+([.F135]=1)+([.D135]=1)" office:value-type="float" office:value="0" calcext:value-type="float">
            <text:p>0</text:p>
          </table:table-cell>
          <table:table-cell table:style-name="ce1" table:formula="of:=IF(AND(COUNT([.C134:.J134]) &gt; 0;[.O135]&lt;&gt;&quot;&quot;);1;0)" office:value-type="float" office:value="0" calcext:value-type="float">
            <text:p>0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[.N76]" office:value-type="float" office:value="22.6855434094363" calcext:value-type="float">
            <text:p>22.6855434094363</text:p>
          </table:table-cell>
          <table:table-cell table:formula="of:=IF([.O76]=&quot;&quot;;&quot;&quot;;[.O76])" office:value-type="float" office:value="19.5987473806017" calcext:value-type="float">
            <text:p>19.5987473806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7]=&quot;&quot;;&quot;&quot;;[$work.Z17]/SQRT([$work.$T16]))">
            <text:p/>
          </table:table-cell>
          <table:table-cell table:formula="of:=IF([$work.AA17]=&quot;&quot;;&quot;&quot;;[$work.AA17]/SQRT([$work.$T1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7]=&quot;&quot;;&quot;&quot;;[$work.AF17]/SQRT([$work.$T16]))">
            <text:p/>
          </table:table-cell>
          <table:table-cell table:number-columns-repeated="13"/>
        </table:table-row>
        <table:table-row table:style-name="ro1">
          <table:table-cell table:formula="of:=[.A77]" office:value-type="float" office:value="26" calcext:value-type="float">
            <text:p>26</text:p>
          </table:table-cell>
          <table:table-cell table:formula="of:=[.B135]" office:value-type="float" office:value="3" calcext:value-type="float">
            <text:p>3</text:p>
          </table:table-cell>
          <table:table-cell table:number-columns-repeated="4"/>
          <table:table-cell table:formula="of:=IF([$work.L18]=&quot;&quot;;&quot;&quot;;[$work.L18])">
            <text:p/>
          </table:table-cell>
          <table:table-cell table:formula="of:=IF([$work.M18]=&quot;&quot;;&quot;&quot;;[$work.M18])">
            <text:p/>
          </table:table-cell>
          <table:table-cell table:number-columns-repeated="2"/>
          <table:table-cell table:formula="of:=([.J136]=1)+([.H136]=1)+([.F136]=1)+([.D136]=1)" office:value-type="float" office:value="0" calcext:value-type="float">
            <text:p>0</text:p>
          </table:table-cell>
          <table:table-cell table:style-name="ce1" table:formula="of:=IF(AND(COUNT([.C135:.J135]) &gt; 0;[.O136]&lt;&gt;&quot;&quot;);1;0)" office:value-type="float" office:value="0" calcext:value-type="float">
            <text:p>0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[.N77]" office:value-type="float" office:value="45.2654485175292" calcext:value-type="float">
            <text:p>45.2654485175292</text:p>
          </table:table-cell>
          <table:table-cell table:formula="of:=IF([.O77]=&quot;&quot;;&quot;&quot;;[.O77])" office:value-type="float" office:value="23.0216600352875" calcext:value-type="float">
            <text:p>23.02166003528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8]=&quot;&quot;;&quot;&quot;;[$work.Z18]/SQRT([$work.$T17]))">
            <text:p/>
          </table:table-cell>
          <table:table-cell table:formula="of:=IF([$work.AA18]=&quot;&quot;;&quot;&quot;;[$work.AA18]/SQRT([$work.$T1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8]=&quot;&quot;;&quot;&quot;;[$work.AF18]/SQRT([$work.$T17]))">
            <text:p/>
          </table:table-cell>
          <table:table-cell table:number-columns-repeated="13"/>
        </table:table-row>
        <table:table-row table:style-name="ro1">
          <table:table-cell table:formula="of:=[.A78]" office:value-type="float" office:value="27" calcext:value-type="float">
            <text:p>27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4"/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number-columns-repeated="2"/>
          <table:table-cell table:formula="of:=([.J137]=1)+([.H137]=1)+([.F137]=1)+([.D137]=1)" office:value-type="float" office:value="0" calcext:value-type="float">
            <text:p>0</text:p>
          </table:table-cell>
          <table:table-cell table:style-name="ce1" table:formula="of:=IF(AND(COUNT([.C136:.J136]) &gt; 0;[.O137]&lt;&gt;&quot;&quot;);1;0)" office:value-type="float" office:value="0" calcext:value-type="float">
            <text:p>0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[.N78]" office:value-type="float" office:value="26.9959542941209" calcext:value-type="float">
            <text:p>26.9959542941209</text:p>
          </table:table-cell>
          <table:table-cell table:formula="of:=IF([.O78]=&quot;&quot;;&quot;&quot;;[.O78])" office:value-type="float" office:value="37.8925763324601" calcext:value-type="float">
            <text:p>37.89257633246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9]=&quot;&quot;;&quot;&quot;;[$work.Z19]/SQRT([$work.$T18]))">
            <text:p/>
          </table:table-cell>
          <table:table-cell table:formula="of:=IF([$work.AA19]=&quot;&quot;;&quot;&quot;;[$work.AA19]/SQRT([$work.$T1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9]=&quot;&quot;;&quot;&quot;;[$work.AF19]/SQRT([$work.$T18]))">
            <text:p/>
          </table:table-cell>
          <table:table-cell table:number-columns-repeated="13"/>
        </table:table-row>
        <table:table-row table:style-name="ro1">
          <table:table-cell table:formula="of:=[.A79]" office:value-type="float" office:value="28" calcext:value-type="float">
            <text:p>28</text:p>
          </table:table-cell>
          <table:table-cell table:formula="of:=[.B137]" office:value-type="float" office:value="3" calcext:value-type="float">
            <text:p>3</text:p>
          </table:table-cell>
          <table:table-cell table:number-columns-repeated="4"/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number-columns-repeated="2"/>
          <table:table-cell table:formula="of:=([.J138]=1)+([.H138]=1)+([.F138]=1)+([.D138]=1)" office:value-type="float" office:value="0" calcext:value-type="float">
            <text:p>0</text:p>
          </table:table-cell>
          <table:table-cell table:style-name="ce1" table:formula="of:=IF(AND(COUNT([.C137:.J137]) &gt; 0;[.O138]&lt;&gt;&quot;&quot;);1;0)" office:value-type="float" office:value="0" calcext:value-type="float">
            <text:p>0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[.N79]" office:value-type="float" office:value="20.491546993592" calcext:value-type="float">
            <text:p>20.491546993592</text:p>
          </table:table-cell>
          <table:table-cell table:formula="of:=IF([.O79]=&quot;&quot;;&quot;&quot;;[.O79])" office:value-type="float" office:value="30.4741468369068" calcext:value-type="float">
            <text:p>30.47414683690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0]=&quot;&quot;;&quot;&quot;;[$work.AF20]/SQRT([$work.$T19]))">
            <text:p/>
          </table:table-cell>
          <table:table-cell table:number-columns-repeated="13"/>
        </table:table-row>
        <table:table-row table:style-name="ro1">
          <table:table-cell table:formula="of:=[.A80]" office:value-type="float" office:value="29" calcext:value-type="float">
            <text:p>29</text:p>
          </table:table-cell>
          <table:table-cell table:formula="of:=[.B138]" office:value-type="float" office:value="3" calcext:value-type="float">
            <text:p>3</text:p>
          </table:table-cell>
          <table:table-cell table:number-columns-repeated="4"/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number-columns-repeated="2"/>
          <table:table-cell table:formula="of:=([.J139]=1)+([.H139]=1)+([.F139]=1)+([.D139]=1)" office:value-type="float" office:value="0" calcext:value-type="float">
            <text:p>0</text:p>
          </table:table-cell>
          <table:table-cell table:style-name="ce1" table:formula="of:=IF(AND(COUNT([.C138:.J138]) &gt; 0;[.O139]&lt;&gt;&quot;&quot;);1;0)" office:value-type="float" office:value="0" calcext:value-type="float">
            <text:p>0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[.N80]" office:value-type="float" office:value="29.6831002538139" calcext:value-type="float">
            <text:p>29.6831002538139</text:p>
          </table:table-cell>
          <table:table-cell table:formula="of:=IF([.O80]=&quot;&quot;;&quot;&quot;;[.O80])" office:value-type="float" office:value="25.4999463837362" calcext:value-type="float">
            <text:p>25.49994638373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1]=&quot;&quot;;&quot;&quot;;[$work.AF21]/SQRT([$work.$T20]))">
            <text:p/>
          </table:table-cell>
          <table:table-cell table:number-columns-repeated="13"/>
        </table:table-row>
        <table:table-row table:style-name="ro1">
          <table:table-cell table:formula="of:=[.A81]" office:value-type="float" office:value="30" calcext:value-type="float">
            <text:p>3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4"/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number-columns-repeated="2"/>
          <table:table-cell table:formula="of:=([.J140]=1)+([.H140]=1)+([.F140]=1)+([.D140]=1)" office:value-type="float" office:value="0" calcext:value-type="float">
            <text:p>0</text:p>
          </table:table-cell>
          <table:table-cell table:style-name="ce1" table:formula="of:=IF(AND(COUNT([.C139:.J139]) &gt; 0;[.O140]&lt;&gt;&quot;&quot;);1;0)" office:value-type="float" office:value="0" calcext:value-type="float">
            <text:p>0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[.N81]" office:value-type="float" office:value="47.7814168927355" calcext:value-type="float">
            <text:p>47.7814168927355</text:p>
          </table:table-cell>
          <table:table-cell table:formula="of:=IF([.O81]=&quot;&quot;;&quot;&quot;;[.O81])" office:value-type="float" office:value="32.63414660588" calcext:value-type="float">
            <text:p>32.634146605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2]=&quot;&quot;;&quot;&quot;;[$work.AF22]/SQRT([$work.$T21]))">
            <text:p/>
          </table:table-cell>
          <table:table-cell table:number-columns-repeated="13"/>
        </table:table-row>
        <table:table-row table:style-name="ro1">
          <table:table-cell table:formula="of:=[.A82]" office:value-type="float" office:value="31" calcext:value-type="float">
            <text:p>31</text:p>
          </table:table-cell>
          <table:table-cell table:formula="of:=[.B140]" office:value-type="float" office:value="3" calcext:value-type="float">
            <text:p>3</text:p>
          </table:table-cell>
          <table:table-cell table:number-columns-repeated="4"/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number-columns-repeated="2"/>
          <table:table-cell table:formula="of:=([.J141]=1)+([.H141]=1)+([.F141]=1)+([.D141]=1)" office:value-type="float" office:value="0" calcext:value-type="float">
            <text:p>0</text:p>
          </table:table-cell>
          <table:table-cell table:style-name="ce1" table:formula="of:=IF(AND(COUNT([.C140:.J140]) &gt; 0;[.O141]&lt;&gt;&quot;&quot;);1;0)" office:value-type="float" office:value="0" calcext:value-type="float">
            <text:p>0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[.N82]" office:value-type="float" office:value="38.7503953667005" calcext:value-type="float">
            <text:p>38.7503953667005</text:p>
          </table:table-cell>
          <table:table-cell table:formula="of:=IF([.O82]=&quot;&quot;;&quot;&quot;;[.O82])" office:value-type="float" office:value="42.569911954635" calcext:value-type="float">
            <text:p>42.5699119546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3]=&quot;&quot;;&quot;&quot;;[$work.AF23]/SQRT([$work.$T22]))">
            <text:p/>
          </table:table-cell>
          <table:table-cell table:number-columns-repeated="13"/>
        </table:table-row>
        <table:table-row table:style-name="ro1">
          <table:table-cell table:formula="of:=[.A83]" office:value-type="float" office:value="32" calcext:value-type="float">
            <text:p>32</text:p>
          </table:table-cell>
          <table:table-cell table:formula="of:=[.B141]" office:value-type="float" office:value="3" calcext:value-type="float">
            <text:p>3</text:p>
          </table:table-cell>
          <table:table-cell table:number-columns-repeated="4"/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number-columns-repeated="2"/>
          <table:table-cell table:formula="of:=([.J142]=1)+([.H142]=1)+([.F142]=1)+([.D142]=1)" office:value-type="float" office:value="0" calcext:value-type="float">
            <text:p>0</text:p>
          </table:table-cell>
          <table:table-cell table:style-name="ce1" table:formula="of:=IF(AND(COUNT([.C141:.J141]) &gt; 0;[.O142]&lt;&gt;&quot;&quot;);1;0)" office:value-type="float" office:value="0" calcext:value-type="float">
            <text:p>0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[.N83]" office:value-type="float" office:value="39.6715985923219" calcext:value-type="float">
            <text:p>39.6715985923219</text:p>
          </table:table-cell>
          <table:table-cell table:formula="of:=IF([.O83]=&quot;&quot;;&quot;&quot;;[.O83])" office:value-type="float" office:value="41.7063415667587" calcext:value-type="float">
            <text:p>41.7063415667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4]=&quot;&quot;;&quot;&quot;;[$work.AF24]/SQRT([$work.$T23]))">
            <text:p/>
          </table:table-cell>
          <table:table-cell table:number-columns-repeated="13"/>
        </table:table-row>
        <table:table-row table:style-name="ro1">
          <table:table-cell table:formula="of:=[.A84]" office:value-type="float" office:value="33" calcext:value-type="float">
            <text:p>33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4"/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number-columns-repeated="2"/>
          <table:table-cell table:formula="of:=([.J143]=1)+([.H143]=1)+([.F143]=1)+([.D143]=1)" office:value-type="float" office:value="0" calcext:value-type="float">
            <text:p>0</text:p>
          </table:table-cell>
          <table:table-cell table:style-name="ce1" table:formula="of:=IF(AND(COUNT([.C142:.J142]) &gt; 0;[.O143]&lt;&gt;&quot;&quot;);1;0)" office:value-type="float" office:value="0" calcext:value-type="float">
            <text:p>0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[.N84]" office:value-type="float" office:value="39.953423491792" calcext:value-type="float">
            <text:p>39.953423491792</text:p>
          </table:table-cell>
          <table:table-cell table:formula="of:=IF([.O84]=&quot;&quot;;&quot;&quot;;[.O84])" office:value-type="float" office:value="42.5472700581679" calcext:value-type="float">
            <text:p>42.54727005816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5]=&quot;&quot;;&quot;&quot;;[$work.AF25]/SQRT([$work.$T24]))">
            <text:p/>
          </table:table-cell>
          <table:table-cell table:number-columns-repeated="13"/>
        </table:table-row>
        <table:table-row table:style-name="ro1">
          <table:table-cell table:formula="of:=[.A85]" office:value-type="float" office:value="34" calcext:value-type="float">
            <text:p>34</text:p>
          </table:table-cell>
          <table:table-cell table:formula="of:=[.B143]" office:value-type="float" office:value="3" calcext:value-type="float">
            <text:p>3</text:p>
          </table:table-cell>
          <table:table-cell table:number-columns-repeated="4"/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number-columns-repeated="2"/>
          <table:table-cell table:formula="of:=([.J144]=1)+([.H144]=1)+([.F144]=1)+([.D144]=1)" office:value-type="float" office:value="0" calcext:value-type="float">
            <text:p>0</text:p>
          </table:table-cell>
          <table:table-cell table:style-name="ce1" table:formula="of:=IF(AND(COUNT([.C143:.J143]) &gt; 0;[.O144]&lt;&gt;&quot;&quot;);1;0)" office:value-type="float" office:value="0" calcext:value-type="float">
            <text:p>0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[.N85]" office:value-type="float" office:value="45.2645292051808" calcext:value-type="float">
            <text:p>45.2645292051808</text:p>
          </table:table-cell>
          <table:table-cell table:formula="of:=IF([.O85]=&quot;&quot;;&quot;&quot;;[.O85])" office:value-type="float" office:value="41.99174849544" calcext:value-type="float">
            <text:p>41.991748495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6]=&quot;&quot;;&quot;&quot;;[$work.AF26]/SQRT([$work.$T25]))">
            <text:p/>
          </table:table-cell>
          <table:table-cell table:number-columns-repeated="13"/>
        </table:table-row>
        <table:table-row table:style-name="ro1">
          <table:table-cell table:formula="of:=[.A86]" office:value-type="float" office:value="35" calcext:value-type="float">
            <text:p>35</text:p>
          </table:table-cell>
          <table:table-cell table:formula="of:=[.B144]" office:value-type="float" office:value="3" calcext:value-type="float">
            <text:p>3</text:p>
          </table:table-cell>
          <table:table-cell table:number-columns-repeated="4"/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number-columns-repeated="2"/>
          <table:table-cell table:formula="of:=([.J145]=1)+([.H145]=1)+([.F145]=1)+([.D145]=1)" office:value-type="float" office:value="0" calcext:value-type="float">
            <text:p>0</text:p>
          </table:table-cell>
          <table:table-cell table:style-name="ce1" table:formula="of:=IF(AND(COUNT([.C144:.J144]) &gt; 0;[.O145]&lt;&gt;&quot;&quot;);1;0)" office:value-type="float" office:value="0" calcext:value-type="float">
            <text:p>0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[.N86]" office:value-type="float" office:value="55.0347025910901" calcext:value-type="float">
            <text:p>55.0347025910901</text:p>
          </table:table-cell>
          <table:table-cell table:formula="of:=IF([.O86]=&quot;&quot;;&quot;&quot;;[.O86])" office:value-type="float" office:value="46.5851906501925" calcext:value-type="float">
            <text:p>46.58519065019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7]=&quot;&quot;;&quot;&quot;;[$work.AF27]/SQRT([$work.$T26]))">
            <text:p/>
          </table:table-cell>
          <table:table-cell table:number-columns-repeated="13"/>
        </table:table-row>
        <table:table-row table:style-name="ro1">
          <table:table-cell table:formula="of:=[.A87]" office:value-type="float" office:value="36" calcext:value-type="float">
            <text:p>36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4"/>
          <table:table-cell table:style-name="ce1" table:formula="of:=IF([$work.L28]=&quot;&quot;;&quot;&quot;;[$work.L28])" office:value-type="float" office:value="0.8" calcext:value-type="float">
            <text:p>0.8</text:p>
          </table:table-cell>
          <table:table-cell table:style-name="ce1" table:formula="of:=IF([$work.M28]=&quot;&quot;;&quot;&quot;;[$work.M28])" office:value-type="float" office:value="0" calcext:value-type="float">
            <text:p>0</text:p>
          </table:table-cell>
          <table:table-cell table:number-columns-repeated="2"/>
          <table:table-cell table:formula="of:=([.J146]=1)+([.H146]=1)+([.F146]=1)+([.D146]=1)" office:value-type="float" office:value="0" calcext:value-type="float">
            <text:p>0</text:p>
          </table:table-cell>
          <table:table-cell table:style-name="ce1" table:formula="of:=IF(AND(COUNT([.C145:.J145]) &gt; 0;[.O146]&lt;&gt;&quot;&quot;);1;0)" office:value-type="float" office:value="0" calcext:value-type="float">
            <text:p>0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[.N87]" office:value-type="float" office:value="74.2123698667712" calcext:value-type="float">
            <text:p>74.2123698667712</text:p>
          </table:table-cell>
          <table:table-cell table:formula="of:=IF([.O87]=&quot;&quot;;&quot;&quot;;[.O87])" office:value-type="float" office:value="56.9903919020513" calcext:value-type="float">
            <text:p>56.9903919020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formula="of:=IF([$work.AF28]=&quot;&quot;;&quot;&quot;;[$work.AF28]/SQRT([$work.$T27]))" office:value-type="float" office:value="32.6030294375672" calcext:value-type="float">
            <text:p>32.6030294375672</text:p>
          </table:table-cell>
          <table:table-cell table:number-columns-repeated="13"/>
        </table:table-row>
        <table:table-row table:style-name="ro1">
          <table:table-cell table:formula="of:=[.A88]" office:value-type="float" office:value="37" calcext:value-type="float">
            <text:p>37</text:p>
          </table:table-cell>
          <table:table-cell table:formula="of:=[.B146]" office:value-type="float" office:value="3" calcext:value-type="float">
            <text:p>3</text:p>
          </table:table-cell>
          <table:table-cell table:number-columns-repeated="4"/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number-columns-repeated="2"/>
          <table:table-cell table:formula="of:=([.J147]=1)+([.H147]=1)+([.F147]=1)+([.D147]=1)" office:value-type="float" office:value="0" calcext:value-type="float">
            <text:p>0</text:p>
          </table:table-cell>
          <table:table-cell table:style-name="ce1" table:formula="of:=IF(AND(COUNT([.C146:.J146]) &gt; 0;[.O147]&lt;&gt;&quot;&quot;);1;0)" office:value-type="float" office:value="1" calcext:value-type="float">
            <text:p>1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[.N88]" office:value-type="float" office:value="125.287378582273" calcext:value-type="float">
            <text:p>125.287378582273</text:p>
          </table:table-cell>
          <table:table-cell table:formula="of:=IF([.O88]=&quot;&quot;;&quot;&quot;;[.O88])" office:value-type="float" office:value="78.8822553618979" calcext:value-type="float">
            <text:p>78.88225536189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IF([$work.Z29]=&quot;&quot;;&quot;&quot;;[$work.Z29]/SQRT([$work.$T28]))" office:value-type="float" office:value="1.60812363231865" calcext:value-type="float">
            <text:p>1.60812363231865</text:p>
          </table:table-cell>
          <table:table-cell table:style-name="ce1" table:formula="of:=IF([$work.AA29]=&quot;&quot;;&quot;&quot;;[$work.AA29]/SQRT([$work.$T2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number-columns-repeated="13"/>
        </table:table-row>
        <table:table-row table:style-name="ro1">
          <table:table-cell table:formula="of:=[.A89]" office:value-type="float" office:value="38" calcext:value-type="float">
            <text:p>38</text:p>
          </table:table-cell>
          <table:table-cell table:formula="of:=[.B147]" office:value-type="float" office:value="3" calcext:value-type="float">
            <text:p>3</text:p>
          </table:table-cell>
          <table:table-cell table:number-columns-repeated="4"/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number-columns-repeated="2"/>
          <table:table-cell table:formula="of:=([.J148]=1)+([.H148]=1)+([.F148]=1)+([.D148]=1)" office:value-type="float" office:value="1" calcext:value-type="float">
            <text:p>1</text:p>
          </table:table-cell>
          <table:table-cell table:style-name="ce1" table:formula="of:=IF(AND(COUNT([.C147:.J147]) &gt; 0;[.O148]&lt;&gt;&quot;&quot;);1;0)" office:value-type="float" office:value="1" calcext:value-type="float">
            <text:p>1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[.N89]" office:value-type="float" office:value="136.782246514952" calcext:value-type="float">
            <text:p>136.782246514952</text:p>
          </table:table-cell>
          <table:table-cell table:formula="of:=IF([.O89]=&quot;&quot;;&quot;&quot;;[.O89])" office:value-type="float" office:value="119.745912096523" calcext:value-type="float">
            <text:p>119.745912096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number-columns-repeated="13"/>
        </table:table-row>
        <table:table-row table:style-name="ro1">
          <table:table-cell table:formula="of:=[.A90]" office:value-type="float" office:value="39" calcext:value-type="float">
            <text:p>39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4"/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number-columns-repeated="2"/>
          <table:table-cell table:formula="of:=([.J149]=1)+([.H149]=1)+([.F149]=1)+([.D149]=1)" office:value-type="float" office:value="1" calcext:value-type="float">
            <text:p>1</text:p>
          </table:table-cell>
          <table:table-cell table:style-name="ce1" table:formula="of:=IF(AND(COUNT([.C148:.J148]) &gt; 0;[.O149]&lt;&gt;&quot;&quot;);1;0)" office:value-type="float" office:value="1" calcext:value-type="float">
            <text:p>1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[.N90]" office:value-type="float" office:value="129.85535457358" calcext:value-type="float">
            <text:p>129.85535457358</text:p>
          </table:table-cell>
          <table:table-cell table:formula="of:=IF([.O90]=&quot;&quot;;&quot;&quot;;[.O90])" office:value-type="float" office:value="141.327357784881" calcext:value-type="float">
            <text:p>141.3273577848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number-columns-repeated="13"/>
        </table:table-row>
        <table:table-row table:style-name="ro1">
          <table:table-cell table:formula="of:=[.A91]" office:value-type="float" office:value="40" calcext:value-type="float">
            <text:p>40</text:p>
          </table:table-cell>
          <table:table-cell table:formula="of:=[.B149]" office:value-type="float" office:value="3" calcext:value-type="float">
            <text:p>3</text:p>
          </table:table-cell>
          <table:table-cell table:number-columns-repeated="4"/>
          <table:table-cell table:formula="of:=IF([$work.L32]=&quot;&quot;;&quot;&quot;;[$work.L32])" office:value-type="float" office:value="0.8" calcext:value-type="float">
            <text:p>0.8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number-columns-repeated="2"/>
          <table:table-cell table:formula="of:=([.J150]=1)+([.H150]=1)+([.F150]=1)+([.D150]=1)" office:value-type="float" office:value="1" calcext:value-type="float">
            <text:p>1</text:p>
          </table:table-cell>
          <table:table-cell table:style-name="ce1" table:formula="of:=IF(AND(COUNT([.C149:.J149]) &gt; 0;[.O150]&lt;&gt;&quot;&quot;);1;0)" office:value-type="float" office:value="1" calcext:value-type="float">
            <text:p>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[.N91]" office:value-type="float" office:value="147.163167045951" calcext:value-type="float">
            <text:p>147.163167045951</text:p>
          </table:table-cell>
          <table:table-cell table:formula="of:=IF([.O91]=&quot;&quot;;&quot;&quot;;[.O91])" office:value-type="float" office:value="145.927086975092" calcext:value-type="float">
            <text:p>145.9270869750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2]=&quot;&quot;;&quot;&quot;;[$work.AF32]/SQRT([$work.$T31]))" office:value-type="float" office:value="103.48959974356" calcext:value-type="float">
            <text:p>103.48959974356</text:p>
          </table:table-cell>
          <table:table-cell table:number-columns-repeated="13"/>
        </table:table-row>
        <table:table-row table:style-name="ro1">
          <table:table-cell table:formula="of:=[.A92]" office:value-type="float" office:value="41" calcext:value-type="float">
            <text:p>41</text:p>
          </table:table-cell>
          <table:table-cell table:formula="of:=[.B150]" office:value-type="float" office:value="3" calcext:value-type="float">
            <text:p>3</text:p>
          </table:table-cell>
          <table:table-cell table:number-columns-repeated="4"/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number-columns-repeated="2"/>
          <table:table-cell table:formula="of:=([.J151]=1)+([.H151]=1)+([.F151]=1)+([.D151]=1)" office:value-type="float" office:value="1" calcext:value-type="float">
            <text:p>1</text:p>
          </table:table-cell>
          <table:table-cell table:style-name="ce1" table:formula="of:=IF(AND(COUNT([.C150:.J150]) &gt; 0;[.O151]&lt;&gt;&quot;&quot;);1;0)" office:value-type="float" office:value="1" calcext:value-type="float">
            <text:p>1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[.N92]" office:value-type="float" office:value="254.224104529009" calcext:value-type="float">
            <text:p>254.224104529009</text:p>
          </table:table-cell>
          <table:table-cell table:formula="of:=IF([.O92]=&quot;&quot;;&quot;&quot;;[.O92])" office:value-type="float" office:value="174.331331965994" calcext:value-type="float">
            <text:p>174.331331965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3]=&quot;&quot;;&quot;&quot;;[$work.Z33]/SQRT([$work.$T32]))" office:value-type="float" office:value="5.23159403935114" calcext:value-type="float">
            <text:p>5.23159403935114</text:p>
          </table:table-cell>
          <table:table-cell table:formula="of:=IF([$work.AA33]=&quot;&quot;;&quot;&quot;;[$work.AA33]/SQRT([$work.$T32]))" office:value-type="float" office:value="5.23159403935114" calcext:value-type="float">
            <text:p>5.23159403935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number-columns-repeated="13"/>
        </table:table-row>
        <table:table-row table:style-name="ro1">
          <table:table-cell table:formula="of:=[.A93]" office:value-type="float" office:value="42" calcext:value-type="float">
            <text:p>42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4"/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number-columns-repeated="2"/>
          <table:table-cell table:formula="of:=([.J152]=1)+([.H152]=1)+([.F152]=1)+([.D152]=1)" office:value-type="float" office:value="1" calcext:value-type="float">
            <text:p>1</text:p>
          </table:table-cell>
          <table:table-cell table:style-name="ce1" table:formula="of:=IF(AND(COUNT([.C151:.J151]) &gt; 0;[.O152]&lt;&gt;&quot;&quot;);1;0)" office:value-type="float" office:value="1" calcext:value-type="float">
            <text:p>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[.N93]" office:value-type="float" office:value="299.794255951669" calcext:value-type="float">
            <text:p>299.794255951669</text:p>
          </table:table-cell>
          <table:table-cell table:formula="of:=IF([.O93]=&quot;&quot;;&quot;&quot;;[.O93])" office:value-type="float" office:value="248.669032816822" calcext:value-type="float">
            <text:p>248.669032816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number-columns-repeated="13"/>
        </table:table-row>
        <table:table-row table:style-name="ro1">
          <table:table-cell table:formula="of:=[.A94]" office:value-type="float" office:value="43" calcext:value-type="float">
            <text:p>43</text:p>
          </table:table-cell>
          <table:table-cell table:formula="of:=[.B152]" office:value-type="float" office:value="3" calcext:value-type="float">
            <text:p>3</text:p>
          </table:table-cell>
          <table:table-cell table:number-columns-repeated="4"/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number-columns-repeated="2"/>
          <table:table-cell table:formula="of:=([.J153]=1)+([.H153]=1)+([.F153]=1)+([.D153]=1)" office:value-type="float" office:value="0" calcext:value-type="float">
            <text:p>0</text:p>
          </table:table-cell>
          <table:table-cell table:style-name="ce1" table:formula="of:=IF(AND(COUNT([.C152:.J152]) &gt; 0;[.O153]&lt;&gt;&quot;&quot;);1;0)" office:value-type="float" office:value="1" calcext:value-type="float">
            <text:p>1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[.N94]" office:value-type="float" office:value="353.018072425989" calcext:value-type="float">
            <text:p>353.018072425989</text:p>
          </table:table-cell>
          <table:table-cell table:formula="of:=IF([.O94]=&quot;&quot;;&quot;&quot;;[.O94])" office:value-type="float" office:value="317.599307358624" calcext:value-type="float">
            <text:p>317.5993073586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" office:value-type="float" office:value="44" calcext:value-type="float">
            <text:p>44</text:p>
          </table:table-cell>
          <table:table-cell table:formula="of:=[.B153]" office:value-type="float" office:value="3" calcext:value-type="float">
            <text:p>3</text:p>
          </table:table-cell>
          <table:table-cell table:number-columns-repeated="4"/>
          <table:table-cell table:formula="of:=IF([$work.L36]=&quot;&quot;;&quot;&quot;;[$work.L36])">
            <text:p/>
          </table:table-cell>
          <table:table-cell table:formula="of:=IF([$work.M36]=&quot;&quot;;&quot;&quot;;[$work.M36])">
            <text:p/>
          </table:table-cell>
          <table:table-cell table:number-columns-repeated="2"/>
          <table:table-cell table:formula="of:=([.J154]=1)+([.H154]=1)+([.F154]=1)+([.D154]=1)" office:value-type="float" office:value="0" calcext:value-type="float">
            <text:p>0</text:p>
          </table:table-cell>
          <table:table-cell table:style-name="ce1" table:formula="of:=IF(AND(COUNT([.C153:.J153]) &gt; 0;[.O154]&lt;&gt;&quot;&quot;);1;0)" office:value-type="float" office:value="1" calcext:value-type="float">
            <text:p>1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[.N95]" office:value-type="float" office:value="285.440166889409" calcext:value-type="float">
            <text:p>285.440166889409</text:p>
          </table:table-cell>
          <table:table-cell table:formula="of:=IF([.O95]=&quot;&quot;;&quot;&quot;;[.O95])" office:value-type="float" office:value="364.389172467842" calcext:value-type="float">
            <text:p>364.389172467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6]=&quot;&quot;;&quot;&quot;;[$work.AF36]/SQRT([$work.$T35]))">
            <text:p/>
          </table:table-cell>
          <table:table-cell table:number-columns-repeated="13"/>
        </table:table-row>
        <table:table-row table:style-name="ro1">
          <table:table-cell table:formula="of:=[.A96]" office:value-type="float" office:value="45" calcext:value-type="float">
            <text:p>45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4"/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number-columns-repeated="2"/>
          <table:table-cell table:formula="of:=([.J155]=1)+([.H155]=1)+([.F155]=1)+([.D155]=1)" office:value-type="float" office:value="0" calcext:value-type="float">
            <text:p>0</text:p>
          </table:table-cell>
          <table:table-cell table:style-name="ce1" table:formula="of:=IF(AND(COUNT([.C154:.J154]) &gt; 0;[.O155]&lt;&gt;&quot;&quot;);1;0)" office:value-type="float" office:value="0" calcext:value-type="float">
            <text:p>0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[.N96]" office:value-type="float" office:value="253.592652356637" calcext:value-type="float">
            <text:p>253.592652356637</text:p>
          </table:table-cell>
          <table:table-cell table:formula="of:=IF([.O96]=&quot;&quot;;&quot;&quot;;[.O96])" office:value-type="float" office:value="337.56800159231" calcext:value-type="float">
            <text:p>337.568001592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7]=&quot;&quot;;&quot;&quot;;[$work.Z37]/SQRT([$work.$T36]))">
            <text:p/>
          </table:table-cell>
          <table:table-cell table:formula="of:=IF([$work.AA37]=&quot;&quot;;&quot;&quot;;[$work.AA37]/SQRT([$work.$T3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" office:value-type="float" office:value="46" calcext:value-type="float">
            <text:p>46</text:p>
          </table:table-cell>
          <table:table-cell table:formula="of:=[.B155]" office:value-type="float" office:value="3" calcext:value-type="float">
            <text:p>3</text:p>
          </table:table-cell>
          <table:table-cell table:number-columns-repeated="4"/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number-columns-repeated="2"/>
          <table:table-cell table:formula="of:=([.J156]=1)+([.H156]=1)+([.F156]=1)+([.D156]=1)" office:value-type="float" office:value="0" calcext:value-type="float">
            <text:p>0</text:p>
          </table:table-cell>
          <table:table-cell table:style-name="ce1" table:formula="of:=IF(AND(COUNT([.C155:.J155]) &gt; 0;[.O156]&lt;&gt;&quot;&quot;);1;0)" office:value-type="float" office:value="1" calcext:value-type="float">
            <text:p>1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[.N97]" office:value-type="float" office:value="167.266626789487" calcext:value-type="float">
            <text:p>167.266626789487</text:p>
          </table:table-cell>
          <table:table-cell table:formula="of:=IF([.O97]=&quot;&quot;;&quot;&quot;;[.O97])" office:value-type="float" office:value="280.492596751721" calcext:value-type="float">
            <text:p>280.492596751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" office:value-type="float" office:value="47" calcext:value-type="float">
            <text:p>47</text:p>
          </table:table-cell>
          <table:table-cell table:formula="of:=[.B156]" office:value-type="float" office:value="3" calcext:value-type="float">
            <text:p>3</text:p>
          </table:table-cell>
          <table:table-cell table:number-columns-repeated="4"/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number-columns-repeated="2"/>
          <table:table-cell table:formula="of:=([.J157]=1)+([.H157]=1)+([.F157]=1)+([.D157]=1)" office:value-type="float" office:value="0" calcext:value-type="float">
            <text:p>0</text:p>
          </table:table-cell>
          <table:table-cell table:style-name="ce1" table:formula="of:=IF(AND(COUNT([.C156:.J156]) &gt; 0;[.O157]&lt;&gt;&quot;&quot;);1;0)" office:value-type="float" office:value="1" calcext:value-type="float">
            <text:p>1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[.N98]" office:value-type="float" office:value="150.150874866633" calcext:value-type="float">
            <text:p>150.150874866633</text:p>
          </table:table-cell>
          <table:table-cell table:formula="of:=IF([.O98]=&quot;&quot;;&quot;&quot;;[.O98])" office:value-type="float" office:value="202.160487872593" calcext:value-type="float">
            <text:p>202.1604878725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9]" office:value-type="float" office:value="48" calcext:value-type="float">
            <text:p>48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4"/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number-columns-repeated="2"/>
          <table:table-cell table:formula="of:=([.J158]=1)+([.H158]=1)+([.F158]=1)+([.D158]=1)" office:value-type="float" office:value="0" calcext:value-type="float">
            <text:p>0</text:p>
          </table:table-cell>
          <table:table-cell table:style-name="ce1" table:formula="of:=IF(AND(COUNT([.C157:.J157]) &gt; 0;[.O158]&lt;&gt;&quot;&quot;);1;0)" office:value-type="float" office:value="1" calcext:value-type="float">
            <text:p>1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[.N99]" office:value-type="float" office:value="151.925745651272" calcext:value-type="float">
            <text:p>151.925745651272</text:p>
          </table:table-cell>
          <table:table-cell table:formula="of:=IF([.O99]=&quot;&quot;;&quot;&quot;;[.O99])" office:value-type="float" office:value="167.940245067743" calcext:value-type="float">
            <text:p>167.9402450677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" office:value-type="float" office:value="49" calcext:value-type="float">
            <text:p>49</text:p>
          </table:table-cell>
          <table:table-cell table:formula="of:=[.B158]" office:value-type="float" office:value="3" calcext:value-type="float">
            <text:p>3</text:p>
          </table:table-cell>
          <table:table-cell table:number-columns-repeated="4"/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number-columns-repeated="2"/>
          <table:table-cell table:formula="of:=([.J159]=1)+([.H159]=1)+([.F159]=1)+([.D159]=1)" office:value-type="float" office:value="0" calcext:value-type="float">
            <text:p>0</text:p>
          </table:table-cell>
          <table:table-cell table:style-name="ce1" table:formula="of:=IF(AND(COUNT([.C158:.J158]) &gt; 0;[.O159]&lt;&gt;&quot;&quot;);1;0)" office:value-type="float" office:value="1" calcext:value-type="float">
            <text:p>1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[.N100]" office:value-type="float" office:value="162.289368515005" calcext:value-type="float">
            <text:p>162.289368515005</text:p>
          </table:table-cell>
          <table:table-cell table:formula="of:=IF([.O100]=&quot;&quot;;&quot;&quot;;[.O100])" office:value-type="float" office:value="154.80430635642" calcext:value-type="float">
            <text:p>154.804306356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" office:value-type="float" office:value="50" calcext:value-type="float">
            <text:p>50</text:p>
          </table:table-cell>
          <table:table-cell table:formula="of:=[.B159]" office:value-type="float" office:value="3" calcext:value-type="float">
            <text:p>3</text:p>
          </table:table-cell>
          <table:table-cell table:number-columns-repeated="4"/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number-columns-repeated="2"/>
          <table:table-cell table:formula="of:=([.J160]=1)+([.H160]=1)+([.F160]=1)+([.D160]=1)" office:value-type="float" office:value="0" calcext:value-type="float">
            <text:p>0</text:p>
          </table:table-cell>
          <table:table-cell table:style-name="ce1" table:formula="of:=IF(AND(COUNT([.C159:.J159]) &gt; 0;[.O160]&lt;&gt;&quot;&quot;);1;0)" office:value-type="float" office:value="1" calcext:value-type="float">
            <text:p>1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[.N101]" office:value-type="float" office:value="207.201380596781" calcext:value-type="float">
            <text:p>207.201380596781</text:p>
          </table:table-cell>
          <table:table-cell table:formula="of:=IF([.O101]=&quot;&quot;;&quot;&quot;;[.O101])" office:value-type="float" office:value="164.753939898703" calcext:value-type="float">
            <text:p>164.7539398987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2]" office:value-type="float" office:value="51" calcext:value-type="float">
            <text:p>51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4"/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number-columns-repeated="2"/>
          <table:table-cell table:formula="of:=([.J161]=1)+([.H161]=1)+([.F161]=1)+([.D161]=1)" office:value-type="float" office:value="0" calcext:value-type="float">
            <text:p>0</text:p>
          </table:table-cell>
          <table:table-cell table:style-name="ce1" table:formula="of:=IF(AND(COUNT([.C160:.J160]) &gt; 0;[.O161]&lt;&gt;&quot;&quot;);1;0)" office:value-type="float" office:value="1" calcext:value-type="float">
            <text:p>1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[.N102]" office:value-type="float" office:value="249.263342822127" calcext:value-type="float">
            <text:p>249.263342822127</text:p>
          </table:table-cell>
          <table:table-cell table:formula="of:=IF([.O102]=&quot;&quot;;&quot;&quot;;[.O102])" office:value-type="float" office:value="197.375931021455" calcext:value-type="float">
            <text:p>197.375931021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" office:value-type="float" office:value="52" calcext:value-type="float">
            <text:p>52</text:p>
          </table:table-cell>
          <table:table-cell table:formula="of:=[.B161]" office:value-type="float" office:value="3" calcext:value-type="float">
            <text:p>3</text:p>
          </table:table-cell>
          <table:table-cell table:number-columns-repeated="4"/>
          <table:table-cell table:formula="of:=IF([$work.L44]=&quot;&quot;;&quot;&quot;;[$work.L44])">
            <text:p/>
          </table:table-cell>
          <table:table-cell table:formula="of:=IF([$work.M44]=&quot;&quot;;&quot;&quot;;[$work.M44])">
            <text:p/>
          </table:table-cell>
          <table:table-cell table:number-columns-repeated="2"/>
          <table:table-cell table:formula="of:=([.J162]=1)+([.H162]=1)+([.F162]=1)+([.D162]=1)" office:value-type="float" office:value="0" calcext:value-type="float">
            <text:p>0</text:p>
          </table:table-cell>
          <table:table-cell table:style-name="ce1" table:formula="of:=IF(AND(COUNT([.C161:.J161]) &gt; 0;[.O162]&lt;&gt;&quot;&quot;);1;0)" office:value-type="float" office:value="1" calcext:value-type="float">
            <text:p>1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[.N103]" office:value-type="float" office:value="216.843335650134" calcext:value-type="float">
            <text:p>216.843335650134</text:p>
          </table:table-cell>
          <table:table-cell table:formula="of:=IF([.O103]=&quot;&quot;;&quot;&quot;;[.O103])" office:value-type="float" office:value="239.036367538479" calcext:value-type="float">
            <text:p>239.036367538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4]=&quot;&quot;;&quot;&quot;;[$work.AF44]/SQRT([$work.$T43]))">
            <text:p/>
          </table:table-cell>
          <table:table-cell table:number-columns-repeated="13"/>
        </table:table-row>
        <table:table-row table:style-name="ro1">
          <table:table-cell table:formula="of:=[.A104]" office:value-type="float" office:value="53" calcext:value-type="float">
            <text:p>53</text:p>
          </table:table-cell>
          <table:table-cell table:formula="of:=[.B162]" office:value-type="float" office:value="3" calcext:value-type="float">
            <text:p>3</text:p>
          </table:table-cell>
          <table:table-cell table:number-columns-repeated="4"/>
          <table:table-cell table:formula="of:=IF([$work.L45]=&quot;&quot;;&quot;&quot;;[$work.L45])">
            <text:p/>
          </table:table-cell>
          <table:table-cell table:formula="of:=IF([$work.M45]=&quot;&quot;;&quot;&quot;;[$work.M45])">
            <text:p/>
          </table:table-cell>
          <table:table-cell table:number-columns-repeated="2"/>
          <table:table-cell table:formula="of:=([.J163]=1)+([.H163]=1)+([.F163]=1)+([.D163]=1)" office:value-type="float" office:value="0" calcext:value-type="float">
            <text:p>0</text:p>
          </table:table-cell>
          <table:table-cell table:style-name="ce1" table:formula="of:=IF(AND(COUNT([.C162:.J162]) &gt; 0;[.O163]&lt;&gt;&quot;&quot;);1;0)" office:value-type="float" office:value="0" calcext:value-type="float">
            <text:p>0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[.N104]" office:value-type="float" office:value="334.239169516323" calcext:value-type="float">
            <text:p>334.239169516323</text:p>
          </table:table-cell>
          <table:table-cell table:formula="of:=IF([.O104]=&quot;&quot;;&quot;&quot;;[.O104])" office:value-type="float" office:value="261.923530200567" calcext:value-type="float">
            <text:p>261.923530200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5]=&quot;&quot;;&quot;&quot;;[$work.Z45]/SQRT([$work.$T44]))">
            <text:p/>
          </table:table-cell>
          <table:table-cell table:formula="of:=IF([$work.AA45]=&quot;&quot;;&quot;&quot;;[$work.AA45]/SQRT([$work.$T4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5]=&quot;&quot;;&quot;&quot;;[$work.AF45]/SQRT([$work.$T44]))">
            <text:p/>
          </table:table-cell>
          <table:table-cell table:number-columns-repeated="13"/>
        </table:table-row>
        <table:table-row table:style-name="ro1">
          <table:table-cell table:formula="of:=[.A105]" office:value-type="float" office:value="54" calcext:value-type="float">
            <text:p>54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4"/>
          <table:table-cell table:formula="of:=IF([$work.L46]=&quot;&quot;;&quot;&quot;;[$work.L46])">
            <text:p/>
          </table:table-cell>
          <table:table-cell table:formula="of:=IF([$work.M46]=&quot;&quot;;&quot;&quot;;[$work.M46])">
            <text:p/>
          </table:table-cell>
          <table:table-cell table:number-columns-repeated="2"/>
          <table:table-cell table:formula="of:=([.J164]=1)+([.H164]=1)+([.F164]=1)+([.D164]=1)" office:value-type="float" office:value="0" calcext:value-type="float">
            <text:p>0</text:p>
          </table:table-cell>
          <table:table-cell table:style-name="ce1" table:formula="of:=IF(AND(COUNT([.C163:.J163]) &gt; 0;[.O164]&lt;&gt;&quot;&quot;);1;0)" office:value-type="float" office:value="0" calcext:value-type="float">
            <text:p>0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[.N105]" office:value-type="float" office:value="328.913587354004" calcext:value-type="float">
            <text:p>328.913587354004</text:p>
          </table:table-cell>
          <table:table-cell table:formula="of:=IF([.O105]=&quot;&quot;;&quot;&quot;;[.O105])" office:value-type="float" office:value="317.72110378584" calcext:value-type="float">
            <text:p>317.72110378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6]=&quot;&quot;;&quot;&quot;;[$work.Z46]/SQRT([$work.$T45]))">
            <text:p/>
          </table:table-cell>
          <table:table-cell table:formula="of:=IF([$work.AA46]=&quot;&quot;;&quot;&quot;;[$work.AA46]/SQRT([$work.$T4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6]=&quot;&quot;;&quot;&quot;;[$work.AF46]/SQRT([$work.$T45]))">
            <text:p/>
          </table:table-cell>
          <table:table-cell table:number-columns-repeated="13"/>
        </table:table-row>
        <table:table-row table:style-name="ro1">
          <table:table-cell table:formula="of:=[.A106]" office:value-type="float" office:value="55" calcext:value-type="float">
            <text:p>55</text:p>
          </table:table-cell>
          <table:table-cell table:formula="of:=[.B164]" office:value-type="float" office:value="3" calcext:value-type="float">
            <text:p>3</text:p>
          </table:table-cell>
          <table:table-cell table:number-columns-repeated="4"/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number-columns-repeated="2"/>
          <table:table-cell table:formula="of:=([.J165]=1)+([.H165]=1)+([.F165]=1)+([.D165]=1)" office:value-type="float" office:value="0" calcext:value-type="float">
            <text:p>0</text:p>
          </table:table-cell>
          <table:table-cell table:style-name="ce1" table:formula="of:=IF(AND(COUNT([.C164:.J164]) &gt; 0;[.O165]&lt;&gt;&quot;&quot;);1;0)" office:value-type="float" office:value="0" calcext:value-type="float">
            <text:p>0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[.N106]" office:value-type="float" office:value="188.459359206132" calcext:value-type="float">
            <text:p>188.459359206132</text:p>
          </table:table-cell>
          <table:table-cell table:formula="of:=IF([.O106]=&quot;&quot;;&quot;&quot;;[.O106])" office:value-type="float" office:value="310.057788293127" calcext:value-type="float">
            <text:p>310.057788293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7]=&quot;&quot;;&quot;&quot;;[$work.Z47]/SQRT([$work.$T46]))">
            <text:p/>
          </table:table-cell>
          <table:table-cell table:formula="of:=IF([$work.AA47]=&quot;&quot;;&quot;&quot;;[$work.AA47]/SQRT([$work.$T4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7]" office:value-type="float" office:value="56" calcext:value-type="float">
            <text:p>56</text:p>
          </table:table-cell>
          <table:table-cell table:formula="of:=[.B165]" office:value-type="float" office:value="3" calcext:value-type="float">
            <text:p>3</text:p>
          </table:table-cell>
          <table:table-cell table:number-columns-repeated="4"/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number-columns-repeated="2"/>
          <table:table-cell table:formula="of:=([.J166]=1)+([.H166]=1)+([.F166]=1)+([.D166]=1)" office:value-type="float" office:value="0" calcext:value-type="float">
            <text:p>0</text:p>
          </table:table-cell>
          <table:table-cell table:style-name="ce1" table:formula="of:=IF(AND(COUNT([.C165:.J165]) &gt; 0;[.O166]&lt;&gt;&quot;&quot;);1;0)" office:value-type="float" office:value="1" calcext:value-type="float">
            <text:p>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[.N107]" office:value-type="float" office:value="201.613896956741" calcext:value-type="float">
            <text:p>201.613896956741</text:p>
          </table:table-cell>
          <table:table-cell table:formula="of:=IF([.O107]=&quot;&quot;;&quot;&quot;;[.O107])" office:value-type="float" office:value="234.246949791027" calcext:value-type="float">
            <text:p>234.246949791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" office:value-type="float" office:value="57" calcext:value-type="float">
            <text:p>57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4"/>
          <table:table-cell table:formula="of:=IF([$work.L49]=&quot;&quot;;&quot;&quot;;[$work.L49])" office:value-type="float" office:value="0" calcext:value-type="float">
            <text:p>0</text:p>
          </table:table-cell>
          <table:table-cell table:formula="of:=IF([$work.M49]=&quot;&quot;;&quot;&quot;;[$work.M49])" office:value-type="float" office:value="0" calcext:value-type="float">
            <text:p>0</text:p>
          </table:table-cell>
          <table:table-cell table:number-columns-repeated="2"/>
          <table:table-cell table:formula="of:=([.J167]=1)+([.H167]=1)+([.F167]=1)+([.D167]=1)" office:value-type="float" office:value="0" calcext:value-type="float">
            <text:p>0</text:p>
          </table:table-cell>
          <table:table-cell table:style-name="ce1" table:formula="of:=IF(AND(COUNT([.C166:.J166]) &gt; 0;[.O167]&lt;&gt;&quot;&quot;);1;0)" office:value-type="float" office:value="1" calcext:value-type="float">
            <text:p>1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[.N108]" office:value-type="float" office:value="215.413666529875" calcext:value-type="float">
            <text:p>215.413666529875</text:p>
          </table:table-cell>
          <table:table-cell table:formula="of:=IF([.O108]=&quot;&quot;;&quot;&quot;;[.O108])" office:value-type="float" office:value="216.083643427198" calcext:value-type="float">
            <text:p>216.0836434271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9]=&quot;&quot;;&quot;&quot;;[$work.AF49]/SQRT([$work.$T4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9]" office:value-type="float" office:value="58" calcext:value-type="float">
            <text:p>58</text:p>
          </table:table-cell>
          <table:table-cell table:formula="of:=[.B167]" office:value-type="float" office:value="3" calcext:value-type="float">
            <text:p>3</text:p>
          </table:table-cell>
          <table:table-cell table:number-columns-repeated="4"/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number-columns-repeated="2"/>
          <table:table-cell table:formula="of:=([.J168]=1)+([.H168]=1)+([.F168]=1)+([.D168]=1)" office:value-type="float" office:value="0" calcext:value-type="float">
            <text:p>0</text:p>
          </table:table-cell>
          <table:table-cell table:style-name="ce1" table:formula="of:=IF(AND(COUNT([.C167:.J167]) &gt; 0;[.O168]&lt;&gt;&quot;&quot;);1;0)" office:value-type="float" office:value="1" calcext:value-type="float">
            <text:p>1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[.N109]" office:value-type="float" office:value="229.193878880244" calcext:value-type="float">
            <text:p>229.193878880244</text:p>
          </table:table-cell>
          <table:table-cell table:formula="of:=IF([.O109]=&quot;&quot;;&quot;&quot;;[.O109])" office:value-type="float" office:value="217.542015084884" calcext:value-type="float">
            <text:p>217.5420150848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0]=&quot;&quot;;&quot;&quot;;[$work.Z50]/SQRT([$work.$T49]))" office:value-type="float" office:value="0" calcext:value-type="float">
            <text:p>0</text:p>
          </table:table-cell>
          <table:table-cell table:formula="of:=IF([$work.AA50]=&quot;&quot;;&quot;&quot;;[$work.AA50]/SQRT([$work.$T4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" office:value-type="float" office:value="59" calcext:value-type="float">
            <text:p>59</text:p>
          </table:table-cell>
          <table:table-cell table:formula="of:=[.B168]" office:value-type="float" office:value="3" calcext:value-type="float">
            <text:p>3</text:p>
          </table:table-cell>
          <table:table-cell table:number-columns-repeated="4"/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number-columns-repeated="2"/>
          <table:table-cell table:formula="of:=([.J169]=1)+([.H169]=1)+([.F169]=1)+([.D169]=1)" office:value-type="float" office:value="0" calcext:value-type="float">
            <text:p>0</text:p>
          </table:table-cell>
          <table:table-cell table:style-name="ce1" table:formula="of:=IF(AND(COUNT([.C168:.J168]) &gt; 0;[.O169]&lt;&gt;&quot;&quot;);1;0)" office:value-type="float" office:value="1" calcext:value-type="float">
            <text:p>1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[.N110]" office:value-type="float" office:value="238.253270532095" calcext:value-type="float">
            <text:p>238.253270532095</text:p>
          </table:table-cell>
          <table:table-cell table:formula="of:=IF([.O110]=&quot;&quot;;&quot;&quot;;[.O110])" office:value-type="float" office:value="226.562498136363" calcext:value-type="float">
            <text:p>226.562498136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" office:value-type="float" office:value="60" calcext:value-type="float">
            <text:p>6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4"/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number-columns-repeated="2"/>
          <table:table-cell table:formula="of:=([.J170]=1)+([.H170]=1)+([.F170]=1)+([.D170]=1)" office:value-type="float" office:value="0" calcext:value-type="float">
            <text:p>0</text:p>
          </table:table-cell>
          <table:table-cell table:style-name="ce1" table:formula="of:=IF(AND(COUNT([.C169:.J169]) &gt; 0;[.O170]&lt;&gt;&quot;&quot;);1;0)" office:value-type="float" office:value="1" calcext:value-type="float">
            <text:p>1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[.N111]" office:value-type="float" office:value="286.006499290538" calcext:value-type="float">
            <text:p>286.006499290538</text:p>
          </table:table-cell>
          <table:table-cell table:formula="of:=IF([.O111]=&quot;&quot;;&quot;&quot;;[.O111])" office:value-type="float" office:value="243.472622009737" calcext:value-type="float">
            <text:p>243.4726220097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" office:value-type="float" office:value="61" calcext:value-type="float">
            <text:p>61</text:p>
          </table:table-cell>
          <table:table-cell table:formula="of:=[.B170]" office:value-type="float" office:value="3" calcext:value-type="float">
            <text:p>3</text:p>
          </table:table-cell>
          <table:table-cell table:number-columns-repeated="4"/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number-columns-repeated="2"/>
          <table:table-cell table:formula="of:=([.J171]=1)+([.H171]=1)+([.F171]=1)+([.D171]=1)" office:value-type="float" office:value="0" calcext:value-type="float">
            <text:p>0</text:p>
          </table:table-cell>
          <table:table-cell table:style-name="ce1" table:formula="of:=IF(AND(COUNT([.C170:.J170]) &gt; 0;[.O171]&lt;&gt;&quot;&quot;);1;0)" office:value-type="float" office:value="1" calcext:value-type="float">
            <text:p>1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[.N112]" office:value-type="float" office:value="320.636226809065" calcext:value-type="float">
            <text:p>320.636226809065</text:p>
          </table:table-cell>
          <table:table-cell table:formula="of:=IF([.O112]=&quot;&quot;;&quot;&quot;;[.O112])" office:value-type="float" office:value="281.862169785325" calcext:value-type="float">
            <text:p>281.8621697853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" office:value-type="float" office:value="62" calcext:value-type="float">
            <text:p>62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4"/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number-columns-repeated="2"/>
          <table:table-cell table:formula="of:=([.J172]=1)+([.H172]=1)+([.F172]=1)+([.D172]=1)" office:value-type="float" office:value="0" calcext:value-type="float">
            <text:p>0</text:p>
          </table:table-cell>
          <table:table-cell table:style-name="ce1" table:formula="of:=IF(AND(COUNT([.C171:.J171]) &gt; 0;[.O172]&lt;&gt;&quot;&quot;);1;0)" office:value-type="float" office:value="1" calcext:value-type="float">
            <text:p>1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[.N113]" office:value-type="float" office:value="295.378657721965" calcext:value-type="float">
            <text:p>295.378657721965</text:p>
          </table:table-cell>
          <table:table-cell table:formula="of:=IF([.O113]=&quot;&quot;;&quot;&quot;;[.O113])" office:value-type="float" office:value="310.617689483713" calcext:value-type="float">
            <text:p>310.6176894837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" office:value-type="float" office:value="63" calcext:value-type="float">
            <text:p>63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4"/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number-columns-repeated="2"/>
          <table:table-cell table:formula="of:=([.J173]=1)+([.H173]=1)+([.F173]=1)+([.D173]=1)" office:value-type="float" office:value="0" calcext:value-type="float">
            <text:p>0</text:p>
          </table:table-cell>
          <table:table-cell table:style-name="ce1" table:formula="of:=IF(AND(COUNT([.C172:.J172]) &gt; 0;[.O173]&lt;&gt;&quot;&quot;);1;0)" office:value-type="float" office:value="1" calcext:value-type="float">
            <text:p>1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[.N114]" office:value-type="float" office:value="262.872306091255" calcext:value-type="float">
            <text:p>262.872306091255</text:p>
          </table:table-cell>
          <table:table-cell table:formula="of:=IF([.O114]=&quot;&quot;;&quot;&quot;;[.O114])" office:value-type="float" office:value="300.013965001196" calcext:value-type="float">
            <text:p>300.0139650011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" office:value-type="float" office:value="64" calcext:value-type="float">
            <text:p>64</text:p>
          </table:table-cell>
          <table:table-cell table:formula="of:=[.B173]" office:value-type="float" office:value="3" calcext:value-type="float">
            <text:p>3</text:p>
          </table:table-cell>
          <table:table-cell table:number-columns-repeated="4"/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number-columns-repeated="2"/>
          <table:table-cell table:formula="of:=([.J174]=1)+([.H174]=1)+([.F174]=1)+([.D174]=1)" office:value-type="float" office:value="0" calcext:value-type="float">
            <text:p>0</text:p>
          </table:table-cell>
          <table:table-cell table:style-name="ce1" table:formula="of:=IF(AND(COUNT([.C173:.J173]) &gt; 0;[.O174]&lt;&gt;&quot;&quot;);1;0)" office:value-type="float" office:value="1" calcext:value-type="float">
            <text:p>1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[.N115]" office:value-type="float" office:value="233.054268838096" calcext:value-type="float">
            <text:p>233.054268838096</text:p>
          </table:table-cell>
          <table:table-cell table:formula="of:=IF([.O115]=&quot;&quot;;&quot;&quot;;[.O115])" office:value-type="float" office:value="277.107120313822" calcext:value-type="float">
            <text:p>277.107120313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" office:value-type="float" office:value="65" calcext:value-type="float">
            <text:p>65</text:p>
          </table:table-cell>
          <table:table-cell table:formula="of:=[.B174]" office:value-type="float" office:value="3" calcext:value-type="float">
            <text:p>3</text:p>
          </table:table-cell>
          <table:table-cell table:number-columns-repeated="4"/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number-columns-repeated="2"/>
          <table:table-cell table:formula="of:=([.J175]=1)+([.H175]=1)+([.F175]=1)+([.D175]=1)" office:value-type="float" office:value="0" calcext:value-type="float">
            <text:p>0</text:p>
          </table:table-cell>
          <table:table-cell table:style-name="ce1" table:formula="of:=IF(AND(COUNT([.C174:.J174]) &gt; 0;[.O175]&lt;&gt;&quot;&quot;);1;0)" office:value-type="float" office:value="1" calcext:value-type="float">
            <text:p>1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[.N116]" office:value-type="float" office:value="192.578984794386" calcext:value-type="float">
            <text:p>192.578984794386</text:p>
          </table:table-cell>
          <table:table-cell table:formula="of:=IF([.O116]=&quot;&quot;;&quot;&quot;;[.O116])" office:value-type="float" office:value="239.979848883462" calcext:value-type="float">
            <text:p>239.9798488834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" office:value-type="float" office:value="66" calcext:value-type="float">
            <text:p>66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4"/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number-columns-repeated="2"/>
          <table:table-cell table:formula="of:=([.J176]=1)+([.H176]=1)+([.F176]=1)+([.D176]=1)" office:value-type="float" office:value="0" calcext:value-type="float">
            <text:p>0</text:p>
          </table:table-cell>
          <table:table-cell table:style-name="ce1" table:formula="of:=IF(AND(COUNT([.C175:.J175]) &gt; 0;[.O176]&lt;&gt;&quot;&quot;);1;0)" office:value-type="float" office:value="1" calcext:value-type="float">
            <text:p>1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[.N117]" office:value-type="float" office:value="165.473605728556" calcext:value-type="float">
            <text:p>165.473605728556</text:p>
          </table:table-cell>
          <table:table-cell table:formula="of:=IF([.O117]=&quot;&quot;;&quot;&quot;;[.O117])" office:value-type="float" office:value="202.619114315492" calcext:value-type="float">
            <text:p>202.6191143154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" office:value-type="float" office:value="67" calcext:value-type="float">
            <text:p>67</text:p>
          </table:table-cell>
          <table:table-cell table:formula="of:=[.B176]" office:value-type="float" office:value="3" calcext:value-type="float">
            <text:p>3</text:p>
          </table:table-cell>
          <table:table-cell table:number-columns-repeated="4"/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number-columns-repeated="2"/>
          <table:table-cell table:formula="of:=([.J177]=1)+([.H177]=1)+([.F177]=1)+([.D177]=1)" office:value-type="float" office:value="0" calcext:value-type="float">
            <text:p>0</text:p>
          </table:table-cell>
          <table:table-cell table:style-name="ce1" table:formula="of:=IF(AND(COUNT([.C176:.J176]) &gt; 0;[.O177]&lt;&gt;&quot;&quot;);1;0)" office:value-type="float" office:value="1" calcext:value-type="float">
            <text:p>1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[.N118]" office:value-type="float" office:value="141.420458026614" calcext:value-type="float">
            <text:p>141.420458026614</text:p>
          </table:table-cell>
          <table:table-cell table:formula="of:=IF([.O118]=&quot;&quot;;&quot;&quot;;[.O118])" office:value-type="float" office:value="165.182867038733" calcext:value-type="float">
            <text:p>165.1828670387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" office:value-type="float" office:value="68" calcext:value-type="float">
            <text:p>68</text:p>
          </table:table-cell>
          <table:table-cell table:formula="of:=[.B177]" office:value-type="float" office:value="3" calcext:value-type="float">
            <text:p>3</text:p>
          </table:table-cell>
          <table:table-cell table:number-columns-repeated="4"/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number-columns-repeated="2"/>
          <table:table-cell table:formula="of:=([.J178]=1)+([.H178]=1)+([.F178]=1)+([.D178]=1)" office:value-type="float" office:value="0" calcext:value-type="float">
            <text:p>0</text:p>
          </table:table-cell>
          <table:table-cell table:style-name="ce1" table:formula="of:=IF(AND(COUNT([.C177:.J177]) &gt; 0;[.O178]&lt;&gt;&quot;&quot;);1;0)" office:value-type="float" office:value="1" calcext:value-type="float">
            <text:p>1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[.N119]" office:value-type="float" office:value="128.621431947298" calcext:value-type="float">
            <text:p>128.621431947298</text:p>
          </table:table-cell>
          <table:table-cell table:formula="of:=IF([.O119]=&quot;&quot;;&quot;&quot;;[.O119])" office:value-type="float" office:value="141.140206361016" calcext:value-type="float">
            <text:p>141.140206361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" office:value-type="float" office:value="10" calcext:value-type="float">
            <text:p>10</text:p>
          </table:table-cell>
          <table:table-cell table:formula="of:=[.B178]+1" office:value-type="float" office:value="4" calcext:value-type="float">
            <text:p>4</text:p>
          </table:table-cell>
          <table:table-cell table:number-columns-repeated="6"/>
          <table:table-cell table:formula="of:=IF([$work.N2]=&quot;&quot;;&quot;&quot;;[$work.N2])">
            <text:p/>
          </table:table-cell>
          <table:table-cell table:formula="of:=IF([$work.O2]=&quot;&quot;;&quot;&quot;;[$work.O2])">
            <text:p/>
          </table:table-cell>
          <table:table-cell table:formula="of:=([.J179]=1)+([.H179]=1)+([.F179]=1)+([.D179]=1)" office:value-type="float" office:value="0" calcext:value-type="float">
            <text:p>0</text:p>
          </table:table-cell>
          <table:table-cell table:style-name="ce1" table:formula="of:=IF(AND(COUNT([.C178:.J178]) &gt; 0;[.O179]&lt;&gt;&quot;&quot;);1;0)" office:value-type="float" office:value="0" calcext:value-type="float">
            <text:p>0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[.N120]" office:value-type="float" office:value="5.29150262212918" calcext:value-type="float">
            <text:p>5.29150262212918</text:p>
          </table:table-cell>
          <table:table-cell table:formula="of:=IF([.O120]=&quot;&quot;;&quot;&quot;;[.O120]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number-columns-repeated="3"/>
          <table:table-cell table:formula="of:=IF([$work.AG2]=&quot;&quot;;&quot;&quot;;[$work.AG2]/SQRT([$work.$T2]))">
            <text:p/>
          </table:table-cell>
          <table:table-cell table:number-columns-repeated="12"/>
        </table:table-row>
        <table:table-row table:style-name="ro1">
          <table:table-cell table:formula="of:=[.A121]" office:value-type="float" office:value="11" calcext:value-type="float">
            <text:p>11</text:p>
          </table:table-cell>
          <table:table-cell table:formula="of:=[.B179]" office:value-type="float" office:value="4" calcext:value-type="float">
            <text:p>4</text:p>
          </table:table-cell>
          <table:table-cell table:number-columns-repeated="6"/>
          <table:table-cell table:formula="of:=IF([$work.N3]=&quot;&quot;;&quot;&quot;;[$work.N3])">
            <text:p/>
          </table:table-cell>
          <table:table-cell table:formula="of:=IF([$work.O3]=&quot;&quot;;&quot;&quot;;[$work.O3])">
            <text:p/>
          </table:table-cell>
          <table:table-cell table:formula="of:=([.J180]=1)+([.H180]=1)+([.F180]=1)+([.D180]=1)" office:value-type="float" office:value="0" calcext:value-type="float">
            <text:p>0</text:p>
          </table:table-cell>
          <table:table-cell table:style-name="ce1" table:formula="of:=IF(AND(COUNT([.C179:.J179]) &gt; 0;[.O180]&lt;&gt;&quot;&quot;);1;0)" office:value-type="float" office:value="0" calcext:value-type="float">
            <text:p>0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[.N121]" office:value-type="float" office:value="49.7023282007134" calcext:value-type="float">
            <text:p>49.7023282007134</text:p>
          </table:table-cell>
          <table:table-cell table:formula="of:=IF([.O121]=&quot;&quot;;&quot;&quot;;[.O121])" office:value-type="float" office:value="21.1660104885167" calcext:value-type="float">
            <text:p>21.16601048851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]=&quot;&quot;;&quot;&quot;;[$work.AB3]/SQRT([$work.$T2]))">
            <text:p/>
          </table:table-cell>
          <table:table-cell table:formula="of:=IF([$work.AC3]=&quot;&quot;;&quot;&quot;;[$work.AC3]/SQRT([$work.$T2]))">
            <text:p/>
          </table:table-cell>
          <table:table-cell table:number-columns-repeated="3"/>
          <table:table-cell table:formula="of:=IF([$work.AG3]=&quot;&quot;;&quot;&quot;;[$work.AG3]/SQRT([$work.$T2]))">
            <text:p/>
          </table:table-cell>
          <table:table-cell table:number-columns-repeated="12"/>
        </table:table-row>
        <table:table-row table:style-name="ro1">
          <table:table-cell table:formula="of:=[.A122]" office:value-type="float" office:value="12" calcext:value-type="float">
            <text:p>12</text:p>
          </table:table-cell>
          <table:table-cell table:formula="of:=[.B180]" office:value-type="float" office:value="4" calcext:value-type="float">
            <text:p>4</text:p>
          </table:table-cell>
          <table:table-cell table:number-columns-repeated="6"/>
          <table:table-cell table:formula="of:=IF([$work.N4]=&quot;&quot;;&quot;&quot;;[$work.N4])">
            <text:p/>
          </table:table-cell>
          <table:table-cell table:formula="of:=IF([$work.O4]=&quot;&quot;;&quot;&quot;;[$work.O4])">
            <text:p/>
          </table:table-cell>
          <table:table-cell table:formula="of:=([.J181]=1)+([.H181]=1)+([.F181]=1)+([.D181]=1)" office:value-type="float" office:value="0" calcext:value-type="float">
            <text:p>0</text:p>
          </table:table-cell>
          <table:table-cell table:style-name="ce1" table:formula="of:=IF(AND(COUNT([.C180:.J180]) &gt; 0;[.O181]&lt;&gt;&quot;&quot;);1;0)" office:value-type="float" office:value="0" calcext:value-type="float">
            <text:p>0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[.N122]" office:value-type="float" office:value="52.2282574333542" calcext:value-type="float">
            <text:p>52.2282574333542</text:p>
          </table:table-cell>
          <table:table-cell table:formula="of:=IF([.O122]=&quot;&quot;;&quot;&quot;;[.O122])" office:value-type="float" office:value="64.8094034710661" calcext:value-type="float">
            <text:p>64.809403471066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]=&quot;&quot;;&quot;&quot;;[$work.AB4]/SQRT([$work.$T3]))">
            <text:p/>
          </table:table-cell>
          <table:table-cell table:formula="of:=IF([$work.AC4]=&quot;&quot;;&quot;&quot;;[$work.AC4]/SQRT([$work.$T3]))">
            <text:p/>
          </table:table-cell>
          <table:table-cell table:number-columns-repeated="3"/>
          <table:table-cell table:formula="of:=IF([$work.AG4]=&quot;&quot;;&quot;&quot;;[$work.AG4]/SQRT([$work.$T3]))">
            <text:p/>
          </table:table-cell>
          <table:table-cell table:number-columns-repeated="12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formula="of:=[.B181]" office:value-type="float" office:value="4" calcext:value-type="float">
            <text:p>4</text:p>
          </table:table-cell>
          <table:table-cell table:number-columns-repeated="6"/>
          <table:table-cell table:formula="of:=IF([$work.N5]=&quot;&quot;;&quot;&quot;;[$work.N5])">
            <text:p/>
          </table:table-cell>
          <table:table-cell table:formula="of:=IF([$work.O5]=&quot;&quot;;&quot;&quot;;[$work.O5])">
            <text:p/>
          </table:table-cell>
          <table:table-cell table:formula="of:=([.J182]=1)+([.H182]=1)+([.F182]=1)+([.D182]=1)" office:value-type="float" office:value="0" calcext:value-type="float">
            <text:p>0</text:p>
          </table:table-cell>
          <table:table-cell table:style-name="ce1" table:formula="of:=IF(AND(COUNT([.C181:.J181]) &gt; 0;[.O182]&lt;&gt;&quot;&quot;);1;0)" office:value-type="float" office:value="0" calcext:value-type="float">
            <text:p>0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[.N123]" office:value-type="float" office:value="56.6603105447469" calcext:value-type="float">
            <text:p>56.6603105447469</text:p>
          </table:table-cell>
          <table:table-cell table:formula="of:=IF([.O123]=&quot;&quot;;&quot;&quot;;[.O123])" office:value-type="float" office:value="94.2060503178" calcext:value-type="float">
            <text:p>94.206050317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]=&quot;&quot;;&quot;&quot;;[$work.AB5]/SQRT([$work.$T4]))">
            <text:p/>
          </table:table-cell>
          <table:table-cell table:formula="of:=IF([$work.AC5]=&quot;&quot;;&quot;&quot;;[$work.AC5]/SQRT([$work.$T4]))">
            <text:p/>
          </table:table-cell>
          <table:table-cell table:number-columns-repeated="3"/>
          <table:table-cell table:formula="of:=IF([$work.AG5]=&quot;&quot;;&quot;&quot;;[$work.AG5]/SQRT([$work.$T4]))">
            <text:p/>
          </table:table-cell>
          <table:table-cell table:number-columns-repeated="12"/>
        </table:table-row>
        <table:table-row table:style-name="ro1">
          <table:table-cell table:formula="of:=[.A124]" office:value-type="float" office:value="14" calcext:value-type="float">
            <text:p>14</text:p>
          </table:table-cell>
          <table:table-cell table:formula="of:=[.B182]" office:value-type="float" office:value="4" calcext:value-type="float">
            <text:p>4</text:p>
          </table:table-cell>
          <table:table-cell table:number-columns-repeated="6"/>
          <table:table-cell table:formula="of:=IF([$work.N6]=&quot;&quot;;&quot;&quot;;[$work.N6])">
            <text:p/>
          </table:table-cell>
          <table:table-cell table:formula="of:=IF([$work.O6]=&quot;&quot;;&quot;&quot;;[$work.O6])">
            <text:p/>
          </table:table-cell>
          <table:table-cell table:formula="of:=([.J183]=1)+([.H183]=1)+([.F183]=1)+([.D183]=1)" office:value-type="float" office:value="0" calcext:value-type="float">
            <text:p>0</text:p>
          </table:table-cell>
          <table:table-cell table:style-name="ce1" table:formula="of:=IF(AND(COUNT([.C182:.J182]) &gt; 0;[.O183]&lt;&gt;&quot;&quot;);1;0)" office:value-type="float" office:value="0" calcext:value-type="float">
            <text:p>0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[.N124]" office:value-type="float" office:value="43.119708699741" calcext:value-type="float">
            <text:p>43.119708699741</text:p>
          </table:table-cell>
          <table:table-cell table:formula="of:=IF([.O124]=&quot;&quot;;&quot;&quot;;[.O124])" office:value-type="float" office:value="105.859572057219" calcext:value-type="float">
            <text:p>105.8595720572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]=&quot;&quot;;&quot;&quot;;[$work.AB6]/SQRT([$work.$T5]))">
            <text:p/>
          </table:table-cell>
          <table:table-cell table:formula="of:=IF([$work.AC6]=&quot;&quot;;&quot;&quot;;[$work.AC6]/SQRT([$work.$T5]))">
            <text:p/>
          </table:table-cell>
          <table:table-cell table:number-columns-repeated="3"/>
          <table:table-cell table:formula="of:=IF([$work.AG6]=&quot;&quot;;&quot;&quot;;[$work.AG6]/SQRT([$work.$T5]))">
            <text:p/>
          </table:table-cell>
          <table:table-cell table:number-columns-repeated="12"/>
        </table:table-row>
        <table:table-row table:style-name="ro1">
          <table:table-cell table:formula="of:=[.A125]" office:value-type="float" office:value="15" calcext:value-type="float">
            <text:p>15</text:p>
          </table:table-cell>
          <table:table-cell table:formula="of:=[.B183]" office:value-type="float" office:value="4" calcext:value-type="float">
            <text:p>4</text:p>
          </table:table-cell>
          <table:table-cell table:number-columns-repeated="6"/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([.J184]=1)+([.H184]=1)+([.F184]=1)+([.D184]=1)" office:value-type="float" office:value="0" calcext:value-type="float">
            <text:p>0</text:p>
          </table:table-cell>
          <table:table-cell table:style-name="ce1" table:formula="of:=IF(AND(COUNT([.C183:.J183]) &gt; 0;[.O184]&lt;&gt;&quot;&quot;);1;0)" office:value-type="float" office:value="0" calcext:value-type="float">
            <text:p>0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[.N125]" office:value-type="float" office:value="32.9549906785376" calcext:value-type="float">
            <text:p>32.9549906785376</text:p>
          </table:table-cell>
          <table:table-cell table:formula="of:=IF([.O125]=&quot;&quot;;&quot;&quot;;[.O125])" office:value-type="float" office:value="88.2344136486351" calcext:value-type="float">
            <text:p>88.23441364863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7]=&quot;&quot;;&quot;&quot;;[$work.AB7]/SQRT([$work.$T6]))">
            <text:p/>
          </table:table-cell>
          <table:table-cell table:formula="of:=IF([$work.AC7]=&quot;&quot;;&quot;&quot;;[$work.AC7]/SQRT([$work.$T6]))">
            <text:p/>
          </table:table-cell>
          <table:table-cell table:number-columns-repeated="3"/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6]" office:value-type="float" office:value="16" calcext:value-type="float">
            <text:p>16</text:p>
          </table:table-cell>
          <table:table-cell table:formula="of:=[.B184]" office:value-type="float" office:value="4" calcext:value-type="float">
            <text:p>4</text:p>
          </table:table-cell>
          <table:table-cell table:number-columns-repeated="6"/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([.J185]=1)+([.H185]=1)+([.F185]=1)+([.D185]=1)" office:value-type="float" office:value="0" calcext:value-type="float">
            <text:p>0</text:p>
          </table:table-cell>
          <table:table-cell table:style-name="ce1" table:formula="of:=IF(AND(COUNT([.C184:.J184]) &gt; 0;[.O185]&lt;&gt;&quot;&quot;);1;0)" office:value-type="float" office:value="1" calcext:value-type="float">
            <text:p>1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[.N126]" office:value-type="float" office:value="19.7927074710746" calcext:value-type="float">
            <text:p>19.7927074710746</text:p>
          </table:table-cell>
          <table:table-cell table:formula="of:=IF([.O126]=&quot;&quot;;&quot;&quot;;[.O126])" office:value-type="float" office:value="61.5288630324681" calcext:value-type="float">
            <text:p>61.52886303246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number-columns-repeated="3"/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7]" office:value-type="float" office:value="17" calcext:value-type="float">
            <text:p>17</text:p>
          </table:table-cell>
          <table:table-cell table:formula="of:=[.B185]" office:value-type="float" office:value="4" calcext:value-type="float">
            <text:p>4</text:p>
          </table:table-cell>
          <table:table-cell table:number-columns-repeated="6"/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([.J186]=1)+([.H186]=1)+([.F186]=1)+([.D186]=1)" office:value-type="float" office:value="0" calcext:value-type="float">
            <text:p>0</text:p>
          </table:table-cell>
          <table:table-cell table:style-name="ce1" table:formula="of:=IF(AND(COUNT([.C185:.J185]) &gt; 0;[.O186]&lt;&gt;&quot;&quot;);1;0)" office:value-type="float" office:value="1" calcext:value-type="float">
            <text:p>1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[.N127]" office:value-type="float" office:value="23.4960989669917" calcext:value-type="float">
            <text:p>23.4960989669917</text:p>
          </table:table-cell>
          <table:table-cell table:formula="of:=IF([.O127]=&quot;&quot;;&quot;&quot;;[.O127])" office:value-type="float" office:value="39.5989452030236" calcext:value-type="float">
            <text:p>39.59894520302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number-columns-repeated="3"/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8]" office:value-type="float" office:value="18" calcext:value-type="float">
            <text:p>18</text:p>
          </table:table-cell>
          <table:table-cell table:formula="of:=[.B186]" office:value-type="float" office:value="4" calcext:value-type="float">
            <text:p>4</text:p>
          </table:table-cell>
          <table:table-cell table:number-columns-repeated="6"/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([.J187]=1)+([.H187]=1)+([.F187]=1)+([.D187]=1)" office:value-type="float" office:value="0" calcext:value-type="float">
            <text:p>0</text:p>
          </table:table-cell>
          <table:table-cell table:style-name="ce1" table:formula="of:=IF(AND(COUNT([.C186:.J186]) &gt; 0;[.O187]&lt;&gt;&quot;&quot;);1;0)" office:value-type="float" office:value="1" calcext:value-type="float">
            <text:p>1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[.N128]" office:value-type="float" office:value="13.1146974964679" calcext:value-type="float">
            <text:p>13.1146974964679</text:p>
          </table:table-cell>
          <table:table-cell table:formula="of:=IF([.O128]=&quot;&quot;;&quot;&quot;;[.O128])" office:value-type="float" office:value="31.1965088377077" calcext:value-type="float">
            <text:p>31.19650883770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number-columns-repeated="3"/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9]" office:value-type="float" office:value="19" calcext:value-type="float">
            <text:p>19</text:p>
          </table:table-cell>
          <table:table-cell table:formula="of:=[.B187]" office:value-type="float" office:value="4" calcext:value-type="float">
            <text:p>4</text:p>
          </table:table-cell>
          <table:table-cell table:number-columns-repeated="6"/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([.J188]=1)+([.H188]=1)+([.F188]=1)+([.D188]=1)" office:value-type="float" office:value="0" calcext:value-type="float">
            <text:p>0</text:p>
          </table:table-cell>
          <table:table-cell table:style-name="ce1" table:formula="of:=IF(AND(COUNT([.C187:.J187]) &gt; 0;[.O188]&lt;&gt;&quot;&quot;);1;0)" office:value-type="float" office:value="1" calcext:value-type="float">
            <text:p>1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[.N129]" office:value-type="float" office:value="17.8636155727027" calcext:value-type="float">
            <text:p>17.8636155727027</text:p>
          </table:table-cell>
          <table:table-cell table:formula="of:=IF([.O129]=&quot;&quot;;&quot;&quot;;[.O129])" office:value-type="float" office:value="20.4718652327796" calcext:value-type="float">
            <text:p>20.47186523277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number-columns-repeated="3"/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0]" office:value-type="float" office:value="20" calcext:value-type="float">
            <text:p>20</text:p>
          </table:table-cell>
          <table:table-cell table:formula="of:=[.B188]" office:value-type="float" office:value="4" calcext:value-type="float">
            <text:p>4</text:p>
          </table:table-cell>
          <table:table-cell table:number-columns-repeated="6"/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([.J189]=1)+([.H189]=1)+([.F189]=1)+([.D189]=1)" office:value-type="float" office:value="1" calcext:value-type="float">
            <text:p>1</text:p>
          </table:table-cell>
          <table:table-cell table:style-name="ce1" table:formula="of:=IF(AND(COUNT([.C188:.J188]) &gt; 0;[.O189]&lt;&gt;&quot;&quot;);1;0)" office:value-type="float" office:value="1" calcext:value-type="float">
            <text:p>1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[.N130]" office:value-type="float" office:value="18.1941664361875" calcext:value-type="float">
            <text:p>18.1941664361875</text:p>
          </table:table-cell>
          <table:table-cell table:formula="of:=IF([.O130]=&quot;&quot;;&quot;&quot;;[.O130])" office:value-type="float" office:value="19.3393217035445" calcext:value-type="float">
            <text:p>19.3393217035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number-columns-repeated="3"/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number-columns-repeated="12"/>
        </table:table-row>
        <table:table-row table:style-name="ro1">
          <table:table-cell table:formula="of:=[.A131]" office:value-type="float" office:value="21" calcext:value-type="float">
            <text:p>21</text:p>
          </table:table-cell>
          <table:table-cell table:formula="of:=[.B189]" office:value-type="float" office:value="4" calcext:value-type="float">
            <text:p>4</text:p>
          </table:table-cell>
          <table:table-cell table:number-columns-repeated="6"/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([.J190]=1)+([.H190]=1)+([.F190]=1)+([.D190]=1)" office:value-type="float" office:value="1" calcext:value-type="float">
            <text:p>1</text:p>
          </table:table-cell>
          <table:table-cell table:style-name="ce1" table:formula="of:=IF(AND(COUNT([.C189:.J189]) &gt; 0;[.O190]&lt;&gt;&quot;&quot;);1;0)" office:value-type="float" office:value="1" calcext:value-type="float">
            <text:p>1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[.N131]" office:value-type="float" office:value="24.8470933668405" calcext:value-type="float">
            <text:p>24.8470933668405</text:p>
          </table:table-cell>
          <table:table-cell table:formula="of:=IF([.O131]=&quot;&quot;;&quot;&quot;;[.O131])" office:value-type="float" office:value="19.6696847436744" calcext:value-type="float">
            <text:p>19.66968474367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number-columns-repeated="3"/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number-columns-repeated="12"/>
        </table:table-row>
        <table:table-row table:style-name="ro1">
          <table:table-cell table:formula="of:=[.A132]" office:value-type="float" office:value="22" calcext:value-type="float">
            <text:p>22</text:p>
          </table:table-cell>
          <table:table-cell table:formula="of:=[.B190]" office:value-type="float" office:value="4" calcext:value-type="float">
            <text:p>4</text:p>
          </table:table-cell>
          <table:table-cell table:number-columns-repeated="6"/>
          <table:table-cell table:formula="of:=IF([$work.N14]=&quot;&quot;;&quot;&quot;;[$work.N14])">
            <text:p/>
          </table:table-cell>
          <table:table-cell table:formula="of:=IF([$work.O14]=&quot;&quot;;&quot;&quot;;[$work.O14])">
            <text:p/>
          </table:table-cell>
          <table:table-cell table:formula="of:=([.J191]=1)+([.H191]=1)+([.F191]=1)+([.D191]=1)" office:value-type="float" office:value="0" calcext:value-type="float">
            <text:p>0</text:p>
          </table:table-cell>
          <table:table-cell table:style-name="ce1" table:formula="of:=IF(AND(COUNT([.C190:.J190]) &gt; 0;[.O191]&lt;&gt;&quot;&quot;);1;0)" office:value-type="float" office:value="1" calcext:value-type="float">
            <text:p>1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[.N132]" office:value-type="float" office:value="13.0107647738325" calcext:value-type="float">
            <text:p>13.0107647738325</text:p>
          </table:table-cell>
          <table:table-cell table:formula="of:=IF([.O132]=&quot;&quot;;&quot;&quot;;[.O132])" office:value-type="float" office:value="21.7681991141374" calcext:value-type="float">
            <text:p>21.76819911413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number-columns-repeated="3"/>
          <table:table-cell table:formula="of:=IF([$work.AG14]=&quot;&quot;;&quot;&quot;;[$work.AG14]/SQRT([$work.$T13]))">
            <text:p/>
          </table:table-cell>
          <table:table-cell table:number-columns-repeated="12"/>
        </table:table-row>
        <table:table-row table:style-name="ro1">
          <table:table-cell table:formula="of:=[.A133]" office:value-type="float" office:value="23" calcext:value-type="float">
            <text:p>23</text:p>
          </table:table-cell>
          <table:table-cell table:formula="of:=[.B191]" office:value-type="float" office:value="4" calcext:value-type="float">
            <text:p>4</text:p>
          </table:table-cell>
          <table:table-cell table:number-columns-repeated="6"/>
          <table:table-cell table:formula="of:=IF([$work.N15]=&quot;&quot;;&quot;&quot;;[$work.N15])">
            <text:p/>
          </table:table-cell>
          <table:table-cell table:formula="of:=IF([$work.O15]=&quot;&quot;;&quot;&quot;;[$work.O15])">
            <text:p/>
          </table:table-cell>
          <table:table-cell table:formula="of:=([.J192]=1)+([.H192]=1)+([.F192]=1)+([.D192]=1)" office:value-type="float" office:value="0" calcext:value-type="float">
            <text:p>0</text:p>
          </table:table-cell>
          <table:table-cell table:style-name="ce1" table:formula="of:=IF(AND(COUNT([.C191:.J191]) &gt; 0;[.O192]&lt;&gt;&quot;&quot;);1;0)" office:value-type="float" office:value="0" calcext:value-type="float">
            <text:p>0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[.N133]" office:value-type="float" office:value="19.0811577140944" calcext:value-type="float">
            <text:p>19.0811577140944</text:p>
          </table:table-cell>
          <table:table-cell table:formula="of:=IF([.O133]=&quot;&quot;;&quot;&quot;;[.O133])" office:value-type="float" office:value="17.148642303921" calcext:value-type="float">
            <text:p>17.1486423039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5]=&quot;&quot;;&quot;&quot;;[$work.AB15]/SQRT([$work.$T14]))">
            <text:p/>
          </table:table-cell>
          <table:table-cell table:formula="of:=IF([$work.AC15]=&quot;&quot;;&quot;&quot;;[$work.AC15]/SQRT([$work.$T14]))">
            <text:p/>
          </table:table-cell>
          <table:table-cell table:number-columns-repeated="3"/>
          <table:table-cell table:formula="of:=IF([$work.AG15]=&quot;&quot;;&quot;&quot;;[$work.AG15]/SQRT([$work.$T14]))">
            <text:p/>
          </table:table-cell>
          <table:table-cell table:number-columns-repeated="12"/>
        </table:table-row>
        <table:table-row table:style-name="ro1">
          <table:table-cell table:formula="of:=[.A134]" office:value-type="float" office:value="24" calcext:value-type="float">
            <text:p>24</text:p>
          </table:table-cell>
          <table:table-cell table:formula="of:=[.B192]" office:value-type="float" office:value="4" calcext:value-type="float">
            <text:p>4</text:p>
          </table:table-cell>
          <table:table-cell table:number-columns-repeated="6"/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([.J193]=1)+([.H193]=1)+([.F193]=1)+([.D193]=1)" office:value-type="float" office:value="0" calcext:value-type="float">
            <text:p>0</text:p>
          </table:table-cell>
          <table:table-cell table:style-name="ce1" table:formula="of:=IF(AND(COUNT([.C192:.J192]) &gt; 0;[.O193]&lt;&gt;&quot;&quot;);1;0)" office:value-type="float" office:value="0" calcext:value-type="float">
            <text:p>0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[.N134]" office:value-type="float" office:value="20.5566080006433" calcext:value-type="float">
            <text:p>20.5566080006433</text:p>
          </table:table-cell>
          <table:table-cell table:formula="of:=IF([.O134]=&quot;&quot;;&quot;&quot;;[.O134])" office:value-type="float" office:value="19.0159102585213" calcext:value-type="float">
            <text:p>19.01591025852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6]=&quot;&quot;;&quot;&quot;;[$work.AB16]/SQRT([$work.$T15]))">
            <text:p/>
          </table:table-cell>
          <table:table-cell table:formula="of:=IF([$work.AC16]=&quot;&quot;;&quot;&quot;;[$work.AC16]/SQRT([$work.$T15]))">
            <text:p/>
          </table:table-cell>
          <table:table-cell table:number-columns-repeated="3"/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5]" office:value-type="float" office:value="25" calcext:value-type="float">
            <text:p>25</text:p>
          </table:table-cell>
          <table:table-cell table:formula="of:=[.B193]" office:value-type="float" office:value="4" calcext:value-type="float">
            <text:p>4</text:p>
          </table:table-cell>
          <table:table-cell table:number-columns-repeated="6"/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([.J194]=1)+([.H194]=1)+([.F194]=1)+([.D194]=1)" office:value-type="float" office:value="0" calcext:value-type="float">
            <text:p>0</text:p>
          </table:table-cell>
          <table:table-cell table:style-name="ce1" table:formula="of:=IF(AND(COUNT([.C193:.J193]) &gt; 0;[.O194]&lt;&gt;&quot;&quot;);1;0)" office:value-type="float" office:value="1" calcext:value-type="float">
            <text:p>1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[.N135]" office:value-type="float" office:value="22.6855434094363" calcext:value-type="float">
            <text:p>22.6855434094363</text:p>
          </table:table-cell>
          <table:table-cell table:formula="of:=IF([.O135]=&quot;&quot;;&quot;&quot;;[.O135])" office:value-type="float" office:value="19.5987473806017" calcext:value-type="float">
            <text:p>19.59874738060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number-columns-repeated="3"/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6]" office:value-type="float" office:value="26" calcext:value-type="float">
            <text:p>26</text:p>
          </table:table-cell>
          <table:table-cell table:formula="of:=[.B194]" office:value-type="float" office:value="4" calcext:value-type="float">
            <text:p>4</text:p>
          </table:table-cell>
          <table:table-cell table:number-columns-repeated="6"/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([.J195]=1)+([.H195]=1)+([.F195]=1)+([.D195]=1)" office:value-type="float" office:value="0" calcext:value-type="float">
            <text:p>0</text:p>
          </table:table-cell>
          <table:table-cell table:style-name="ce1" table:formula="of:=IF(AND(COUNT([.C194:.J194]) &gt; 0;[.O195]&lt;&gt;&quot;&quot;);1;0)" office:value-type="float" office:value="1" calcext:value-type="float">
            <text:p>1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[.N136]" office:value-type="float" office:value="45.2654485175292" calcext:value-type="float">
            <text:p>45.2654485175292</text:p>
          </table:table-cell>
          <table:table-cell table:formula="of:=IF([.O136]=&quot;&quot;;&quot;&quot;;[.O136])" office:value-type="float" office:value="23.0216600352875" calcext:value-type="float">
            <text:p>23.0216600352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number-columns-repeated="3"/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7]" office:value-type="float" office:value="27" calcext:value-type="float">
            <text:p>27</text:p>
          </table:table-cell>
          <table:table-cell table:formula="of:=[.B195]" office:value-type="float" office:value="4" calcext:value-type="float">
            <text:p>4</text:p>
          </table:table-cell>
          <table:table-cell table:number-columns-repeated="6"/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([.J196]=1)+([.H196]=1)+([.F196]=1)+([.D196]=1)" office:value-type="float" office:value="0" calcext:value-type="float">
            <text:p>0</text:p>
          </table:table-cell>
          <table:table-cell table:style-name="ce1" table:formula="of:=IF(AND(COUNT([.C195:.J195]) &gt; 0;[.O196]&lt;&gt;&quot;&quot;);1;0)" office:value-type="float" office:value="1" calcext:value-type="float">
            <text:p>1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[.N137]" office:value-type="float" office:value="26.9959542941209" calcext:value-type="float">
            <text:p>26.9959542941209</text:p>
          </table:table-cell>
          <table:table-cell table:formula="of:=IF([.O137]=&quot;&quot;;&quot;&quot;;[.O137])" office:value-type="float" office:value="37.8925763324601" calcext:value-type="float">
            <text:p>37.89257633246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number-columns-repeated="3"/>
          <table:table-cell table:formula="of:=IF([$work.AG19]=&quot;&quot;;&quot;&quot;;[$work.AG19]/SQRT([$work.$T18]))">
            <text:p/>
          </table:table-cell>
          <table:table-cell table:number-columns-repeated="12"/>
        </table:table-row>
        <table:table-row table:style-name="ro1">
          <table:table-cell table:formula="of:=[.A138]" office:value-type="float" office:value="28" calcext:value-type="float">
            <text:p>28</text:p>
          </table:table-cell>
          <table:table-cell table:formula="of:=[.B196]" office:value-type="float" office:value="4" calcext:value-type="float">
            <text:p>4</text:p>
          </table:table-cell>
          <table:table-cell table:number-columns-repeated="6"/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([.J197]=1)+([.H197]=1)+([.F197]=1)+([.D197]=1)" office:value-type="float" office:value="0" calcext:value-type="float">
            <text:p>0</text:p>
          </table:table-cell>
          <table:table-cell table:style-name="ce1" table:formula="of:=IF(AND(COUNT([.C196:.J196]) &gt; 0;[.O197]&lt;&gt;&quot;&quot;);1;0)" office:value-type="float" office:value="0" calcext:value-type="float">
            <text:p>0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[.N138]" office:value-type="float" office:value="20.491546993592" calcext:value-type="float">
            <text:p>20.491546993592</text:p>
          </table:table-cell>
          <table:table-cell table:formula="of:=IF([.O138]=&quot;&quot;;&quot;&quot;;[.O138])" office:value-type="float" office:value="30.4741468369068" calcext:value-type="float">
            <text:p>30.474146836906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number-columns-repeated="3"/>
          <table:table-cell table:formula="of:=IF([$work.AG20]=&quot;&quot;;&quot;&quot;;[$work.AG20]/SQRT([$work.$T19]))">
            <text:p/>
          </table:table-cell>
          <table:table-cell table:number-columns-repeated="12"/>
        </table:table-row>
        <table:table-row table:style-name="ro1">
          <table:table-cell table:formula="of:=[.A139]" office:value-type="float" office:value="29" calcext:value-type="float">
            <text:p>29</text:p>
          </table:table-cell>
          <table:table-cell table:formula="of:=[.B197]" office:value-type="float" office:value="4" calcext:value-type="float">
            <text:p>4</text:p>
          </table:table-cell>
          <table:table-cell table:number-columns-repeated="6"/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([.J198]=1)+([.H198]=1)+([.F198]=1)+([.D198]=1)" office:value-type="float" office:value="0" calcext:value-type="float">
            <text:p>0</text:p>
          </table:table-cell>
          <table:table-cell table:style-name="ce1" table:formula="of:=IF(AND(COUNT([.C197:.J197]) &gt; 0;[.O198]&lt;&gt;&quot;&quot;);1;0)" office:value-type="float" office:value="0" calcext:value-type="float">
            <text:p>0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[.N139]" office:value-type="float" office:value="29.6831002538139" calcext:value-type="float">
            <text:p>29.6831002538139</text:p>
          </table:table-cell>
          <table:table-cell table:formula="of:=IF([.O139]=&quot;&quot;;&quot;&quot;;[.O139])" office:value-type="float" office:value="25.4999463837362" calcext:value-type="float">
            <text:p>25.49994638373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number-columns-repeated="3"/>
          <table:table-cell table:formula="of:=IF([$work.AG21]=&quot;&quot;;&quot;&quot;;[$work.AG21]/SQRT([$work.$T20]))">
            <text:p/>
          </table:table-cell>
          <table:table-cell table:number-columns-repeated="12"/>
        </table:table-row>
        <table:table-row table:style-name="ro1">
          <table:table-cell table:formula="of:=[.A140]" office:value-type="float" office:value="30" calcext:value-type="float">
            <text:p>30</text:p>
          </table:table-cell>
          <table:table-cell table:formula="of:=[.B198]" office:value-type="float" office:value="4" calcext:value-type="float">
            <text:p>4</text:p>
          </table:table-cell>
          <table:table-cell table:number-columns-repeated="6"/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([.J199]=1)+([.H199]=1)+([.F199]=1)+([.D199]=1)" office:value-type="float" office:value="0" calcext:value-type="float">
            <text:p>0</text:p>
          </table:table-cell>
          <table:table-cell table:style-name="ce1" table:formula="of:=IF(AND(COUNT([.C198:.J198]) &gt; 0;[.O199]&lt;&gt;&quot;&quot;);1;0)" office:value-type="float" office:value="0" calcext:value-type="float">
            <text:p>0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[.N140]" office:value-type="float" office:value="47.7814168927355" calcext:value-type="float">
            <text:p>47.7814168927355</text:p>
          </table:table-cell>
          <table:table-cell table:formula="of:=IF([.O140]=&quot;&quot;;&quot;&quot;;[.O140])" office:value-type="float" office:value="32.63414660588" calcext:value-type="float">
            <text:p>32.634146605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number-columns-repeated="3"/>
          <table:table-cell table:formula="of:=IF([$work.AG22]=&quot;&quot;;&quot;&quot;;[$work.AG22]/SQRT([$work.$T21]))">
            <text:p/>
          </table:table-cell>
          <table:table-cell table:number-columns-repeated="12"/>
        </table:table-row>
        <table:table-row table:style-name="ro1">
          <table:table-cell table:formula="of:=[.A141]" office:value-type="float" office:value="31" calcext:value-type="float">
            <text:p>31</text:p>
          </table:table-cell>
          <table:table-cell table:formula="of:=[.B199]" office:value-type="float" office:value="4" calcext:value-type="float">
            <text:p>4</text:p>
          </table:table-cell>
          <table:table-cell table:number-columns-repeated="6"/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([.J200]=1)+([.H200]=1)+([.F200]=1)+([.D200]=1)" office:value-type="float" office:value="0" calcext:value-type="float">
            <text:p>0</text:p>
          </table:table-cell>
          <table:table-cell table:style-name="ce1" table:formula="of:=IF(AND(COUNT([.C199:.J199]) &gt; 0;[.O200]&lt;&gt;&quot;&quot;);1;0)" office:value-type="float" office:value="0" calcext:value-type="float">
            <text:p>0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[.N141]" office:value-type="float" office:value="38.7503953667005" calcext:value-type="float">
            <text:p>38.7503953667005</text:p>
          </table:table-cell>
          <table:table-cell table:formula="of:=IF([.O141]=&quot;&quot;;&quot;&quot;;[.O141])" office:value-type="float" office:value="42.569911954635" calcext:value-type="float">
            <text:p>42.569911954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number-columns-repeated="3"/>
          <table:table-cell table:formula="of:=IF([$work.AG23]=&quot;&quot;;&quot;&quot;;[$work.AG23]/SQRT([$work.$T22]))">
            <text:p/>
          </table:table-cell>
          <table:table-cell table:number-columns-repeated="12"/>
        </table:table-row>
        <table:table-row table:style-name="ro1">
          <table:table-cell table:formula="of:=[.A142]" office:value-type="float" office:value="32" calcext:value-type="float">
            <text:p>32</text:p>
          </table:table-cell>
          <table:table-cell table:formula="of:=[.B200]" office:value-type="float" office:value="4" calcext:value-type="float">
            <text:p>4</text:p>
          </table:table-cell>
          <table:table-cell table:number-columns-repeated="6"/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([.J201]=1)+([.H201]=1)+([.F201]=1)+([.D201]=1)" office:value-type="float" office:value="0" calcext:value-type="float">
            <text:p>0</text:p>
          </table:table-cell>
          <table:table-cell table:style-name="ce1" table:formula="of:=IF(AND(COUNT([.C200:.J200]) &gt; 0;[.O201]&lt;&gt;&quot;&quot;);1;0)" office:value-type="float" office:value="0" calcext:value-type="float">
            <text:p>0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[.N142]" office:value-type="float" office:value="39.6715985923219" calcext:value-type="float">
            <text:p>39.6715985923219</text:p>
          </table:table-cell>
          <table:table-cell table:formula="of:=IF([.O142]=&quot;&quot;;&quot;&quot;;[.O142])" office:value-type="float" office:value="41.7063415667587" calcext:value-type="float">
            <text:p>41.70634156675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number-columns-repeated="3"/>
          <table:table-cell table:formula="of:=IF([$work.AG24]=&quot;&quot;;&quot;&quot;;[$work.AG24]/SQRT([$work.$T23]))">
            <text:p/>
          </table:table-cell>
          <table:table-cell table:number-columns-repeated="12"/>
        </table:table-row>
        <table:table-row table:style-name="ro1">
          <table:table-cell table:formula="of:=[.A143]" office:value-type="float" office:value="33" calcext:value-type="float">
            <text:p>33</text:p>
          </table:table-cell>
          <table:table-cell table:formula="of:=[.B201]" office:value-type="float" office:value="4" calcext:value-type="float">
            <text:p>4</text:p>
          </table:table-cell>
          <table:table-cell table:number-columns-repeated="6"/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([.J202]=1)+([.H202]=1)+([.F202]=1)+([.D202]=1)" office:value-type="float" office:value="0" calcext:value-type="float">
            <text:p>0</text:p>
          </table:table-cell>
          <table:table-cell table:style-name="ce1" table:formula="of:=IF(AND(COUNT([.C201:.J201]) &gt; 0;[.O202]&lt;&gt;&quot;&quot;);1;0)" office:value-type="float" office:value="0" calcext:value-type="float">
            <text:p>0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[.N143]" office:value-type="float" office:value="39.953423491792" calcext:value-type="float">
            <text:p>39.953423491792</text:p>
          </table:table-cell>
          <table:table-cell table:formula="of:=IF([.O143]=&quot;&quot;;&quot;&quot;;[.O143])" office:value-type="float" office:value="42.5472700581679" calcext:value-type="float">
            <text:p>42.54727005816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number-columns-repeated="3"/>
          <table:table-cell table:formula="of:=IF([$work.AG25]=&quot;&quot;;&quot;&quot;;[$work.AG25]/SQRT([$work.$T24]))">
            <text:p/>
          </table:table-cell>
          <table:table-cell table:number-columns-repeated="12"/>
        </table:table-row>
        <table:table-row table:style-name="ro1">
          <table:table-cell table:formula="of:=[.A144]" office:value-type="float" office:value="34" calcext:value-type="float">
            <text:p>34</text:p>
          </table:table-cell>
          <table:table-cell table:formula="of:=[.B202]" office:value-type="float" office:value="4" calcext:value-type="float">
            <text:p>4</text:p>
          </table:table-cell>
          <table:table-cell table:number-columns-repeated="6"/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([.J203]=1)+([.H203]=1)+([.F203]=1)+([.D203]=1)" office:value-type="float" office:value="0" calcext:value-type="float">
            <text:p>0</text:p>
          </table:table-cell>
          <table:table-cell table:style-name="ce1" table:formula="of:=IF(AND(COUNT([.C202:.J202]) &gt; 0;[.O203]&lt;&gt;&quot;&quot;);1;0)" office:value-type="float" office:value="0" calcext:value-type="float">
            <text:p>0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[.N144]" office:value-type="float" office:value="45.2645292051808" calcext:value-type="float">
            <text:p>45.2645292051808</text:p>
          </table:table-cell>
          <table:table-cell table:formula="of:=IF([.O144]=&quot;&quot;;&quot;&quot;;[.O144])" office:value-type="float" office:value="41.99174849544" calcext:value-type="float">
            <text:p>41.991748495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number-columns-repeated="3"/>
          <table:table-cell table:formula="of:=IF([$work.AG26]=&quot;&quot;;&quot;&quot;;[$work.AG26]/SQRT([$work.$T25]))">
            <text:p/>
          </table:table-cell>
          <table:table-cell table:number-columns-repeated="12"/>
        </table:table-row>
        <table:table-row table:style-name="ro1">
          <table:table-cell table:formula="of:=[.A145]" office:value-type="float" office:value="35" calcext:value-type="float">
            <text:p>35</text:p>
          </table:table-cell>
          <table:table-cell table:formula="of:=[.B203]" office:value-type="float" office:value="4" calcext:value-type="float">
            <text:p>4</text:p>
          </table:table-cell>
          <table:table-cell table:number-columns-repeated="6"/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([.J204]=1)+([.H204]=1)+([.F204]=1)+([.D204]=1)" office:value-type="float" office:value="0" calcext:value-type="float">
            <text:p>0</text:p>
          </table:table-cell>
          <table:table-cell table:style-name="ce1" table:formula="of:=IF(AND(COUNT([.C203:.J203]) &gt; 0;[.O204]&lt;&gt;&quot;&quot;);1;0)" office:value-type="float" office:value="0" calcext:value-type="float">
            <text:p>0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[.N145]" office:value-type="float" office:value="55.0347025910901" calcext:value-type="float">
            <text:p>55.0347025910901</text:p>
          </table:table-cell>
          <table:table-cell table:formula="of:=IF([.O145]=&quot;&quot;;&quot;&quot;;[.O145])" office:value-type="float" office:value="46.5851906501925" calcext:value-type="float">
            <text:p>46.58519065019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number-columns-repeated="3"/>
          <table:table-cell table:formula="of:=IF([$work.AG27]=&quot;&quot;;&quot;&quot;;[$work.AG27]/SQRT([$work.$T26]))">
            <text:p/>
          </table:table-cell>
          <table:table-cell table:number-columns-repeated="12"/>
        </table:table-row>
        <table:table-row table:style-name="ro1">
          <table:table-cell table:formula="of:=[.A146]" office:value-type="float" office:value="36" calcext:value-type="float">
            <text:p>36</text:p>
          </table:table-cell>
          <table:table-cell table:formula="of:=[.B204]" office:value-type="float" office:value="4" calcext:value-type="float">
            <text:p>4</text:p>
          </table:table-cell>
          <table:table-cell table:number-columns-repeated="6"/>
          <table:table-cell table:style-name="ce1" table:formula="of:=IF([$work.N28]=&quot;&quot;;&quot;&quot;;[$work.N28])" office:value-type="float" office:value="0.8" calcext:value-type="float">
            <text:p>0.8</text:p>
          </table:table-cell>
          <table:table-cell table:style-name="ce1" table:formula="of:=IF([$work.O28]=&quot;&quot;;&quot;&quot;;[$work.O28])" office:value-type="float" office:value="0" calcext:value-type="float">
            <text:p>0</text:p>
          </table:table-cell>
          <table:table-cell table:formula="of:=([.J205]=1)+([.H205]=1)+([.F205]=1)+([.D205]=1)" office:value-type="float" office:value="0" calcext:value-type="float">
            <text:p>0</text:p>
          </table:table-cell>
          <table:table-cell table:style-name="ce1" table:formula="of:=IF(AND(COUNT([.C204:.J204]) &gt; 0;[.O205]&lt;&gt;&quot;&quot;);1;0)" office:value-type="float" office:value="0" calcext:value-type="float">
            <text:p>0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[.N146]" office:value-type="float" office:value="74.2123698667712" calcext:value-type="float">
            <text:p>74.2123698667712</text:p>
          </table:table-cell>
          <table:table-cell table:formula="of:=IF([.O146]=&quot;&quot;;&quot;&quot;;[.O146])" office:value-type="float" office:value="56.9903919020513" calcext:value-type="float">
            <text:p>56.99039190205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number-columns-repeated="3"/>
          <table:table-cell table:style-name="ce1" table:formula="of:=IF([$work.AG28]=&quot;&quot;;&quot;&quot;;[$work.AG28]/SQRT([$work.$T27]))" office:value-type="float" office:value="32.6030294375672" calcext:value-type="float">
            <text:p>32.6030294375672</text:p>
          </table:table-cell>
          <table:table-cell table:number-columns-repeated="12"/>
        </table:table-row>
        <table:table-row table:style-name="ro1">
          <table:table-cell table:formula="of:=[.A147]" office:value-type="float" office:value="37" calcext:value-type="float">
            <text:p>37</text:p>
          </table:table-cell>
          <table:table-cell table:formula="of:=[.B205]" office:value-type="float" office:value="4" calcext:value-type="float">
            <text:p>4</text:p>
          </table:table-cell>
          <table:table-cell table:number-columns-repeated="6"/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([.J206]=1)+([.H206]=1)+([.F206]=1)+([.D206]=1)" office:value-type="float" office:value="0" calcext:value-type="float">
            <text:p>0</text:p>
          </table:table-cell>
          <table:table-cell table:style-name="ce1" table:formula="of:=IF(AND(COUNT([.C205:.J205]) &gt; 0;[.O206]&lt;&gt;&quot;&quot;);1;0)" office:value-type="float" office:value="1" calcext:value-type="float">
            <text:p>1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[.N147]" office:value-type="float" office:value="125.287378582273" calcext:value-type="float">
            <text:p>125.287378582273</text:p>
          </table:table-cell>
          <table:table-cell table:formula="of:=IF([.O147]=&quot;&quot;;&quot;&quot;;[.O147])" office:value-type="float" office:value="78.8822553618979" calcext:value-type="float">
            <text:p>78.88225536189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B29]=&quot;&quot;;&quot;&quot;;[$work.AB29]/SQRT([$work.$T28]))" office:value-type="float" office:value="2.53726173099164" calcext:value-type="float">
            <text:p>2.53726173099164</text:p>
          </table:table-cell>
          <table:table-cell table:style-name="ce1" table:formula="of:=IF([$work.AC29]=&quot;&quot;;&quot;&quot;;[$work.AC29]/SQRT([$work.$T28]))" office:value-type="float" office:value="0" calcext:value-type="float">
            <text:p>0</text:p>
          </table:table-cell>
          <table:table-cell table:number-columns-repeated="3"/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number-columns-repeated="12"/>
        </table:table-row>
        <table:table-row table:style-name="ro1">
          <table:table-cell table:formula="of:=[.A148]" office:value-type="float" office:value="38" calcext:value-type="float">
            <text:p>38</text:p>
          </table:table-cell>
          <table:table-cell table:formula="of:=[.B206]" office:value-type="float" office:value="4" calcext:value-type="float">
            <text:p>4</text:p>
          </table:table-cell>
          <table:table-cell table:number-columns-repeated="6"/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([.J207]=1)+([.H207]=1)+([.F207]=1)+([.D207]=1)" office:value-type="float" office:value="1" calcext:value-type="float">
            <text:p>1</text:p>
          </table:table-cell>
          <table:table-cell table:style-name="ce1" table:formula="of:=IF(AND(COUNT([.C206:.J206]) &gt; 0;[.O207]&lt;&gt;&quot;&quot;);1;0)" office:value-type="float" office:value="1" calcext:value-type="float">
            <text:p>1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[.N148]" office:value-type="float" office:value="136.782246514952" calcext:value-type="float">
            <text:p>136.782246514952</text:p>
          </table:table-cell>
          <table:table-cell table:formula="of:=IF([.O148]=&quot;&quot;;&quot;&quot;;[.O148])" office:value-type="float" office:value="119.745912096523" calcext:value-type="float">
            <text:p>119.7459120965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number-columns-repeated="3"/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number-columns-repeated="12"/>
        </table:table-row>
        <table:table-row table:style-name="ro1">
          <table:table-cell table:formula="of:=[.A149]" office:value-type="float" office:value="39" calcext:value-type="float">
            <text:p>39</text:p>
          </table:table-cell>
          <table:table-cell table:formula="of:=[.B207]" office:value-type="float" office:value="4" calcext:value-type="float">
            <text:p>4</text:p>
          </table:table-cell>
          <table:table-cell table:number-columns-repeated="6"/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([.J208]=1)+([.H208]=1)+([.F208]=1)+([.D208]=1)" office:value-type="float" office:value="1" calcext:value-type="float">
            <text:p>1</text:p>
          </table:table-cell>
          <table:table-cell table:style-name="ce1" table:formula="of:=IF(AND(COUNT([.C207:.J207]) &gt; 0;[.O208]&lt;&gt;&quot;&quot;);1;0)" office:value-type="float" office:value="1" calcext:value-type="float">
            <text:p>1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[.N149]" office:value-type="float" office:value="129.85535457358" calcext:value-type="float">
            <text:p>129.85535457358</text:p>
          </table:table-cell>
          <table:table-cell table:formula="of:=IF([.O149]=&quot;&quot;;&quot;&quot;;[.O149])" office:value-type="float" office:value="141.327357784881" calcext:value-type="float">
            <text:p>141.3273577848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number-columns-repeated="3"/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number-columns-repeated="12"/>
        </table:table-row>
        <table:table-row table:style-name="ro1">
          <table:table-cell table:formula="of:=[.A150]" office:value-type="float" office:value="40" calcext:value-type="float">
            <text:p>40</text:p>
          </table:table-cell>
          <table:table-cell table:formula="of:=[.B208]" office:value-type="float" office:value="4" calcext:value-type="float">
            <text:p>4</text:p>
          </table:table-cell>
          <table:table-cell table:number-columns-repeated="6"/>
          <table:table-cell table:formula="of:=IF([$work.N32]=&quot;&quot;;&quot;&quot;;[$work.N32])" office:value-type="float" office:value="0.8" calcext:value-type="float">
            <text:p>0.8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([.J209]=1)+([.H209]=1)+([.F209]=1)+([.D209]=1)" office:value-type="float" office:value="1" calcext:value-type="float">
            <text:p>1</text:p>
          </table:table-cell>
          <table:table-cell table:style-name="ce1" table:formula="of:=IF(AND(COUNT([.C208:.J208]) &gt; 0;[.O209]&lt;&gt;&quot;&quot;);1;0)" office:value-type="float" office:value="1" calcext:value-type="float">
            <text:p>1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[.N150]" office:value-type="float" office:value="147.163167045951" calcext:value-type="float">
            <text:p>147.163167045951</text:p>
          </table:table-cell>
          <table:table-cell table:formula="of:=IF([.O150]=&quot;&quot;;&quot;&quot;;[.O150])" office:value-type="float" office:value="145.927086975092" calcext:value-type="float">
            <text:p>145.927086975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number-columns-repeated="3"/>
          <table:table-cell table:formula="of:=IF([$work.AG32]=&quot;&quot;;&quot;&quot;;[$work.AG32]/SQRT([$work.$T31]))" office:value-type="float" office:value="103.48959974356" calcext:value-type="float">
            <text:p>103.48959974356</text:p>
          </table:table-cell>
          <table:table-cell table:number-columns-repeated="12"/>
        </table:table-row>
        <table:table-row table:style-name="ro1">
          <table:table-cell table:formula="of:=[.A151]" office:value-type="float" office:value="41" calcext:value-type="float">
            <text:p>41</text:p>
          </table:table-cell>
          <table:table-cell table:formula="of:=[.B209]" office:value-type="float" office:value="4" calcext:value-type="float">
            <text:p>4</text:p>
          </table:table-cell>
          <table:table-cell table:number-columns-repeated="6"/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([.J210]=1)+([.H210]=1)+([.F210]=1)+([.D210]=1)" office:value-type="float" office:value="1" calcext:value-type="float">
            <text:p>1</text:p>
          </table:table-cell>
          <table:table-cell table:style-name="ce1" table:formula="of:=IF(AND(COUNT([.C209:.J209]) &gt; 0;[.O210]&lt;&gt;&quot;&quot;);1;0)" office:value-type="float" office:value="1" calcext:value-type="float">
            <text:p>1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[.N151]" office:value-type="float" office:value="254.224104529009" calcext:value-type="float">
            <text:p>254.224104529009</text:p>
          </table:table-cell>
          <table:table-cell table:formula="of:=IF([.O151]=&quot;&quot;;&quot;&quot;;[.O151])" office:value-type="float" office:value="174.331331965994" calcext:value-type="float">
            <text:p>174.33133196599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3]=&quot;&quot;;&quot;&quot;;[$work.AB33]/SQRT([$work.$T32]))" office:value-type="float" office:value="7.32423165509159" calcext:value-type="float">
            <text:p>7.32423165509159</text:p>
          </table:table-cell>
          <table:table-cell table:formula="of:=IF([$work.AC33]=&quot;&quot;;&quot;&quot;;[$work.AC33]/SQRT([$work.$T32]))" office:value-type="float" office:value="7.32423165509159" calcext:value-type="float">
            <text:p>7.32423165509159</text:p>
          </table:table-cell>
          <table:table-cell table:number-columns-repeated="3"/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number-columns-repeated="12"/>
        </table:table-row>
        <table:table-row table:style-name="ro1">
          <table:table-cell table:formula="of:=[.A152]" office:value-type="float" office:value="42" calcext:value-type="float">
            <text:p>42</text:p>
          </table:table-cell>
          <table:table-cell table:formula="of:=[.B210]" office:value-type="float" office:value="4" calcext:value-type="float">
            <text:p>4</text:p>
          </table:table-cell>
          <table:table-cell table:number-columns-repeated="6"/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([.J211]=1)+([.H211]=1)+([.F211]=1)+([.D211]=1)" office:value-type="float" office:value="1" calcext:value-type="float">
            <text:p>1</text:p>
          </table:table-cell>
          <table:table-cell table:style-name="ce1" table:formula="of:=IF(AND(COUNT([.C210:.J210]) &gt; 0;[.O211]&lt;&gt;&quot;&quot;);1;0)" office:value-type="float" office:value="1" calcext:value-type="float">
            <text:p>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[.N152]" office:value-type="float" office:value="299.794255951669" calcext:value-type="float">
            <text:p>299.794255951669</text:p>
          </table:table-cell>
          <table:table-cell table:formula="of:=IF([.O152]=&quot;&quot;;&quot;&quot;;[.O152])" office:value-type="float" office:value="248.669032816822" calcext:value-type="float">
            <text:p>248.669032816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number-columns-repeated="3"/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number-columns-repeated="12"/>
        </table:table-row>
        <table:table-row table:style-name="ro1">
          <table:table-cell table:formula="of:=[.A153]" office:value-type="float" office:value="43" calcext:value-type="float">
            <text:p>43</text:p>
          </table:table-cell>
          <table:table-cell table:formula="of:=[.B211]" office:value-type="float" office:value="4" calcext:value-type="float">
            <text:p>4</text:p>
          </table:table-cell>
          <table:table-cell table:number-columns-repeated="6"/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([.J212]=1)+([.H212]=1)+([.F212]=1)+([.D212]=1)" office:value-type="float" office:value="0" calcext:value-type="float">
            <text:p>0</text:p>
          </table:table-cell>
          <table:table-cell table:style-name="ce1" table:formula="of:=IF(AND(COUNT([.C211:.J211]) &gt; 0;[.O212]&lt;&gt;&quot;&quot;);1;0)" office:value-type="float" office:value="1" calcext:value-type="float">
            <text:p>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[.N153]" office:value-type="float" office:value="353.018072425989" calcext:value-type="float">
            <text:p>353.018072425989</text:p>
          </table:table-cell>
          <table:table-cell table:formula="of:=IF([.O153]=&quot;&quot;;&quot;&quot;;[.O153])" office:value-type="float" office:value="317.599307358624" calcext:value-type="float">
            <text:p>317.5993073586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number-columns-repeated="3"/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4]" office:value-type="float" office:value="44" calcext:value-type="float">
            <text:p>44</text:p>
          </table:table-cell>
          <table:table-cell table:formula="of:=[.B212]" office:value-type="float" office:value="4" calcext:value-type="float">
            <text:p>4</text:p>
          </table:table-cell>
          <table:table-cell table:number-columns-repeated="6"/>
          <table:table-cell table:formula="of:=IF([$work.N36]=&quot;&quot;;&quot;&quot;;[$work.N36])">
            <text:p/>
          </table:table-cell>
          <table:table-cell table:formula="of:=IF([$work.O36]=&quot;&quot;;&quot;&quot;;[$work.O36])">
            <text:p/>
          </table:table-cell>
          <table:table-cell table:formula="of:=([.J213]=1)+([.H213]=1)+([.F213]=1)+([.D213]=1)" office:value-type="float" office:value="0" calcext:value-type="float">
            <text:p>0</text:p>
          </table:table-cell>
          <table:table-cell table:style-name="ce1" table:formula="of:=IF(AND(COUNT([.C212:.J212]) &gt; 0;[.O213]&lt;&gt;&quot;&quot;);1;0)" office:value-type="float" office:value="1" calcext:value-type="float">
            <text:p>1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[.N154]" office:value-type="float" office:value="285.440166889409" calcext:value-type="float">
            <text:p>285.440166889409</text:p>
          </table:table-cell>
          <table:table-cell table:formula="of:=IF([.O154]=&quot;&quot;;&quot;&quot;;[.O154])" office:value-type="float" office:value="364.389172467842" calcext:value-type="float">
            <text:p>364.3891724678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number-columns-repeated="3"/>
          <table:table-cell table:formula="of:=IF([$work.AG36]=&quot;&quot;;&quot;&quot;;[$work.AG36]/SQRT([$work.$T35]))">
            <text:p/>
          </table:table-cell>
          <table:table-cell table:number-columns-repeated="12"/>
        </table:table-row>
        <table:table-row table:style-name="ro1">
          <table:table-cell table:formula="of:=[.A155]" office:value-type="float" office:value="45" calcext:value-type="float">
            <text:p>45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6"/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([.J214]=1)+([.H214]=1)+([.F214]=1)+([.D214]=1)" office:value-type="float" office:value="0" calcext:value-type="float">
            <text:p>0</text:p>
          </table:table-cell>
          <table:table-cell table:style-name="ce1" table:formula="of:=IF(AND(COUNT([.C213:.J213]) &gt; 0;[.O214]&lt;&gt;&quot;&quot;);1;0)" office:value-type="float" office:value="0" calcext:value-type="float">
            <text:p>0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[.N155]" office:value-type="float" office:value="253.592652356637" calcext:value-type="float">
            <text:p>253.592652356637</text:p>
          </table:table-cell>
          <table:table-cell table:formula="of:=IF([.O155]=&quot;&quot;;&quot;&quot;;[.O155])" office:value-type="float" office:value="337.56800159231" calcext:value-type="float">
            <text:p>337.568001592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7]=&quot;&quot;;&quot;&quot;;[$work.AB37]/SQRT([$work.$T36]))">
            <text:p/>
          </table:table-cell>
          <table:table-cell table:formula="of:=IF([$work.AC37]=&quot;&quot;;&quot;&quot;;[$work.AC37]/SQRT([$work.$T36]))">
            <text:p/>
          </table:table-cell>
          <table:table-cell table:number-columns-repeated="3"/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6]" office:value-type="float" office:value="46" calcext:value-type="float">
            <text:p>46</text:p>
          </table:table-cell>
          <table:table-cell table:formula="of:=[.B214]" office:value-type="float" office:value="4" calcext:value-type="float">
            <text:p>4</text:p>
          </table:table-cell>
          <table:table-cell table:number-columns-repeated="6"/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([.J215]=1)+([.H215]=1)+([.F215]=1)+([.D215]=1)" office:value-type="float" office:value="0" calcext:value-type="float">
            <text:p>0</text:p>
          </table:table-cell>
          <table:table-cell table:style-name="ce1" table:formula="of:=IF(AND(COUNT([.C214:.J214]) &gt; 0;[.O215]&lt;&gt;&quot;&quot;);1;0)" office:value-type="float" office:value="1" calcext:value-type="float">
            <text:p>1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[.N156]" office:value-type="float" office:value="167.266626789487" calcext:value-type="float">
            <text:p>167.266626789487</text:p>
          </table:table-cell>
          <table:table-cell table:formula="of:=IF([.O156]=&quot;&quot;;&quot;&quot;;[.O156])" office:value-type="float" office:value="280.492596751721" calcext:value-type="float">
            <text:p>280.4925967517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number-columns-repeated="3"/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7]" office:value-type="float" office:value="47" calcext:value-type="float">
            <text:p>47</text:p>
          </table:table-cell>
          <table:table-cell table:formula="of:=[.B215]" office:value-type="float" office:value="4" calcext:value-type="float">
            <text:p>4</text:p>
          </table:table-cell>
          <table:table-cell table:number-columns-repeated="6"/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([.J216]=1)+([.H216]=1)+([.F216]=1)+([.D216]=1)" office:value-type="float" office:value="0" calcext:value-type="float">
            <text:p>0</text:p>
          </table:table-cell>
          <table:table-cell table:style-name="ce1" table:formula="of:=IF(AND(COUNT([.C215:.J215]) &gt; 0;[.O216]&lt;&gt;&quot;&quot;);1;0)" office:value-type="float" office:value="1" calcext:value-type="float">
            <text:p>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[.N157]" office:value-type="float" office:value="150.150874866633" calcext:value-type="float">
            <text:p>150.150874866633</text:p>
          </table:table-cell>
          <table:table-cell table:formula="of:=IF([.O157]=&quot;&quot;;&quot;&quot;;[.O157])" office:value-type="float" office:value="202.160487872593" calcext:value-type="float">
            <text:p>202.16048787259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number-columns-repeated="3"/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8]" office:value-type="float" office:value="48" calcext:value-type="float">
            <text:p>48</text:p>
          </table:table-cell>
          <table:table-cell table:formula="of:=[.B216]" office:value-type="float" office:value="4" calcext:value-type="float">
            <text:p>4</text:p>
          </table:table-cell>
          <table:table-cell table:number-columns-repeated="6"/>
          <table:table-cell table:formula="of:=IF([$work.N40]=&quot;&quot;;&quot;&quot;;[$work.N40])" office:value-type="float" office:value="0.25" calcext:value-type="float">
            <text:p>0.25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([.J217]=1)+([.H217]=1)+([.F217]=1)+([.D217]=1)" office:value-type="float" office:value="1" calcext:value-type="float">
            <text:p>1</text:p>
          </table:table-cell>
          <table:table-cell table:style-name="ce1" table:formula="of:=IF(AND(COUNT([.C216:.J216]) &gt; 0;[.O217]&lt;&gt;&quot;&quot;);1;0)" office:value-type="float" office:value="1" calcext:value-type="float">
            <text:p>1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[.N158]" office:value-type="float" office:value="151.925745651272" calcext:value-type="float">
            <text:p>151.925745651272</text:p>
          </table:table-cell>
          <table:table-cell table:formula="of:=IF([.O158]=&quot;&quot;;&quot;&quot;;[.O158])" office:value-type="float" office:value="167.940245067743" calcext:value-type="float">
            <text:p>167.94024506774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number-columns-repeated="3"/>
          <table:table-cell table:formula="of:=IF([$work.AG40]=&quot;&quot;;&quot;&quot;;[$work.AG40]/SQRT([$work.$T39]))" office:value-type="float" office:value="60.1028157785605" calcext:value-type="float">
            <text:p>60.1028157785605</text:p>
          </table:table-cell>
          <table:table-cell table:number-columns-repeated="12"/>
        </table:table-row>
        <table:table-row table:style-name="ro1">
          <table:table-cell table:formula="of:=[.A159]" office:value-type="float" office:value="49" calcext:value-type="float">
            <text:p>49</text:p>
          </table:table-cell>
          <table:table-cell table:formula="of:=[.B217]" office:value-type="float" office:value="4" calcext:value-type="float">
            <text:p>4</text:p>
          </table:table-cell>
          <table:table-cell table:number-columns-repeated="6"/>
          <table:table-cell table:formula="of:=IF([$work.N41]=&quot;&quot;;&quot;&quot;;[$work.N41])" office:value-type="float" office:value="0.25" calcext:value-type="float">
            <text:p>0.25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([.J218]=1)+([.H218]=1)+([.F218]=1)+([.D218]=1)" office:value-type="float" office:value="1" calcext:value-type="float">
            <text:p>1</text:p>
          </table:table-cell>
          <table:table-cell table:style-name="ce1" table:formula="of:=IF(AND(COUNT([.C217:.J217]) &gt; 0;[.O218]&lt;&gt;&quot;&quot;);1;0)" office:value-type="float" office:value="1" calcext:value-type="float">
            <text:p>1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[.N159]" office:value-type="float" office:value="162.289368515005" calcext:value-type="float">
            <text:p>162.289368515005</text:p>
          </table:table-cell>
          <table:table-cell table:formula="of:=IF([.O159]=&quot;&quot;;&quot;&quot;;[.O159])" office:value-type="float" office:value="154.80430635642" calcext:value-type="float">
            <text:p>154.804306356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75640882079919" calcext:value-type="float">
            <text:p>1.75640882079919</text:p>
          </table:table-cell>
          <table:table-cell table:formula="of:=IF([$work.AC41]=&quot;&quot;;&quot;&quot;;[$work.AC41]/SQRT([$work.$T40]))" office:value-type="float" office:value="1.75640882079919" calcext:value-type="float">
            <text:p>1.75640882079919</text:p>
          </table:table-cell>
          <table:table-cell table:number-columns-repeated="3"/>
          <table:table-cell table:formula="of:=IF([$work.AG41]=&quot;&quot;;&quot;&quot;;[$work.AG41]/SQRT([$work.$T40]))" office:value-type="float" office:value="45.5168609099913" calcext:value-type="float">
            <text:p>45.5168609099913</text:p>
          </table:table-cell>
          <table:table-cell table:number-columns-repeated="12"/>
        </table:table-row>
        <table:table-row table:style-name="ro1">
          <table:table-cell table:formula="of:=[.A160]" office:value-type="float" office:value="50" calcext:value-type="float">
            <text:p>50</text:p>
          </table:table-cell>
          <table:table-cell table:formula="of:=[.B218]" office:value-type="float" office:value="4" calcext:value-type="float">
            <text:p>4</text:p>
          </table:table-cell>
          <table:table-cell table:number-columns-repeated="6"/>
          <table:table-cell table:formula="of:=IF([$work.N42]=&quot;&quot;;&quot;&quot;;[$work.N42])" office:value-type="float" office:value="0.25" calcext:value-type="float">
            <text:p>0.25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([.J219]=1)+([.H219]=1)+([.F219]=1)+([.D219]=1)" office:value-type="float" office:value="1" calcext:value-type="float">
            <text:p>1</text:p>
          </table:table-cell>
          <table:table-cell table:style-name="ce1" table:formula="of:=IF(AND(COUNT([.C218:.J218]) &gt; 0;[.O219]&lt;&gt;&quot;&quot;);1;0)" office:value-type="float" office:value="1" calcext:value-type="float">
            <text:p>1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[.N160]" office:value-type="float" office:value="207.201380596781" calcext:value-type="float">
            <text:p>207.201380596781</text:p>
          </table:table-cell>
          <table:table-cell table:formula="of:=IF([.O160]=&quot;&quot;;&quot;&quot;;[.O160])" office:value-type="float" office:value="164.753939898703" calcext:value-type="float">
            <text:p>164.7539398987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883166130045" calcext:value-type="float">
            <text:p>1.883166130045</text:p>
          </table:table-cell>
          <table:table-cell table:formula="of:=IF([$work.AC42]=&quot;&quot;;&quot;&quot;;[$work.AC42]/SQRT([$work.$T41]))" office:value-type="float" office:value="1.883166130045" calcext:value-type="float">
            <text:p>1.883166130045</text:p>
          </table:table-cell>
          <table:table-cell table:number-columns-repeated="3"/>
          <table:table-cell table:formula="of:=IF([$work.AG42]=&quot;&quot;;&quot;&quot;;[$work.AG42]/SQRT([$work.$T41]))" office:value-type="float" office:value="38.9881344834902" calcext:value-type="float">
            <text:p>38.9881344834902</text:p>
          </table:table-cell>
          <table:table-cell table:number-columns-repeated="12"/>
        </table:table-row>
        <table:table-row table:style-name="ro1">
          <table:table-cell table:formula="of:=[.A161]" office:value-type="float" office:value="51" calcext:value-type="float">
            <text:p>51</text:p>
          </table:table-cell>
          <table:table-cell table:formula="of:=[.B219]" office:value-type="float" office:value="4" calcext:value-type="float">
            <text:p>4</text:p>
          </table:table-cell>
          <table:table-cell table:number-columns-repeated="6"/>
          <table:table-cell table:formula="of:=IF([$work.N43]=&quot;&quot;;&quot;&quot;;[$work.N43])" office:value-type="float" office:value="0.25" calcext:value-type="float">
            <text:p>0.25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([.J220]=1)+([.H220]=1)+([.F220]=1)+([.D220]=1)" office:value-type="float" office:value="1" calcext:value-type="float">
            <text:p>1</text:p>
          </table:table-cell>
          <table:table-cell table:style-name="ce1" table:formula="of:=IF(AND(COUNT([.C219:.J219]) &gt; 0;[.O220]&lt;&gt;&quot;&quot;);1;0)" office:value-type="float" office:value="1" calcext:value-type="float">
            <text:p>1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[.N161]" office:value-type="float" office:value="249.263342822127" calcext:value-type="float">
            <text:p>249.263342822127</text:p>
          </table:table-cell>
          <table:table-cell table:formula="of:=IF([.O161]=&quot;&quot;;&quot;&quot;;[.O161])" office:value-type="float" office:value="197.375931021455" calcext:value-type="float">
            <text:p>197.37593102145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54478428300793" calcext:value-type="float">
            <text:p>2.54478428300793</text:p>
          </table:table-cell>
          <table:table-cell table:formula="of:=IF([$work.AC43]=&quot;&quot;;&quot;&quot;;[$work.AC43]/SQRT([$work.$T42]))" office:value-type="float" office:value="2.54478428300793" calcext:value-type="float">
            <text:p>2.54478428300793</text:p>
          </table:table-cell>
          <table:table-cell table:number-columns-repeated="3"/>
          <table:table-cell table:formula="of:=IF([$work.AG43]=&quot;&quot;;&quot;&quot;;[$work.AG43]/SQRT([$work.$T42]))" office:value-type="float" office:value="36.5872051027341" calcext:value-type="float">
            <text:p>36.5872051027341</text:p>
          </table:table-cell>
          <table:table-cell table:number-columns-repeated="12"/>
        </table:table-row>
        <table:table-row table:style-name="ro1">
          <table:table-cell table:formula="of:=[.A162]" office:value-type="float" office:value="52" calcext:value-type="float">
            <text:p>52</text:p>
          </table:table-cell>
          <table:table-cell table:formula="of:=[.B220]" office:value-type="float" office:value="4" calcext:value-type="float">
            <text:p>4</text:p>
          </table:table-cell>
          <table:table-cell table:number-columns-repeated="6"/>
          <table:table-cell table:formula="of:=IF([$work.N44]=&quot;&quot;;&quot;&quot;;[$work.N44])">
            <text:p/>
          </table:table-cell>
          <table:table-cell table:formula="of:=IF([$work.O44]=&quot;&quot;;&quot;&quot;;[$work.O44])">
            <text:p/>
          </table:table-cell>
          <table:table-cell table:formula="of:=([.J221]=1)+([.H221]=1)+([.F221]=1)+([.D221]=1)" office:value-type="float" office:value="0" calcext:value-type="float">
            <text:p>0</text:p>
          </table:table-cell>
          <table:table-cell table:style-name="ce1" table:formula="of:=IF(AND(COUNT([.C220:.J220]) &gt; 0;[.O221]&lt;&gt;&quot;&quot;);1;0)" office:value-type="float" office:value="1" calcext:value-type="float">
            <text:p>1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[.N162]" office:value-type="float" office:value="216.843335650134" calcext:value-type="float">
            <text:p>216.843335650134</text:p>
          </table:table-cell>
          <table:table-cell table:formula="of:=IF([.O162]=&quot;&quot;;&quot;&quot;;[.O162])" office:value-type="float" office:value="239.036367538479" calcext:value-type="float">
            <text:p>239.0363675384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3.48330903317556" calcext:value-type="float">
            <text:p>3.48330903317556</text:p>
          </table:table-cell>
          <table:table-cell table:formula="of:=IF([$work.AC44]=&quot;&quot;;&quot;&quot;;[$work.AC44]/SQRT([$work.$T43]))" office:value-type="float" office:value="3.48330903317556" calcext:value-type="float">
            <text:p>3.48330903317556</text:p>
          </table:table-cell>
          <table:table-cell table:number-columns-repeated="3"/>
          <table:table-cell table:formula="of:=IF([$work.AG44]=&quot;&quot;;&quot;&quot;;[$work.AG44]/SQRT([$work.$T43]))">
            <text:p/>
          </table:table-cell>
          <table:table-cell table:number-columns-repeated="12"/>
        </table:table-row>
        <table:table-row table:style-name="ro1">
          <table:table-cell table:formula="of:=[.A163]" office:value-type="float" office:value="53" calcext:value-type="float">
            <text:p>53</text:p>
          </table:table-cell>
          <table:table-cell table:formula="of:=[.B221]" office:value-type="float" office:value="4" calcext:value-type="float">
            <text:p>4</text:p>
          </table:table-cell>
          <table:table-cell table:number-columns-repeated="6"/>
          <table:table-cell table:formula="of:=IF([$work.N45]=&quot;&quot;;&quot;&quot;;[$work.N45])">
            <text:p/>
          </table:table-cell>
          <table:table-cell table:formula="of:=IF([$work.O45]=&quot;&quot;;&quot;&quot;;[$work.O45])">
            <text:p/>
          </table:table-cell>
          <table:table-cell table:formula="of:=([.J222]=1)+([.H222]=1)+([.F222]=1)+([.D222]=1)" office:value-type="float" office:value="0" calcext:value-type="float">
            <text:p>0</text:p>
          </table:table-cell>
          <table:table-cell table:style-name="ce1" table:formula="of:=IF(AND(COUNT([.C221:.J221]) &gt; 0;[.O222]&lt;&gt;&quot;&quot;);1;0)" office:value-type="float" office:value="0" calcext:value-type="float">
            <text:p>0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[.N163]" office:value-type="float" office:value="334.239169516323" calcext:value-type="float">
            <text:p>334.239169516323</text:p>
          </table:table-cell>
          <table:table-cell table:formula="of:=IF([.O163]=&quot;&quot;;&quot;&quot;;[.O163])" office:value-type="float" office:value="261.923530200567" calcext:value-type="float">
            <text:p>261.923530200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5]=&quot;&quot;;&quot;&quot;;[$work.AB45]/SQRT([$work.$T44]))">
            <text:p/>
          </table:table-cell>
          <table:table-cell table:formula="of:=IF([$work.AC45]=&quot;&quot;;&quot;&quot;;[$work.AC45]/SQRT([$work.$T44]))">
            <text:p/>
          </table:table-cell>
          <table:table-cell table:number-columns-repeated="3"/>
          <table:table-cell table:formula="of:=IF([$work.AG45]=&quot;&quot;;&quot;&quot;;[$work.AG45]/SQRT([$work.$T44]))">
            <text:p/>
          </table:table-cell>
          <table:table-cell table:number-columns-repeated="12"/>
        </table:table-row>
        <table:table-row table:style-name="ro1">
          <table:table-cell table:formula="of:=[.A164]" office:value-type="float" office:value="54" calcext:value-type="float">
            <text:p>54</text:p>
          </table:table-cell>
          <table:table-cell table:formula="of:=[.B222]" office:value-type="float" office:value="4" calcext:value-type="float">
            <text:p>4</text:p>
          </table:table-cell>
          <table:table-cell table:number-columns-repeated="6"/>
          <table:table-cell table:formula="of:=IF([$work.N46]=&quot;&quot;;&quot;&quot;;[$work.N46])">
            <text:p/>
          </table:table-cell>
          <table:table-cell table:formula="of:=IF([$work.O46]=&quot;&quot;;&quot;&quot;;[$work.O46])">
            <text:p/>
          </table:table-cell>
          <table:table-cell table:formula="of:=([.J223]=1)+([.H223]=1)+([.F223]=1)+([.D223]=1)" office:value-type="float" office:value="0" calcext:value-type="float">
            <text:p>0</text:p>
          </table:table-cell>
          <table:table-cell table:style-name="ce1" table:formula="of:=IF(AND(COUNT([.C222:.J222]) &gt; 0;[.O223]&lt;&gt;&quot;&quot;);1;0)" office:value-type="float" office:value="0" calcext:value-type="float">
            <text:p>0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[.N164]" office:value-type="float" office:value="328.913587354004" calcext:value-type="float">
            <text:p>328.913587354004</text:p>
          </table:table-cell>
          <table:table-cell table:formula="of:=IF([.O164]=&quot;&quot;;&quot;&quot;;[.O164])" office:value-type="float" office:value="317.72110378584" calcext:value-type="float">
            <text:p>317.721103785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6]=&quot;&quot;;&quot;&quot;;[$work.AB46]/SQRT([$work.$T45]))">
            <text:p/>
          </table:table-cell>
          <table:table-cell table:formula="of:=IF([$work.AC46]=&quot;&quot;;&quot;&quot;;[$work.AC46]/SQRT([$work.$T45]))">
            <text:p/>
          </table:table-cell>
          <table:table-cell table:number-columns-repeated="3"/>
          <table:table-cell table:formula="of:=IF([$work.AG46]=&quot;&quot;;&quot;&quot;;[$work.AG46]/SQRT([$work.$T45]))">
            <text:p/>
          </table:table-cell>
          <table:table-cell table:number-columns-repeated="12"/>
        </table:table-row>
        <table:table-row table:style-name="ro1">
          <table:table-cell table:formula="of:=[.A165]" office:value-type="float" office:value="55" calcext:value-type="float">
            <text:p>55</text:p>
          </table:table-cell>
          <table:table-cell table:formula="of:=[.B223]" office:value-type="float" office:value="4" calcext:value-type="float">
            <text:p>4</text:p>
          </table:table-cell>
          <table:table-cell table:number-columns-repeated="6"/>
          <table:table-cell table:formula="of:=IF([$work.N47]=&quot;&quot;;&quot;&quot;;[$work.N47])" office:value-type="float" office:value="0" calcext:value-type="float">
            <text:p>0</text:p>
          </table:table-cell>
          <table:table-cell table:formula="of:=IF([$work.O47]=&quot;&quot;;&quot;&quot;;[$work.O47])" office:value-type="float" office:value="0" calcext:value-type="float">
            <text:p>0</text:p>
          </table:table-cell>
          <table:table-cell table:formula="of:=([.J224]=1)+([.H224]=1)+([.F224]=1)+([.D224]=1)" office:value-type="float" office:value="0" calcext:value-type="float">
            <text:p>0</text:p>
          </table:table-cell>
          <table:table-cell table:style-name="ce1" table:formula="of:=IF(AND(COUNT([.C223:.J223]) &gt; 0;[.O224]&lt;&gt;&quot;&quot;);1;0)" office:value-type="float" office:value="0" calcext:value-type="float">
            <text:p>0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[.N165]" office:value-type="float" office:value="188.459359206132" calcext:value-type="float">
            <text:p>188.459359206132</text:p>
          </table:table-cell>
          <table:table-cell table:formula="of:=IF([.O165]=&quot;&quot;;&quot;&quot;;[.O165])" office:value-type="float" office:value="310.057788293127" calcext:value-type="float">
            <text:p>310.0577882931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7]=&quot;&quot;;&quot;&quot;;[$work.AB47]/SQRT([$work.$T46]))">
            <text:p/>
          </table:table-cell>
          <table:table-cell table:formula="of:=IF([$work.AC47]=&quot;&quot;;&quot;&quot;;[$work.AC47]/SQRT([$work.$T46]))">
            <text:p/>
          </table:table-cell>
          <table:table-cell table:number-columns-repeated="3"/>
          <table:table-cell table:formula="of:=IF([$work.AG47]=&quot;&quot;;&quot;&quot;;[$work.AG47]/SQRT([$work.$T4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6]" office:value-type="float" office:value="56" calcext:value-type="float">
            <text:p>56</text:p>
          </table:table-cell>
          <table:table-cell table:formula="of:=[.B224]" office:value-type="float" office:value="4" calcext:value-type="float">
            <text:p>4</text:p>
          </table:table-cell>
          <table:table-cell table:number-columns-repeated="6"/>
          <table:table-cell table:formula="of:=IF([$work.N48]=&quot;&quot;;&quot;&quot;;[$work.N48])" office:value-type="float" office:value="0" calcext:value-type="float">
            <text:p>0</text:p>
          </table:table-cell>
          <table:table-cell table:formula="of:=IF([$work.O48]=&quot;&quot;;&quot;&quot;;[$work.O48])" office:value-type="float" office:value="0" calcext:value-type="float">
            <text:p>0</text:p>
          </table:table-cell>
          <table:table-cell table:formula="of:=([.J225]=1)+([.H225]=1)+([.F225]=1)+([.D225]=1)" office:value-type="float" office:value="0" calcext:value-type="float">
            <text:p>0</text:p>
          </table:table-cell>
          <table:table-cell table:style-name="ce1" table:formula="of:=IF(AND(COUNT([.C224:.J224]) &gt; 0;[.O225]&lt;&gt;&quot;&quot;);1;0)" office:value-type="float" office:value="1" calcext:value-type="float">
            <text:p>1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[.N166]" office:value-type="float" office:value="201.613896956741" calcext:value-type="float">
            <text:p>201.613896956741</text:p>
          </table:table-cell>
          <table:table-cell table:formula="of:=IF([.O166]=&quot;&quot;;&quot;&quot;;[.O166])" office:value-type="float" office:value="234.246949791027" calcext:value-type="float">
            <text:p>234.2469497910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0" calcext:value-type="float">
            <text:p>0</text:p>
          </table:table-cell>
          <table:table-cell table:formula="of:=IF([$work.AC48]=&quot;&quot;;&quot;&quot;;[$work.AC48]/SQRT([$work.$T47]))" office:value-type="float" office:value="0" calcext:value-type="float">
            <text:p>0</text:p>
          </table:table-cell>
          <table:table-cell table:number-columns-repeated="3"/>
          <table:table-cell table:formula="of:=IF([$work.AG48]=&quot;&quot;;&quot;&quot;;[$work.AG48]/SQRT([$work.$T4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7]" office:value-type="float" office:value="57" calcext:value-type="float">
            <text:p>57</text:p>
          </table:table-cell>
          <table:table-cell table:formula="of:=[.B225]" office:value-type="float" office:value="4" calcext:value-type="float">
            <text:p>4</text:p>
          </table:table-cell>
          <table:table-cell table:number-columns-repeated="6"/>
          <table:table-cell table:formula="of:=IF([$work.N49]=&quot;&quot;;&quot;&quot;;[$work.N49])" office:value-type="float" office:value="0" calcext:value-type="float">
            <text:p>0</text:p>
          </table:table-cell>
          <table:table-cell table:formula="of:=IF([$work.O49]=&quot;&quot;;&quot;&quot;;[$work.O49])" office:value-type="float" office:value="0" calcext:value-type="float">
            <text:p>0</text:p>
          </table:table-cell>
          <table:table-cell table:formula="of:=([.J226]=1)+([.H226]=1)+([.F226]=1)+([.D226]=1)" office:value-type="float" office:value="0" calcext:value-type="float">
            <text:p>0</text:p>
          </table:table-cell>
          <table:table-cell table:style-name="ce1" table:formula="of:=IF(AND(COUNT([.C225:.J225]) &gt; 0;[.O226]&lt;&gt;&quot;&quot;);1;0)" office:value-type="float" office:value="1" calcext:value-type="float">
            <text:p>1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[.N167]" office:value-type="float" office:value="215.413666529875" calcext:value-type="float">
            <text:p>215.413666529875</text:p>
          </table:table-cell>
          <table:table-cell table:formula="of:=IF([.O167]=&quot;&quot;;&quot;&quot;;[.O167])" office:value-type="float" office:value="216.083643427198" calcext:value-type="float">
            <text:p>216.0836434271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0" calcext:value-type="float">
            <text:p>0</text:p>
          </table:table-cell>
          <table:table-cell table:formula="of:=IF([$work.AC49]=&quot;&quot;;&quot;&quot;;[$work.AC49]/SQRT([$work.$T48]))" office:value-type="float" office:value="0" calcext:value-type="float">
            <text:p>0</text:p>
          </table:table-cell>
          <table:table-cell table:number-columns-repeated="3"/>
          <table:table-cell table:formula="of:=IF([$work.AG49]=&quot;&quot;;&quot;&quot;;[$work.AG49]/SQRT([$work.$T4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8]" office:value-type="float" office:value="58" calcext:value-type="float">
            <text:p>58</text:p>
          </table:table-cell>
          <table:table-cell table:formula="of:=[.B226]" office:value-type="float" office:value="4" calcext:value-type="float">
            <text:p>4</text:p>
          </table:table-cell>
          <table:table-cell table:number-columns-repeated="6"/>
          <table:table-cell table:formula="of:=IF([$work.N50]=&quot;&quot;;&quot;&quot;;[$work.N50])" office:value-type="float" office:value="0" calcext:value-type="float">
            <text:p>0</text:p>
          </table:table-cell>
          <table:table-cell table:formula="of:=IF([$work.O50]=&quot;&quot;;&quot;&quot;;[$work.O50])" office:value-type="float" office:value="0" calcext:value-type="float">
            <text:p>0</text:p>
          </table:table-cell>
          <table:table-cell table:formula="of:=([.J227]=1)+([.H227]=1)+([.F227]=1)+([.D227]=1)" office:value-type="float" office:value="0" calcext:value-type="float">
            <text:p>0</text:p>
          </table:table-cell>
          <table:table-cell table:style-name="ce1" table:formula="of:=IF(AND(COUNT([.C226:.J226]) &gt; 0;[.O227]&lt;&gt;&quot;&quot;);1;0)" office:value-type="float" office:value="1" calcext:value-type="float">
            <text:p>1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[.N168]" office:value-type="float" office:value="229.193878880244" calcext:value-type="float">
            <text:p>229.193878880244</text:p>
          </table:table-cell>
          <table:table-cell table:formula="of:=IF([.O168]=&quot;&quot;;&quot;&quot;;[.O168])" office:value-type="float" office:value="217.542015084884" calcext:value-type="float">
            <text:p>217.5420150848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0]=&quot;&quot;;&quot;&quot;;[$work.AB50]/SQRT([$work.$T49]))" office:value-type="float" office:value="0" calcext:value-type="float">
            <text:p>0</text:p>
          </table:table-cell>
          <table:table-cell table:formula="of:=IF([$work.AC50]=&quot;&quot;;&quot;&quot;;[$work.AC50]/SQRT([$work.$T49]))" office:value-type="float" office:value="0" calcext:value-type="float">
            <text:p>0</text:p>
          </table:table-cell>
          <table:table-cell table:number-columns-repeated="3"/>
          <table:table-cell table:formula="of:=IF([$work.AG50]=&quot;&quot;;&quot;&quot;;[$work.AG50]/SQRT([$work.$T4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9]" office:value-type="float" office:value="59" calcext:value-type="float">
            <text:p>59</text:p>
          </table:table-cell>
          <table:table-cell table:formula="of:=[.B227]" office:value-type="float" office:value="4" calcext:value-type="float">
            <text:p>4</text:p>
          </table:table-cell>
          <table:table-cell table:number-columns-repeated="6"/>
          <table:table-cell table:formula="of:=IF([$work.N51]=&quot;&quot;;&quot;&quot;;[$work.N51])" office:value-type="float" office:value="0" calcext:value-type="float">
            <text:p>0</text:p>
          </table:table-cell>
          <table:table-cell table:formula="of:=IF([$work.O51]=&quot;&quot;;&quot;&quot;;[$work.O51])" office:value-type="float" office:value="0" calcext:value-type="float">
            <text:p>0</text:p>
          </table:table-cell>
          <table:table-cell table:formula="of:=([.J228]=1)+([.H228]=1)+([.F228]=1)+([.D228]=1)" office:value-type="float" office:value="0" calcext:value-type="float">
            <text:p>0</text:p>
          </table:table-cell>
          <table:table-cell table:style-name="ce1" table:formula="of:=IF(AND(COUNT([.C227:.J227]) &gt; 0;[.O228]&lt;&gt;&quot;&quot;);1;0)" office:value-type="float" office:value="1" calcext:value-type="float">
            <text:p>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[.N169]" office:value-type="float" office:value="238.253270532095" calcext:value-type="float">
            <text:p>238.253270532095</text:p>
          </table:table-cell>
          <table:table-cell table:formula="of:=IF([.O169]=&quot;&quot;;&quot;&quot;;[.O169])" office:value-type="float" office:value="226.562498136363" calcext:value-type="float">
            <text:p>226.56249813636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0" calcext:value-type="float">
            <text:p>0</text:p>
          </table:table-cell>
          <table:table-cell table:formula="of:=IF([$work.AC51]=&quot;&quot;;&quot;&quot;;[$work.AC51]/SQRT([$work.$T50]))" office:value-type="float" office:value="0" calcext:value-type="float">
            <text:p>0</text:p>
          </table:table-cell>
          <table:table-cell table:number-columns-repeated="3"/>
          <table:table-cell table:formula="of:=IF([$work.AG51]=&quot;&quot;;&quot;&quot;;[$work.AG51]/SQRT([$work.$T5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0]" office:value-type="float" office:value="60" calcext:value-type="float">
            <text:p>60</text:p>
          </table:table-cell>
          <table:table-cell table:formula="of:=[.B228]" office:value-type="float" office:value="4" calcext:value-type="float">
            <text:p>4</text:p>
          </table:table-cell>
          <table:table-cell table:number-columns-repeated="6"/>
          <table:table-cell table:formula="of:=IF([$work.N52]=&quot;&quot;;&quot;&quot;;[$work.N52])" office:value-type="float" office:value="0" calcext:value-type="float">
            <text:p>0</text:p>
          </table:table-cell>
          <table:table-cell table:formula="of:=IF([$work.O52]=&quot;&quot;;&quot;&quot;;[$work.O52])" office:value-type="float" office:value="0" calcext:value-type="float">
            <text:p>0</text:p>
          </table:table-cell>
          <table:table-cell table:formula="of:=([.J229]=1)+([.H229]=1)+([.F229]=1)+([.D229]=1)" office:value-type="float" office:value="0" calcext:value-type="float">
            <text:p>0</text:p>
          </table:table-cell>
          <table:table-cell table:style-name="ce1" table:formula="of:=IF(AND(COUNT([.C228:.J228]) &gt; 0;[.O229]&lt;&gt;&quot;&quot;);1;0)" office:value-type="float" office:value="1" calcext:value-type="float">
            <text:p>1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[.N170]" office:value-type="float" office:value="286.006499290538" calcext:value-type="float">
            <text:p>286.006499290538</text:p>
          </table:table-cell>
          <table:table-cell table:formula="of:=IF([.O170]=&quot;&quot;;&quot;&quot;;[.O170])" office:value-type="float" office:value="243.472622009737" calcext:value-type="float">
            <text:p>243.4726220097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0" calcext:value-type="float">
            <text:p>0</text:p>
          </table:table-cell>
          <table:table-cell table:formula="of:=IF([$work.AC52]=&quot;&quot;;&quot;&quot;;[$work.AC52]/SQRT([$work.$T51]))" office:value-type="float" office:value="0" calcext:value-type="float">
            <text:p>0</text:p>
          </table:table-cell>
          <table:table-cell table:number-columns-repeated="3"/>
          <table:table-cell table:formula="of:=IF([$work.AG52]=&quot;&quot;;&quot;&quot;;[$work.AG52]/SQRT([$work.$T51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1]" office:value-type="float" office:value="61" calcext:value-type="float">
            <text:p>61</text:p>
          </table:table-cell>
          <table:table-cell table:formula="of:=[.B229]" office:value-type="float" office:value="4" calcext:value-type="float">
            <text:p>4</text:p>
          </table:table-cell>
          <table:table-cell table:number-columns-repeated="6"/>
          <table:table-cell table:formula="of:=IF([$work.N53]=&quot;&quot;;&quot;&quot;;[$work.N53])" office:value-type="float" office:value="0" calcext:value-type="float">
            <text:p>0</text:p>
          </table:table-cell>
          <table:table-cell table:formula="of:=IF([$work.O53]=&quot;&quot;;&quot;&quot;;[$work.O53])" office:value-type="float" office:value="0" calcext:value-type="float">
            <text:p>0</text:p>
          </table:table-cell>
          <table:table-cell table:formula="of:=([.J230]=1)+([.H230]=1)+([.F230]=1)+([.D230]=1)" office:value-type="float" office:value="0" calcext:value-type="float">
            <text:p>0</text:p>
          </table:table-cell>
          <table:table-cell table:style-name="ce1" table:formula="of:=IF(AND(COUNT([.C229:.J229]) &gt; 0;[.O230]&lt;&gt;&quot;&quot;);1;0)" office:value-type="float" office:value="1" calcext:value-type="float">
            <text:p>1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[.N171]" office:value-type="float" office:value="320.636226809065" calcext:value-type="float">
            <text:p>320.636226809065</text:p>
          </table:table-cell>
          <table:table-cell table:formula="of:=IF([.O171]=&quot;&quot;;&quot;&quot;;[.O171])" office:value-type="float" office:value="281.862169785325" calcext:value-type="float">
            <text:p>281.8621697853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0" calcext:value-type="float">
            <text:p>0</text:p>
          </table:table-cell>
          <table:table-cell table:formula="of:=IF([$work.AC53]=&quot;&quot;;&quot;&quot;;[$work.AC53]/SQRT([$work.$T52]))" office:value-type="float" office:value="0" calcext:value-type="float">
            <text:p>0</text:p>
          </table:table-cell>
          <table:table-cell table:number-columns-repeated="3"/>
          <table:table-cell table:formula="of:=IF([$work.AG53]=&quot;&quot;;&quot;&quot;;[$work.AG53]/SQRT([$work.$T5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2]" office:value-type="float" office:value="62" calcext:value-type="float">
            <text:p>62</text:p>
          </table:table-cell>
          <table:table-cell table:formula="of:=[.B230]" office:value-type="float" office:value="4" calcext:value-type="float">
            <text:p>4</text:p>
          </table:table-cell>
          <table:table-cell table:number-columns-repeated="6"/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([.J231]=1)+([.H231]=1)+([.F231]=1)+([.D231]=1)" office:value-type="float" office:value="0" calcext:value-type="float">
            <text:p>0</text:p>
          </table:table-cell>
          <table:table-cell table:style-name="ce1" table:formula="of:=IF(AND(COUNT([.C230:.J230]) &gt; 0;[.O231]&lt;&gt;&quot;&quot;);1;0)" office:value-type="float" office:value="1" calcext:value-type="float">
            <text:p>1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[.N172]" office:value-type="float" office:value="295.378657721965" calcext:value-type="float">
            <text:p>295.378657721965</text:p>
          </table:table-cell>
          <table:table-cell table:formula="of:=IF([.O172]=&quot;&quot;;&quot;&quot;;[.O172])" office:value-type="float" office:value="310.617689483713" calcext:value-type="float">
            <text:p>310.6176894837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0" calcext:value-type="float">
            <text:p>0</text:p>
          </table:table-cell>
          <table:table-cell table:formula="of:=IF([$work.AC54]=&quot;&quot;;&quot;&quot;;[$work.AC54]/SQRT([$work.$T53]))" office:value-type="float" office:value="0" calcext:value-type="float">
            <text:p>0</text:p>
          </table:table-cell>
          <table:table-cell table:number-columns-repeated="3"/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3]" office:value-type="float" office:value="63" calcext:value-type="float">
            <text:p>63</text:p>
          </table:table-cell>
          <table:table-cell table:formula="of:=[.B231]" office:value-type="float" office:value="4" calcext:value-type="float">
            <text:p>4</text:p>
          </table:table-cell>
          <table:table-cell table:number-columns-repeated="6"/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([.J232]=1)+([.H232]=1)+([.F232]=1)+([.D232]=1)" office:value-type="float" office:value="0" calcext:value-type="float">
            <text:p>0</text:p>
          </table:table-cell>
          <table:table-cell table:style-name="ce1" table:formula="of:=IF(AND(COUNT([.C231:.J231]) &gt; 0;[.O232]&lt;&gt;&quot;&quot;);1;0)" office:value-type="float" office:value="1" calcext:value-type="float">
            <text:p>1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[.N173]" office:value-type="float" office:value="262.872306091255" calcext:value-type="float">
            <text:p>262.872306091255</text:p>
          </table:table-cell>
          <table:table-cell table:formula="of:=IF([.O173]=&quot;&quot;;&quot;&quot;;[.O173])" office:value-type="float" office:value="300.013965001196" calcext:value-type="float">
            <text:p>300.013965001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number-columns-repeated="3"/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4]" office:value-type="float" office:value="64" calcext:value-type="float">
            <text:p>64</text:p>
          </table:table-cell>
          <table:table-cell table:formula="of:=[.B232]" office:value-type="float" office:value="4" calcext:value-type="float">
            <text:p>4</text:p>
          </table:table-cell>
          <table:table-cell table:number-columns-repeated="6"/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([.J233]=1)+([.H233]=1)+([.F233]=1)+([.D233]=1)" office:value-type="float" office:value="0" calcext:value-type="float">
            <text:p>0</text:p>
          </table:table-cell>
          <table:table-cell table:style-name="ce1" table:formula="of:=IF(AND(COUNT([.C232:.J232]) &gt; 0;[.O233]&lt;&gt;&quot;&quot;);1;0)" office:value-type="float" office:value="1" calcext:value-type="float">
            <text:p>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[.N174]" office:value-type="float" office:value="233.054268838096" calcext:value-type="float">
            <text:p>233.054268838096</text:p>
          </table:table-cell>
          <table:table-cell table:formula="of:=IF([.O174]=&quot;&quot;;&quot;&quot;;[.O174])" office:value-type="float" office:value="277.107120313822" calcext:value-type="float">
            <text:p>277.107120313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number-columns-repeated="3"/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5]" office:value-type="float" office:value="65" calcext:value-type="float">
            <text:p>65</text:p>
          </table:table-cell>
          <table:table-cell table:formula="of:=[.B233]" office:value-type="float" office:value="4" calcext:value-type="float">
            <text:p>4</text:p>
          </table:table-cell>
          <table:table-cell table:number-columns-repeated="6"/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([.J234]=1)+([.H234]=1)+([.F234]=1)+([.D234]=1)" office:value-type="float" office:value="0" calcext:value-type="float">
            <text:p>0</text:p>
          </table:table-cell>
          <table:table-cell table:style-name="ce1" table:formula="of:=IF(AND(COUNT([.C233:.J233]) &gt; 0;[.O234]&lt;&gt;&quot;&quot;);1;0)" office:value-type="float" office:value="1" calcext:value-type="float">
            <text:p>1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[.N175]" office:value-type="float" office:value="192.578984794386" calcext:value-type="float">
            <text:p>192.578984794386</text:p>
          </table:table-cell>
          <table:table-cell table:formula="of:=IF([.O175]=&quot;&quot;;&quot;&quot;;[.O175])" office:value-type="float" office:value="239.979848883462" calcext:value-type="float">
            <text:p>239.9798488834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number-columns-repeated="3"/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6]" office:value-type="float" office:value="66" calcext:value-type="float">
            <text:p>66</text:p>
          </table:table-cell>
          <table:table-cell table:formula="of:=[.B234]" office:value-type="float" office:value="4" calcext:value-type="float">
            <text:p>4</text:p>
          </table:table-cell>
          <table:table-cell table:number-columns-repeated="6"/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([.J235]=1)+([.H235]=1)+([.F235]=1)+([.D235]=1)" office:value-type="float" office:value="0" calcext:value-type="float">
            <text:p>0</text:p>
          </table:table-cell>
          <table:table-cell table:style-name="ce1" table:formula="of:=IF(AND(COUNT([.C234:.J234]) &gt; 0;[.O235]&lt;&gt;&quot;&quot;);1;0)" office:value-type="float" office:value="1" calcext:value-type="float">
            <text:p>1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[.N176]" office:value-type="float" office:value="165.473605728556" calcext:value-type="float">
            <text:p>165.473605728556</text:p>
          </table:table-cell>
          <table:table-cell table:formula="of:=IF([.O176]=&quot;&quot;;&quot;&quot;;[.O176])" office:value-type="float" office:value="202.619114315492" calcext:value-type="float">
            <text:p>202.6191143154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number-columns-repeated="3"/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7]" office:value-type="float" office:value="67" calcext:value-type="float">
            <text:p>67</text:p>
          </table:table-cell>
          <table:table-cell table:formula="of:=[.B235]" office:value-type="float" office:value="4" calcext:value-type="float">
            <text:p>4</text:p>
          </table:table-cell>
          <table:table-cell table:number-columns-repeated="6"/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([.J236]=1)+([.H236]=1)+([.F236]=1)+([.D236]=1)" office:value-type="float" office:value="0" calcext:value-type="float">
            <text:p>0</text:p>
          </table:table-cell>
          <table:table-cell table:style-name="ce1" table:formula="of:=IF(AND(COUNT([.C235:.J235]) &gt; 0;[.O236]&lt;&gt;&quot;&quot;);1;0)" office:value-type="float" office:value="1" calcext:value-type="float">
            <text:p>1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[.N177]" office:value-type="float" office:value="141.420458026614" calcext:value-type="float">
            <text:p>141.420458026614</text:p>
          </table:table-cell>
          <table:table-cell table:formula="of:=IF([.O177]=&quot;&quot;;&quot;&quot;;[.O177])" office:value-type="float" office:value="165.182867038733" calcext:value-type="float">
            <text:p>165.1828670387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number-columns-repeated="3"/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8]" office:value-type="float" office:value="68" calcext:value-type="float">
            <text:p>68</text:p>
          </table:table-cell>
          <table:table-cell table:formula="of:=[.B236]" office:value-type="float" office:value="4" calcext:value-type="float">
            <text:p>4</text:p>
          </table:table-cell>
          <table:table-cell table:number-columns-repeated="6"/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([.J237]=1)+([.H237]=1)+([.F237]=1)+([.D237]=1)" office:value-type="float" office:value="0" calcext:value-type="float">
            <text:p>0</text:p>
          </table:table-cell>
          <table:table-cell table:style-name="ce1" table:formula="of:=IF(AND(COUNT([.C236:.J236]) &gt; 0;[.O237]&lt;&gt;&quot;&quot;);1;0)" office:value-type="float" office:value="1" calcext:value-type="float">
            <text:p>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[.N178]" office:value-type="float" office:value="128.621431947298" calcext:value-type="float">
            <text:p>128.621431947298</text:p>
          </table:table-cell>
          <table:table-cell table:formula="of:=IF([.O178]=&quot;&quot;;&quot;&quot;;[.O178])" office:value-type="float" office:value="141.140206361016" calcext:value-type="float">
            <text:p>141.1402063610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number-columns-repeated="3"/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3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ble data.tex" table:style-name="ta2">
        <table:table-column table:style-name="co35" table:number-columns-repeated="37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47" office:value-type="string" calcext:value-type="string">
            <text:p>\begin{tabular}{c|cccccccc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 office:value-type="string" calcext:value-type="string">
            <text:p>Date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Kindergartens}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First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ary}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1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1$</text:p>
          </table:table-cell>
          <table:table-cell table:number-columns-repeated="7"/>
          <table:table-cell table:style-name="ce1"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$S^2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2$</text:p>
          </table:table-cell>
          <table:table-cell table:style-name="ce1"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3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3$</text:p>
          </table:table-cell>
          <table:table-cell table:style-name="ce1"/>
          <table:table-cell/>
          <table:table-cell office:value-type="string" calcext:value-type="string">
            <text:p>&amp;</text:p>
          </table:table-cell>
          <table:table-cell table:style-name="ce53" office:value-type="string" calcext:value-type="string">
            <text:p>$S^4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4$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7]" office:value-type="date" office:date-value="2020-04-06" calcext:value-type="date">
            <text:p>06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7]=&quot;&quot;;[input.J7]=&quot;&quot;);&quot;&quot;;&quot;$&quot;&amp;[input.H7]&amp;IF([input.J7]=&quot;&quot;;&quot;&quot;;&quot;^&quot;&amp;[input.J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7]=&quot;&quot;;[.D5]=0);&quot;&quot;;IF([input.I7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7]=&quot;&quot;;[input.Y7]=&quot;&quot;);&quot;&quot;;&quot;$&quot;&amp;[input.W7]&amp;IF([input.Y7]=&quot;&quot;;&quot;&quot;;&quot;^&quot;&amp;[input.Y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7]=&quot;&quot;;[.S5]=0);&quot;&quot;;IF([input.X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7]=&quot;&quot;;[input.AF7]=&quot;&quot;);&quot;&quot;;&quot;$&quot;&amp;[input.AD7]&amp;IF([input.AF7]=&quot;&quot;;&quot;&quot;;&quot;^&quot;&amp;[input.AF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7]=&quot;&quot;;[.Z5]=0);&quot;&quot;;IF([input.AE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7]=&quot;&quot;;[input.AM7]=&quot;&quot;);&quot;&quot;;&quot;$&quot;&amp;[input.AK7]&amp;IF([input.AM7]=&quot;&quot;;&quot;&quot;;&quot;^&quot;&amp;[input.AM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7]=&quot;&quot;;[.AG5]=0);&quot;&quot;;IF([input.AL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8]" office:value-type="date" office:date-value="2020-04-13" calcext:value-type="date">
            <text:p>13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8]=&quot;&quot;;[input.J8]=&quot;&quot;);&quot;&quot;;&quot;$&quot;&amp;[input.H8]&amp;IF([input.J8]=&quot;&quot;;&quot;&quot;;&quot;^&quot;&amp;[input.J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8]=&quot;&quot;;[.D6]=0);&quot;&quot;;IF([input.I8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8]=&quot;&quot;;[input.Y8]=&quot;&quot;);&quot;&quot;;&quot;$&quot;&amp;[input.W8]&amp;IF([input.Y8]=&quot;&quot;;&quot;&quot;;&quot;^&quot;&amp;[input.Y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8]=&quot;&quot;;[.S6]=0);&quot;&quot;;IF([input.X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8]=&quot;&quot;;[input.AF8]=&quot;&quot;);&quot;&quot;;&quot;$&quot;&amp;[input.AD8]&amp;IF([input.AF8]=&quot;&quot;;&quot;&quot;;&quot;^&quot;&amp;[input.AF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8]=&quot;&quot;;[.Z6]=0);&quot;&quot;;IF([input.AE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8]=&quot;&quot;;[input.AM8]=&quot;&quot;);&quot;&quot;;&quot;$&quot;&amp;[input.AK8]&amp;IF([input.AM8]=&quot;&quot;;&quot;&quot;;&quot;^&quot;&amp;[input.AM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8]=&quot;&quot;;[.AG6]=0);&quot;&quot;;IF([input.AL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9]" office:value-type="date" office:date-value="2020-04-20" calcext:value-type="date">
            <text:p>20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9]=&quot;&quot;;[input.J9]=&quot;&quot;);&quot;&quot;;&quot;$&quot;&amp;[input.H9]&amp;IF([input.J9]=&quot;&quot;;&quot;&quot;;&quot;^&quot;&amp;[input.J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9]=&quot;&quot;;[.D7]=0);&quot;&quot;;IF([input.I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9]=&quot;&quot;;[input.Y9]=&quot;&quot;);&quot;&quot;;&quot;$&quot;&amp;[input.W9]&amp;IF([input.Y9]=&quot;&quot;;&quot;&quot;;&quot;^&quot;&amp;[input.Y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9]=&quot;&quot;;[.S7]=0);&quot;&quot;;IF([input.X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9]=&quot;&quot;;[input.AF9]=&quot;&quot;);&quot;&quot;;&quot;$&quot;&amp;[input.AD9]&amp;IF([input.AF9]=&quot;&quot;;&quot;&quot;;&quot;^&quot;&amp;[input.AF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9]=&quot;&quot;;[.Z7]=0);&quot;&quot;;IF([input.AE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9]=&quot;&quot;;[input.AM9]=&quot;&quot;);&quot;&quot;;&quot;$&quot;&amp;[input.AK9]&amp;IF([input.AM9]=&quot;&quot;;&quot;&quot;;&quot;^&quot;&amp;[input.AM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9]=&quot;&quot;;[.AG7]=0);&quot;&quot;;IF([input.AL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0]" office:value-type="date" office:date-value="2020-04-27" calcext:value-type="date">
            <text:p>27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0]=&quot;&quot;;[input.J10]=&quot;&quot;);&quot;&quot;;&quot;$&quot;&amp;[input.H10]&amp;IF([input.J10]=&quot;&quot;;&quot;&quot;;&quot;^&quot;&amp;[input.J1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0]=&quot;&quot;;[.D8]=0);&quot;&quot;;IF([input.I1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0]=&quot;&quot;;[input.Y10]=&quot;&quot;);&quot;&quot;;&quot;$&quot;&amp;[input.W10]&amp;IF([input.Y10]=&quot;&quot;;&quot;&quot;;&quot;^&quot;&amp;[input.Y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0]=&quot;&quot;;[.S8]=0);&quot;&quot;;IF([input.X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0]=&quot;&quot;;[input.AF10]=&quot;&quot;);&quot;&quot;;&quot;$&quot;&amp;[input.AD10]&amp;IF([input.AF10]=&quot;&quot;;&quot;&quot;;&quot;^&quot;&amp;[input.AF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0]=&quot;&quot;;[.Z8]=0);&quot;&quot;;IF([input.AE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0]=&quot;&quot;;[input.AM10]=&quot;&quot;);&quot;&quot;;&quot;$&quot;&amp;[input.AK10]&amp;IF([input.AM10]=&quot;&quot;;&quot;&quot;;&quot;^&quot;&amp;[input.AM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0]=&quot;&quot;;[.AG8]=0);&quot;&quot;;IF([input.AL1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1]" office:value-type="date" office:date-value="2020-05-04" calcext:value-type="date">
            <text:p>04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1]=&quot;&quot;;[input.J11]=&quot;&quot;);&quot;&quot;;&quot;$&quot;&amp;[input.H11]&amp;IF([input.J11]=&quot;&quot;;&quot;&quot;;&quot;^&quot;&amp;[input.J1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1]=&quot;&quot;;[.D9]=0);&quot;&quot;;IF([input.I1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1]=&quot;&quot;;[input.Y11]=&quot;&quot;);&quot;&quot;;&quot;$&quot;&amp;[input.W11]&amp;IF([input.Y11]=&quot;&quot;;&quot;&quot;;&quot;^&quot;&amp;[input.Y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1]=&quot;&quot;;[.S9]=0);&quot;&quot;;IF([input.X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1]=&quot;&quot;;[input.AF11]=&quot;&quot;);&quot;&quot;;&quot;$&quot;&amp;[input.AD11]&amp;IF([input.AF11]=&quot;&quot;;&quot;&quot;;&quot;^&quot;&amp;[input.AF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1]=&quot;&quot;;[.Z9]=0);&quot;&quot;;IF([input.AE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1]=&quot;&quot;;[input.AM11]=&quot;&quot;);&quot;&quot;;&quot;$&quot;&amp;[input.AK11]&amp;IF([input.AM11]=&quot;&quot;;&quot;&quot;;&quot;^&quot;&amp;[input.AM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1]=&quot;&quot;;[.AG9]=0);&quot;&quot;;IF([input.AL1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2]" office:value-type="date" office:date-value="2020-05-11" calcext:value-type="date">
            <text:p>11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2]=&quot;&quot;;[input.J12]=&quot;&quot;);&quot;&quot;;&quot;$&quot;&amp;[input.H12]&amp;IF([input.J12]=&quot;&quot;;&quot;&quot;;&quot;^&quot;&amp;[input.J1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2]=&quot;&quot;;[.D10]=0);&quot;&quot;;IF([input.I1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2]=&quot;&quot;;[input.Y12]=&quot;&quot;);&quot;&quot;;&quot;$&quot;&amp;[input.W12]&amp;IF([input.Y12]=&quot;&quot;;&quot;&quot;;&quot;^&quot;&amp;[input.Y1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2]=&quot;&quot;;[.S10]=0);&quot;&quot;;IF([input.X1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2]=&quot;&quot;;[input.AF12]=&quot;&quot;);&quot;&quot;;&quot;$&quot;&amp;[input.AD12]&amp;IF([input.AF12]=&quot;&quot;;&quot;&quot;;&quot;^&quot;&amp;[input.AF1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2]=&quot;&quot;;[.Z10]=0);&quot;&quot;;IF([input.AE1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2]=&quot;&quot;;[input.AM12]=&quot;&quot;);&quot;&quot;;&quot;$&quot;&amp;[input.AK12]&amp;IF([input.AM12]=&quot;&quot;;&quot;&quot;;&quot;^&quot;&amp;[input.AM1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2]=&quot;&quot;;[.AG10]=0);&quot;&quot;;IF([input.AL1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3]" office:value-type="date" office:date-value="2020-05-18" calcext:value-type="date">
            <text:p>18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3]=&quot;&quot;;[input.J13]=&quot;&quot;);&quot;&quot;;&quot;$&quot;&amp;[input.H13]&amp;IF([input.J13]=&quot;&quot;;&quot;&quot;;&quot;^&quot;&amp;[input.J1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3]=&quot;&quot;;[.D11]=0);&quot;&quot;;IF([input.I1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3]=&quot;&quot;;[input.Y13]=&quot;&quot;);&quot;&quot;;&quot;$&quot;&amp;[input.W13]&amp;IF([input.Y13]=&quot;&quot;;&quot;&quot;;&quot;^&quot;&amp;[input.Y1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3]=&quot;&quot;;[.S11]=0);&quot;&quot;;IF([input.X1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3]=&quot;&quot;;[input.AF13]=&quot;&quot;);&quot;&quot;;&quot;$&quot;&amp;[input.AD13]&amp;IF([input.AF13]=&quot;&quot;;&quot;&quot;;&quot;^&quot;&amp;[input.AF1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3]=&quot;&quot;;[.Z11]=0);&quot;&quot;;IF([input.AE1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3]=&quot;&quot;;[input.AM13]=&quot;&quot;);&quot;&quot;;&quot;$&quot;&amp;[input.AK13]&amp;IF([input.AM13]=&quot;&quot;;&quot;&quot;;&quot;^&quot;&amp;[input.AM1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3]=&quot;&quot;;[.AG11]=0);&quot;&quot;;IF([input.AL1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4]" office:value-type="date" office:date-value="2020-05-25" calcext:value-type="date">
            <text:p>25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4]=&quot;&quot;;[input.J14]=&quot;&quot;);&quot;&quot;;&quot;$&quot;&amp;[input.H14]&amp;IF([input.J14]=&quot;&quot;;&quot;&quot;;&quot;^&quot;&amp;[input.J1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4]=&quot;&quot;;[.D12]=0);&quot;&quot;;IF([input.I1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4]=&quot;&quot;;[input.Y14]=&quot;&quot;);&quot;&quot;;&quot;$&quot;&amp;[input.W14]&amp;IF([input.Y14]=&quot;&quot;;&quot;&quot;;&quot;^&quot;&amp;[input.Y14])&amp;&quot;$&quot;)" office:value-type="string" office:string-value="$0.5^a$" calcext:value-type="string">
            <text:p>$0.5^a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4]=&quot;&quot;;[.S12]=0);&quot;&quot;;IF([input.X1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4]=&quot;&quot;;[input.AF14]=&quot;&quot;);&quot;&quot;;&quot;$&quot;&amp;[input.AD14]&amp;IF([input.AF14]=&quot;&quot;;&quot;&quot;;&quot;^&quot;&amp;[input.AF1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4]=&quot;&quot;;[.Z12]=0);&quot;&quot;;IF([input.AE1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4]=&quot;&quot;;[input.AM14]=&quot;&quot;);&quot;&quot;;&quot;$&quot;&amp;[input.AK14]&amp;IF([input.AM14]=&quot;&quot;;&quot;&quot;;&quot;^&quot;&amp;[input.AM14])&amp;&quot;$&quot;)" office:value-type="string" office:string-value="$^b$" calcext:value-type="string">
            <text:p>$^b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4]=&quot;&quot;;[.AG12]=0);&quot;&quot;;IF([input.AL1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5]" office:value-type="date" office:date-value="2020-06-01" calcext:value-type="date">
            <text:p>01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5]=&quot;&quot;;[input.J15]=&quot;&quot;);&quot;&quot;;&quot;$&quot;&amp;[input.H15]&amp;IF([input.J15]=&quot;&quot;;&quot;&quot;;&quot;^&quot;&amp;[input.J1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5]=&quot;&quot;;[.D13]=0);&quot;&quot;;IF([input.I1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5]=&quot;&quot;;[input.Y15]=&quot;&quot;);&quot;&quot;;&quot;$&quot;&amp;[input.W15]&amp;IF([input.Y15]=&quot;&quot;;&quot;&quot;;&quot;^&quot;&amp;[input.Y15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5]=&quot;&quot;;[.S13]=0);&quot;&quot;;IF([input.X15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5]=&quot;&quot;;[input.AF15]=&quot;&quot;);&quot;&quot;;&quot;$&quot;&amp;[input.AD15]&amp;IF([input.AF15]=&quot;&quot;;&quot;&quot;;&quot;^&quot;&amp;[input.AF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5]=&quot;&quot;;[.Z13]=0);&quot;&quot;;IF([input.AE1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5]=&quot;&quot;;[input.AM15]=&quot;&quot;);&quot;&quot;;&quot;$&quot;&amp;[input.AK15]&amp;IF([input.AM15]=&quot;&quot;;&quot;&quot;;&quot;^&quot;&amp;[input.AM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5]=&quot;&quot;;[.AG13]=0);&quot;&quot;;IF([input.AL1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6]" office:value-type="date" office:date-value="2020-06-08" calcext:value-type="date">
            <text:p>08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6]=&quot;&quot;;[input.J16]=&quot;&quot;);&quot;&quot;;&quot;$&quot;&amp;[input.H16]&amp;IF([input.J16]=&quot;&quot;;&quot;&quot;;&quot;^&quot;&amp;[input.J16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6]=&quot;&quot;;[.D14]=0);&quot;&quot;;IF([input.I1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6]=&quot;&quot;;[input.Y16]=&quot;&quot;);&quot;&quot;;&quot;$&quot;&amp;[input.W16]&amp;IF([input.Y16]=&quot;&quot;;&quot;&quot;;&quot;^&quot;&amp;[input.Y16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6]=&quot;&quot;;[.S14]=0);&quot;&quot;;IF([input.X1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6]=&quot;&quot;;[input.AF16]=&quot;&quot;);&quot;&quot;;&quot;$&quot;&amp;[input.AD16]&amp;IF([input.AF16]=&quot;&quot;;&quot;&quot;;&quot;^&quot;&amp;[input.AF1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6]=&quot;&quot;;[.Z14]=0);&quot;&quot;;IF([input.AE1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6]=&quot;&quot;;[input.AM16]=&quot;&quot;);&quot;&quot;;&quot;$&quot;&amp;[input.AK16]&amp;IF([input.AM16]=&quot;&quot;;&quot;&quot;;&quot;^&quot;&amp;[input.AM1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6]=&quot;&quot;;[.AG14]=0);&quot;&quot;;IF([input.AL1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7]" office:value-type="date" office:date-value="2020-06-15" calcext:value-type="date">
            <text:p>15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7]=&quot;&quot;;[input.J17]=&quot;&quot;);&quot;&quot;;&quot;$&quot;&amp;[input.H17]&amp;IF([input.J17]=&quot;&quot;;&quot;&quot;;&quot;^&quot;&amp;[input.J1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7]=&quot;&quot;;[.D15]=0);&quot;&quot;;IF([input.I1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7]=&quot;&quot;;[input.Y17]=&quot;&quot;);&quot;&quot;;&quot;$&quot;&amp;[input.W17]&amp;IF([input.Y17]=&quot;&quot;;&quot;&quot;;&quot;^&quot;&amp;[input.Y17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7]=&quot;&quot;;[.S15]=0);&quot;&quot;;IF([input.X1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7]=&quot;&quot;;[input.AF17]=&quot;&quot;);&quot;&quot;;&quot;$&quot;&amp;[input.AD17]&amp;IF([input.AF17]=&quot;&quot;;&quot;&quot;;&quot;^&quot;&amp;[input.AF1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7]=&quot;&quot;;[.Z15]=0);&quot;&quot;;IF([input.AE1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7]=&quot;&quot;;[input.AM17]=&quot;&quot;);&quot;&quot;;&quot;$&quot;&amp;[input.AK17]&amp;IF([input.AM17]=&quot;&quot;;&quot;&quot;;&quot;^&quot;&amp;[input.AM1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7]=&quot;&quot;;[.AG15]=0);&quot;&quot;;IF([input.AL1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8]" office:value-type="date" office:date-value="2020-06-22" calcext:value-type="date">
            <text:p>22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8]=&quot;&quot;;[input.J18]=&quot;&quot;);&quot;&quot;;&quot;$&quot;&amp;[input.H18]&amp;IF([input.J18]=&quot;&quot;;&quot;&quot;;&quot;^&quot;&amp;[input.J1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8]=&quot;&quot;;[.D16]=0);&quot;&quot;;IF([input.I1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8]=&quot;&quot;;[input.Y18]=&quot;&quot;);&quot;&quot;;&quot;$&quot;&amp;[input.W18]&amp;IF([input.Y18]=&quot;&quot;;&quot;&quot;;&quot;^&quot;&amp;[input.Y18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8]=&quot;&quot;;[.S16]=0);&quot;&quot;;IF([input.X1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8]=&quot;&quot;;[input.AF18]=&quot;&quot;);&quot;&quot;;&quot;$&quot;&amp;[input.AD18]&amp;IF([input.AF18]=&quot;&quot;;&quot;&quot;;&quot;^&quot;&amp;[input.AF18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8]=&quot;&quot;;[.Z16]=0);&quot;&quot;;IF([input.AE18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8]=&quot;&quot;;[input.AM18]=&quot;&quot;);&quot;&quot;;&quot;$&quot;&amp;[input.AK18]&amp;IF([input.AM18]=&quot;&quot;;&quot;&quot;;&quot;^&quot;&amp;[input.AM1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8]=&quot;&quot;;[.AG16]=0);&quot;&quot;;IF([input.AL1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9]" office:value-type="date" office:date-value="2020-06-29" calcext:value-type="date">
            <text:p>29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9]=&quot;&quot;;[input.J19]=&quot;&quot;);&quot;&quot;;&quot;$&quot;&amp;[input.H19]&amp;IF([input.J19]=&quot;&quot;;&quot;&quot;;&quot;^&quot;&amp;[input.J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9]=&quot;&quot;;[.D17]=0);&quot;&quot;;IF([input.I19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9]=&quot;&quot;;[input.Y19]=&quot;&quot;);&quot;&quot;;&quot;$&quot;&amp;[input.W19]&amp;IF([input.Y19]=&quot;&quot;;&quot;&quot;;&quot;^&quot;&amp;[input.Y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9]=&quot;&quot;;[.S17]=0);&quot;&quot;;IF([input.X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9]=&quot;&quot;;[input.AF19]=&quot;&quot;);&quot;&quot;;&quot;$&quot;&amp;[input.AD19]&amp;IF([input.AF19]=&quot;&quot;;&quot;&quot;;&quot;^&quot;&amp;[input.AF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9]=&quot;&quot;;[.Z17]=0);&quot;&quot;;IF([input.AE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9]=&quot;&quot;;[input.AM19]=&quot;&quot;);&quot;&quot;;&quot;$&quot;&amp;[input.AK19]&amp;IF([input.AM19]=&quot;&quot;;&quot;&quot;;&quot;^&quot;&amp;[input.AM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9]=&quot;&quot;;[.AG17]=0);&quot;&quot;;IF([input.AL19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0]" office:value-type="date" office:date-value="2020-07-06" calcext:value-type="date">
            <text:p>06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0]=&quot;&quot;;[input.J20]=&quot;&quot;);&quot;&quot;;&quot;$&quot;&amp;[input.H20]&amp;IF([input.J20]=&quot;&quot;;&quot;&quot;;&quot;^&quot;&amp;[input.J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0]=&quot;&quot;;[.D18]=0);&quot;&quot;;IF([input.I20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0]=&quot;&quot;;[input.Y20]=&quot;&quot;);&quot;&quot;;&quot;$&quot;&amp;[input.W20]&amp;IF([input.Y20]=&quot;&quot;;&quot;&quot;;&quot;^&quot;&amp;[input.Y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0]=&quot;&quot;;[.S18]=0);&quot;&quot;;IF([input.X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0]=&quot;&quot;;[input.AF20]=&quot;&quot;);&quot;&quot;;&quot;$&quot;&amp;[input.AD20]&amp;IF([input.AF20]=&quot;&quot;;&quot;&quot;;&quot;^&quot;&amp;[input.AF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0]=&quot;&quot;;[.Z18]=0);&quot;&quot;;IF([input.AE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0]=&quot;&quot;;[input.AM20]=&quot;&quot;);&quot;&quot;;&quot;$&quot;&amp;[input.AK20]&amp;IF([input.AM20]=&quot;&quot;;&quot;&quot;;&quot;^&quot;&amp;[input.AM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0]=&quot;&quot;;[.AG18]=0);&quot;&quot;;IF([input.AL20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1]" office:value-type="date" office:date-value="2020-07-13" calcext:value-type="date">
            <text:p>13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1]=&quot;&quot;;[input.J21]=&quot;&quot;);&quot;&quot;;&quot;$&quot;&amp;[input.H21]&amp;IF([input.J21]=&quot;&quot;;&quot;&quot;;&quot;^&quot;&amp;[input.J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1]=&quot;&quot;;[.D19]=0);&quot;&quot;;IF([input.I21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1]=&quot;&quot;;[input.Y21]=&quot;&quot;);&quot;&quot;;&quot;$&quot;&amp;[input.W21]&amp;IF([input.Y21]=&quot;&quot;;&quot;&quot;;&quot;^&quot;&amp;[input.Y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1]=&quot;&quot;;[.S19]=0);&quot;&quot;;IF([input.X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1]=&quot;&quot;;[input.AF21]=&quot;&quot;);&quot;&quot;;&quot;$&quot;&amp;[input.AD21]&amp;IF([input.AF21]=&quot;&quot;;&quot;&quot;;&quot;^&quot;&amp;[input.AF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1]=&quot;&quot;;[.Z19]=0);&quot;&quot;;IF([input.AE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1]=&quot;&quot;;[input.AM21]=&quot;&quot;);&quot;&quot;;&quot;$&quot;&amp;[input.AK21]&amp;IF([input.AM21]=&quot;&quot;;&quot;&quot;;&quot;^&quot;&amp;[input.AM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1]=&quot;&quot;;[.AG19]=0);&quot;&quot;;IF([input.AL21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2]" office:value-type="date" office:date-value="2020-07-20" calcext:value-type="date">
            <text:p>20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2]=&quot;&quot;;[input.J22]=&quot;&quot;);&quot;&quot;;&quot;$&quot;&amp;[input.H22]&amp;IF([input.J22]=&quot;&quot;;&quot;&quot;;&quot;^&quot;&amp;[input.J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2]=&quot;&quot;;[.D20]=0);&quot;&quot;;IF([input.I22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2]=&quot;&quot;;[input.Y22]=&quot;&quot;);&quot;&quot;;&quot;$&quot;&amp;[input.W22]&amp;IF([input.Y22]=&quot;&quot;;&quot;&quot;;&quot;^&quot;&amp;[input.Y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2]=&quot;&quot;;[.S20]=0);&quot;&quot;;IF([input.X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2]=&quot;&quot;;[input.AF22]=&quot;&quot;);&quot;&quot;;&quot;$&quot;&amp;[input.AD22]&amp;IF([input.AF22]=&quot;&quot;;&quot;&quot;;&quot;^&quot;&amp;[input.AF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2]=&quot;&quot;;[.Z20]=0);&quot;&quot;;IF([input.AE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2]=&quot;&quot;;[input.AM22]=&quot;&quot;);&quot;&quot;;&quot;$&quot;&amp;[input.AK22]&amp;IF([input.AM22]=&quot;&quot;;&quot;&quot;;&quot;^&quot;&amp;[input.AM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2]=&quot;&quot;;[.AG20]=0);&quot;&quot;;IF([input.AL22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3]" office:value-type="date" office:date-value="2020-07-27" calcext:value-type="date">
            <text:p>27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3]=&quot;&quot;;[input.J23]=&quot;&quot;);&quot;&quot;;&quot;$&quot;&amp;[input.H23]&amp;IF([input.J23]=&quot;&quot;;&quot;&quot;;&quot;^&quot;&amp;[input.J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3]=&quot;&quot;;[.D21]=0);&quot;&quot;;IF([input.I23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3]=&quot;&quot;;[input.Y23]=&quot;&quot;);&quot;&quot;;&quot;$&quot;&amp;[input.W23]&amp;IF([input.Y23]=&quot;&quot;;&quot;&quot;;&quot;^&quot;&amp;[input.Y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3]=&quot;&quot;;[.S21]=0);&quot;&quot;;IF([input.X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3]=&quot;&quot;;[input.AF23]=&quot;&quot;);&quot;&quot;;&quot;$&quot;&amp;[input.AD23]&amp;IF([input.AF23]=&quot;&quot;;&quot;&quot;;&quot;^&quot;&amp;[input.AF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3]=&quot;&quot;;[.Z21]=0);&quot;&quot;;IF([input.AE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3]=&quot;&quot;;[input.AM23]=&quot;&quot;);&quot;&quot;;&quot;$&quot;&amp;[input.AK23]&amp;IF([input.AM23]=&quot;&quot;;&quot;&quot;;&quot;^&quot;&amp;[input.AM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3]=&quot;&quot;;[.AG21]=0);&quot;&quot;;IF([input.AL23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4]" office:value-type="date" office:date-value="2020-08-03" calcext:value-type="date">
            <text:p>03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4]=&quot;&quot;;[input.J24]=&quot;&quot;);&quot;&quot;;&quot;$&quot;&amp;[input.H24]&amp;IF([input.J24]=&quot;&quot;;&quot;&quot;;&quot;^&quot;&amp;[input.J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4]=&quot;&quot;;[.D22]=0);&quot;&quot;;IF([input.I2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4]=&quot;&quot;;[input.Y24]=&quot;&quot;);&quot;&quot;;&quot;$&quot;&amp;[input.W24]&amp;IF([input.Y24]=&quot;&quot;;&quot;&quot;;&quot;^&quot;&amp;[input.Y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4]=&quot;&quot;;[.S22]=0);&quot;&quot;;IF([input.X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4]=&quot;&quot;;[input.AF24]=&quot;&quot;);&quot;&quot;;&quot;$&quot;&amp;[input.AD24]&amp;IF([input.AF24]=&quot;&quot;;&quot;&quot;;&quot;^&quot;&amp;[input.AF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4]=&quot;&quot;;[.Z22]=0);&quot;&quot;;IF([input.AE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4]=&quot;&quot;;[input.AM24]=&quot;&quot;);&quot;&quot;;&quot;$&quot;&amp;[input.AK24]&amp;IF([input.AM24]=&quot;&quot;;&quot;&quot;;&quot;^&quot;&amp;[input.AM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4]=&quot;&quot;;[.AG22]=0);&quot;&quot;;IF([input.AL2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5]" office:value-type="date" office:date-value="2020-08-10" calcext:value-type="date">
            <text:p>10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5]=&quot;&quot;;[input.J25]=&quot;&quot;);&quot;&quot;;&quot;$&quot;&amp;[input.H25]&amp;IF([input.J25]=&quot;&quot;;&quot;&quot;;&quot;^&quot;&amp;[input.J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5]=&quot;&quot;;[.D23]=0);&quot;&quot;;IF([input.I2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5]=&quot;&quot;;[input.Y25]=&quot;&quot;);&quot;&quot;;&quot;$&quot;&amp;[input.W25]&amp;IF([input.Y25]=&quot;&quot;;&quot;&quot;;&quot;^&quot;&amp;[input.Y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5]=&quot;&quot;;[.S23]=0);&quot;&quot;;IF([input.X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5]=&quot;&quot;;[input.AF25]=&quot;&quot;);&quot;&quot;;&quot;$&quot;&amp;[input.AD25]&amp;IF([input.AF25]=&quot;&quot;;&quot;&quot;;&quot;^&quot;&amp;[input.AF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5]=&quot;&quot;;[.Z23]=0);&quot;&quot;;IF([input.AE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5]=&quot;&quot;;[input.AM25]=&quot;&quot;);&quot;&quot;;&quot;$&quot;&amp;[input.AK25]&amp;IF([input.AM25]=&quot;&quot;;&quot;&quot;;&quot;^&quot;&amp;[input.AM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5]=&quot;&quot;;[.AG23]=0);&quot;&quot;;IF([input.AL2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6]" office:value-type="date" office:date-value="2020-08-17" calcext:value-type="date">
            <text:p>17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6]=&quot;&quot;;[input.J26]=&quot;&quot;);&quot;&quot;;&quot;$&quot;&amp;[input.H26]&amp;IF([input.J26]=&quot;&quot;;&quot;&quot;;&quot;^&quot;&amp;[input.J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6]=&quot;&quot;;[.D24]=0);&quot;&quot;;IF([input.I2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6]=&quot;&quot;;[input.Y26]=&quot;&quot;);&quot;&quot;;&quot;$&quot;&amp;[input.W26]&amp;IF([input.Y26]=&quot;&quot;;&quot;&quot;;&quot;^&quot;&amp;[input.Y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6]=&quot;&quot;;[.S24]=0);&quot;&quot;;IF([input.X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6]=&quot;&quot;;[input.AF26]=&quot;&quot;);&quot;&quot;;&quot;$&quot;&amp;[input.AD26]&amp;IF([input.AF26]=&quot;&quot;;&quot;&quot;;&quot;^&quot;&amp;[input.AF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6]=&quot;&quot;;[.Z24]=0);&quot;&quot;;IF([input.AE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6]=&quot;&quot;;[input.AM26]=&quot;&quot;);&quot;&quot;;&quot;$&quot;&amp;[input.AK26]&amp;IF([input.AM26]=&quot;&quot;;&quot;&quot;;&quot;^&quot;&amp;[input.AM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6]=&quot;&quot;;[.AG24]=0);&quot;&quot;;IF([input.AL2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7]" office:value-type="date" office:date-value="2020-08-24" calcext:value-type="date">
            <text:p>24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7]=&quot;&quot;;[input.J27]=&quot;&quot;);&quot;&quot;;&quot;$&quot;&amp;[input.H27]&amp;IF([input.J27]=&quot;&quot;;&quot;&quot;;&quot;^&quot;&amp;[input.J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7]=&quot;&quot;;[.D25]=0);&quot;&quot;;IF([input.I27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7]=&quot;&quot;;[input.Y27]=&quot;&quot;);&quot;&quot;;&quot;$&quot;&amp;[input.W27]&amp;IF([input.Y27]=&quot;&quot;;&quot;&quot;;&quot;^&quot;&amp;[input.Y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7]=&quot;&quot;;[.S25]=0);&quot;&quot;;IF([input.X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7]=&quot;&quot;;[input.AF27]=&quot;&quot;);&quot;&quot;;&quot;$&quot;&amp;[input.AD27]&amp;IF([input.AF27]=&quot;&quot;;&quot;&quot;;&quot;^&quot;&amp;[input.AF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7]=&quot;&quot;;[.Z25]=0);&quot;&quot;;IF([input.AE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7]=&quot;&quot;;[input.AM27]=&quot;&quot;);&quot;&quot;;&quot;$&quot;&amp;[input.AK27]&amp;IF([input.AM27]=&quot;&quot;;&quot;&quot;;&quot;^&quot;&amp;[input.AM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7]=&quot;&quot;;[.AG25]=0);&quot;&quot;;IF([input.AL27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8]" office:value-type="date" office:date-value="2020-08-31" calcext:value-type="date">
            <text:p>31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8]=&quot;&quot;;[input.J28]=&quot;&quot;);&quot;&quot;;&quot;$&quot;&amp;[input.H28]&amp;IF([input.J28]=&quot;&quot;;&quot;&quot;;&quot;^&quot;&amp;[input.J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8]=&quot;&quot;;[.D26]=0);&quot;&quot;;IF([input.I2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8]=&quot;&quot;;[input.Y28]=&quot;&quot;);&quot;&quot;;&quot;$&quot;&amp;[input.W28]&amp;IF([input.Y28]=&quot;&quot;;&quot;&quot;;&quot;^&quot;&amp;[input.Y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8]=&quot;&quot;;[.S26]=0);&quot;&quot;;IF([input.X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8]=&quot;&quot;;[input.AF28]=&quot;&quot;);&quot;&quot;;&quot;$&quot;&amp;[input.AD28]&amp;IF([input.AF28]=&quot;&quot;;&quot;&quot;;&quot;^&quot;&amp;[input.AF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8]=&quot;&quot;;[.Z26]=0);&quot;&quot;;IF([input.AE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8]=&quot;&quot;;[input.AM28]=&quot;&quot;);&quot;&quot;;&quot;$&quot;&amp;[input.AK28]&amp;IF([input.AM28]=&quot;&quot;;&quot;&quot;;&quot;^&quot;&amp;[input.AM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8]=&quot;&quot;;[.AG26]=0);&quot;&quot;;IF([input.AL2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9]" office:value-type="date" office:date-value="2020-09-07" calcext:value-type="date">
            <text:p>07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9]=&quot;&quot;;[input.J29]=&quot;&quot;);&quot;&quot;;&quot;$&quot;&amp;[input.H29]&amp;IF([input.J29]=&quot;&quot;;&quot;&quot;;&quot;^&quot;&amp;[input.J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9]=&quot;&quot;;[.D27]=0);&quot;&quot;;IF([input.I2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9]=&quot;&quot;;[input.Y29]=&quot;&quot;);&quot;&quot;;&quot;$&quot;&amp;[input.W29]&amp;IF([input.Y29]=&quot;&quot;;&quot;&quot;;&quot;^&quot;&amp;[input.Y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9]=&quot;&quot;;[.S27]=0);&quot;&quot;;IF([input.X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9]=&quot;&quot;;[input.AF29]=&quot;&quot;);&quot;&quot;;&quot;$&quot;&amp;[input.AD29]&amp;IF([input.AF29]=&quot;&quot;;&quot;&quot;;&quot;^&quot;&amp;[input.AF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9]=&quot;&quot;;[.Z27]=0);&quot;&quot;;IF([input.AE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9]=&quot;&quot;;[input.AM29]=&quot;&quot;);&quot;&quot;;&quot;$&quot;&amp;[input.AK29]&amp;IF([input.AM29]=&quot;&quot;;&quot;&quot;;&quot;^&quot;&amp;[input.AM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9]=&quot;&quot;;[.AG27]=0);&quot;&quot;;IF([input.AL2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0]" office:value-type="date" office:date-value="2020-09-14" calcext:value-type="date">
            <text:p>14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0]=&quot;&quot;;[input.J30]=&quot;&quot;);&quot;&quot;;&quot;$&quot;&amp;[input.H30]&amp;IF([input.J30]=&quot;&quot;;&quot;&quot;;&quot;^&quot;&amp;[input.J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0]=&quot;&quot;;[.D28]=0);&quot;&quot;;IF([input.I3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0]=&quot;&quot;;[input.Y30]=&quot;&quot;);&quot;&quot;;&quot;$&quot;&amp;[input.W30]&amp;IF([input.Y30]=&quot;&quot;;&quot;&quot;;&quot;^&quot;&amp;[input.Y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0]=&quot;&quot;;[.S28]=0);&quot;&quot;;IF([input.X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0]=&quot;&quot;;[input.AF30]=&quot;&quot;);&quot;&quot;;&quot;$&quot;&amp;[input.AD30]&amp;IF([input.AF30]=&quot;&quot;;&quot;&quot;;&quot;^&quot;&amp;[input.AF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0]=&quot;&quot;;[.Z28]=0);&quot;&quot;;IF([input.AE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0]=&quot;&quot;;[input.AM30]=&quot;&quot;);&quot;&quot;;&quot;$&quot;&amp;[input.AK30]&amp;IF([input.AM30]=&quot;&quot;;&quot;&quot;;&quot;^&quot;&amp;[input.AM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0]=&quot;&quot;;[.AG28]=0);&quot;&quot;;IF([input.AL3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1]" office:value-type="date" office:date-value="2020-09-21" calcext:value-type="date">
            <text:p>21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1]=&quot;&quot;;[input.J31]=&quot;&quot;);&quot;&quot;;&quot;$&quot;&amp;[input.H31]&amp;IF([input.J31]=&quot;&quot;;&quot;&quot;;&quot;^&quot;&amp;[input.J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1]=&quot;&quot;;[.D29]=0);&quot;&quot;;IF([input.I3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1]=&quot;&quot;;[input.Y31]=&quot;&quot;);&quot;&quot;;&quot;$&quot;&amp;[input.W31]&amp;IF([input.Y31]=&quot;&quot;;&quot;&quot;;&quot;^&quot;&amp;[input.Y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1]=&quot;&quot;;[.S29]=0);&quot;&quot;;IF([input.X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1]=&quot;&quot;;[input.AF31]=&quot;&quot;);&quot;&quot;;&quot;$&quot;&amp;[input.AD31]&amp;IF([input.AF31]=&quot;&quot;;&quot;&quot;;&quot;^&quot;&amp;[input.AF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1]=&quot;&quot;;[.Z29]=0);&quot;&quot;;IF([input.AE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1]=&quot;&quot;;[input.AM31]=&quot;&quot;);&quot;&quot;;&quot;$&quot;&amp;[input.AK31]&amp;IF([input.AM31]=&quot;&quot;;&quot;&quot;;&quot;^&quot;&amp;[input.AM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1]=&quot;&quot;;[.AG29]=0);&quot;&quot;;IF([input.AL3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2]" office:value-type="date" office:date-value="2020-09-28" calcext:value-type="date">
            <text:p>28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2]=&quot;&quot;;[input.J32]=&quot;&quot;);&quot;&quot;;&quot;$&quot;&amp;[input.H32]&amp;IF([input.J32]=&quot;&quot;;&quot;&quot;;&quot;^&quot;&amp;[input.J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2]=&quot;&quot;;[.D30]=0);&quot;&quot;;IF([input.I3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2]=&quot;&quot;;[input.Y32]=&quot;&quot;);&quot;&quot;;&quot;$&quot;&amp;[input.W32]&amp;IF([input.Y32]=&quot;&quot;;&quot;&quot;;&quot;^&quot;&amp;[input.Y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2]=&quot;&quot;;[.S30]=0);&quot;&quot;;IF([input.X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2]=&quot;&quot;;[input.AF32]=&quot;&quot;);&quot;&quot;;&quot;$&quot;&amp;[input.AD32]&amp;IF([input.AF32]=&quot;&quot;;&quot;&quot;;&quot;^&quot;&amp;[input.AF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2]=&quot;&quot;;[.Z30]=0);&quot;&quot;;IF([input.AE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2]=&quot;&quot;;[input.AM32]=&quot;&quot;);&quot;&quot;;&quot;$&quot;&amp;[input.AK32]&amp;IF([input.AM32]=&quot;&quot;;&quot;&quot;;&quot;^&quot;&amp;[input.AM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2]=&quot;&quot;;[.AG30]=0);&quot;&quot;;IF([input.AL3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3]" office:value-type="date" office:date-value="2020-10-05" calcext:value-type="date">
            <text:p>05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3]=&quot;&quot;;[input.J33]=&quot;&quot;);&quot;&quot;;&quot;$&quot;&amp;[input.H33]&amp;IF([input.J33]=&quot;&quot;;&quot;&quot;;&quot;^&quot;&amp;[input.J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3]=&quot;&quot;;[.D31]=0);&quot;&quot;;IF([input.I3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3]=&quot;&quot;;[input.Y33]=&quot;&quot;);&quot;&quot;;&quot;$&quot;&amp;[input.W33]&amp;IF([input.Y33]=&quot;&quot;;&quot;&quot;;&quot;^&quot;&amp;[input.Y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3]=&quot;&quot;;[.S31]=0);&quot;&quot;;IF([input.X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3]=&quot;&quot;;[input.AF33]=&quot;&quot;);&quot;&quot;;&quot;$&quot;&amp;[input.AD33]&amp;IF([input.AF33]=&quot;&quot;;&quot;&quot;;&quot;^&quot;&amp;[input.AF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3]=&quot;&quot;;[.Z31]=0);&quot;&quot;;IF([input.AE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3]=&quot;&quot;;[input.AM33]=&quot;&quot;);&quot;&quot;;&quot;$&quot;&amp;[input.AK33]&amp;IF([input.AM33]=&quot;&quot;;&quot;&quot;;&quot;^&quot;&amp;[input.AM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3]=&quot;&quot;;[.AG31]=0);&quot;&quot;;IF([input.AL3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4]" office:value-type="date" office:date-value="2020-10-12" calcext:value-type="date">
            <text:p>12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4]=&quot;&quot;;[input.J34]=&quot;&quot;);&quot;&quot;;&quot;$&quot;&amp;[input.H34]&amp;IF([input.J34]=&quot;&quot;;&quot;&quot;;&quot;^&quot;&amp;[input.J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4]=&quot;&quot;;[.D32]=0);&quot;&quot;;IF([input.I3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4]=&quot;&quot;;[input.Y34]=&quot;&quot;);&quot;&quot;;&quot;$&quot;&amp;[input.W34]&amp;IF([input.Y34]=&quot;&quot;;&quot;&quot;;&quot;^&quot;&amp;[input.Y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4]=&quot;&quot;;[.S32]=0);&quot;&quot;;IF([input.X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4]=&quot;&quot;;[input.AF34]=&quot;&quot;);&quot;&quot;;&quot;$&quot;&amp;[input.AD34]&amp;IF([input.AF34]=&quot;&quot;;&quot;&quot;;&quot;^&quot;&amp;[input.AF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4]=&quot;&quot;;[.Z32]=0);&quot;&quot;;IF([input.AE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4]=&quot;&quot;;[input.AM34]=&quot;&quot;);&quot;&quot;;&quot;$&quot;&amp;[input.AK34]&amp;IF([input.AM34]=&quot;&quot;;&quot;&quot;;&quot;^&quot;&amp;[input.AM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4]=&quot;&quot;;[.AG32]=0);&quot;&quot;;IF([input.AL34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5]" office:value-type="date" office:date-value="2020-10-19" calcext:value-type="date">
            <text:p>19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5]=&quot;&quot;;[input.J35]=&quot;&quot;);&quot;&quot;;&quot;$&quot;&amp;[input.H35]&amp;IF([input.J35]=&quot;&quot;;&quot;&quot;;&quot;^&quot;&amp;[input.J3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5]=&quot;&quot;;[.D33]=0);&quot;&quot;;IF([input.I3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5]=&quot;&quot;;[input.Y35]=&quot;&quot;);&quot;&quot;;&quot;$&quot;&amp;[input.W35]&amp;IF([input.Y35]=&quot;&quot;;&quot;&quot;;&quot;^&quot;&amp;[input.Y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5]=&quot;&quot;;[.S33]=0);&quot;&quot;;IF([input.X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5]=&quot;&quot;;[input.AF35]=&quot;&quot;);&quot;&quot;;&quot;$&quot;&amp;[input.AD35]&amp;IF([input.AF35]=&quot;&quot;;&quot;&quot;;&quot;^&quot;&amp;[input.AF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5]=&quot;&quot;;[.Z33]=0);&quot;&quot;;IF([input.AE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5]=&quot;&quot;;[input.AM35]=&quot;&quot;);&quot;&quot;;&quot;$&quot;&amp;[input.AK35]&amp;IF([input.AM35]=&quot;&quot;;&quot;&quot;;&quot;^&quot;&amp;[input.AM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5]=&quot;&quot;;[.AG33]=0);&quot;&quot;;IF([input.AL3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6]" office:value-type="date" office:date-value="2020-10-26" calcext:value-type="date">
            <text:p>26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6]=&quot;&quot;;[input.J36]=&quot;&quot;);&quot;&quot;;&quot;$&quot;&amp;[input.H36]&amp;IF([input.J36]=&quot;&quot;;&quot;&quot;;&quot;^&quot;&amp;[input.J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6]=&quot;&quot;;[.D34]=0);&quot;&quot;;IF([input.I3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6]=&quot;&quot;;[input.Y36]=&quot;&quot;);&quot;&quot;;&quot;$&quot;&amp;[input.W36]&amp;IF([input.Y36]=&quot;&quot;;&quot;&quot;;&quot;^&quot;&amp;[input.Y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6]=&quot;&quot;;[.S34]=0);&quot;&quot;;IF([input.X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6]=&quot;&quot;;[input.AF36]=&quot;&quot;);&quot;&quot;;&quot;$&quot;&amp;[input.AD36]&amp;IF([input.AF36]=&quot;&quot;;&quot;&quot;;&quot;^&quot;&amp;[input.AF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6]=&quot;&quot;;[.Z34]=0);&quot;&quot;;IF([input.AE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6]=&quot;&quot;;[input.AM36]=&quot;&quot;);&quot;&quot;;&quot;$&quot;&amp;[input.AK36]&amp;IF([input.AM36]=&quot;&quot;;&quot;&quot;;&quot;^&quot;&amp;[input.AM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6]=&quot;&quot;;[.AG34]=0);&quot;&quot;;IF([input.AL3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7]" office:value-type="date" office:date-value="2020-11-02" calcext:value-type="date">
            <text:p>02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7]=&quot;&quot;;[input.J37]=&quot;&quot;);&quot;&quot;;&quot;$&quot;&amp;[input.H37]&amp;IF([input.J37]=&quot;&quot;;&quot;&quot;;&quot;^&quot;&amp;[input.J3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7]=&quot;&quot;;[.D35]=0);&quot;&quot;;IF([input.I3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7]=&quot;&quot;;[input.Y37]=&quot;&quot;);&quot;&quot;;&quot;$&quot;&amp;[input.W37]&amp;IF([input.Y37]=&quot;&quot;;&quot;&quot;;&quot;^&quot;&amp;[input.Y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7]=&quot;&quot;;[.S35]=0);&quot;&quot;;IF([input.X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7]=&quot;&quot;;[input.AF37]=&quot;&quot;);&quot;&quot;;&quot;$&quot;&amp;[input.AD37]&amp;IF([input.AF37]=&quot;&quot;;&quot;&quot;;&quot;^&quot;&amp;[input.AF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7]=&quot;&quot;;[.Z35]=0);&quot;&quot;;IF([input.AE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7]=&quot;&quot;;[input.AM37]=&quot;&quot;);&quot;&quot;;&quot;$&quot;&amp;[input.AK37]&amp;IF([input.AM37]=&quot;&quot;;&quot;&quot;;&quot;^&quot;&amp;[input.AM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7]=&quot;&quot;;[.AG35]=0);&quot;&quot;;IF([input.AL3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8]" office:value-type="date" office:date-value="2020-11-09" calcext:value-type="date">
            <text:p>09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8]=&quot;&quot;;[input.J38]=&quot;&quot;);&quot;&quot;;&quot;$&quot;&amp;[input.H38]&amp;IF([input.J38]=&quot;&quot;;&quot;&quot;;&quot;^&quot;&amp;[input.J3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8]=&quot;&quot;;[.D36]=0);&quot;&quot;;IF([input.I3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8]=&quot;&quot;;[input.Y38]=&quot;&quot;);&quot;&quot;;&quot;$&quot;&amp;[input.W38]&amp;IF([input.Y38]=&quot;&quot;;&quot;&quot;;&quot;^&quot;&amp;[input.Y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8]=&quot;&quot;;[.S36]=0);&quot;&quot;;IF([input.X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8]=&quot;&quot;;[input.AF38]=&quot;&quot;);&quot;&quot;;&quot;$&quot;&amp;[input.AD38]&amp;IF([input.AF38]=&quot;&quot;;&quot;&quot;;&quot;^&quot;&amp;[input.AF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8]=&quot;&quot;;[.Z36]=0);&quot;&quot;;IF([input.AE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8]=&quot;&quot;;[input.AM38]=&quot;&quot;);&quot;&quot;;&quot;$&quot;&amp;[input.AK38]&amp;IF([input.AM38]=&quot;&quot;;&quot;&quot;;&quot;^&quot;&amp;[input.AM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8]=&quot;&quot;;[.AG36]=0);&quot;&quot;;IF([input.AL3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9]" office:value-type="date" office:date-value="2020-11-16" calcext:value-type="date">
            <text:p>16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9]=&quot;&quot;;[input.J39]=&quot;&quot;);&quot;&quot;;&quot;$&quot;&amp;[input.H39]&amp;IF([input.J39]=&quot;&quot;;&quot;&quot;;&quot;^&quot;&amp;[input.J3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9]=&quot;&quot;;[.D37]=0);&quot;&quot;;IF([input.I3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9]=&quot;&quot;;[input.Y39]=&quot;&quot;);&quot;&quot;;&quot;$&quot;&amp;[input.W39]&amp;IF([input.Y39]=&quot;&quot;;&quot;&quot;;&quot;^&quot;&amp;[input.Y3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9]=&quot;&quot;;[.S37]=0);&quot;&quot;;IF([input.X3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9]=&quot;&quot;;[input.AF39]=&quot;&quot;);&quot;&quot;;&quot;$&quot;&amp;[input.AD39]&amp;IF([input.AF39]=&quot;&quot;;&quot;&quot;;&quot;^&quot;&amp;[input.AF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9]=&quot;&quot;;[.Z37]=0);&quot;&quot;;IF([input.AE3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9]=&quot;&quot;;[input.AM39]=&quot;&quot;);&quot;&quot;;&quot;$&quot;&amp;[input.AK39]&amp;IF([input.AM39]=&quot;&quot;;&quot;&quot;;&quot;^&quot;&amp;[input.AM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9]=&quot;&quot;;[.AG37]=0);&quot;&quot;;IF([input.AL3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0]" office:value-type="date" office:date-value="2020-11-23" calcext:value-type="date">
            <text:p>23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0]=&quot;&quot;;[input.J40]=&quot;&quot;);&quot;&quot;;&quot;$&quot;&amp;[input.H40]&amp;IF([input.J40]=&quot;&quot;;&quot;&quot;;&quot;^&quot;&amp;[input.J4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0]=&quot;&quot;;[.D38]=0);&quot;&quot;;IF([input.I4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0]=&quot;&quot;;[input.Y40]=&quot;&quot;);&quot;&quot;;&quot;$&quot;&amp;[input.W40]&amp;IF([input.Y40]=&quot;&quot;;&quot;&quot;;&quot;^&quot;&amp;[input.Y4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0]=&quot;&quot;;[.S38]=0);&quot;&quot;;IF([input.X4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0]=&quot;&quot;;[input.AF40]=&quot;&quot;);&quot;&quot;;&quot;$&quot;&amp;[input.AD40]&amp;IF([input.AF40]=&quot;&quot;;&quot;&quot;;&quot;^&quot;&amp;[input.AF4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0]=&quot;&quot;;[.Z38]=0);&quot;&quot;;IF([input.AE4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0]=&quot;&quot;;[input.AM40]=&quot;&quot;);&quot;&quot;;&quot;$&quot;&amp;[input.AK40]&amp;IF([input.AM40]=&quot;&quot;;&quot;&quot;;&quot;^&quot;&amp;[input.AM40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0]=&quot;&quot;;[.AG38]=0);&quot;&quot;;IF([input.AL4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1]" office:value-type="date" office:date-value="2020-11-30" calcext:value-type="date">
            <text:p>30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1]=&quot;&quot;;[input.J41]=&quot;&quot;);&quot;&quot;;&quot;$&quot;&amp;[input.H41]&amp;IF([input.J41]=&quot;&quot;;&quot;&quot;;&quot;^&quot;&amp;[input.J4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1]=&quot;&quot;;[.D39]=0);&quot;&quot;;IF([input.I4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1]=&quot;&quot;;[input.Y41]=&quot;&quot;);&quot;&quot;;&quot;$&quot;&amp;[input.W41]&amp;IF([input.Y41]=&quot;&quot;;&quot;&quot;;&quot;^&quot;&amp;[input.Y4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1]=&quot;&quot;;[.S39]=0);&quot;&quot;;IF([input.X4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1]=&quot;&quot;;[input.AF41]=&quot;&quot;);&quot;&quot;;&quot;$&quot;&amp;[input.AD41]&amp;IF([input.AF41]=&quot;&quot;;&quot;&quot;;&quot;^&quot;&amp;[input.AF4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1]=&quot;&quot;;[.Z39]=0);&quot;&quot;;IF([input.AE4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1]=&quot;&quot;;[input.AM41]=&quot;&quot;);&quot;&quot;;&quot;$&quot;&amp;[input.AK41]&amp;IF([input.AM41]=&quot;&quot;;&quot;&quot;;&quot;^&quot;&amp;[input.AM41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1]=&quot;&quot;;[.AG39]=0);&quot;&quot;;IF([input.AL4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2]" office:value-type="date" office:date-value="2020-12-07" calcext:value-type="date">
            <text:p>07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2]=&quot;&quot;;[input.J42]=&quot;&quot;);&quot;&quot;;&quot;$&quot;&amp;[input.H42]&amp;IF([input.J42]=&quot;&quot;;&quot;&quot;;&quot;^&quot;&amp;[input.J4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2]=&quot;&quot;;[.D40]=0);&quot;&quot;;IF([input.I4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2]=&quot;&quot;;[input.Y42]=&quot;&quot;);&quot;&quot;;&quot;$&quot;&amp;[input.W42]&amp;IF([input.Y42]=&quot;&quot;;&quot;&quot;;&quot;^&quot;&amp;[input.Y4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2]=&quot;&quot;;[.S40]=0);&quot;&quot;;IF([input.X4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2]=&quot;&quot;;[input.AF42]=&quot;&quot;);&quot;&quot;;&quot;$&quot;&amp;[input.AD42]&amp;IF([input.AF42]=&quot;&quot;;&quot;&quot;;&quot;^&quot;&amp;[input.AF4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2]=&quot;&quot;;[.Z40]=0);&quot;&quot;;IF([input.AE4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2]=&quot;&quot;;[input.AM42]=&quot;&quot;);&quot;&quot;;&quot;$&quot;&amp;[input.AK42]&amp;IF([input.AM42]=&quot;&quot;;&quot;&quot;;&quot;^&quot;&amp;[input.AM4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2]=&quot;&quot;;[.AG40]=0);&quot;&quot;;IF([input.AL4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3]" office:value-type="date" office:date-value="2020-12-14" calcext:value-type="date">
            <text:p>14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3]=&quot;&quot;;[input.J43]=&quot;&quot;);&quot;&quot;;&quot;$&quot;&amp;[input.H43]&amp;IF([input.J43]=&quot;&quot;;&quot;&quot;;&quot;^&quot;&amp;[input.J4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3]=&quot;&quot;;[.D41]=0);&quot;&quot;;IF([input.I4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3]=&quot;&quot;;[input.Y43]=&quot;&quot;);&quot;&quot;;&quot;$&quot;&amp;[input.W43]&amp;IF([input.Y43]=&quot;&quot;;&quot;&quot;;&quot;^&quot;&amp;[input.Y4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3]=&quot;&quot;;[.S41]=0);&quot;&quot;;IF([input.X4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3]=&quot;&quot;;[input.AF43]=&quot;&quot;);&quot;&quot;;&quot;$&quot;&amp;[input.AD43]&amp;IF([input.AF43]=&quot;&quot;;&quot;&quot;;&quot;^&quot;&amp;[input.AF4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3]=&quot;&quot;;[.Z41]=0);&quot;&quot;;IF([input.AE4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3]=&quot;&quot;;[input.AM43]=&quot;&quot;);&quot;&quot;;&quot;$&quot;&amp;[input.AK43]&amp;IF([input.AM43]=&quot;&quot;;&quot;&quot;;&quot;^&quot;&amp;[input.AM4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3]=&quot;&quot;;[.AG41]=0);&quot;&quot;;IF([input.AL4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4]" office:value-type="date" office:date-value="2020-12-21" calcext:value-type="date">
            <text:p>21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4]=&quot;&quot;;[input.J44]=&quot;&quot;);&quot;&quot;;&quot;$&quot;&amp;[input.H44]&amp;IF([input.J44]=&quot;&quot;;&quot;&quot;;&quot;^&quot;&amp;[input.J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4]=&quot;&quot;;[.D42]=0);&quot;&quot;;IF([input.I4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4]=&quot;&quot;;[input.Y44]=&quot;&quot;);&quot;&quot;;&quot;$&quot;&amp;[input.W44]&amp;IF([input.Y44]=&quot;&quot;;&quot;&quot;;&quot;^&quot;&amp;[input.Y44])&amp;&quot;$&quot;)" office:value-type="string" office:string-value="$^c$" calcext:value-type="string">
            <text:p>$^c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4]=&quot;&quot;;[.S42]=0);&quot;&quot;;IF([input.X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4]=&quot;&quot;;[input.AF44]=&quot;&quot;);&quot;&quot;;&quot;$&quot;&amp;[input.AD44]&amp;IF([input.AF44]=&quot;&quot;;&quot;&quot;;&quot;^&quot;&amp;[input.AF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4]=&quot;&quot;;[.Z42]=0);&quot;&quot;;IF([input.AE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4]=&quot;&quot;;[input.AM44]=&quot;&quot;);&quot;&quot;;&quot;$&quot;&amp;[input.AK44]&amp;IF([input.AM44]=&quot;&quot;;&quot;&quot;;&quot;^&quot;&amp;[input.AM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4]=&quot;&quot;;[.AG42]=0);&quot;&quot;;IF([input.AL4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5]" office:value-type="date" office:date-value="2020-12-28" calcext:value-type="date">
            <text:p>28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5]=&quot;&quot;;[input.J45]=&quot;&quot;);&quot;&quot;;&quot;$&quot;&amp;[input.H45]&amp;IF([input.J45]=&quot;&quot;;&quot;&quot;;&quot;^&quot;&amp;[input.J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5]=&quot;&quot;;[.D43]=0);&quot;&quot;;IF([input.I4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5]=&quot;&quot;;[input.Y45]=&quot;&quot;);&quot;&quot;;&quot;$&quot;&amp;[input.W45]&amp;IF([input.Y45]=&quot;&quot;;&quot;&quot;;&quot;^&quot;&amp;[input.Y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5]=&quot;&quot;;[.S43]=0);&quot;&quot;;IF([input.X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5]=&quot;&quot;;[input.AF45]=&quot;&quot;);&quot;&quot;;&quot;$&quot;&amp;[input.AD45]&amp;IF([input.AF45]=&quot;&quot;;&quot;&quot;;&quot;^&quot;&amp;[input.AF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5]=&quot;&quot;;[.Z43]=0);&quot;&quot;;IF([input.AE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5]=&quot;&quot;;[input.AM45]=&quot;&quot;);&quot;&quot;;&quot;$&quot;&amp;[input.AK45]&amp;IF([input.AM45]=&quot;&quot;;&quot;&quot;;&quot;^&quot;&amp;[input.AM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5]=&quot;&quot;;[.AG43]=0);&quot;&quot;;IF([input.AL4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6]" office:value-type="date" office:date-value="2021-01-04" calcext:value-type="date">
            <text:p>04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6]=&quot;&quot;;[input.J46]=&quot;&quot;);&quot;&quot;;&quot;$&quot;&amp;[input.H46]&amp;IF([input.J46]=&quot;&quot;;&quot;&quot;;&quot;^&quot;&amp;[input.J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6]=&quot;&quot;;[.D44]=0);&quot;&quot;;IF([input.I4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6]=&quot;&quot;;[input.Y46]=&quot;&quot;);&quot;&quot;;&quot;$&quot;&amp;[input.W46]&amp;IF([input.Y46]=&quot;&quot;;&quot;&quot;;&quot;^&quot;&amp;[input.Y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6]=&quot;&quot;;[.S44]=0);&quot;&quot;;IF([input.X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6]=&quot;&quot;;[input.AF46]=&quot;&quot;);&quot;&quot;;&quot;$&quot;&amp;[input.AD46]&amp;IF([input.AF46]=&quot;&quot;;&quot;&quot;;&quot;^&quot;&amp;[input.AF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6]=&quot;&quot;;[.Z44]=0);&quot;&quot;;IF([input.AE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6]=&quot;&quot;;[input.AM46]=&quot;&quot;);&quot;&quot;;&quot;$&quot;&amp;[input.AK46]&amp;IF([input.AM46]=&quot;&quot;;&quot;&quot;;&quot;^&quot;&amp;[input.AM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6]=&quot;&quot;;[.AG44]=0);&quot;&quot;;IF([input.AL4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7]" office:value-type="date" office:date-value="2021-01-11" calcext:value-type="date">
            <text:p>11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7]=&quot;&quot;;[input.J47]=&quot;&quot;);&quot;&quot;;&quot;$&quot;&amp;[input.H47]&amp;IF([input.J47]=&quot;&quot;;&quot;&quot;;&quot;^&quot;&amp;[input.J4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7]=&quot;&quot;;[.D45]=0);&quot;&quot;;IF([input.I4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7]=&quot;&quot;;[input.Y47]=&quot;&quot;);&quot;&quot;;&quot;$&quot;&amp;[input.W47]&amp;IF([input.Y47]=&quot;&quot;;&quot;&quot;;&quot;^&quot;&amp;[input.Y47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7]=&quot;&quot;;[.S45]=0);&quot;&quot;;IF([input.X47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7]=&quot;&quot;;[input.AF47]=&quot;&quot;);&quot;&quot;;&quot;$&quot;&amp;[input.AD47]&amp;IF([input.AF47]=&quot;&quot;;&quot;&quot;;&quot;^&quot;&amp;[input.AF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7]=&quot;&quot;;[.Z45]=0);&quot;&quot;;IF([input.AE4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7]=&quot;&quot;;[input.AM47]=&quot;&quot;);&quot;&quot;;&quot;$&quot;&amp;[input.AK47]&amp;IF([input.AM47]=&quot;&quot;;&quot;&quot;;&quot;^&quot;&amp;[input.AM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7]=&quot;&quot;;[.AG45]=0);&quot;&quot;;IF([input.AL4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8]" office:value-type="date" office:date-value="2021-01-18" calcext:value-type="date">
            <text:p>18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8]=&quot;&quot;;[input.J48]=&quot;&quot;);&quot;&quot;;&quot;$&quot;&amp;[input.H48]&amp;IF([input.J48]=&quot;&quot;;&quot;&quot;;&quot;^&quot;&amp;[input.J4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8]=&quot;&quot;;[.D46]=0);&quot;&quot;;IF([input.I4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8]=&quot;&quot;;[input.Y48]=&quot;&quot;);&quot;&quot;;&quot;$&quot;&amp;[input.W48]&amp;IF([input.Y48]=&quot;&quot;;&quot;&quot;;&quot;^&quot;&amp;[input.Y48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8]=&quot;&quot;;[.S46]=0);&quot;&quot;;IF([input.X48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8]=&quot;&quot;;[input.AF48]=&quot;&quot;);&quot;&quot;;&quot;$&quot;&amp;[input.AD48]&amp;IF([input.AF48]=&quot;&quot;;&quot;&quot;;&quot;^&quot;&amp;[input.AF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8]=&quot;&quot;;[.Z46]=0);&quot;&quot;;IF([input.AE4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8]=&quot;&quot;;[input.AM48]=&quot;&quot;);&quot;&quot;;&quot;$&quot;&amp;[input.AK48]&amp;IF([input.AM48]=&quot;&quot;;&quot;&quot;;&quot;^&quot;&amp;[input.AM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8]=&quot;&quot;;[.AG46]=0);&quot;&quot;;IF([input.AL4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9]" office:value-type="date" office:date-value="2021-01-25" calcext:value-type="date">
            <text:p>25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9]=&quot;&quot;;[input.J49]=&quot;&quot;);&quot;&quot;;&quot;$&quot;&amp;[input.H49]&amp;IF([input.J49]=&quot;&quot;;&quot;&quot;;&quot;^&quot;&amp;[input.J4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9]=&quot;&quot;;[.D47]=0);&quot;&quot;;IF([input.I4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9]=&quot;&quot;;[input.Y49]=&quot;&quot;);&quot;&quot;;&quot;$&quot;&amp;[input.W49]&amp;IF([input.Y49]=&quot;&quot;;&quot;&quot;;&quot;^&quot;&amp;[input.Y4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9]=&quot;&quot;;[.S47]=0);&quot;&quot;;IF([input.X4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9]=&quot;&quot;;[input.AF49]=&quot;&quot;);&quot;&quot;;&quot;$&quot;&amp;[input.AD49]&amp;IF([input.AF49]=&quot;&quot;;&quot;&quot;;&quot;^&quot;&amp;[input.AF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9]=&quot;&quot;;[.Z47]=0);&quot;&quot;;IF([input.AE4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9]=&quot;&quot;;[input.AM49]=&quot;&quot;);&quot;&quot;;&quot;$&quot;&amp;[input.AK49]&amp;IF([input.AM49]=&quot;&quot;;&quot;&quot;;&quot;^&quot;&amp;[input.AM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9]=&quot;&quot;;[.AG47]=0);&quot;&quot;;IF([input.AL4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0]" office:value-type="date" office:date-value="2021-02-01" calcext:value-type="date">
            <text:p>01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0]=&quot;&quot;;[input.J50]=&quot;&quot;);&quot;&quot;;&quot;$&quot;&amp;[input.H50]&amp;IF([input.J50]=&quot;&quot;;&quot;&quot;;&quot;^&quot;&amp;[input.J5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0]=&quot;&quot;;[.D48]=0);&quot;&quot;;IF([input.I5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0]=&quot;&quot;;[input.Y50]=&quot;&quot;);&quot;&quot;;&quot;$&quot;&amp;[input.W50]&amp;IF([input.Y50]=&quot;&quot;;&quot;&quot;;&quot;^&quot;&amp;[input.Y5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0]=&quot;&quot;;[.S48]=0);&quot;&quot;;IF([input.X5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0]=&quot;&quot;;[input.AF50]=&quot;&quot;);&quot;&quot;;&quot;$&quot;&amp;[input.AD50]&amp;IF([input.AF50]=&quot;&quot;;&quot;&quot;;&quot;^&quot;&amp;[input.AF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0]=&quot;&quot;;[.Z48]=0);&quot;&quot;;IF([input.AE5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0]=&quot;&quot;;[input.AM50]=&quot;&quot;);&quot;&quot;;&quot;$&quot;&amp;[input.AK50]&amp;IF([input.AM50]=&quot;&quot;;&quot;&quot;;&quot;^&quot;&amp;[input.AM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0]=&quot;&quot;;[.AG48]=0);&quot;&quot;;IF([input.AL5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1]" office:value-type="date" office:date-value="2021-02-08" calcext:value-type="date">
            <text:p>08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1]=&quot;&quot;;[input.J51]=&quot;&quot;);&quot;&quot;;&quot;$&quot;&amp;[input.H51]&amp;IF([input.J51]=&quot;&quot;;&quot;&quot;;&quot;^&quot;&amp;[input.J5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1]=&quot;&quot;;[.D49]=0);&quot;&quot;;IF([input.I5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1]=&quot;&quot;;[input.Y51]=&quot;&quot;);&quot;&quot;;&quot;$&quot;&amp;[input.W51]&amp;IF([input.Y51]=&quot;&quot;;&quot;&quot;;&quot;^&quot;&amp;[input.Y5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1]=&quot;&quot;;[.S49]=0);&quot;&quot;;IF([input.X5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1]=&quot;&quot;;[input.AF51]=&quot;&quot;);&quot;&quot;;&quot;$&quot;&amp;[input.AD51]&amp;IF([input.AF51]=&quot;&quot;;&quot;&quot;;&quot;^&quot;&amp;[input.AF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1]=&quot;&quot;;[.Z49]=0);&quot;&quot;;IF([input.AE5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1]=&quot;&quot;;[input.AM51]=&quot;&quot;);&quot;&quot;;&quot;$&quot;&amp;[input.AK51]&amp;IF([input.AM51]=&quot;&quot;;&quot;&quot;;&quot;^&quot;&amp;[input.AM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1]=&quot;&quot;;[.AG49]=0);&quot;&quot;;IF([input.AL5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2]" office:value-type="date" office:date-value="2021-02-15" calcext:value-type="date">
            <text:p>15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2]=&quot;&quot;;[input.J52]=&quot;&quot;);&quot;&quot;;&quot;$&quot;&amp;[input.H52]&amp;IF([input.J52]=&quot;&quot;;&quot;&quot;;&quot;^&quot;&amp;[input.J5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2]=&quot;&quot;;[.D50]=0);&quot;&quot;;IF([input.I5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2]=&quot;&quot;;[input.Y52]=&quot;&quot;);&quot;&quot;;&quot;$&quot;&amp;[input.W52]&amp;IF([input.Y52]=&quot;&quot;;&quot;&quot;;&quot;^&quot;&amp;[input.Y5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2]=&quot;&quot;;[.S50]=0);&quot;&quot;;IF([input.X5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2]=&quot;&quot;;[input.AF52]=&quot;&quot;);&quot;&quot;;&quot;$&quot;&amp;[input.AD52]&amp;IF([input.AF52]=&quot;&quot;;&quot;&quot;;&quot;^&quot;&amp;[input.AF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2]=&quot;&quot;;[.Z50]=0);&quot;&quot;;IF([input.AE5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2]=&quot;&quot;;[input.AM52]=&quot;&quot;);&quot;&quot;;&quot;$&quot;&amp;[input.AK52]&amp;IF([input.AM52]=&quot;&quot;;&quot;&quot;;&quot;^&quot;&amp;[input.AM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2]=&quot;&quot;;[.AG50]=0);&quot;&quot;;IF([input.AL52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3]" office:value-type="date" office:date-value="2021-02-22" calcext:value-type="date">
            <text:p>22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3]=&quot;&quot;;[input.J53]=&quot;&quot;);&quot;&quot;;&quot;$&quot;&amp;[input.H53]&amp;IF([input.J53]=&quot;&quot;;&quot;&quot;;&quot;^&quot;&amp;[input.J5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3]=&quot;&quot;;[.D51]=0);&quot;&quot;;IF([input.I5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3]=&quot;&quot;;[input.Y53]=&quot;&quot;);&quot;&quot;;&quot;$&quot;&amp;[input.W53]&amp;IF([input.Y53]=&quot;&quot;;&quot;&quot;;&quot;^&quot;&amp;[input.Y5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3]=&quot;&quot;;[.S51]=0);&quot;&quot;;IF([input.X5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3]=&quot;&quot;;[input.AF53]=&quot;&quot;);&quot;&quot;;&quot;$&quot;&amp;[input.AD53]&amp;IF([input.AF53]=&quot;&quot;;&quot;&quot;;&quot;^&quot;&amp;[input.AF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3]=&quot;&quot;;[.Z51]=0);&quot;&quot;;IF([input.AE5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3]=&quot;&quot;;[input.AM53]=&quot;&quot;);&quot;&quot;;&quot;$&quot;&amp;[input.AK53]&amp;IF([input.AM53]=&quot;&quot;;&quot;&quot;;&quot;^&quot;&amp;[input.AM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3]=&quot;&quot;;[.AG51]=0);&quot;&quot;;IF([input.AL53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4]" office:value-type="date" office:date-value="2021-03-01" calcext:value-type="date">
            <text:p>01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4]=&quot;&quot;;[input.J54]=&quot;&quot;);&quot;&quot;;&quot;$&quot;&amp;[input.H54]&amp;IF([input.J54]=&quot;&quot;;&quot;&quot;;&quot;^&quot;&amp;[input.J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4]=&quot;&quot;;[.D52]=0);&quot;&quot;;IF([input.I5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4]=&quot;&quot;;[input.Y54]=&quot;&quot;);&quot;&quot;;&quot;$&quot;&amp;[input.W54]&amp;IF([input.Y54]=&quot;&quot;;&quot;&quot;;&quot;^&quot;&amp;[input.Y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4]=&quot;&quot;;[.S52]=0);&quot;&quot;;IF([input.X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4]=&quot;&quot;;[input.AF54]=&quot;&quot;);&quot;&quot;;&quot;$&quot;&amp;[input.AD54]&amp;IF([input.AF54]=&quot;&quot;;&quot;&quot;;&quot;^&quot;&amp;[input.AF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4]=&quot;&quot;;[.Z52]=0);&quot;&quot;;IF([input.AE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4]=&quot;&quot;;[input.AM54]=&quot;&quot;);&quot;&quot;;&quot;$&quot;&amp;[input.AK54]&amp;IF([input.AM54]=&quot;&quot;;&quot;&quot;;&quot;^&quot;&amp;[input.AM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4]=&quot;&quot;;[.AG52]=0);&quot;&quot;;IF([input.AL54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5]" office:value-type="date" office:date-value="2021-03-08" calcext:value-type="date">
            <text:p>08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5]=&quot;&quot;;[input.J55]=&quot;&quot;);&quot;&quot;;&quot;$&quot;&amp;[input.H55]&amp;IF([input.J55]=&quot;&quot;;&quot;&quot;;&quot;^&quot;&amp;[input.J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5]=&quot;&quot;;[.D53]=0);&quot;&quot;;IF([input.I5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5]=&quot;&quot;;[input.Y55]=&quot;&quot;);&quot;&quot;;&quot;$&quot;&amp;[input.W55]&amp;IF([input.Y55]=&quot;&quot;;&quot;&quot;;&quot;^&quot;&amp;[input.Y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5]=&quot;&quot;;[.S53]=0);&quot;&quot;;IF([input.X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5]=&quot;&quot;;[input.AF55]=&quot;&quot;);&quot;&quot;;&quot;$&quot;&amp;[input.AD55]&amp;IF([input.AF55]=&quot;&quot;;&quot;&quot;;&quot;^&quot;&amp;[input.AF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5]=&quot;&quot;;[.Z53]=0);&quot;&quot;;IF([input.AE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5]=&quot;&quot;;[input.AM55]=&quot;&quot;);&quot;&quot;;&quot;$&quot;&amp;[input.AK55]&amp;IF([input.AM55]=&quot;&quot;;&quot;&quot;;&quot;^&quot;&amp;[input.AM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5]=&quot;&quot;;[.AG53]=0);&quot;&quot;;IF([input.AL5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6]" office:value-type="date" office:date-value="2021-03-15" calcext:value-type="date">
            <text:p>15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6]=&quot;&quot;;[input.J56]=&quot;&quot;);&quot;&quot;;&quot;$&quot;&amp;[input.H56]&amp;IF([input.J56]=&quot;&quot;;&quot;&quot;;&quot;^&quot;&amp;[input.J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6]=&quot;&quot;;[.D54]=0);&quot;&quot;;IF([input.I5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6]=&quot;&quot;;[input.Y56]=&quot;&quot;);&quot;&quot;;&quot;$&quot;&amp;[input.W56]&amp;IF([input.Y56]=&quot;&quot;;&quot;&quot;;&quot;^&quot;&amp;[input.Y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6]=&quot;&quot;;[.S54]=0);&quot;&quot;;IF([input.X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6]=&quot;&quot;;[input.AF56]=&quot;&quot;);&quot;&quot;;&quot;$&quot;&amp;[input.AD56]&amp;IF([input.AF56]=&quot;&quot;;&quot;&quot;;&quot;^&quot;&amp;[input.AF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6]=&quot;&quot;;[.Z54]=0);&quot;&quot;;IF([input.AE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6]=&quot;&quot;;[input.AM56]=&quot;&quot;);&quot;&quot;;&quot;$&quot;&amp;[input.AK56]&amp;IF([input.AM56]=&quot;&quot;;&quot;&quot;;&quot;^&quot;&amp;[input.AM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6]=&quot;&quot;;[.AG54]=0);&quot;&quot;;IF([input.AL5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7]" office:value-type="date" office:date-value="2021-03-22" calcext:value-type="date">
            <text:p>22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7]=&quot;&quot;;[input.J57]=&quot;&quot;);&quot;&quot;;&quot;$&quot;&amp;[input.H57]&amp;IF([input.J57]=&quot;&quot;;&quot;&quot;;&quot;^&quot;&amp;[input.J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7]=&quot;&quot;;[.D55]=0);&quot;&quot;;IF([input.I5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7]=&quot;&quot;;[input.Y57]=&quot;&quot;);&quot;&quot;;&quot;$&quot;&amp;[input.W57]&amp;IF([input.Y57]=&quot;&quot;;&quot;&quot;;&quot;^&quot;&amp;[input.Y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7]=&quot;&quot;;[.S55]=0);&quot;&quot;;IF([input.X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7]=&quot;&quot;;[input.AF57]=&quot;&quot;);&quot;&quot;;&quot;$&quot;&amp;[input.AD57]&amp;IF([input.AF57]=&quot;&quot;;&quot;&quot;;&quot;^&quot;&amp;[input.AF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7]=&quot;&quot;;[.Z55]=0);&quot;&quot;;IF([input.AE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7]=&quot;&quot;;[input.AM57]=&quot;&quot;);&quot;&quot;;&quot;$&quot;&amp;[input.AK57]&amp;IF([input.AM57]=&quot;&quot;;&quot;&quot;;&quot;^&quot;&amp;[input.AM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7]=&quot;&quot;;[.AG55]=0);&quot;&quot;;IF([input.AL5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8]" office:value-type="date" office:date-value="2021-03-29" calcext:value-type="date">
            <text:p>29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8]=&quot;&quot;;[input.J58]=&quot;&quot;);&quot;&quot;;&quot;$&quot;&amp;[input.H58]&amp;IF([input.J58]=&quot;&quot;;&quot;&quot;;&quot;^&quot;&amp;[input.J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8]=&quot;&quot;;[.D56]=0);&quot;&quot;;IF([input.I5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8]=&quot;&quot;;[input.Y58]=&quot;&quot;);&quot;&quot;;&quot;$&quot;&amp;[input.W58]&amp;IF([input.Y58]=&quot;&quot;;&quot;&quot;;&quot;^&quot;&amp;[input.Y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8]=&quot;&quot;;[.S56]=0);&quot;&quot;;IF([input.X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8]=&quot;&quot;;[input.AF58]=&quot;&quot;);&quot;&quot;;&quot;$&quot;&amp;[input.AD58]&amp;IF([input.AF58]=&quot;&quot;;&quot;&quot;;&quot;^&quot;&amp;[input.AF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8]=&quot;&quot;;[.Z56]=0);&quot;&quot;;IF([input.AE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8]=&quot;&quot;;[input.AM58]=&quot;&quot;);&quot;&quot;;&quot;$&quot;&amp;[input.AK58]&amp;IF([input.AM58]=&quot;&quot;;&quot;&quot;;&quot;^&quot;&amp;[input.AM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8]=&quot;&quot;;[.AG56]=0);&quot;&quot;;IF([input.AL5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9]" office:value-type="date" office:date-value="2021-04-05" calcext:value-type="date">
            <text:p>05-Ap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9]=&quot;&quot;;[input.J59]=&quot;&quot;);&quot;&quot;;&quot;$&quot;&amp;[input.H59]&amp;IF([input.J59]=&quot;&quot;;&quot;&quot;;&quot;^&quot;&amp;[input.J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9]=&quot;&quot;;[.D57]=0);&quot;&quot;;IF([input.I5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9]=&quot;&quot;;[input.Y59]=&quot;&quot;);&quot;&quot;;&quot;$&quot;&amp;[input.W59]&amp;IF([input.Y59]=&quot;&quot;;&quot;&quot;;&quot;^&quot;&amp;[input.Y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9]=&quot;&quot;;[.S57]=0);&quot;&quot;;IF([input.X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9]=&quot;&quot;;[input.AF59]=&quot;&quot;);&quot;&quot;;&quot;$&quot;&amp;[input.AD59]&amp;IF([input.AF59]=&quot;&quot;;&quot;&quot;;&quot;^&quot;&amp;[input.AF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9]=&quot;&quot;;[.Z57]=0);&quot;&quot;;IF([input.AE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9]=&quot;&quot;;[input.AM59]=&quot;&quot;);&quot;&quot;;&quot;$&quot;&amp;[input.AK59]&amp;IF([input.AM59]=&quot;&quot;;&quot;&quot;;&quot;^&quot;&amp;[input.AM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9]=&quot;&quot;;[.AG57]=0);&quot;&quot;;IF([input.AL5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office:value-type="string" calcext:value-type="string">
            <text:p>\end{tabular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/>
          <table:table-cell table:style-name="ce1" table:number-columns-repeated="35"/>
        </table:table-row>
        <table:table-row table:style-name="ro1" table:number-rows-repeated="104851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table obs.tex" table:style-name="ta2">
        <table:table-column table:style-name="co35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COUNTIF([work.H2:.H60];&quot;&gt;0&quot;)" office:value-type="float" office:value="35" calcext:value-type="float">
            <text:p>35</text:p>
          </table:table-cell>
          <table:table-cell table:formula="of:=COUNTIF([work.I2:.I60];&quot;&gt;0&quot;)" office:value-type="float" office:value="4" calcext:value-type="float">
            <text:p>4</text:p>
          </table:table-cell>
          <table:table-cell table:formula="of:=COUNTIF([work.J2:.J60];&quot;&gt;0&quot;)" office:value-type="float" office:value="24" calcext:value-type="float">
            <text:p>24</text:p>
          </table:table-cell>
          <table:table-cell table:formula="of:=COUNTIF([work.K2:.K60];&quot;&gt;0&quot;)" office:value-type="float" office:value="19" calcext:value-type="float">
            <text:p>19</text:p>
          </table:table-cell>
          <table:table-cell table:formula="of:=COUNTIF([work.L2:.L60];&quot;&gt;0&quot;)" office:value-type="float" office:value="7" calcext:value-type="float">
            <text:p>7</text:p>
          </table:table-cell>
          <table:table-cell table:formula="of:=COUNTIF([work.M2:.M60];&quot;&gt;0&quot;)" office:value-type="float" office:value="5" calcext:value-type="float">
            <text:p>5</text:p>
          </table:table-cell>
          <table:table-cell table:formula="of:=COUNTIF([work.N2:.N60];&quot;&gt;0&quot;)" office:value-type="float" office:value="13" calcext:value-type="float">
            <text:p>13</text:p>
          </table:table-cell>
          <table:table-cell table:formula="of:=COUNTIF([work.O2:.O60];&quot;&gt;0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COUNT([work.H2:.H60])" office:value-type="float" office:value="41" calcext:value-type="float">
            <text:p>41</text:p>
          </table:table-cell>
          <table:table-cell table:formula="of:=[.C3]-[.D3]" office:value-type="float" office:value="31" calcext:value-type="float">
            <text:p>31</text:p>
          </table:table-cell>
          <table:table-cell table:formula="of:=COUNT([work.J2:.J60])" office:value-type="float" office:value="40" calcext:value-type="float">
            <text:p>40</text:p>
          </table:table-cell>
          <table:table-cell table:formula="of:=[.E3]-[.F3]" office:value-type="float" office:value="5" calcext:value-type="float">
            <text:p>5</text:p>
          </table:table-cell>
          <table:table-cell table:formula="of:=COUNT([work.L2:.L60])" office:value-type="float" office:value="34" calcext:value-type="float">
            <text:p>34</text:p>
          </table:table-cell>
          <table:table-cell table:formula="of:=[.G3]-[.H3]" office:value-type="float" office:value="2" calcext:value-type="float">
            <text:p>2</text:p>
          </table:table-cell>
          <table:table-cell table:formula="of:=COUNT([work.N2:.N60])" office:value-type="float" office:value="39" calcext:value-type="float">
            <text:p>39</text:p>
          </table:table-cell>
          <table:table-cell table:formula="of:=[.I3]-[.J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$input.H64]=&quot;&quot;;&quot;&quot;;[$input.H64])">
            <text:p/>
          </table:table-cell>
          <table:table-cell table:formula="of:=IF([$input.I64]=&quot;&quot;;&quot;&quot;;[$input.I64])">
            <text:p/>
          </table:table-cell>
          <table:table-cell table:formula="of:=IF([$input.W64]=&quot;&quot;;&quot;&quot;;[$input.W64])">
            <text:p/>
          </table:table-cell>
          <table:table-cell table:formula="of:=IF([$input.X64]=&quot;&quot;;&quot;&quot;;[$input.X64])">
            <text:p/>
          </table:table-cell>
          <table:table-cell table:formula="of:=IF([$input.AD64]=&quot;&quot;;&quot;&quot;;[$input.AD64])">
            <text:p/>
          </table:table-cell>
          <table:table-cell table:formula="of:=IF([$input.AE64]=&quot;&quot;;&quot;&quot;;[$input.AE64])">
            <text:p/>
          </table:table-cell>
          <table:table-cell table:formula="of:=IF([$input.AK64]=&quot;&quot;;&quot;&quot;;[$input.AK64])">
            <text:p/>
          </table:table-cell>
          <table:table-cell table:formula="of:=IF([$input.AL64]=&quot;&quot;;&quot;&quot;;[$input.AL64])">
            <text:p/>
          </table:table-cell>
        </table:table-row>
        <table:table-row table:style-name="ro1">
          <table:table-cell table:number-columns-repeated="5"/>
          <table:table-cell office:value-type="string" calcext:value-type="string">
            <text:p>Table</text:p>
          </table:table-cell>
          <table:table-cell table:number-columns-repeated="3"/>
          <table:table-cell table:formula="of:=IF([$input.AL65]=&quot;&quot;;&quot;&quot;;[$input.AL65])">
            <text:p/>
          </table:table-cell>
        </table:table-row>
        <table:table-row table:style-name="ro1">
          <table:table-cell/>
          <table:table-cell office:value-type="string" calcext:value-type="string">
            <text:p>Observaions &amp;</text:p>
          </table:table-cell>
          <table:table-cell table:formula="of:=&quot;$&quot;&amp;[.C4]&amp;&quot;$&amp;&quot;" office:value-type="string" office:string-value="$41$&amp;" calcext:value-type="string">
            <text:p>$41$&amp;</text:p>
          </table:table-cell>
          <table:table-cell table:formula="of:=IF([$input.I66]=&quot;&quot;;&quot;&quot;;[$input.I66])">
            <text:p/>
          </table:table-cell>
          <table:table-cell table:formula="of:=&quot;$&quot;&amp;[.E4]&amp;&quot;$&amp;&quot;" office:value-type="string" office:string-value="$40$&amp;" calcext:value-type="string">
            <text:p>$40$&amp;</text:p>
          </table:table-cell>
          <table:table-cell table:formula="of:=IF([$input.X66]=&quot;&quot;;&quot;&quot;;[$input.X66])">
            <text:p/>
          </table:table-cell>
          <table:table-cell table:formula="of:=&quot;$&quot;&amp;[.G4]&amp;&quot;$&amp;&quot;" office:value-type="string" office:string-value="$34$&amp;" calcext:value-type="string">
            <text:p>$34$&amp;</text:p>
          </table:table-cell>
          <table:table-cell table:formula="of:=IF([$input.AE66]=&quot;&quot;;&quot;&quot;;[$input.AE66])">
            <text:p/>
          </table:table-cell>
          <table:table-cell table:formula="of:=&quot;$&quot;&amp;[.I4]&amp;&quot;$\\&quot;" office:value-type="string" office:string-value="$39$\\" calcext:value-type="string">
            <text:p>$39$\\</text:p>
          </table:table-cell>
          <table:table-cell table:formula="of:=IF([$input.AL66]=&quot;&quot;;&quot;&quot;;[$input.AL66])">
            <text:p/>
          </table:table-cell>
        </table:table-row>
        <table:table-row table:style-name="ro1">
          <table:table-cell/>
          <table:table-cell office:value-type="string" calcext:value-type="string">
            <text:p>Opened &amp;</text:p>
          </table:table-cell>
          <table:table-cell table:formula="of:=&quot;$&quot;&amp;[.C3]&amp;&quot;$&amp;&quot;" office:value-type="string" office:string-value="$35$&amp;" calcext:value-type="string">
            <text:p>$35$&amp;</text:p>
          </table:table-cell>
          <table:table-cell table:formula="of:=IF([$input.I65]=&quot;&quot;;&quot;&quot;;[$input.I65])">
            <text:p/>
          </table:table-cell>
          <table:table-cell table:formula="of:=&quot;$&quot;&amp;[.E3]&amp;&quot;$&amp;&quot;" office:value-type="string" office:string-value="$24$&amp;" calcext:value-type="string">
            <text:p>$24$&amp;</text:p>
          </table:table-cell>
          <table:table-cell table:formula="of:=IF([$input.X65]=&quot;&quot;;&quot;&quot;;[$input.X65])">
            <text:p/>
          </table:table-cell>
          <table:table-cell table:formula="of:=&quot;$&quot;&amp;[.G3]&amp;&quot;$&amp;&quot;" office:value-type="string" office:string-value="$7$&amp;" calcext:value-type="string">
            <text:p>$7$&amp;</text:p>
          </table:table-cell>
          <table:table-cell table:formula="of:=IF([$input.AE65]=&quot;&quot;;&quot;&quot;;[$input.AE65])">
            <text:p/>
          </table:table-cell>
          <table:table-cell table:formula="of:=&quot;$&quot;&amp;[.I3]&amp;&quot;$\\&quot;" office:value-type="string" office:string-value="$13$\\" calcext:value-type="string">
            <text:p>$13$\\</text:p>
          </table:table-cell>
          <table:table-cell table:formula="of:=IF([$input.AL67]=&quot;&quot;;&quot;&quot;;[$input.AL67])">
            <text:p/>
          </table:table-cell>
        </table:table-row>
        <table:table-row table:style-name="ro1">
          <table:table-cell/>
          <table:table-cell office:value-type="string" calcext:value-type="string">
            <text:p>\dots with masks &amp;</text:p>
          </table:table-cell>
          <table:table-cell table:formula="of:=IF([$input.H68]=&quot;&quot;;&quot;&quot;;[$input.H68])">
            <text:p/>
          </table:table-cell>
          <table:table-cell table:formula="of:=&quot;$&quot;&amp;[.D3]&amp;&quot;$&amp;&quot;" office:value-type="string" office:string-value="$4$&amp;" calcext:value-type="string">
            <text:p>$4$&amp;</text:p>
          </table:table-cell>
          <table:table-cell table:formula="of:=IF([$input.W68]=&quot;&quot;;&quot;&quot;;[$input.W68])">
            <text:p/>
          </table:table-cell>
          <table:table-cell table:formula="of:=&quot;$&quot;&amp;[.F3]&amp;&quot;$&amp;&quot;" office:value-type="string" office:string-value="$19$&amp;" calcext:value-type="string">
            <text:p>$19$&amp;</text:p>
          </table:table-cell>
          <table:table-cell table:formula="of:=IF([$input.AD68]=&quot;&quot;;&quot;&quot;;[$input.AD68])">
            <text:p/>
          </table:table-cell>
          <table:table-cell table:formula="of:=&quot;$&quot;&amp;[.H3]&amp;&quot;$&amp;&quot;" office:value-type="string" office:string-value="$5$&amp;" calcext:value-type="string">
            <text:p>$5$&amp;</text:p>
          </table:table-cell>
          <table:table-cell table:formula="of:=IF([$input.AK68]=&quot;&quot;;&quot;&quot;;[$input.AK68])">
            <text:p/>
          </table:table-cell>
          <table:table-cell table:formula="of:=&quot;$&quot;&amp;[.J3]&amp;&quot;$\\&quot;" office:value-type="string" office:string-value="$11$\\" calcext:value-type="string">
            <text:p>$11$\\</text:p>
          </table:table-cell>
        </table:table-row>
        <table:table-row table:style-name="ro1">
          <table:table-cell/>
          <table:table-cell office:value-type="string" calcext:value-type="string">
            <text:p>\dots without masks &amp;</text:p>
          </table:table-cell>
          <table:table-cell table:formula="of:=IF([$input.H69]=&quot;&quot;;&quot;&quot;;[$input.H69])">
            <text:p/>
          </table:table-cell>
          <table:table-cell table:formula="of:=&quot;$&quot;&amp;[.D4]&amp;&quot;$&amp;&quot;" office:value-type="string" office:string-value="$31$&amp;" calcext:value-type="string">
            <text:p>$31$&amp;</text:p>
          </table:table-cell>
          <table:table-cell table:formula="of:=IF([$input.W69]=&quot;&quot;;&quot;&quot;;[$input.W69])">
            <text:p/>
          </table:table-cell>
          <table:table-cell table:formula="of:=&quot;$&quot;&amp;[.F4]&amp;&quot;$&amp;&quot;" office:value-type="string" office:string-value="$5$&amp;" calcext:value-type="string">
            <text:p>$5$&amp;</text:p>
          </table:table-cell>
          <table:table-cell table:formula="of:=IF([$input.AD69]=&quot;&quot;;&quot;&quot;;[$input.AD69])">
            <text:p/>
          </table:table-cell>
          <table:table-cell table:formula="of:=&quot;$&quot;&amp;[.H4]&amp;&quot;$&amp;&quot;" office:value-type="string" office:string-value="$2$&amp;" calcext:value-type="string">
            <text:p>$2$&amp;</text:p>
          </table:table-cell>
          <table:table-cell table:formula="of:=IF([$input.AK69]=&quot;&quot;;&quot;&quot;;[$input.AK69])">
            <text:p/>
          </table:table-cell>
          <table:table-cell table:formula="of:=&quot;$&quot;&amp;[.J4]&amp;&quot;$\\&quot;" office:value-type="string" office:string-value="$2$\\" calcext:value-type="string">
            <text:p>$2$\\</text:p>
          </table:table-cell>
        </table:table-row>
      </table:table>
      <table:table table:name="Table prediction.tex" table:style-name="ta2">
        <table:table-column table:style-name="co35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office:value-type="float" office:value="0.29" calcext:value-type="float">
            <text:p>0.29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 coef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formula="of:=[$work.U60]" office:value-type="float" office:value="23214.0244464915" calcext:value-type="float">
            <text:p>23214.0244464915</text:p>
          </table:table-cell>
          <table:table-cell table:formula="of:=[.D9]" office:value-type="float" office:value="23214.0244464915" calcext:value-type="float">
            <text:p>23214.0244464915</text:p>
          </table:table-cell>
          <table:table-cell table:formula="of:=[.E9]" office:value-type="float" office:value="23214.0244464915" calcext:value-type="float">
            <text:p>23214.0244464915</text:p>
          </table:table-cell>
          <table:table-cell table:formula="of:=[.F9]" office:value-type="float" office:value="23214.0244464915" calcext:value-type="float">
            <text:p>23214.02444649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work.AH60]" office:value-type="float" office:value="981.298609318557" calcext:value-type="float">
            <text:p>981.298609318557</text:p>
          </table:table-cell>
          <table:table-cell table:formula="of:=[work.AI60]" office:value-type="float" office:value="1721.40261095949" calcext:value-type="float">
            <text:p>1721.40261095949</text:p>
          </table:table-cell>
          <table:table-cell table:formula="of:=[work.AJ60]" office:value-type="float" office:value="1837.04386121588" calcext:value-type="float">
            <text:p>1837.04386121588</text:p>
          </table:table-cell>
          <table:table-cell table:formula="of:=[work.AK60]" office:value-type="float" office:value="1681.75418230015" calcext:value-type="float">
            <text:p>1681.7541823001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 x sqrt(I</text:p>
          </table:table-cell>
          <table:table-cell table:formula="of:=[.D8]*SQRT([.D9])" office:value-type="float" office:value="172.168486709168" calcext:value-type="float">
            <text:p>172.168486709168</text:p>
          </table:table-cell>
          <table:table-cell table:formula="of:=[.E8]*SQRT([.E9])" office:value-type="float" office:value="275.774301719995" calcext:value-type="float">
            <text:p>275.774301719995</text:p>
          </table:table-cell>
          <table:table-cell table:formula="of:=[.F8]*SQRT([.F9])" office:value-type="float" office:value="294.057680839552" calcext:value-type="float">
            <text:p>294.057680839552</text:p>
          </table:table-cell>
          <table:table-cell table:formula="of:=[.G8]*SQRT([.G9])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9]*[.D4]" office:value-type="float" office:value="348.210366697372" calcext:value-type="float">
            <text:p>348.210366697372</text:p>
          </table:table-cell>
          <table:table-cell table:formula="of:=[.E9]*[.E4]" office:value-type="float" office:value="603.564635608778" calcext:value-type="float">
            <text:p>603.564635608778</text:p>
          </table:table-cell>
          <table:table-cell table:formula="of:=[.F9]*[.F4]" office:value-type="float" office:value="719.634757841235" calcext:value-type="float">
            <text:p>719.634757841235</text:p>
          </table:table-cell>
          <table:table-cell table:formula="of:=[.G9]*[.G4]" office:value-type="float" office:value="649.992684501761" calcext:value-type="float">
            <text:p>649.992684501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17]+[.D16]" office:value-type="float" office:value="520.37885340654" calcext:value-type="float">
            <text:p>520.37885340654</text:p>
          </table:table-cell>
          <table:table-cell table:formula="of:=[.E17]+[.E16]" office:value-type="float" office:value="879.338937328773" calcext:value-type="float">
            <text:p>879.338937328773</text:p>
          </table:table-cell>
          <table:table-cell table:formula="of:=[.F17]+[.F16]" office:value-type="float" office:value="1013.69243868079" calcext:value-type="float">
            <text:p>1013.69243868079</text:p>
          </table:table-cell>
          <table:table-cell table:formula="of:=[.G17]+[.G16]" office:value-type="float" office:value="902.912762322308" calcext:value-type="float">
            <text:p>902.912762322308</text:p>
          </table:table-cell>
          <table:table-cell table:formula="of:=SQRT(SUM([.D19:.G19]))" office:value-type="float" office:value="1699.07472889756" calcext:value-type="float">
            <text:p>1699.07472889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18]*[.D18]" office:value-type="float" office:value="270794.151072705" calcext:value-type="float">
            <text:p>270794.151072705</text:p>
          </table:table-cell>
          <table:table-cell table:formula="of:=[.E18]*[.E18]" office:value-type="float" office:value="773236.966702495" calcext:value-type="float">
            <text:p>773236.966702495</text:p>
          </table:table-cell>
          <table:table-cell table:formula="of:=[.F18]*[.F18]" office:value-type="float" office:value="1027572.3602386" calcext:value-type="float">
            <text:p>1027572.3602386</text:p>
          </table:table-cell>
          <table:table-cell table:formula="of:=[.G18]*[.G18]" office:value-type="float" office:value="815251.456364501" calcext:value-type="float">
            <text:p>815251.4563645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4]*[.D9]" office:value-type="float" office:value="348.210366697372" calcext:value-type="float">
            <text:p>348.210366697372</text:p>
          </table:table-cell>
          <table:table-cell table:formula="of:=[.E4]*[.E9]" office:value-type="float" office:value="603.564635608778" calcext:value-type="float">
            <text:p>603.564635608778</text:p>
          </table:table-cell>
          <table:table-cell table:formula="of:=[.F4]*[.F9]" office:value-type="float" office:value="719.634757841235" calcext:value-type="float">
            <text:p>719.634757841235</text:p>
          </table:table-cell>
          <table:table-cell table:formula="of:=[.G4]*[.G9]" office:value-type="float" office:value="649.992684501761" calcext:value-type="float">
            <text:p>649.992684501761</text:p>
          </table:table-cell>
          <table:table-cell table:formula="of:=SUM([.D20:.G20])" office:value-type="float" office:value="2321.40244464915" calcext:value-type="float">
            <text:p>2321.4024446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[.D20]-[.D18]*1.96" office:value-type="float" office:value="-671.732185979446" calcext:value-type="float">
            <text:p>-671.732185979446</text:p>
          </table:table-cell>
          <table:table-cell table:formula="of:=[.E20]-[.E18]*1.96" office:value-type="float" office:value="-1119.93968155562" calcext:value-type="float">
            <text:p>-1119.93968155562</text:p>
          </table:table-cell>
          <table:table-cell table:formula="of:=[.F20]-[.F18]*1.96" office:value-type="float" office:value="-1267.20242197311" calcext:value-type="float">
            <text:p>-1267.20242197311</text:p>
          </table:table-cell>
          <table:table-cell table:formula="of:=[.G20]-[.G18]*1.96" office:value-type="float" office:value="-1119.71632964996" calcext:value-type="float">
            <text:p>-1119.71632964996</text:p>
          </table:table-cell>
          <table:table-cell table:formula="of:=[.H20]-[.$H$26]*1.96" office:value-type="float" office:value="869.463254583986" calcext:value-type="float">
            <text:p>869.463254583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table:formula="of:=[.D20]+[.D18]*1.96" office:value-type="float" office:value="1368.15291937419" calcext:value-type="float">
            <text:p>1368.15291937419</text:p>
          </table:table-cell>
          <table:table-cell table:formula="of:=[.E20]+[.E18]*1.96" office:value-type="float" office:value="2327.06895277317" calcext:value-type="float">
            <text:p>2327.06895277317</text:p>
          </table:table-cell>
          <table:table-cell table:formula="of:=[.F20]+[.F18]*1.96" office:value-type="float" office:value="2706.47193765558" calcext:value-type="float">
            <text:p>2706.47193765558</text:p>
          </table:table-cell>
          <table:table-cell table:formula="of:=[.G20]+[.G18]*1.96" office:value-type="float" office:value="2419.70169865349" calcext:value-type="float">
            <text:p>2419.70169865349</text:p>
          </table:table-cell>
          <table:table-cell table:formula="of:=[.H20]+[.$H$26]*1.96" office:value-type="float" office:value="3773.34163471431" calcext:value-type="float">
            <text:p>3773.34163471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10]*[.D7]" office:value-type="float" office:value="57.8966179497949" calcext:value-type="float">
            <text:p>57.8966179497949</text:p>
          </table:table-cell>
          <table:table-cell table:formula="of:=[.E10]*[.E7]" office:value-type="float" office:value="34.4280522191898" calcext:value-type="float">
            <text:p>34.4280522191898</text:p>
          </table:table-cell>
          <table:table-cell table:formula="of:=[.F10]*[.F7]" office:value-type="float" office:value="220.445263345906" calcext:value-type="float">
            <text:p>220.445263345906</text:p>
          </table:table-cell>
          <table:table-cell table:formula="of:=[.G10]*[.G7]" office:value-type="float" office:value="114.35928439641" calcext:value-type="float">
            <text:p>114.359284396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25]+[.D24]" office:value-type="float" office:value="230.065104658963" calcext:value-type="float">
            <text:p>230.065104658963</text:p>
          </table:table-cell>
          <table:table-cell table:formula="of:=[.E25]+[.E24]" office:value-type="float" office:value="310.202353939184" calcext:value-type="float">
            <text:p>310.202353939184</text:p>
          </table:table-cell>
          <table:table-cell table:formula="of:=[.F25]+[.F24]" office:value-type="float" office:value="514.502944185458" calcext:value-type="float">
            <text:p>514.502944185458</text:p>
          </table:table-cell>
          <table:table-cell table:formula="of:=[.G25]+[.G24]" office:value-type="float" office:value="367.279362216958" calcext:value-type="float">
            <text:p>367.279362216958</text:p>
          </table:table-cell>
          <table:table-cell table:formula="of:=SQRT(SUM([.D27:.G27]))" office:value-type="float" office:value="740.785301053653" calcext:value-type="float">
            <text:p>740.785301053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26]*[.D26]" office:value-type="float" office:value="52929.9523817395" calcext:value-type="float">
            <text:p>52929.9523817395</text:p>
          </table:table-cell>
          <table:table-cell table:formula="of:=[.E26]*[.E26]" office:value-type="float" office:value="96225.5003894111" calcext:value-type="float">
            <text:p>96225.5003894111</text:p>
          </table:table-cell>
          <table:table-cell table:formula="of:=[.F26]*[.F26]" office:value-type="float" office:value="264713.279575505" calcext:value-type="float">
            <text:p>264713.279575505</text:p>
          </table:table-cell>
          <table:table-cell table:formula="of:=[.G26]*[.G26]" office:value-type="float" office:value="134894.129910495" calcext:value-type="float">
            <text:p>134894.1299104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0]*[.D6]" office:value-type="float" office:value="284.576596702381" calcext:value-type="float">
            <text:p>284.576596702381</text:p>
          </table:table-cell>
          <table:table-cell table:formula="of:=[.E10]*[.E6]" office:value-type="float" office:value="1187.76780156205" calcext:value-type="float">
            <text:p>1187.76780156205</text:p>
          </table:table-cell>
          <table:table-cell table:formula="of:=[.F10]*[.F6]" office:value-type="float" office:value="496.001842528289" calcext:value-type="float">
            <text:p>496.001842528289</text:p>
          </table:table-cell>
          <table:table-cell table:formula="of:=[.G10]*[.G6]" office:value-type="float" office:value="824.059549327075" calcext:value-type="float">
            <text:p>824.059549327075</text:p>
          </table:table-cell>
          <table:table-cell table:formula="of:=ROUND([.G28]+[.F28]+[.E28]+[.D28])"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MAX(0;[.D28]-1.96*[.D26])" office:value-type="float" office:value="0" calcext:value-type="float">
            <text:p>0</text:p>
          </table:table-cell>
          <table:table-cell table:formula="of:=MAX(0;[.E28]-1.96*[.E26])" office:value-type="float" office:value="579.771187841246" calcext:value-type="float">
            <text:p>579.771187841246</text:p>
          </table:table-cell>
          <table:table-cell table:formula="of:=MAX(0;[.F28]-1.96*[.F26])" office:value-type="float" office:value="0" calcext:value-type="float">
            <text:p>0</text:p>
          </table:table-cell>
          <table:table-cell table:formula="of:=MAX(0;[.G28]-1.96*[.G26])" office:value-type="float" office:value="104.191999381837" calcext:value-type="float">
            <text:p>104.191999381837</text:p>
          </table:table-cell>
          <table:table-cell table:formula="of:=[.H28]-[.$H$26]*1.96" office:value-type="float" office:value="1340.06080993484" calcext:value-type="float">
            <text:p>1340.060809934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.96*[.D26]" office:value-type="float" office:value="735.504201833948" calcext:value-type="float">
            <text:p>735.504201833948</text:p>
          </table:table-cell>
          <table:table-cell table:formula="of:=[.E28]+1.96*[.E26]" office:value-type="float" office:value="1795.76441528285" calcext:value-type="float">
            <text:p>1795.76441528285</text:p>
          </table:table-cell>
          <table:table-cell table:formula="of:=[.F28]+1.96*[.F26]" office:value-type="float" office:value="1504.42761313179" calcext:value-type="float">
            <text:p>1504.42761313179</text:p>
          </table:table-cell>
          <table:table-cell table:formula="of:=[.G28]+1.96*[.G26]" office:value-type="float" office:value="1543.92709927231" calcext:value-type="float">
            <text:p>1543.92709927231</text:p>
          </table:table-cell>
          <table:table-cell table:formula="of:=[.H28]+[.$H$26]*1.96" office:value-type="float" office:value="4243.93919006516" calcext:value-type="float">
            <text:p>4243.939190065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an </text:p>
          </table:table-cell>
          <table:table-cell table:formula="of:=&quot;&amp; $&quot;&amp;ROUND([.D28])&amp;&quot;$&quot;" office:value-type="string" office:string-value="&amp; $285$" calcext:value-type="string">
            <text:p>&amp; $285$</text:p>
          </table:table-cell>
          <table:table-cell table:formula="of:=&quot;&amp; $&quot;&amp;ROUND([.E28])&amp;&quot;$&quot;" office:value-type="string" office:string-value="&amp; $1188$" calcext:value-type="string">
            <text:p>&amp; $1188$</text:p>
          </table:table-cell>
          <table:table-cell table:formula="of:=&quot;&amp; $&quot;&amp;ROUND([.F28])&amp;&quot;$&quot;" office:value-type="string" office:string-value="&amp; $496$" calcext:value-type="string">
            <text:p>&amp; $496$</text:p>
          </table:table-cell>
          <table:table-cell table:formula="of:=&quot;&amp; $&quot;&amp;ROUND([.G28])&amp;&quot;$&quot;" office:value-type="string" office:string-value="&amp; $824$" calcext:value-type="string">
            <text:p>&amp; $824$</text:p>
          </table:table-cell>
          <table:table-cell table:formula="of:=&quot;&amp; $&quot;&amp;ROUND([.H28])&amp;&quot;$&quot;" office:value-type="string" office:string-value="&amp; $2792$" calcext:value-type="string">
            <text:p>&amp; $2792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er 95</text:p>
          </table:table-cell>
          <table:table-cell table:formula="of:=&quot;&amp; $&quot;&amp;ROUND([.D29])&amp;&quot;$&quot;" office:value-type="string" office:string-value="&amp; $0$" calcext:value-type="string">
            <text:p>&amp; $0$</text:p>
          </table:table-cell>
          <table:table-cell table:formula="of:=&quot;&amp; $&quot;&amp;ROUND([.E29])&amp;&quot;$&quot;" office:value-type="string" office:string-value="&amp; $580$" calcext:value-type="string">
            <text:p>&amp; $580$</text:p>
          </table:table-cell>
          <table:table-cell table:formula="of:=&quot;&amp; $&quot;&amp;ROUND([.F29])&amp;&quot;$&quot;" office:value-type="string" office:string-value="&amp; $0$" calcext:value-type="string">
            <text:p>&amp; $0$</text:p>
          </table:table-cell>
          <table:table-cell table:formula="of:=&quot;&amp; $&quot;&amp;ROUND([.G29])&amp;&quot;$&quot;" office:value-type="string" office:string-value="&amp; $104$" calcext:value-type="string">
            <text:p>&amp; $104$</text:p>
          </table:table-cell>
          <table:table-cell table:formula="of:=&quot;&amp; $&quot;&amp;ROUND([.H29])&amp;&quot;$&quot;" office:value-type="string" office:string-value="&amp; $1340$" calcext:value-type="string">
            <text:p>&amp; $1340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per 95</text:p>
          </table:table-cell>
          <table:table-cell table:formula="of:=&quot;&amp; $&quot;&amp;ROUND([.D30])&amp;&quot;$&quot;" office:value-type="string" office:string-value="&amp; $736$" calcext:value-type="string">
            <text:p>&amp; $736$</text:p>
          </table:table-cell>
          <table:table-cell table:formula="of:=&quot;&amp; $&quot;&amp;ROUND([.E30])&amp;&quot;$&quot;" office:value-type="string" office:string-value="&amp; $1796$" calcext:value-type="string">
            <text:p>&amp; $1796$</text:p>
          </table:table-cell>
          <table:table-cell table:formula="of:=&quot;&amp; $&quot;&amp;ROUND([.F30])&amp;&quot;$&quot;" office:value-type="string" office:string-value="&amp; $1504$" calcext:value-type="string">
            <text:p>&amp; $1504$</text:p>
          </table:table-cell>
          <table:table-cell table:formula="of:=&quot;&amp; $&quot;&amp;ROUND([.G30])&amp;&quot;$&quot;" office:value-type="string" office:string-value="&amp; $1544$" calcext:value-type="string">
            <text:p>&amp; $1544$</text:p>
          </table:table-cell>
          <table:table-cell table:formula="of:=&quot;&amp; $&quot;&amp;ROUND([.H30])&amp;&quot;$&quot;" office:value-type="string" office:string-value="&amp; $4244$" calcext:value-type="string">
            <text:p>&amp; $4244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[$work.P61]" office:value-type="float" office:value="464" calcext:value-type="float">
            <text:p>464</text:p>
          </table:table-cell>
          <table:table-cell table:formula="of:=[$work.Q61]" office:value-type="float" office:value="1029" calcext:value-type="float">
            <text:p>1029</text:p>
          </table:table-cell>
          <table:table-cell table:formula="of:=[$work.R61]" office:value-type="float" office:value="806" calcext:value-type="float">
            <text:p>806</text:p>
          </table:table-cell>
          <table:table-cell table:formula="of:=[$work.S61]" office:value-type="float" office:value="659" calcext:value-type="float">
            <text:p>659</text:p>
          </table:table-cell>
          <table:table-cell table:formula="of:=SUM([.D36:.G36])"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formula="of:=&quot;&amp; $&quot; &amp; ROUND([.D20]) &amp;&quot;(&quot;&amp;ROUND([.D18])&amp;&quot;)$&quot;" office:value-type="string" office:string-value="&amp; $348(520)$" calcext:value-type="string">
            <text:p>&amp; $348(520)$</text:p>
          </table:table-cell>
          <table:table-cell table:formula="of:=&quot;&amp; $&quot; &amp; ROUND([.E20]) &amp;&quot;(&quot;&amp;ROUND([.E18])&amp;&quot;)$&quot;" office:value-type="string" office:string-value="&amp; $604(879)$" calcext:value-type="string">
            <text:p>&amp; $604(879)$</text:p>
          </table:table-cell>
          <table:table-cell table:formula="of:=&quot;&amp; $&quot; &amp; ROUND([.F20]) &amp;&quot;(&quot;&amp;ROUND([.F18])&amp;&quot;)$&quot;" office:value-type="string" office:string-value="&amp; $720(1014)$" calcext:value-type="string">
            <text:p>&amp; $720(1014)$</text:p>
          </table:table-cell>
          <table:table-cell table:formula="of:=&quot;&amp; $&quot; &amp; ROUND([.G20]) &amp;&quot;(&quot;&amp;ROUND([.G18])&amp;&quot;)$&quot;" office:value-type="string" office:string-value="&amp; $650(903)$" calcext:value-type="string">
            <text:p>&amp; $650(903)$</text:p>
          </table:table-cell>
          <table:table-cell table:formula="of:=&quot;&amp; $&quot; &amp; ROUND([.H20]) &amp;&quot;(&quot;&amp;ROUND([.H18])&amp;&quot;)$&quot;" office:value-type="string" office:string-value="&amp; $2321(1699)$" calcext:value-type="string">
            <text:p>&amp; $2321(1699)$</text:p>
          </table:table-cell>
          <table:table-cell table:formula="of:=&quot;&amp;$&quot;&amp;ROUND([.H21])&amp;&quot;$&quot;" office:value-type="string" office:string-value="&amp;$869$" calcext:value-type="string">
            <text:p>&amp;$869$</text:p>
          </table:table-cell>
          <table:table-cell table:formula="of:=&quot;&amp;$&quot;&amp;ROUND([.H22])&amp;&quot;$&quot;" office:value-type="string" office:string-value="&amp;$3773$" calcext:value-type="string">
            <text:p>&amp;$3773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formula="of:=&quot;&amp; $&quot; &amp; ROUND([.D28]) &amp;&quot;(&quot;&amp;ROUND([.D26])&amp;&quot;)$&quot;" office:value-type="string" office:string-value="&amp; $285(230)$" calcext:value-type="string">
            <text:p>&amp; $285(230)$</text:p>
          </table:table-cell>
          <table:table-cell table:formula="of:=&quot;&amp; $&quot; &amp; ROUND([.E28]) &amp;&quot;(&quot;&amp;ROUND([.E26])&amp;&quot;)$&quot;" office:value-type="string" office:string-value="&amp; $1188(310)$" calcext:value-type="string">
            <text:p>&amp; $1188(310)$</text:p>
          </table:table-cell>
          <table:table-cell table:formula="of:=&quot;&amp; $&quot; &amp; ROUND([.F28]) &amp;&quot;(&quot;&amp;ROUND([.F26])&amp;&quot;)$&quot;" office:value-type="string" office:string-value="&amp; $496(515)$" calcext:value-type="string">
            <text:p>&amp; $496(515)$</text:p>
          </table:table-cell>
          <table:table-cell table:formula="of:=&quot;&amp; $&quot; &amp; ROUND([.G28]) &amp;&quot;(&quot;&amp;ROUND([.G26])&amp;&quot;)$&quot;" office:value-type="string" office:string-value="&amp; $824(367)$" calcext:value-type="string">
            <text:p>&amp; $824(367)$</text:p>
          </table:table-cell>
          <table:table-cell table:formula="of:=&quot;&amp; $&quot; &amp; ROUND([.H28]) &amp;&quot;(&quot;&amp;ROUND([.H26])&amp;&quot;)$&quot;" office:value-type="string" office:string-value="&amp; $2792(741)$" calcext:value-type="string">
            <text:p>&amp; $2792(741)$</text:p>
          </table:table-cell>
          <table:table-cell table:formula="of:=&quot;&amp;$&quot;&amp;ROUND([.H29])&amp;&quot;$&quot;" office:value-type="string" office:string-value="&amp;$1340$" calcext:value-type="string">
            <text:p>&amp;$1340$</text:p>
          </table:table-cell>
          <table:table-cell table:formula="of:=&quot;&amp;$&quot;&amp;ROUND([.H30])&amp;&quot;$&quot;" office:value-type="string" office:string-value="&amp;$4244$" calcext:value-type="string">
            <text:p>&amp;$4244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&quot;&amp; $&quot;&amp;[.D36]&amp;&quot;$&quot;" office:value-type="string" office:string-value="&amp; $464$" calcext:value-type="string">
            <text:p>&amp; $464$</text:p>
          </table:table-cell>
          <table:table-cell table:formula="of:=&quot;&amp; $&quot;&amp;[.E36]&amp;&quot;$&quot;" office:value-type="string" office:string-value="&amp; $1029$" calcext:value-type="string">
            <text:p>&amp; $1029$</text:p>
          </table:table-cell>
          <table:table-cell table:formula="of:=&quot;&amp; $&quot;&amp;[.F36]&amp;&quot;$&quot;" office:value-type="string" office:string-value="&amp; $806$" calcext:value-type="string">
            <text:p>&amp; $806$</text:p>
          </table:table-cell>
          <table:table-cell table:formula="of:=&quot;&amp; $&quot;&amp;[.G36]&amp;&quot;$&quot;" office:value-type="string" office:string-value="&amp; $659$" calcext:value-type="string">
            <text:p>&amp; $659$</text:p>
          </table:table-cell>
          <table:table-cell table:formula="of:=&quot;&amp; $&quot;&amp;[.H36]&amp;&quot;$&quot;" office:value-type="string" office:string-value="&amp; $2958$" calcext:value-type="string">
            <text:p>&amp; $2958$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 school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7" loext:min-decimal-places="7" number:min-integer-digits="1"/>
    </number:number-style>
    <number:date-style style:name="N113" number:title="User-defined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3" loext:min-decimal-places="3" number:min-integer-digits="0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8" loext:min-decimal-places="8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11" loext:min-decimal-places="11" number:min-integer-digits="1"/>
    </number:number-style>
    <number:number-style style:name="N152">
      <number:number number:decimal-places="6" loext:min-decimal-places="6" number:min-integer-digits="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4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6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number-style style:name="N16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5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6" number:title="User-defined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8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7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78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79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80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0:55:12.8107156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lan Zajíček</meta:initial-creator>
    <meta:creation-date>2021-04-20T16:25:00Z</meta:creation-date>
    <dc:date>2021-05-04T21:12:11.940346928</dc:date>
    <meta:editing-duration>PT14H39M29S</meta:editing-duration>
    <meta:editing-cycles>40</meta:editing-cycles>
    <meta:document-statistic meta:table-count="8" meta:cell-count="20248" meta:object-count="0"/>
  </office:meta>
</office:document-meta>
</file>